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 office:value-type="float" office:value="0.501454620901115">
            <text:p>0.5014546209</text:p>
          </table:table-cell>
        </table:table-row>
        <table:table-row table:style-name="ro1">
          <table:table-cell table:number-columns-repeated="10" office:value-type="float" office:value="0.443809794511442">
            <text:p>0.4438097945</text:p>
          </table:table-cell>
        </table:table-row>
        <table:table-row table:style-name="ro1">
          <table:table-cell table:number-columns-repeated="10" office:value-type="float" office:value="0.607975449113454">
            <text:p>0.6079754491</text:p>
          </table:table-cell>
        </table:table-row>
        <table:table-row table:style-name="ro1">
          <table:table-cell table:number-columns-repeated="10" office:value-type="float" office:value="0.935530019635177">
            <text:p>0.9355300196</text:p>
          </table:table-cell>
        </table:table-row>
        <table:table-row table:style-name="ro1">
          <table:table-cell table:number-columns-repeated="10" office:value-type="float" office:value="0.552728958588042">
            <text:p>0.5527289586</text:p>
          </table:table-cell>
        </table:table-row>
        <table:table-row table:style-name="ro1">
          <table:table-cell table:number-columns-repeated="10" office:value-type="float" office:value="0.640479202787715">
            <text:p>0.6404792028</text:p>
          </table:table-cell>
        </table:table-row>
        <table:table-row table:style-name="ro1">
          <table:table-cell table:number-columns-repeated="10" office:value-type="float" office:value="0.701520374313619">
            <text:p>0.7015203743</text:p>
          </table:table-cell>
        </table:table-row>
        <table:table-row table:style-name="ro1">
          <table:table-cell table:number-columns-repeated="10" office:value-type="float" office:value="0.522666402915345">
            <text:p>0.5226664029</text:p>
          </table:table-cell>
        </table:table-row>
        <table:table-row table:style-name="ro1">
          <table:table-cell table:number-columns-repeated="10" office:value-type="float" office:value="0.451007071201808">
            <text:p>0.4510070712</text:p>
          </table:table-cell>
        </table:table-row>
        <table:table-row table:style-name="ro1">
          <table:table-cell table:number-columns-repeated="10" office:value-type="float" office:value="0.463713076609283">
            <text:p>0.4637130766</text:p>
          </table:table-cell>
        </table:table-row>
        <table:table-row table:style-name="ro1">
          <table:table-cell table:number-columns-repeated="10" office:value-type="float" office:value="0.680769005016686">
            <text:p>0.680769005</text:p>
          </table:table-cell>
        </table:table-row>
        <table:table-row table:style-name="ro1">
          <table:table-cell table:number-columns-repeated="10" office:value-type="float" office:value="0.556620203525008">
            <text:p>0.5566202035</text:p>
          </table:table-cell>
        </table:table-row>
        <table:table-row table:style-name="ro1">
          <table:table-cell table:number-columns-repeated="10" office:value-type="float" office:value="0.681853968926871">
            <text:p>0.6818539689</text:p>
          </table:table-cell>
        </table:table-row>
        <table:table-row table:style-name="ro1">
          <table:table-cell office:value-type="float" office:value="0.825171491096256">
            <text:p>0.8251714911</text:p>
          </table:table-cell>
          <table:table-cell office:value-type="float" office:value="0.753501154535853">
            <text:p>0.7535011545</text:p>
          </table:table-cell>
          <table:table-cell office:value-type="float" office:value="0.987783965914898">
            <text:p>0.9877839659</text:p>
          </table:table-cell>
          <table:table-cell office:value-type="float" office:value="0.879064476254029">
            <text:p>0.8790644763</text:p>
          </table:table-cell>
          <table:table-cell office:value-type="float" office:value="0.82025098338937">
            <text:p>0.8202509834</text:p>
          </table:table-cell>
          <table:table-cell office:value-type="float" office:value="0.935602954591319">
            <text:p>0.9356029546</text:p>
          </table:table-cell>
          <table:table-cell office:value-type="float" office:value="0.877685533606736">
            <text:p>0.8776855336</text:p>
          </table:table-cell>
          <table:table-cell office:value-type="float" office:value="0.917931512355874">
            <text:p>0.9179315124</text:p>
          </table:table-cell>
          <table:table-cell office:value-type="float" office:value="0.893698851575652">
            <text:p>0.8936988516</text:p>
          </table:table-cell>
          <table:table-cell office:value-type="float" office:value="0.838981402366338">
            <text:p>0.8389814024</text:p>
          </table:table-cell>
        </table:table-row>
        <table:table-row table:style-name="ro1">
          <table:table-cell office:value-type="float" office:value="0.658457337714988">
            <text:p>0.6584573377</text:p>
          </table:table-cell>
          <table:table-cell office:value-type="float" office:value="0.797254220008111">
            <text:p>0.79725422</text:p>
          </table:table-cell>
          <table:table-cell office:value-type="float" office:value="0.843055022024219">
            <text:p>0.843055022</text:p>
          </table:table-cell>
          <table:table-cell office:value-type="float" office:value="0.839294963524479">
            <text:p>0.8392949635</text:p>
          </table:table-cell>
          <table:table-cell office:value-type="float" office:value="0.942895926109262">
            <text:p>0.9428959261</text:p>
          </table:table-cell>
          <table:table-cell office:value-type="float" office:value="0.891915302981253">
            <text:p>0.891915303</text:p>
          </table:table-cell>
          <table:table-cell office:value-type="float" office:value="0.955840078061305">
            <text:p>0.9558400781</text:p>
          </table:table-cell>
          <table:table-cell office:value-type="float" office:value="0.94050689363922">
            <text:p>0.9405068936</text:p>
          </table:table-cell>
          <table:table-cell office:value-type="float" office:value="0.669811860860412">
            <text:p>0.6698118609</text:p>
          </table:table-cell>
          <table:table-cell office:value-type="float" office:value="0.872462636883219">
            <text:p>0.8724626369</text:p>
          </table:table-cell>
        </table:table-row>
        <table:table-row table:style-name="ro1">
          <table:table-cell office:value-type="float" office:value="0.894932727416411">
            <text:p>0.8949327274</text:p>
          </table:table-cell>
          <table:table-cell office:value-type="float" office:value="0.911060697505345">
            <text:p>0.9110606975</text:p>
          </table:table-cell>
          <table:table-cell office:value-type="float" office:value="0.940531589930429">
            <text:p>0.9405315899</text:p>
          </table:table-cell>
          <table:table-cell office:value-type="float" office:value="0.868744931590092">
            <text:p>0.8687449316</text:p>
          </table:table-cell>
          <table:table-cell office:value-type="float" office:value="1.08721944088459">
            <text:p>1.0872194409</text:p>
          </table:table-cell>
          <table:table-cell office:value-type="float" office:value="0.783991315724366">
            <text:p>0.7839913157</text:p>
          </table:table-cell>
          <table:table-cell office:value-type="float" office:value="0.94404789920004">
            <text:p>0.9440478992</text:p>
          </table:table-cell>
          <table:table-cell office:value-type="float" office:value="0.839812997459147">
            <text:p>0.8398129975</text:p>
          </table:table-cell>
          <table:table-cell office:value-type="float" office:value="0.960770716569086">
            <text:p>0.9607707166</text:p>
          </table:table-cell>
          <table:table-cell office:value-type="float" office:value="1.14658871633583">
            <text:p>1.1465887163</text:p>
          </table:table-cell>
        </table:table-row>
        <table:table-row table:style-name="ro1">
          <table:table-cell office:value-type="float" office:value="0.783778085290854">
            <text:p>0.7837780853</text:p>
          </table:table-cell>
          <table:table-cell office:value-type="float" office:value="0.810580669831489">
            <text:p>0.8105806698</text:p>
          </table:table-cell>
          <table:table-cell office:value-type="float" office:value="0.784263532470401">
            <text:p>0.7842635325</text:p>
          </table:table-cell>
          <table:table-cell office:value-type="float" office:value="0.93147069518105">
            <text:p>0.9314706952</text:p>
          </table:table-cell>
          <table:table-cell office:value-type="float" office:value="0.916585281253173">
            <text:p>0.9165852813</text:p>
          </table:table-cell>
          <table:table-cell office:value-type="float" office:value="1.00463194330932">
            <text:p>1.0046319433</text:p>
          </table:table-cell>
          <table:table-cell office:value-type="float" office:value="1.02951689569257">
            <text:p>1.0295168957</text:p>
          </table:table-cell>
          <table:table-cell office:value-type="float" office:value="0.794298660395577">
            <text:p>0.7942986604</text:p>
          </table:table-cell>
          <table:table-cell office:value-type="float" office:value="0.815179262027034">
            <text:p>0.815179262</text:p>
          </table:table-cell>
          <table:table-cell office:value-type="float" office:value="1.0542625060546">
            <text:p>1.0542625061</text:p>
          </table:table-cell>
        </table:table-row>
        <table:table-row table:style-name="ro1">
          <table:table-cell office:value-type="float" office:value="0.916847645084546">
            <text:p>0.9168476451</text:p>
          </table:table-cell>
          <table:table-cell office:value-type="float" office:value="0.813812778262175">
            <text:p>0.8138127783</text:p>
          </table:table-cell>
          <table:table-cell office:value-type="float" office:value="0.934303437026809">
            <text:p>0.934303437</text:p>
          </table:table-cell>
          <table:table-cell office:value-type="float" office:value="0.839069858585708">
            <text:p>0.8390698586</text:p>
          </table:table-cell>
          <table:table-cell office:value-type="float" office:value="0.803358027814926">
            <text:p>0.8033580278</text:p>
          </table:table-cell>
          <table:table-cell office:value-type="float" office:value="0.889655940226617">
            <text:p>0.8896559402</text:p>
          </table:table-cell>
          <table:table-cell office:value-type="float" office:value="0.980162436492382">
            <text:p>0.9801624365</text:p>
          </table:table-cell>
          <table:table-cell office:value-type="float" office:value="0.891580334315173">
            <text:p>0.8915803343</text:p>
          </table:table-cell>
          <table:table-cell office:value-type="float" office:value="0.869339308835035">
            <text:p>0.8693393088</text:p>
          </table:table-cell>
          <table:table-cell office:value-type="float" office:value="0.936922038249209">
            <text:p>0.9369220382</text:p>
          </table:table-cell>
        </table:table-row>
        <table:table-row table:style-name="ro1">
          <table:table-cell office:value-type="float" office:value="0.813917304216715">
            <text:p>0.8139173042</text:p>
          </table:table-cell>
          <table:table-cell office:value-type="float" office:value="0.686674355146121">
            <text:p>0.6866743551</text:p>
          </table:table-cell>
          <table:table-cell office:value-type="float" office:value="0.808684602966313">
            <text:p>0.808684603</text:p>
          </table:table-cell>
          <table:table-cell office:value-type="float" office:value="0.888154540947587">
            <text:p>0.8881545409</text:p>
          </table:table-cell>
          <table:table-cell office:value-type="float" office:value="0.862484993353852">
            <text:p>0.8624849934</text:p>
          </table:table-cell>
          <table:table-cell office:value-type="float" office:value="0.990130905282384">
            <text:p>0.9901309053</text:p>
          </table:table-cell>
          <table:table-cell office:value-type="float" office:value="0.959208963046785">
            <text:p>0.959208963</text:p>
          </table:table-cell>
          <table:table-cell office:value-type="float" office:value="0.754313944928205">
            <text:p>0.7543139449</text:p>
          </table:table-cell>
          <table:table-cell office:value-type="float" office:value="0.852985291827335">
            <text:p>0.8529852918</text:p>
          </table:table-cell>
          <table:table-cell office:value-type="float" office:value="0.833486675875957">
            <text:p>0.8334866759</text:p>
          </table:table-cell>
        </table:table-row>
        <table:table-row table:style-name="ro1">
          <table:table-cell office:value-type="float" office:value="0.936906553533947">
            <text:p>0.9369065535</text:p>
          </table:table-cell>
          <table:table-cell office:value-type="float" office:value="0.990177709285989">
            <text:p>0.9901777093</text:p>
          </table:table-cell>
          <table:table-cell office:value-type="float" office:value="0.992885850921804">
            <text:p>0.9928858509</text:p>
          </table:table-cell>
          <table:table-cell office:value-type="float" office:value="0.960164786367144">
            <text:p>0.9601647864</text:p>
          </table:table-cell>
          <table:table-cell office:value-type="float" office:value="0.931400832907295">
            <text:p>0.9314008329</text:p>
          </table:table-cell>
          <table:table-cell office:value-type="float" office:value="0.895086845474426">
            <text:p>0.8950868455</text:p>
          </table:table-cell>
          <table:table-cell office:value-type="float" office:value="0.972424914641224">
            <text:p>0.9724249146</text:p>
          </table:table-cell>
          <table:table-cell office:value-type="float" office:value="1.08775824375412">
            <text:p>1.0877582438</text:p>
          </table:table-cell>
          <table:table-cell office:value-type="float" office:value="0.702394931814416">
            <text:p>0.7023949318</text:p>
          </table:table-cell>
          <table:table-cell office:value-type="float" office:value="1.00401047707658">
            <text:p>1.0040104771</text:p>
          </table:table-cell>
        </table:table-row>
        <table:table-row table:style-name="ro1">
          <table:table-cell office:value-type="float" office:value="0.76631932645966">
            <text:p>0.7663193265</text:p>
          </table:table-cell>
          <table:table-cell office:value-type="float" office:value="0.872901733166334">
            <text:p>0.8729017332</text:p>
          </table:table-cell>
          <table:table-cell office:value-type="float" office:value="1.00522809599594">
            <text:p>1.005228096</text:p>
          </table:table-cell>
          <table:table-cell office:value-type="float" office:value="0.931336329393016">
            <text:p>0.9313363294</text:p>
          </table:table-cell>
          <table:table-cell office:value-type="float" office:value="0.717214572407357">
            <text:p>0.7172145724</text:p>
          </table:table-cell>
          <table:table-cell office:value-type="float" office:value="0.897744932846501">
            <text:p>0.8977449328</text:p>
          </table:table-cell>
          <table:table-cell office:value-type="float" office:value="0.804127376397289">
            <text:p>0.8041273764</text:p>
          </table:table-cell>
          <table:table-cell office:value-type="float" office:value="0.8818201909623">
            <text:p>0.881820191</text:p>
          </table:table-cell>
          <table:table-cell office:value-type="float" office:value="0.862334036990647">
            <text:p>0.862334037</text:p>
          </table:table-cell>
          <table:table-cell office:value-type="float" office:value="0.89490265102534">
            <text:p>0.894902651</text:p>
          </table:table-cell>
        </table:table-row>
        <table:table-row table:style-name="ro1">
          <table:table-cell office:value-type="float" office:value="1.08092680298803">
            <text:p>1.080926803</text:p>
          </table:table-cell>
          <table:table-cell office:value-type="float" office:value="0.797040117965033">
            <text:p>0.797040118</text:p>
          </table:table-cell>
          <table:table-cell office:value-type="float" office:value="0.823004639549275">
            <text:p>0.8230046395</text:p>
          </table:table-cell>
          <table:table-cell office:value-type="float" office:value="1.00767324016034">
            <text:p>1.0076732402</text:p>
          </table:table-cell>
          <table:table-cell office:value-type="float" office:value="0.842977650020402">
            <text:p>0.84297765</text:p>
          </table:table-cell>
          <table:table-cell office:value-type="float" office:value="0.963241108182709">
            <text:p>0.9632411082</text:p>
          </table:table-cell>
          <table:table-cell office:value-type="float" office:value="0.862196440519298">
            <text:p>0.8621964405</text:p>
          </table:table-cell>
          <table:table-cell office:value-type="float" office:value="0.839033778037541">
            <text:p>0.839033778</text:p>
          </table:table-cell>
          <table:table-cell office:value-type="float" office:value="0.842299636246154">
            <text:p>0.8422996362</text:p>
          </table:table-cell>
          <table:table-cell office:value-type="float" office:value="0.937425681997255">
            <text:p>0.937425682</text:p>
          </table:table-cell>
        </table:table-row>
        <table:table-row table:style-name="ro1">
          <table:table-cell office:value-type="float" office:value="0.96589333925044">
            <text:p>0.9658933393</text:p>
          </table:table-cell>
          <table:table-cell office:value-type="float" office:value="1.15137442573988">
            <text:p>1.1513744257</text:p>
          </table:table-cell>
          <table:table-cell office:value-type="float" office:value="0.929302921012312">
            <text:p>0.929302921</text:p>
          </table:table-cell>
          <table:table-cell office:value-type="float" office:value="0.829556664658123">
            <text:p>0.8295566647</text:p>
          </table:table-cell>
          <table:table-cell office:value-type="float" office:value="0.929764820046512">
            <text:p>0.92976482</text:p>
          </table:table-cell>
          <table:table-cell office:value-type="float" office:value="1.01142504885132">
            <text:p>1.0114250489</text:p>
          </table:table-cell>
          <table:table-cell office:value-type="float" office:value="1.02945149497674">
            <text:p>1.029451495</text:p>
          </table:table-cell>
          <table:table-cell office:value-type="float" office:value="1.0240792957686">
            <text:p>1.0240792958</text:p>
          </table:table-cell>
          <table:table-cell office:value-type="float" office:value="0.8134590334484">
            <text:p>0.8134590334</text:p>
          </table:table-cell>
          <table:table-cell office:value-type="float" office:value="0.888185453249074">
            <text:p>0.8881854532</text:p>
          </table:table-cell>
        </table:table-row>
        <table:table-row table:style-name="ro1">
          <table:table-cell office:value-type="float" office:value="0.894958122755297">
            <text:p>0.8949581228</text:p>
          </table:table-cell>
          <table:table-cell office:value-type="float" office:value="0.784537737704138">
            <text:p>0.7845377377</text:p>
          </table:table-cell>
          <table:table-cell office:value-type="float" office:value="0.960909368637092">
            <text:p>0.9609093686</text:p>
          </table:table-cell>
          <table:table-cell office:value-type="float" office:value="1.07792881950971">
            <text:p>1.0779288195</text:p>
          </table:table-cell>
          <table:table-cell office:value-type="float" office:value="0.906770623547812">
            <text:p>0.9067706235</text:p>
          </table:table-cell>
          <table:table-cell office:value-type="float" office:value="1.12680758282464">
            <text:p>1.1268075828</text:p>
          </table:table-cell>
          <table:table-cell office:value-type="float" office:value="0.946647796699577">
            <text:p>0.9466477967</text:p>
          </table:table-cell>
          <table:table-cell office:value-type="float" office:value="1.03923865314473">
            <text:p>1.0392386531</text:p>
          </table:table-cell>
          <table:table-cell office:value-type="float" office:value="0.895373962129603">
            <text:p>0.8953739621</text:p>
          </table:table-cell>
          <table:table-cell office:value-type="float" office:value="0.94412434726706">
            <text:p>0.9441243473</text:p>
          </table:table-cell>
        </table:table-row>
        <table:table-row table:style-name="ro1">
          <table:table-cell office:value-type="float" office:value="0.963349303410813">
            <text:p>0.9633493034</text:p>
          </table:table-cell>
          <table:table-cell office:value-type="float" office:value="0.865343698719993">
            <text:p>0.8653436987</text:p>
          </table:table-cell>
          <table:table-cell office:value-type="float" office:value="1.00899333864913">
            <text:p>1.0089933386</text:p>
          </table:table-cell>
          <table:table-cell office:value-type="float" office:value="0.882011447521234">
            <text:p>0.8820114475</text:p>
          </table:table-cell>
          <table:table-cell office:value-type="float" office:value="0.823827102103297">
            <text:p>0.8238271021</text:p>
          </table:table-cell>
          <table:table-cell office:value-type="float" office:value="0.826388210109108">
            <text:p>0.8263882101</text:p>
          </table:table-cell>
          <table:table-cell office:value-type="float" office:value="0.882249214047764">
            <text:p>0.882249214</text:p>
          </table:table-cell>
          <table:table-cell office:value-type="float" office:value="0.930987435218448">
            <text:p>0.9309874352</text:p>
          </table:table-cell>
          <table:table-cell office:value-type="float" office:value="0.885163876218152">
            <text:p>0.8851638762</text:p>
          </table:table-cell>
          <table:table-cell office:value-type="float" office:value="0.826562188258246">
            <text:p>0.8265621883</text:p>
          </table:table-cell>
        </table:table-row>
        <table:table-row table:style-name="ro1">
          <table:table-cell office:value-type="float" office:value="1.04174841841966">
            <text:p>1.0417484184</text:p>
          </table:table-cell>
          <table:table-cell office:value-type="float" office:value="1.07812902961782">
            <text:p>1.0781290296</text:p>
          </table:table-cell>
          <table:table-cell office:value-type="float" office:value="0.908110069522308">
            <text:p>0.9081100695</text:p>
          </table:table-cell>
          <table:table-cell office:value-type="float" office:value="1.05500495889126">
            <text:p>1.0550049589</text:p>
          </table:table-cell>
          <table:table-cell office:value-type="float" office:value="0.958961861575602">
            <text:p>0.9589618616</text:p>
          </table:table-cell>
          <table:table-cell office:value-type="float" office:value="1.03567224222312">
            <text:p>1.0356722422</text:p>
          </table:table-cell>
          <table:table-cell office:value-type="float" office:value="0.91460900519731">
            <text:p>0.9146090052</text:p>
          </table:table-cell>
          <table:table-cell office:value-type="float" office:value="1.01414099387174">
            <text:p>1.0141409939</text:p>
          </table:table-cell>
          <table:table-cell office:value-type="float" office:value="1.03907509988475">
            <text:p>1.0390750999</text:p>
          </table:table-cell>
          <table:table-cell office:value-type="float" office:value="1.03862777877823">
            <text:p>1.0386277788</text:p>
          </table:table-cell>
        </table:table-row>
        <table:table-row table:style-name="ro1">
          <table:table-cell office:value-type="float" office:value="0.98971438664927">
            <text:p>0.9897143866</text:p>
          </table:table-cell>
          <table:table-cell office:value-type="float" office:value="0.888583344394387">
            <text:p>0.8885833444</text:p>
          </table:table-cell>
          <table:table-cell office:value-type="float" office:value="0.93768217809679">
            <text:p>0.9376821781</text:p>
          </table:table-cell>
          <table:table-cell office:value-type="float" office:value="0.779452679186912">
            <text:p>0.7794526792</text:p>
          </table:table-cell>
          <table:table-cell office:value-type="float" office:value="0.931274598969357">
            <text:p>0.931274599</text:p>
          </table:table-cell>
          <table:table-cell office:value-type="float" office:value="0.744629551505109">
            <text:p>0.7446295515</text:p>
          </table:table-cell>
          <table:table-cell office:value-type="float" office:value="0.95058550350275">
            <text:p>0.9505855035</text:p>
          </table:table-cell>
          <table:table-cell office:value-type="float" office:value="0.767973155402176">
            <text:p>0.7679731554</text:p>
          </table:table-cell>
          <table:table-cell office:value-type="float" office:value="0.937187927116885">
            <text:p>0.9371879271</text:p>
          </table:table-cell>
          <table:table-cell office:value-type="float" office:value="0.832541722578259">
            <text:p>0.8325417226</text:p>
          </table:table-cell>
        </table:table-row>
        <table:table-row table:style-name="ro1">
          <table:table-cell office:value-type="float" office:value="0.778061237447637">
            <text:p>0.7780612374</text:p>
          </table:table-cell>
          <table:table-cell office:value-type="float" office:value="0.610825930021233">
            <text:p>0.61082593</text:p>
          </table:table-cell>
          <table:table-cell office:value-type="float" office:value="0.853089574082503">
            <text:p>0.8530895741</text:p>
          </table:table-cell>
          <table:table-cell office:value-type="float" office:value="0.852840165925169">
            <text:p>0.8528401659</text:p>
          </table:table-cell>
          <table:table-cell office:value-type="float" office:value="0.790732049351646">
            <text:p>0.7907320494</text:p>
          </table:table-cell>
          <table:table-cell office:value-type="float" office:value="0.8285620442157">
            <text:p>0.8285620442</text:p>
          </table:table-cell>
          <table:table-cell office:value-type="float" office:value="0.857965511650527">
            <text:p>0.8579655117</text:p>
          </table:table-cell>
          <table:table-cell office:value-type="float" office:value="0.867608601157427">
            <text:p>0.8676086012</text:p>
          </table:table-cell>
          <table:table-cell office:value-type="float" office:value="0.780222286954066">
            <text:p>0.780222287</text:p>
          </table:table-cell>
          <table:table-cell office:value-type="float" office:value="0.906529758504376">
            <text:p>0.9065297585</text:p>
          </table:table-cell>
        </table:table-row>
        <table:table-row table:style-name="ro1">
          <table:table-cell office:value-type="float" office:value="0.937531429920654">
            <text:p>0.9375314299</text:p>
          </table:table-cell>
          <table:table-cell office:value-type="float" office:value="1.02892467647703">
            <text:p>1.0289246765</text:p>
          </table:table-cell>
          <table:table-cell office:value-type="float" office:value="0.891420256241923">
            <text:p>0.8914202562</text:p>
          </table:table-cell>
          <table:table-cell office:value-type="float" office:value="0.989931047204242">
            <text:p>0.9899310472</text:p>
          </table:table-cell>
          <table:table-cell office:value-type="float" office:value="1.0358857406885">
            <text:p>1.0358857407</text:p>
          </table:table-cell>
          <table:table-cell office:value-type="float" office:value="0.906768185514356">
            <text:p>0.9067681855</text:p>
          </table:table-cell>
          <table:table-cell office:value-type="float" office:value="1.00441343556275">
            <text:p>1.0044134356</text:p>
          </table:table-cell>
          <table:table-cell office:value-type="float" office:value="0.885451710571904">
            <text:p>0.8854517106</text:p>
          </table:table-cell>
          <table:table-cell office:value-type="float" office:value="1.15150695122713">
            <text:p>1.1515069512</text:p>
          </table:table-cell>
          <table:table-cell office:value-type="float" office:value="0.866242107323504">
            <text:p>0.8662421073</text:p>
          </table:table-cell>
        </table:table-row>
        <table:table-row table:style-name="ro1">
          <table:table-cell office:value-type="float" office:value="0.839738830524307">
            <text:p>0.8397388305</text:p>
          </table:table-cell>
          <table:table-cell office:value-type="float" office:value="0.871600290121652">
            <text:p>0.8716002901</text:p>
          </table:table-cell>
          <table:table-cell office:value-type="float" office:value="0.891289682015485">
            <text:p>0.891289682</text:p>
          </table:table-cell>
          <table:table-cell office:value-type="float" office:value="0.979831233824949">
            <text:p>0.9798312338</text:p>
          </table:table-cell>
          <table:table-cell office:value-type="float" office:value="1.05341504633628">
            <text:p>1.0534150463</text:p>
          </table:table-cell>
          <table:table-cell office:value-type="float" office:value="0.955550828407944">
            <text:p>0.9555508284</text:p>
          </table:table-cell>
          <table:table-cell office:value-type="float" office:value="0.92884563073295">
            <text:p>0.9288456307</text:p>
          </table:table-cell>
          <table:table-cell office:value-type="float" office:value="0.678393650489866">
            <text:p>0.6783936505</text:p>
          </table:table-cell>
          <table:table-cell office:value-type="float" office:value="0.861777465491705">
            <text:p>0.8617774655</text:p>
          </table:table-cell>
          <table:table-cell office:value-type="float" office:value="0.930922584288624">
            <text:p>0.9309225843</text:p>
          </table:table-cell>
        </table:table-row>
        <table:table-row table:style-name="ro1">
          <table:table-cell office:value-type="float" office:value="0.833351303433443">
            <text:p>0.8333513034</text:p>
          </table:table-cell>
          <table:table-cell office:value-type="float" office:value="0.697500585638556">
            <text:p>0.6975005856</text:p>
          </table:table-cell>
          <table:table-cell office:value-type="float" office:value="0.718889179433602">
            <text:p>0.7188891794</text:p>
          </table:table-cell>
          <table:table-cell office:value-type="float" office:value="0.735547995612891">
            <text:p>0.7355479956</text:p>
          </table:table-cell>
          <table:table-cell office:value-type="float" office:value="0.816955816528757">
            <text:p>0.8169558165</text:p>
          </table:table-cell>
          <table:table-cell office:value-type="float" office:value="0.820008951728681">
            <text:p>0.8200089517</text:p>
          </table:table-cell>
          <table:table-cell office:value-type="float" office:value="0.797307911885654">
            <text:p>0.7973079119</text:p>
          </table:table-cell>
          <table:table-cell office:value-type="float" office:value="0.881860781260658">
            <text:p>0.8818607813</text:p>
          </table:table-cell>
          <table:table-cell office:value-type="float" office:value="1.03569723966276">
            <text:p>1.0356972397</text:p>
          </table:table-cell>
          <table:table-cell office:value-type="float" office:value="0.819602250718672">
            <text:p>0.8196022507</text:p>
          </table:table-cell>
        </table:table-row>
        <table:table-row table:style-name="ro1">
          <table:table-cell office:value-type="float" office:value="0.808520577473786">
            <text:p>0.8085205775</text:p>
          </table:table-cell>
          <table:table-cell office:value-type="float" office:value="0.966751088345787">
            <text:p>0.9667510883</text:p>
          </table:table-cell>
          <table:table-cell office:value-type="float" office:value="0.961198927713967">
            <text:p>0.9611989277</text:p>
          </table:table-cell>
          <table:table-cell office:value-type="float" office:value="0.794372532972729">
            <text:p>0.794372533</text:p>
          </table:table-cell>
          <table:table-cell office:value-type="float" office:value="0.882339868054868">
            <text:p>0.8823398681</text:p>
          </table:table-cell>
          <table:table-cell office:value-type="float" office:value="0.839366275245114">
            <text:p>0.8393662752</text:p>
          </table:table-cell>
          <table:table-cell office:value-type="float" office:value="0.865451033628301">
            <text:p>0.8654510336</text:p>
          </table:table-cell>
          <table:table-cell office:value-type="float" office:value="0.99337561880972">
            <text:p>0.9933756188</text:p>
          </table:table-cell>
          <table:table-cell office:value-type="float" office:value="0.796735360142501">
            <text:p>0.7967353601</text:p>
          </table:table-cell>
          <table:table-cell office:value-type="float" office:value="0.898476992054724">
            <text:p>0.8984769921</text:p>
          </table:table-cell>
        </table:table-row>
        <table:table-row table:style-name="ro1">
          <table:table-cell office:value-type="float" office:value="0.834638966786753">
            <text:p>0.8346389668</text:p>
          </table:table-cell>
          <table:table-cell office:value-type="float" office:value="0.76612460158161">
            <text:p>0.7661246016</text:p>
          </table:table-cell>
          <table:table-cell office:value-type="float" office:value="0.83026328024283">
            <text:p>0.8302632802</text:p>
          </table:table-cell>
          <table:table-cell office:value-type="float" office:value="0.821568852460067">
            <text:p>0.8215688525</text:p>
          </table:table-cell>
          <table:table-cell office:value-type="float" office:value="0.922592441725153">
            <text:p>0.9225924417</text:p>
          </table:table-cell>
          <table:table-cell office:value-type="float" office:value="0.894846347925061">
            <text:p>0.8948463479</text:p>
          </table:table-cell>
          <table:table-cell office:value-type="float" office:value="0.888904299190198">
            <text:p>0.8889042992</text:p>
          </table:table-cell>
          <table:table-cell office:value-type="float" office:value="0.73379963570175">
            <text:p>0.7337996357</text:p>
          </table:table-cell>
          <table:table-cell office:value-type="float" office:value="0.871939058689623">
            <text:p>0.8719390587</text:p>
          </table:table-cell>
          <table:table-cell office:value-type="float" office:value="0.825160404249789">
            <text:p>0.8251604042</text:p>
          </table:table-cell>
        </table:table-row>
        <table:table-row table:style-name="ro1">
          <table:table-cell office:value-type="float" office:value="0.955637230505364">
            <text:p>0.9556372305</text:p>
          </table:table-cell>
          <table:table-cell office:value-type="float" office:value="0.989623400393662">
            <text:p>0.9896234004</text:p>
          </table:table-cell>
          <table:table-cell office:value-type="float" office:value="0.91128035930118">
            <text:p>0.9112803593</text:p>
          </table:table-cell>
          <table:table-cell office:value-type="float" office:value="0.904941286637351">
            <text:p>0.9049412866</text:p>
          </table:table-cell>
          <table:table-cell office:value-type="float" office:value="1.09468608988941">
            <text:p>1.0946860899</text:p>
          </table:table-cell>
          <table:table-cell office:value-type="float" office:value="0.96671018005063">
            <text:p>0.9667101801</text:p>
          </table:table-cell>
          <table:table-cell office:value-type="float" office:value="0.950635577031841">
            <text:p>0.950635577</text:p>
          </table:table-cell>
          <table:table-cell office:value-type="float" office:value="0.937608447944675">
            <text:p>0.9376084479</text:p>
          </table:table-cell>
          <table:table-cell office:value-type="float" office:value="0.733197714090021">
            <text:p>0.7331977141</text:p>
          </table:table-cell>
          <table:table-cell office:value-type="float" office:value="0.81977615783386">
            <text:p>0.8197761578</text:p>
          </table:table-cell>
        </table:table-row>
        <table:table-row table:style-name="ro1">
          <table:table-cell office:value-type="float" office:value="0.857498248713074">
            <text:p>0.8574982487</text:p>
          </table:table-cell>
          <table:table-cell office:value-type="float" office:value="1.11401928794613">
            <text:p>1.1140192879</text:p>
          </table:table-cell>
          <table:table-cell office:value-type="float" office:value="0.960493372139186">
            <text:p>0.9604933721</text:p>
          </table:table-cell>
          <table:table-cell office:value-type="float" office:value="1.07815693810805">
            <text:p>1.0781569381</text:p>
          </table:table-cell>
          <table:table-cell office:value-type="float" office:value="0.888643089225758">
            <text:p>0.8886430892</text:p>
          </table:table-cell>
          <table:table-cell office:value-type="float" office:value="1.00713245331219">
            <text:p>1.0071324533</text:p>
          </table:table-cell>
          <table:table-cell office:value-type="float" office:value="0.906339304432882">
            <text:p>0.9063393044</text:p>
          </table:table-cell>
          <table:table-cell office:value-type="float" office:value="0.989698885895983">
            <text:p>0.9896988859</text:p>
          </table:table-cell>
          <table:table-cell office:value-type="float" office:value="0.882286857587704">
            <text:p>0.8822868576</text:p>
          </table:table-cell>
          <table:table-cell office:value-type="float" office:value="1.0078431445347">
            <text:p>1.0078431445</text:p>
          </table:table-cell>
        </table:table-row>
        <table:table-row table:style-name="ro1">
          <table:table-cell office:value-type="float" office:value="1.06470393040281">
            <text:p>1.0647039304</text:p>
          </table:table-cell>
          <table:table-cell office:value-type="float" office:value="1.00783680873748">
            <text:p>1.0078368087</text:p>
          </table:table-cell>
          <table:table-cell office:value-type="float" office:value="0.888830475461013">
            <text:p>0.8888304755</text:p>
          </table:table-cell>
          <table:table-cell office:value-type="float" office:value="0.833292696939293">
            <text:p>0.8332926969</text:p>
          </table:table-cell>
          <table:table-cell office:value-type="float" office:value="0.794097478674801">
            <text:p>0.7940974787</text:p>
          </table:table-cell>
          <table:table-cell office:value-type="float" office:value="1.10272837780195">
            <text:p>1.1027283778</text:p>
          </table:table-cell>
          <table:table-cell office:value-type="float" office:value="0.82324422101773">
            <text:p>0.823244221</text:p>
          </table:table-cell>
          <table:table-cell office:value-type="float" office:value="0.931032850814152">
            <text:p>0.9310328508</text:p>
          </table:table-cell>
          <table:table-cell office:value-type="float" office:value="1.05350331836088">
            <text:p>1.0535033184</text:p>
          </table:table-cell>
          <table:table-cell office:value-type="float" office:value="0.849439521770531">
            <text:p>0.8494395218</text:p>
          </table:table-cell>
        </table:table-row>
        <table:table-row table:style-name="ro1">
          <table:table-cell office:value-type="float" office:value="0.944299457902716">
            <text:p>0.9442994579</text:p>
          </table:table-cell>
          <table:table-cell office:value-type="float" office:value="1.01734317134781">
            <text:p>1.0173431713</text:p>
          </table:table-cell>
          <table:table-cell office:value-type="float" office:value="1.03581414423308">
            <text:p>1.0358141442</text:p>
          </table:table-cell>
          <table:table-cell office:value-type="float" office:value="0.979862636779692">
            <text:p>0.9798626368</text:p>
          </table:table-cell>
          <table:table-cell office:value-type="float" office:value="0.914483723422164">
            <text:p>0.9144837234</text:p>
          </table:table-cell>
          <table:table-cell office:value-type="float" office:value="0.845963144377959">
            <text:p>0.8459631444</text:p>
          </table:table-cell>
          <table:table-cell office:value-type="float" office:value="0.965492598382546">
            <text:p>0.9654925984</text:p>
          </table:table-cell>
          <table:table-cell office:value-type="float" office:value="0.931135102184857">
            <text:p>0.9311351022</text:p>
          </table:table-cell>
          <table:table-cell office:value-type="float" office:value="1.04209147421097">
            <text:p>1.0420914742</text:p>
          </table:table-cell>
          <table:table-cell office:value-type="float" office:value="1.00464985206217">
            <text:p>1.0046498521</text:p>
          </table:table-cell>
        </table:table-row>
        <table:table-row table:style-name="ro1">
          <table:table-cell office:value-type="float" office:value="0.86563580448614">
            <text:p>0.8656358045</text:p>
          </table:table-cell>
          <table:table-cell office:value-type="float" office:value="0.833067750360506">
            <text:p>0.8330677504</text:p>
          </table:table-cell>
          <table:table-cell office:value-type="float" office:value="0.764650250765522">
            <text:p>0.7646502508</text:p>
          </table:table-cell>
          <table:table-cell office:value-type="float" office:value="0.748383546413027">
            <text:p>0.7483835464</text:p>
          </table:table-cell>
          <table:table-cell office:value-type="float" office:value="0.906542938044928">
            <text:p>0.906542938</text:p>
          </table:table-cell>
          <table:table-cell office:value-type="float" office:value="0.891834897541659">
            <text:p>0.8918348975</text:p>
          </table:table-cell>
          <table:table-cell office:value-type="float" office:value="0.900914135084312">
            <text:p>0.9009141351</text:p>
          </table:table-cell>
          <table:table-cell office:value-type="float" office:value="0.882435237996005">
            <text:p>0.882435238</text:p>
          </table:table-cell>
          <table:table-cell office:value-type="float" office:value="0.705523423259922">
            <text:p>0.7055234233</text:p>
          </table:table-cell>
          <table:table-cell office:value-type="float" office:value="0.979954820027466">
            <text:p>0.97995482</text:p>
          </table:table-cell>
        </table:table-row>
        <table:table-row table:style-name="ro1">
          <table:table-cell office:value-type="float" office:value="0.938282423860394">
            <text:p>0.9382824239</text:p>
          </table:table-cell>
          <table:table-cell office:value-type="float" office:value="0.924621430377255">
            <text:p>0.9246214304</text:p>
          </table:table-cell>
          <table:table-cell office:value-type="float" office:value="1.10261655717669">
            <text:p>1.1026165572</text:p>
          </table:table-cell>
          <table:table-cell office:value-type="float" office:value="0.918171992135611">
            <text:p>0.9181719921</text:p>
          </table:table-cell>
          <table:table-cell office:value-type="float" office:value="0.891472923649779">
            <text:p>0.8914729236</text:p>
          </table:table-cell>
          <table:table-cell office:value-type="float" office:value="0.906594956359598">
            <text:p>0.9065949564</text:p>
          </table:table-cell>
          <table:table-cell office:value-type="float" office:value="0.950719545505693">
            <text:p>0.9507195455</text:p>
          </table:table-cell>
          <table:table-cell office:value-type="float" office:value="0.908599909577412">
            <text:p>0.9085999096</text:p>
          </table:table-cell>
          <table:table-cell office:value-type="float" office:value="0.871262731968814">
            <text:p>0.871262732</text:p>
          </table:table-cell>
          <table:table-cell office:value-type="float" office:value="1.05839590932108">
            <text:p>1.0583959093</text:p>
          </table:table-cell>
        </table:table-row>
        <table:table-row table:style-name="ro1">
          <table:table-cell office:value-type="float" office:value="0.93756563602165">
            <text:p>0.937565636</text:p>
          </table:table-cell>
          <table:table-cell office:value-type="float" office:value="0.816492957099583">
            <text:p>0.8164929571</text:p>
          </table:table-cell>
          <table:table-cell office:value-type="float" office:value="0.930819057305083">
            <text:p>0.9308190573</text:p>
          </table:table-cell>
          <table:table-cell office:value-type="float" office:value="0.83324852651856">
            <text:p>0.8332485265</text:p>
          </table:table-cell>
          <table:table-cell office:value-type="float" office:value="0.754712193250247">
            <text:p>0.7547121933</text:p>
          </table:table-cell>
          <table:table-cell office:value-type="float" office:value="0.906533099702121">
            <text:p>0.9065330997</text:p>
          </table:table-cell>
          <table:table-cell office:value-type="float" office:value="0.852458441530839">
            <text:p>0.8524584415</text:p>
          </table:table-cell>
          <table:table-cell office:value-type="float" office:value="0.797003267117128">
            <text:p>0.7970032671</text:p>
          </table:table-cell>
          <table:table-cell office:value-type="float" office:value="0.764220785944473">
            <text:p>0.7642207859</text:p>
          </table:table-cell>
          <table:table-cell office:value-type="float" office:value="0.747857117155743">
            <text:p>0.7478571172</text:p>
          </table:table-cell>
        </table:table-row>
        <table:table-row table:style-name="ro1">
          <table:table-cell office:value-type="float" office:value="0.859070886655953">
            <text:p>0.8590708867</text:p>
          </table:table-cell>
          <table:table-cell office:value-type="float" office:value="0.891708190782771">
            <text:p>0.8917081908</text:p>
          </table:table-cell>
          <table:table-cell office:value-type="float" office:value="0.774484244717374">
            <text:p>0.7744842447</text:p>
          </table:table-cell>
          <table:table-cell office:value-type="float" office:value="1.028677505689">
            <text:p>1.0286775057</text:p>
          </table:table-cell>
          <table:table-cell office:value-type="float" office:value="0.963376100630558">
            <text:p>0.9633761006</text:p>
          </table:table-cell>
          <table:table-cell office:value-type="float" office:value="0.870447617997711">
            <text:p>0.870447618</text:p>
          </table:table-cell>
          <table:table-cell office:value-type="float" office:value="0.726824087116961">
            <text:p>0.7268240871</text:p>
          </table:table-cell>
          <table:table-cell office:value-type="float" office:value="0.884913348603733">
            <text:p>0.8849133486</text:p>
          </table:table-cell>
          <table:table-cell office:value-type="float" office:value="0.963450602804243">
            <text:p>0.9634506028</text:p>
          </table:table-cell>
          <table:table-cell office:value-type="float" office:value="0.911392680256694">
            <text:p>0.9113926803</text:p>
          </table:table-cell>
        </table:table-row>
        <table:table-row table:style-name="ro1">
          <table:table-cell office:value-type="float" office:value="0.980032451606798">
            <text:p>0.9800324516</text:p>
          </table:table-cell>
          <table:table-cell office:value-type="float" office:value="0.900275693367967">
            <text:p>0.9002756934</text:p>
          </table:table-cell>
          <table:table-cell office:value-type="float" office:value="1.00945282763364">
            <text:p>1.0094528276</text:p>
          </table:table-cell>
          <table:table-cell office:value-type="float" office:value="0.963690532766165">
            <text:p>0.9636905328</text:p>
          </table:table-cell>
          <table:table-cell office:value-type="float" office:value="1.05398146103745">
            <text:p>1.053981461</text:p>
          </table:table-cell>
          <table:table-cell office:value-type="float" office:value="0.906127188834452">
            <text:p>0.9061271888</text:p>
          </table:table-cell>
          <table:table-cell office:value-type="float" office:value="0.986271633639067">
            <text:p>0.9862716336</text:p>
          </table:table-cell>
          <table:table-cell office:value-type="float" office:value="0.937849423427812">
            <text:p>0.9378494234</text:p>
          </table:table-cell>
          <table:table-cell office:value-type="float" office:value="0.956354757647406">
            <text:p>0.9563547576</text:p>
          </table:table-cell>
          <table:table-cell office:value-type="float" office:value="1.05493619499357">
            <text:p>1.054936195</text:p>
          </table:table-cell>
        </table:table-row>
        <table:table-row table:style-name="ro1">
          <table:table-cell office:value-type="float" office:value="1.09257853329633">
            <text:p>1.0925785333</text:p>
          </table:table-cell>
          <table:table-cell office:value-type="float" office:value="0.917585595242524">
            <text:p>0.9175855952</text:p>
          </table:table-cell>
          <table:table-cell office:value-type="float" office:value="0.930867977786429">
            <text:p>0.9308679778</text:p>
          </table:table-cell>
          <table:table-cell office:value-type="float" office:value="0.882114194970418">
            <text:p>0.882114195</text:p>
          </table:table-cell>
          <table:table-cell office:value-type="float" office:value="0.895029212236201">
            <text:p>0.8950292122</text:p>
          </table:table-cell>
          <table:table-cell office:value-type="float" office:value="0.7690234919075">
            <text:p>0.7690234919</text:p>
          </table:table-cell>
          <table:table-cell office:value-type="float" office:value="1.00919026775497">
            <text:p>1.0091902678</text:p>
          </table:table-cell>
          <table:table-cell office:value-type="float" office:value="1.05671868917789">
            <text:p>1.0567186892</text:p>
          </table:table-cell>
          <table:table-cell office:value-type="float" office:value="0.862410791273472">
            <text:p>0.8624107913</text:p>
          </table:table-cell>
          <table:table-cell office:value-type="float" office:value="0.90123078052431">
            <text:p>0.9012307805</text:p>
          </table:table-cell>
        </table:table-row>
        <table:table-row table:style-name="ro1">
          <table:table-cell office:value-type="float" office:value="0.859063961259102">
            <text:p>0.8590639613</text:p>
          </table:table-cell>
          <table:table-cell office:value-type="float" office:value="0.97315896523153">
            <text:p>0.9731589652</text:p>
          </table:table-cell>
          <table:table-cell office:value-type="float" office:value="0.93135716939133">
            <text:p>0.9313571694</text:p>
          </table:table-cell>
          <table:table-cell office:value-type="float" office:value="0.67599139860806">
            <text:p>0.6759913986</text:p>
          </table:table-cell>
          <table:table-cell office:value-type="float" office:value="0.93408904968261">
            <text:p>0.9340890497</text:p>
          </table:table-cell>
          <table:table-cell office:value-type="float" office:value="0.910207726275336">
            <text:p>0.9102077263</text:p>
          </table:table-cell>
          <table:table-cell office:value-type="float" office:value="0.77429100900273">
            <text:p>0.774291009</text:p>
          </table:table-cell>
          <table:table-cell office:value-type="float" office:value="0.716981130691055">
            <text:p>0.7169811307</text:p>
          </table:table-cell>
          <table:table-cell office:value-type="float" office:value="0.648190766890361">
            <text:p>0.6481907669</text:p>
          </table:table-cell>
          <table:table-cell office:value-type="float" office:value="0.813338528488823">
            <text:p>0.8133385285</text:p>
          </table:table-cell>
        </table:table-row>
        <table:table-row table:style-name="ro1">
          <table:table-cell office:value-type="float" office:value="0.930852179490896">
            <text:p>0.9308521795</text:p>
          </table:table-cell>
          <table:table-cell office:value-type="float" office:value="0.891639204860602">
            <text:p>0.8916392049</text:p>
          </table:table-cell>
          <table:table-cell office:value-type="float" office:value="0.85759953416419">
            <text:p>0.8575995342</text:p>
          </table:table-cell>
          <table:table-cell office:value-type="float" office:value="0.931100036374677">
            <text:p>0.9311000364</text:p>
          </table:table-cell>
          <table:table-cell office:value-type="float" office:value="0.846049024925233">
            <text:p>0.8460490249</text:p>
          </table:table-cell>
          <table:table-cell office:value-type="float" office:value="0.882377310037403">
            <text:p>0.88237731</text:p>
          </table:table-cell>
          <table:table-cell office:value-type="float" office:value="0.924831784098394">
            <text:p>0.9248317841</text:p>
          </table:table-cell>
          <table:table-cell office:value-type="float" office:value="0.842675296046102">
            <text:p>0.842675296</text:p>
          </table:table-cell>
          <table:table-cell office:value-type="float" office:value="0.833455672025248">
            <text:p>0.833455672</text:p>
          </table:table-cell>
          <table:table-cell office:value-type="float" office:value="1.00935212070793">
            <text:p>1.0093521207</text:p>
          </table:table-cell>
        </table:table-row>
        <table:table-row table:style-name="ro1">
          <table:table-cell office:value-type="float" office:value="0.888908281184482">
            <text:p>0.8889082812</text:p>
          </table:table-cell>
          <table:table-cell office:value-type="float" office:value="0.833915707942269">
            <text:p>0.8339157079</text:p>
          </table:table-cell>
          <table:table-cell office:value-type="float" office:value="1.08454063453302">
            <text:p>1.0845406345</text:p>
          </table:table-cell>
          <table:table-cell office:value-type="float" office:value="0.842777272543871">
            <text:p>0.8427772725</text:p>
          </table:table-cell>
          <table:table-cell office:value-type="float" office:value="0.774447411070097">
            <text:p>0.7744474111</text:p>
          </table:table-cell>
          <table:table-cell office:value-type="float" office:value="0.831281637517224">
            <text:p>0.8312816375</text:p>
          </table:table-cell>
          <table:table-cell office:value-type="float" office:value="0.779470783842226">
            <text:p>0.7794707838</text:p>
          </table:table-cell>
          <table:table-cell office:value-type="float" office:value="0.748410494242679">
            <text:p>0.7484104942</text:p>
          </table:table-cell>
          <table:table-cell office:value-type="float" office:value="0.823186496817949">
            <text:p>0.8231864968</text:p>
          </table:table-cell>
          <table:table-cell office:value-type="float" office:value="0.603986585936481">
            <text:p>0.6039865859</text:p>
          </table:table-cell>
        </table:table-row>
        <table:table-row table:style-name="ro1">
          <table:table-cell office:value-type="float" office:value="0.892206721309193">
            <text:p>0.8922067213</text:p>
          </table:table-cell>
          <table:table-cell office:value-type="float" office:value="1.00950514138815">
            <text:p>1.0095051414</text:p>
          </table:table-cell>
          <table:table-cell office:value-type="float" office:value="1.019278133293">
            <text:p>1.0192781333</text:p>
          </table:table-cell>
          <table:table-cell office:value-type="float" office:value="0.960387342903179">
            <text:p>0.9603873429</text:p>
          </table:table-cell>
          <table:table-cell office:value-type="float" office:value="0.871968345714361">
            <text:p>0.8719683457</text:p>
          </table:table-cell>
          <table:table-cell office:value-type="float" office:value="0.857040865653003">
            <text:p>0.8570408657</text:p>
          </table:table-cell>
          <table:table-cell office:value-type="float" office:value="0.937284251804036">
            <text:p>0.9372842518</text:p>
          </table:table-cell>
          <table:table-cell office:value-type="float" office:value="0.797709421761647">
            <text:p>0.7977094218</text:p>
          </table:table-cell>
          <table:table-cell office:value-type="float" office:value="0.891718208505855">
            <text:p>0.8917182085</text:p>
          </table:table-cell>
          <table:table-cell office:value-type="float" office:value="0.963749908795827">
            <text:p>0.9637499088</text:p>
          </table:table-cell>
        </table:table-row>
        <table:table-row table:style-name="ro1">
          <table:table-cell office:value-type="float" office:value="0.875489520120529">
            <text:p>0.8754895201</text:p>
          </table:table-cell>
          <table:table-cell office:value-type="float" office:value="0.808636768697915">
            <text:p>0.8086367687</text:p>
          </table:table-cell>
          <table:table-cell office:value-type="float" office:value="0.90994149514551">
            <text:p>0.9099414951</text:p>
          </table:table-cell>
          <table:table-cell office:value-type="float" office:value="0.906490917764431">
            <text:p>0.9064909178</text:p>
          </table:table-cell>
          <table:table-cell office:value-type="float" office:value="0.940938793217169">
            <text:p>0.9409387932</text:p>
          </table:table-cell>
          <table:table-cell office:value-type="float" office:value="0.920851309235244">
            <text:p>0.9208513092</text:p>
          </table:table-cell>
          <table:table-cell office:value-type="float" office:value="0.917138663356593">
            <text:p>0.9171386634</text:p>
          </table:table-cell>
          <table:table-cell office:value-type="float" office:value="0.86740070020473">
            <text:p>0.8674007002</text:p>
          </table:table-cell>
          <table:table-cell office:value-type="float" office:value="0.911841908060934">
            <text:p>0.9118419081</text:p>
          </table:table-cell>
          <table:table-cell office:value-type="float" office:value="0.930780922086526">
            <text:p>0.9307809221</text:p>
          </table:table-cell>
        </table:table-row>
        <table:table-row table:style-name="ro1">
          <table:table-cell office:value-type="float" office:value="1.02935964794001">
            <text:p>1.0293596479</text:p>
          </table:table-cell>
          <table:table-cell office:value-type="float" office:value="0.927854597674521">
            <text:p>0.9278545977</text:p>
          </table:table-cell>
          <table:table-cell office:value-type="float" office:value="0.921377418486342">
            <text:p>0.9213774185</text:p>
          </table:table-cell>
          <table:table-cell office:value-type="float" office:value="0.864399185022313">
            <text:p>0.864399185</text:p>
          </table:table-cell>
          <table:table-cell office:value-type="float" office:value="0.929826420517806">
            <text:p>0.9298264205</text:p>
          </table:table-cell>
          <table:table-cell office:value-type="float" office:value="0.937954407124905">
            <text:p>0.9379544071</text:p>
          </table:table-cell>
          <table:table-cell office:value-type="float" office:value="0.957218125562789">
            <text:p>0.9572181256</text:p>
          </table:table-cell>
          <table:table-cell office:value-type="float" office:value="1.02894962078562">
            <text:p>1.0289496208</text:p>
          </table:table-cell>
          <table:table-cell office:value-type="float" office:value="1.10259597026271">
            <text:p>1.1025959703</text:p>
          </table:table-cell>
          <table:table-cell office:value-type="float" office:value="0.90928129006165">
            <text:p>0.9092812901</text:p>
          </table:table-cell>
        </table:table-row>
        <table:table-row table:style-name="ro1">
          <table:table-cell office:value-type="float" office:value="0.911636785661191">
            <text:p>0.9116367857</text:p>
          </table:table-cell>
          <table:table-cell office:value-type="float" office:value="0.898333750895412">
            <text:p>0.8983337509</text:p>
          </table:table-cell>
          <table:table-cell office:value-type="float" office:value="0.813577531857333">
            <text:p>0.8135775319</text:p>
          </table:table-cell>
          <table:table-cell office:value-type="float" office:value="0.963627559692178">
            <text:p>0.9636275597</text:p>
          </table:table-cell>
          <table:table-cell office:value-type="float" office:value="0.914436187676917">
            <text:p>0.9144361877</text:p>
          </table:table-cell>
          <table:table-cell office:value-type="float" office:value="0.764195995258841">
            <text:p>0.7641959953</text:p>
          </table:table-cell>
          <table:table-cell office:value-type="float" office:value="0.959823068928628">
            <text:p>0.9598230689</text:p>
          </table:table-cell>
          <table:table-cell office:value-type="float" office:value="0.833191401029654">
            <text:p>0.833191401</text:p>
          </table:table-cell>
          <table:table-cell office:value-type="float" office:value="0.852909389591607">
            <text:p>0.8529093896</text:p>
          </table:table-cell>
          <table:table-cell office:value-type="float" office:value="0.852472799832722">
            <text:p>0.8524727998</text:p>
          </table:table-cell>
        </table:table-row>
        <table:table-row table:style-name="ro1">
          <table:table-cell office:value-type="float" office:value="0.891874747847125">
            <text:p>0.8918747478</text:p>
          </table:table-cell>
          <table:table-cell office:value-type="float" office:value="0.865758985791083">
            <text:p>0.8657589858</text:p>
          </table:table-cell>
          <table:table-cell office:value-type="float" office:value="0.831234954450022">
            <text:p>0.8312349545</text:p>
          </table:table-cell>
          <table:table-cell office:value-type="float" office:value="0.790639839828023">
            <text:p>0.7906398398</text:p>
          </table:table-cell>
          <table:table-cell office:value-type="float" office:value="0.853266104408548">
            <text:p>0.8532661044</text:p>
          </table:table-cell>
          <table:table-cell office:value-type="float" office:value="0.839889246589509">
            <text:p>0.8398892466</text:p>
          </table:table-cell>
          <table:table-cell office:value-type="float" office:value="0.842907379749273">
            <text:p>0.8429073797</text:p>
          </table:table-cell>
          <table:table-cell office:value-type="float" office:value="0.999342402229139">
            <text:p>0.9993424022</text:p>
          </table:table-cell>
          <table:table-cell office:value-type="float" office:value="0.880707057611805">
            <text:p>0.8807070576</text:p>
          </table:table-cell>
          <table:table-cell office:value-type="float" office:value="0.986301010373514">
            <text:p>0.9863010104</text:p>
          </table:table-cell>
        </table:table-row>
        <table:table-row table:style-name="ro1">
          <table:table-cell office:value-type="float" office:value="0.744866031081962">
            <text:p>0.7448660311</text:p>
          </table:table-cell>
          <table:table-cell office:value-type="float" office:value="0.931438929846864">
            <text:p>0.9314389298</text:p>
          </table:table-cell>
          <table:table-cell office:value-type="float" office:value="0.841584155134216">
            <text:p>0.8415841551</text:p>
          </table:table-cell>
          <table:table-cell office:value-type="float" office:value="0.734919242174204">
            <text:p>0.7349192422</text:p>
          </table:table-cell>
          <table:table-cell office:value-type="float" office:value="0.920937851147664">
            <text:p>0.9209378511</text:p>
          </table:table-cell>
          <table:table-cell office:value-type="float" office:value="0.953899733742542">
            <text:p>0.9538997337</text:p>
          </table:table-cell>
          <table:table-cell office:value-type="float" office:value="0.78351522127849">
            <text:p>0.7835152213</text:p>
          </table:table-cell>
          <table:table-cell office:value-type="float" office:value="0.917774071991299">
            <text:p>0.917774072</text:p>
          </table:table-cell>
          <table:table-cell office:value-type="float" office:value="0.898312809776241">
            <text:p>0.8983128098</text:p>
          </table:table-cell>
          <table:table-cell office:value-type="float" office:value="1.01370492595679">
            <text:p>1.013704926</text:p>
          </table:table-cell>
        </table:table-row>
        <table:table-row table:style-name="ro1">
          <table:table-cell office:value-type="float" office:value="0.980323284952355">
            <text:p>0.980323285</text:p>
          </table:table-cell>
          <table:table-cell office:value-type="float" office:value="0.934314147387138">
            <text:p>0.9343141474</text:p>
          </table:table-cell>
          <table:table-cell office:value-type="float" office:value="0.813604367835622">
            <text:p>0.8136043678</text:p>
          </table:table-cell>
          <table:table-cell office:value-type="float" office:value="1.03260534392716">
            <text:p>1.0326053439</text:p>
          </table:table-cell>
          <table:table-cell office:value-type="float" office:value="0.910840438085444">
            <text:p>0.9108404381</text:p>
          </table:table-cell>
          <table:table-cell office:value-type="float" office:value="0.990415999001559">
            <text:p>0.990415999</text:p>
          </table:table-cell>
          <table:table-cell office:value-type="float" office:value="0.921591762018844">
            <text:p>0.921591762</text:p>
          </table:table-cell>
          <table:table-cell office:value-type="float" office:value="0.93128623052062">
            <text:p>0.9312862305</text:p>
          </table:table-cell>
          <table:table-cell office:value-type="float" office:value="0.921469849580404">
            <text:p>0.9214698496</text:p>
          </table:table-cell>
          <table:table-cell office:value-type="float" office:value="0.999654960117234">
            <text:p>0.9996549601</text:p>
          </table:table-cell>
        </table:table-row>
        <table:table-row table:style-name="ro1">
          <table:table-cell office:value-type="float" office:value="0.98644070593323">
            <text:p>0.9864407059</text:p>
          </table:table-cell>
          <table:table-cell office:value-type="float" office:value="0.862297633150495">
            <text:p>0.8622976332</text:p>
          </table:table-cell>
          <table:table-cell office:value-type="float" office:value="0.78345931268784">
            <text:p>0.7834593127</text:p>
          </table:table-cell>
          <table:table-cell office:value-type="float" office:value="0.856747519696734">
            <text:p>0.8567475197</text:p>
          </table:table-cell>
          <table:table-cell office:value-type="float" office:value="1.06027767122442">
            <text:p>1.0602776712</text:p>
          </table:table-cell>
          <table:table-cell office:value-type="float" office:value="0.833400454045112">
            <text:p>0.833400454</text:p>
          </table:table-cell>
          <table:table-cell office:value-type="float" office:value="0.898458791477871">
            <text:p>0.8984587915</text:p>
          </table:table-cell>
          <table:table-cell office:value-type="float" office:value="0.862536417765917">
            <text:p>0.8625364178</text:p>
          </table:table-cell>
          <table:table-cell office:value-type="float" office:value="0.911342633874781">
            <text:p>0.9113426339</text:p>
          </table:table-cell>
          <table:table-cell office:value-type="float" office:value="0.944568465207115">
            <text:p>0.9445684652</text:p>
          </table:table-cell>
        </table:table-row>
        <table:table-row table:style-name="ro1">
          <table:table-cell office:value-type="float" office:value="0.983434207292638">
            <text:p>0.9834342073</text:p>
          </table:table-cell>
          <table:table-cell office:value-type="float" office:value="0.77126630729654">
            <text:p>0.7712663073</text:p>
          </table:table-cell>
          <table:table-cell office:value-type="float" office:value="1.07800155065451">
            <text:p>1.0780015507</text:p>
          </table:table-cell>
          <table:table-cell office:value-type="float" office:value="0.926048489225162">
            <text:p>0.9260484892</text:p>
          </table:table-cell>
          <table:table-cell office:value-type="float" office:value="0.885363314421481">
            <text:p>0.8853633144</text:p>
          </table:table-cell>
          <table:table-cell office:value-type="float" office:value="0.888683338633482">
            <text:p>0.8886833386</text:p>
          </table:table-cell>
          <table:table-cell office:value-type="float" office:value="0.790808932525336">
            <text:p>0.7908089325</text:p>
          </table:table-cell>
          <table:table-cell office:value-type="float" office:value="0.715484513143332">
            <text:p>0.7154845131</text:p>
          </table:table-cell>
          <table:table-cell office:value-type="float" office:value="0.862095391824473">
            <text:p>0.8620953918</text:p>
          </table:table-cell>
          <table:table-cell office:value-type="float" office:value="0.934673168699669">
            <text:p>0.9346731687</text:p>
          </table:table-cell>
        </table:table-row>
        <table:table-row table:style-name="ro1">
          <table:table-cell office:value-type="float" office:value="1.00965600987734">
            <text:p>1.0096560099</text:p>
          </table:table-cell>
          <table:table-cell office:value-type="float" office:value="1.00950998169103">
            <text:p>1.0095099817</text:p>
          </table:table-cell>
          <table:table-cell office:value-type="float" office:value="0.766854849241288">
            <text:p>0.7668548492</text:p>
          </table:table-cell>
          <table:table-cell office:value-type="float" office:value="0.914653868951048">
            <text:p>0.914653869</text:p>
          </table:table-cell>
          <table:table-cell office:value-type="float" office:value="0.929226670825784">
            <text:p>0.9292266708</text:p>
          </table:table-cell>
          <table:table-cell office:value-type="float" office:value="0.836619520784545">
            <text:p>0.8366195208</text:p>
          </table:table-cell>
          <table:table-cell office:value-type="float" office:value="0.979335720199474">
            <text:p>0.9793357202</text:p>
          </table:table-cell>
          <table:table-cell office:value-type="float" office:value="0.751574788448989">
            <text:p>0.7515747884</text:p>
          </table:table-cell>
          <table:table-cell office:value-type="float" office:value="0.865604454220332">
            <text:p>0.8656044542</text:p>
          </table:table-cell>
          <table:table-cell office:value-type="float" office:value="0.760451164274735">
            <text:p>0.7604511643</text:p>
          </table:table-cell>
        </table:table-row>
        <table:table-row table:style-name="ro1">
          <table:table-cell office:value-type="float" office:value="0.94081475000061">
            <text:p>0.94081475</text:p>
          </table:table-cell>
          <table:table-cell office:value-type="float" office:value="0.813520626434275">
            <text:p>0.8135206264</text:p>
          </table:table-cell>
          <table:table-cell office:value-type="float" office:value="0.932481032480246">
            <text:p>0.9324810325</text:p>
          </table:table-cell>
          <table:table-cell office:value-type="float" office:value="0.842641747366398">
            <text:p>0.8426417474</text:p>
          </table:table-cell>
          <table:table-cell office:value-type="float" office:value="0.81939947050157">
            <text:p>0.8193994705</text:p>
          </table:table-cell>
          <table:table-cell office:value-type="float" office:value="1.00437164221775">
            <text:p>1.0043716422</text:p>
          </table:table-cell>
          <table:table-cell office:value-type="float" office:value="0.808218913173878">
            <text:p>0.8082189132</text:p>
          </table:table-cell>
          <table:table-cell office:value-type="float" office:value="0.865189817557456">
            <text:p>0.8651898176</text:p>
          </table:table-cell>
          <table:table-cell office:value-type="float" office:value="0.980494965507183">
            <text:p>0.9804949655</text:p>
          </table:table-cell>
          <table:table-cell office:value-type="float" office:value="0.983000401929193">
            <text:p>0.9830004019</text:p>
          </table:table-cell>
        </table:table-row>
        <table:table-row table:style-name="ro1">
          <table:table-cell office:value-type="float" office:value="0.84587854004764">
            <text:p>0.84587854</text:p>
          </table:table-cell>
          <table:table-cell office:value-type="float" office:value="1.02907795006836">
            <text:p>1.0290779501</text:p>
          </table:table-cell>
          <table:table-cell office:value-type="float" office:value="0.833138166911284">
            <text:p>0.8331381669</text:p>
          </table:table-cell>
          <table:table-cell office:value-type="float" office:value="0.986831995545333">
            <text:p>0.9868319955</text:p>
          </table:table-cell>
          <table:table-cell office:value-type="float" office:value="0.906309613559104">
            <text:p>0.9063096136</text:p>
          </table:table-cell>
          <table:table-cell office:value-type="float" office:value="0.94038940294435">
            <text:p>0.9403894029</text:p>
          </table:table-cell>
          <table:table-cell office:value-type="float" office:value="0.934066331520862">
            <text:p>0.9340663315</text:p>
          </table:table-cell>
          <table:table-cell office:value-type="float" office:value="1.0536161785962">
            <text:p>1.0536161786</text:p>
          </table:table-cell>
          <table:table-cell office:value-type="float" office:value="0.780458491274646">
            <text:p>0.7804584913</text:p>
          </table:table-cell>
          <table:table-cell office:value-type="float" office:value="0.955554159706159">
            <text:p>0.9555541597</text:p>
          </table:table-cell>
        </table:table-row>
        <table:table-row table:style-name="ro1">
          <table:table-cell office:value-type="float" office:value="0.852403763967178">
            <text:p>0.852403764</text:p>
          </table:table-cell>
          <table:table-cell office:value-type="float" office:value="0.891923778121798">
            <text:p>0.8919237781</text:p>
          </table:table-cell>
          <table:table-cell office:value-type="float" office:value="0.934274561701298">
            <text:p>0.9342745617</text:p>
          </table:table-cell>
          <table:table-cell office:value-type="float" office:value="0.808142858383737">
            <text:p>0.8081428584</text:p>
          </table:table-cell>
          <table:table-cell office:value-type="float" office:value="0.872115195911628">
            <text:p>0.8721151959</text:p>
          </table:table-cell>
          <table:table-cell office:value-type="float" office:value="0.891580182383195">
            <text:p>0.8915801824</text:p>
          </table:table-cell>
          <table:table-cell office:value-type="float" office:value="0.946610866336592">
            <text:p>0.9466108663</text:p>
          </table:table-cell>
          <table:table-cell office:value-type="float" office:value="1.03205156778574">
            <text:p>1.0320515678</text:p>
          </table:table-cell>
          <table:table-cell office:value-type="float" office:value="0.9060995868414">
            <text:p>0.9060995868</text:p>
          </table:table-cell>
          <table:table-cell office:value-type="float" office:value="0.867471182555025">
            <text:p>0.8674711826</text:p>
          </table:table-cell>
        </table:table-row>
        <table:table-row table:style-name="ro1">
          <table:table-cell office:value-type="float" office:value="0.800520673280646">
            <text:p>0.8005206733</text:p>
          </table:table-cell>
          <table:table-cell office:value-type="float" office:value="0.792342017310381">
            <text:p>0.7923420173</text:p>
          </table:table-cell>
          <table:table-cell office:value-type="float" office:value="0.813692349836738">
            <text:p>0.8136923498</text:p>
          </table:table-cell>
          <table:table-cell office:value-type="float" office:value="1.0122942162633">
            <text:p>1.0122942163</text:p>
          </table:table-cell>
          <table:table-cell office:value-type="float" office:value="0.90848719671664">
            <text:p>0.9084871967</text:p>
          </table:table-cell>
          <table:table-cell office:value-type="float" office:value="0.744973795702785">
            <text:p>0.7449737957</text:p>
          </table:table-cell>
          <table:table-cell office:value-type="float" office:value="0.960704011998819">
            <text:p>0.960704012</text:p>
          </table:table-cell>
          <table:table-cell office:value-type="float" office:value="0.980214335097624">
            <text:p>0.9802143351</text:p>
          </table:table-cell>
          <table:table-cell office:value-type="float" office:value="0.914305618134019">
            <text:p>0.9143056181</text:p>
          </table:table-cell>
          <table:table-cell office:value-type="float" office:value="1.019152669922">
            <text:p>1.0191526699</text:p>
          </table:table-cell>
        </table:table-row>
        <table:table-row table:style-name="ro1">
          <table:table-cell office:value-type="float" office:value="0.856964984555954">
            <text:p>0.8569649846</text:p>
          </table:table-cell>
          <table:table-cell office:value-type="float" office:value="0.797329450713693">
            <text:p>0.7973294507</text:p>
          </table:table-cell>
          <table:table-cell office:value-type="float" office:value="0.822877954638691">
            <text:p>0.8228779546</text:p>
          </table:table-cell>
          <table:table-cell office:value-type="float" office:value="1.01592000431399">
            <text:p>1.0159200043</text:p>
          </table:table-cell>
          <table:table-cell office:value-type="float" office:value="1.01589848451767">
            <text:p>1.0158984845</text:p>
          </table:table-cell>
          <table:table-cell office:value-type="float" office:value="0.780521206588195">
            <text:p>0.7805212066</text:p>
          </table:table-cell>
          <table:table-cell office:value-type="float" office:value="1.14024137925095">
            <text:p>1.1402413793</text:p>
          </table:table-cell>
          <table:table-cell office:value-type="float" office:value="0.912897480622436">
            <text:p>0.9128974806</text:p>
          </table:table-cell>
          <table:table-cell office:value-type="float" office:value="0.979817560465112">
            <text:p>0.9798175605</text:p>
          </table:table-cell>
          <table:table-cell office:value-type="float" office:value="0.963465931624376">
            <text:p>0.9634659316</text:p>
          </table:table-cell>
        </table:table-row>
        <table:table-row table:style-name="ro1">
          <table:table-cell office:value-type="float" office:value="0.882492351078746">
            <text:p>0.8824923511</text:p>
          </table:table-cell>
          <table:table-cell office:value-type="float" office:value="0.960451919464522">
            <text:p>0.9604519195</text:p>
          </table:table-cell>
          <table:table-cell office:value-type="float" office:value="0.865589916752838">
            <text:p>0.8655899168</text:p>
          </table:table-cell>
          <table:table-cell office:value-type="float" office:value="0.872244604641174">
            <text:p>0.8722446046</text:p>
          </table:table-cell>
          <table:table-cell office:value-type="float" office:value="0.943662172604694">
            <text:p>0.9436621726</text:p>
          </table:table-cell>
          <table:table-cell office:value-type="float" office:value="1.05315539338772">
            <text:p>1.0531553934</text:p>
          </table:table-cell>
          <table:table-cell office:value-type="float" office:value="0.931339238776432">
            <text:p>0.9313392388</text:p>
          </table:table-cell>
          <table:table-cell office:value-type="float" office:value="0.852605955232311">
            <text:p>0.8526059552</text:p>
          </table:table-cell>
          <table:table-cell office:value-type="float" office:value="0.911704584263617">
            <text:p>0.9117045843</text:p>
          </table:table-cell>
          <table:table-cell office:value-type="float" office:value="0.940123029787902">
            <text:p>0.9401230298</text:p>
          </table:table-cell>
        </table:table-row>
        <table:table-row table:style-name="ro1">
          <table:table-cell office:value-type="float" office:value="0.748101172784579">
            <text:p>0.7481011728</text:p>
          </table:table-cell>
          <table:table-cell office:value-type="float" office:value="0.947613182478676">
            <text:p>0.9476131825</text:p>
          </table:table-cell>
          <table:table-cell office:value-type="float" office:value="0.911848584569174">
            <text:p>0.9118485846</text:p>
          </table:table-cell>
          <table:table-cell office:value-type="float" office:value="0.817442148666002">
            <text:p>0.8174421487</text:p>
          </table:table-cell>
          <table:table-cell office:value-type="float" office:value="0.83931657263149">
            <text:p>0.8393165726</text:p>
          </table:table-cell>
          <table:table-cell office:value-type="float" office:value="0.833353896437403">
            <text:p>0.8333538964</text:p>
          </table:table-cell>
          <table:table-cell office:value-type="float" office:value="0.881801707189172">
            <text:p>0.8818017072</text:p>
          </table:table-cell>
          <table:table-cell office:value-type="float" office:value="0.751671180657968">
            <text:p>0.7516711807</text:p>
          </table:table-cell>
          <table:table-cell office:value-type="float" office:value="0.980129682012308">
            <text:p>0.980129682</text:p>
          </table:table-cell>
          <table:table-cell office:value-type="float" office:value="0.833192983948686">
            <text:p>0.8331929839</text:p>
          </table:table-cell>
        </table:table-row>
        <table:table-row table:style-name="ro1">
          <table:table-cell office:value-type="float" office:value="0.940837739776906">
            <text:p>0.9408377398</text:p>
          </table:table-cell>
          <table:table-cell office:value-type="float" office:value="0.914533248782601">
            <text:p>0.9145332488</text:p>
          </table:table-cell>
          <table:table-cell office:value-type="float" office:value="0.970624080212649">
            <text:p>0.9706240802</text:p>
          </table:table-cell>
          <table:table-cell office:value-type="float" office:value="0.849660174456397">
            <text:p>0.8496601745</text:p>
          </table:table-cell>
          <table:table-cell office:value-type="float" office:value="0.859532676325122">
            <text:p>0.8595326763</text:p>
          </table:table-cell>
          <table:table-cell office:value-type="float" office:value="1.24461875729335">
            <text:p>1.2446187573</text:p>
          </table:table-cell>
          <table:table-cell office:value-type="float" office:value="0.846838439872468">
            <text:p>0.8468384399</text:p>
          </table:table-cell>
          <table:table-cell office:value-type="float" office:value="0.803871005160819">
            <text:p>0.8038710052</text:p>
          </table:table-cell>
          <table:table-cell office:value-type="float" office:value="0.815332700097237">
            <text:p>0.8153327001</text:p>
          </table:table-cell>
          <table:table-cell office:value-type="float" office:value="0.989789355256768">
            <text:p>0.9897893553</text:p>
          </table:table-cell>
        </table:table-row>
        <table:table-row table:style-name="ro1">
          <table:table-cell office:value-type="float" office:value="0.832858884111581">
            <text:p>0.8328588841</text:p>
          </table:table-cell>
          <table:table-cell office:value-type="float" office:value="0.931478884505694">
            <text:p>0.9314788845</text:p>
          </table:table-cell>
          <table:table-cell office:value-type="float" office:value="0.857376121270412">
            <text:p>0.8573761213</text:p>
          </table:table-cell>
          <table:table-cell office:value-type="float" office:value="0.725660310617896">
            <text:p>0.7256603106</text:p>
          </table:table-cell>
          <table:table-cell office:value-type="float" office:value="0.917901879443484">
            <text:p>0.9179018794</text:p>
          </table:table-cell>
          <table:table-cell office:value-type="float" office:value="0.986488737403858">
            <text:p>0.9864887374</text:p>
          </table:table-cell>
          <table:table-cell office:value-type="float" office:value="0.955731019618865">
            <text:p>0.9557310196</text:p>
          </table:table-cell>
          <table:table-cell office:value-type="float" office:value="1.0186198433971">
            <text:p>1.0186198434</text:p>
          </table:table-cell>
          <table:table-cell office:value-type="float" office:value="1.01935014178907">
            <text:p>1.0193501418</text:p>
          </table:table-cell>
          <table:table-cell office:value-type="float" office:value="0.802046109394646">
            <text:p>0.8020461094</text:p>
          </table:table-cell>
        </table:table-row>
        <table:table-row table:style-name="ro1">
          <table:table-cell office:value-type="float" office:value="0.919047724645954">
            <text:p>0.9190477246</text:p>
          </table:table-cell>
          <table:table-cell office:value-type="float" office:value="0.692382497672867">
            <text:p>0.6923824977</text:p>
          </table:table-cell>
          <table:table-cell office:value-type="float" office:value="0.866826067564305">
            <text:p>0.8668260676</text:p>
          </table:table-cell>
          <table:table-cell office:value-type="float" office:value="0.796978288752093">
            <text:p>0.7969782888</text:p>
          </table:table-cell>
          <table:table-cell office:value-type="float" office:value="0.907103916989879">
            <text:p>0.907103917</text:p>
          </table:table-cell>
          <table:table-cell office:value-type="float" office:value="0.758021471546229">
            <text:p>0.7580214715</text:p>
          </table:table-cell>
          <table:table-cell office:value-type="float" office:value="0.754659675911248">
            <text:p>0.7546596759</text:p>
          </table:table-cell>
          <table:table-cell office:value-type="float" office:value="0.872045946314273">
            <text:p>0.8720459463</text:p>
          </table:table-cell>
          <table:table-cell office:value-type="float" office:value="0.808583760901123">
            <text:p>0.8085837609</text:p>
          </table:table-cell>
          <table:table-cell office:value-type="float" office:value="0.906190918156154">
            <text:p>0.9061909182</text:p>
          </table:table-cell>
        </table:table-row>
        <table:table-row table:style-name="ro1">
          <table:table-cell office:value-type="float" office:value="0.834385998443076">
            <text:p>0.8343859984</text:p>
          </table:table-cell>
          <table:table-cell office:value-type="float" office:value="0.862387568691851">
            <text:p>0.8623875687</text:p>
          </table:table-cell>
          <table:table-cell office:value-type="float" office:value="0.783837868324319">
            <text:p>0.7838378683</text:p>
          </table:table-cell>
          <table:table-cell office:value-type="float" office:value="0.760882709841569">
            <text:p>0.7608827098</text:p>
          </table:table-cell>
          <table:table-cell office:value-type="float" office:value="0.951075462046138">
            <text:p>0.951075462</text:p>
          </table:table-cell>
          <table:table-cell office:value-type="float" office:value="0.846141386425249">
            <text:p>0.8461413864</text:p>
          </table:table-cell>
          <table:table-cell office:value-type="float" office:value="0.622074625300144">
            <text:p>0.6220746253</text:p>
          </table:table-cell>
          <table:table-cell office:value-type="float" office:value="0.793801253394585">
            <text:p>0.7938012534</text:p>
          </table:table-cell>
          <table:table-cell office:value-type="float" office:value="1.01436921136785">
            <text:p>1.0143692114</text:p>
          </table:table-cell>
          <table:table-cell office:value-type="float" office:value="0.865783329912254">
            <text:p>0.8657833299</text:p>
          </table:table-cell>
        </table:table-row>
        <table:table-row table:style-name="ro1">
          <table:table-cell office:value-type="float" office:value="0.930739566481121">
            <text:p>0.9307395665</text:p>
          </table:table-cell>
          <table:table-cell office:value-type="float" office:value="0.980221477130815">
            <text:p>0.9802214771</text:p>
          </table:table-cell>
          <table:table-cell office:value-type="float" office:value="0.934166896489935">
            <text:p>0.9341668965</text:p>
          </table:table-cell>
          <table:table-cell office:value-type="float" office:value="1.02910948061354">
            <text:p>1.0291094806</text:p>
          </table:table-cell>
          <table:table-cell office:value-type="float" office:value="0.844622367935704">
            <text:p>0.8446223679</text:p>
          </table:table-cell>
          <table:table-cell office:value-type="float" office:value="0.937707443634995">
            <text:p>0.9377074436</text:p>
          </table:table-cell>
          <table:table-cell office:value-type="float" office:value="0.793580501624947">
            <text:p>0.7935805016</text:p>
          </table:table-cell>
          <table:table-cell office:value-type="float" office:value="1.03854677193163">
            <text:p>1.0385467719</text:p>
          </table:table-cell>
          <table:table-cell office:value-type="float" office:value="1.08073501167433">
            <text:p>1.0807350117</text:p>
          </table:table-cell>
          <table:table-cell office:value-type="float" office:value="0.921061079388396">
            <text:p>0.9210610794</text:p>
          </table:table-cell>
        </table:table-row>
        <table:table-row table:style-name="ro1">
          <table:table-cell office:value-type="float" office:value="1.08307875744035">
            <text:p>1.0830787574</text:p>
          </table:table-cell>
          <table:table-cell office:value-type="float" office:value="0.909487105385901">
            <text:p>0.9094871054</text:p>
          </table:table-cell>
          <table:table-cell office:value-type="float" office:value="0.992809730551548">
            <text:p>0.9928097306</text:p>
          </table:table-cell>
          <table:table-cell office:value-type="float" office:value="0.888995255239851">
            <text:p>0.8889952552</text:p>
          </table:table-cell>
          <table:table-cell office:value-type="float" office:value="0.857540896206655">
            <text:p>0.8575408962</text:p>
          </table:table-cell>
          <table:table-cell office:value-type="float" office:value="1.102516527149">
            <text:p>1.1025165271</text:p>
          </table:table-cell>
          <table:table-cell office:value-type="float" office:value="0.92451012748182">
            <text:p>0.9245101275</text:p>
          </table:table-cell>
          <table:table-cell office:value-type="float" office:value="0.995832414048897">
            <text:p>0.995832414</text:p>
          </table:table-cell>
          <table:table-cell office:value-type="float" office:value="0.852112734990341">
            <text:p>0.852112735</text:p>
          </table:table-cell>
          <table:table-cell office:value-type="float" office:value="1.03585779633187">
            <text:p>1.0358577963</text:p>
          </table:table-cell>
        </table:table-row>
        <table:table-row table:style-name="ro1">
          <table:table-cell office:value-type="float" office:value="1.00933347632083">
            <text:p>1.0093334763</text:p>
          </table:table-cell>
          <table:table-cell office:value-type="float" office:value="0.808443915280765">
            <text:p>0.8084439153</text:p>
          </table:table-cell>
          <table:table-cell office:value-type="float" office:value="0.861973714326515">
            <text:p>0.8619737143</text:p>
          </table:table-cell>
          <table:table-cell office:value-type="float" office:value="1.03189664079842">
            <text:p>1.0318966408</text:p>
          </table:table-cell>
          <table:table-cell office:value-type="float" office:value="0.730382400654521">
            <text:p>0.7303824007</text:p>
          </table:table-cell>
          <table:table-cell office:value-type="float" office:value="1.02886626490159">
            <text:p>1.0288662649</text:p>
          </table:table-cell>
          <table:table-cell office:value-type="float" office:value="1.04200680077693">
            <text:p>1.0420068008</text:p>
          </table:table-cell>
          <table:table-cell office:value-type="float" office:value="0.835974560089202">
            <text:p>0.8359745601</text:p>
          </table:table-cell>
          <table:table-cell office:value-type="float" office:value="0.822863050299816">
            <text:p>0.8228630503</text:p>
          </table:table-cell>
          <table:table-cell office:value-type="float" office:value="0.764712051313183">
            <text:p>0.7647120513</text:p>
          </table:table-cell>
        </table:table-row>
        <table:table-row table:style-name="ro1">
          <table:table-cell office:value-type="float" office:value="0.963988385322589">
            <text:p>0.9639883853</text:p>
          </table:table-cell>
          <table:table-cell office:value-type="float" office:value="0.753436103368196">
            <text:p>0.7534361034</text:p>
          </table:table-cell>
          <table:table-cell office:value-type="float" office:value="0.764276548893865">
            <text:p>0.7642765489</text:p>
          </table:table-cell>
          <table:table-cell office:value-type="float" office:value="0.86866883065952">
            <text:p>0.8686688307</text:p>
          </table:table-cell>
          <table:table-cell office:value-type="float" office:value="1.03858875441298">
            <text:p>1.0385887544</text:p>
          </table:table-cell>
          <table:table-cell office:value-type="float" office:value="0.888222455128891">
            <text:p>0.8882224551</text:p>
          </table:table-cell>
          <table:table-cell office:value-type="float" office:value="1.02879756646981">
            <text:p>1.0287975665</text:p>
          </table:table-cell>
          <table:table-cell office:value-type="float" office:value="0.98689082643279">
            <text:p>0.9868908264</text:p>
          </table:table-cell>
          <table:table-cell office:value-type="float" office:value="0.841259819051109">
            <text:p>0.8412598191</text:p>
          </table:table-cell>
          <table:table-cell office:value-type="float" office:value="0.881733281610145">
            <text:p>0.8817332816</text:p>
          </table:table-cell>
        </table:table-row>
        <table:table-row table:style-name="ro1">
          <table:table-cell office:value-type="float" office:value="1.06020339806868">
            <text:p>1.0602033981</text:p>
          </table:table-cell>
          <table:table-cell office:value-type="float" office:value="0.832765903634712">
            <text:p>0.8327659036</text:p>
          </table:table-cell>
          <table:table-cell office:value-type="float" office:value="0.71511907284009">
            <text:p>0.7151190728</text:p>
          </table:table-cell>
          <table:table-cell office:value-type="float" office:value="0.857266428233941">
            <text:p>0.8572664282</text:p>
          </table:table-cell>
          <table:table-cell office:value-type="float" office:value="1.04173353574197">
            <text:p>1.0417335357</text:p>
          </table:table-cell>
          <table:table-cell office:value-type="float" office:value="0.774397590094632">
            <text:p>0.7743975901</text:p>
          </table:table-cell>
          <table:table-cell office:value-type="float" office:value="0.734995726988176">
            <text:p>0.734995727</text:p>
          </table:table-cell>
          <table:table-cell office:value-type="float" office:value="0.787079228701138">
            <text:p>0.7870792287</text:p>
          </table:table-cell>
          <table:table-cell office:value-type="float" office:value="0.759328606093932">
            <text:p>0.7593286061</text:p>
          </table:table-cell>
          <table:table-cell office:value-type="float" office:value="0.98004262287624">
            <text:p>0.9800426229</text:p>
          </table:table-cell>
        </table:table-row>
        <table:table-row table:style-name="ro1">
          <table:table-cell office:value-type="float" office:value="0.882588307740071">
            <text:p>0.8825883077</text:p>
          </table:table-cell>
          <table:table-cell office:value-type="float" office:value="1.00469734630858">
            <text:p>1.0046973463</text:p>
          </table:table-cell>
          <table:table-cell office:value-type="float" office:value="0.914109145606885">
            <text:p>0.9141091456</text:p>
          </table:table-cell>
          <table:table-cell office:value-type="float" office:value="0.894869109955131">
            <text:p>0.89486911</text:p>
          </table:table-cell>
          <table:table-cell office:value-type="float" office:value="1.0127230440522">
            <text:p>1.0127230441</text:p>
          </table:table-cell>
          <table:table-cell office:value-type="float" office:value="0.966841247033805">
            <text:p>0.966841247</text:p>
          </table:table-cell>
          <table:table-cell office:value-type="float" office:value="0.891121703337465">
            <text:p>0.8911217033</text:p>
          </table:table-cell>
          <table:table-cell office:value-type="float" office:value="1.07795564279465">
            <text:p>1.0779556428</text:p>
          </table:table-cell>
          <table:table-cell office:value-type="float" office:value="0.963770705523917">
            <text:p>0.9637707055</text:p>
          </table:table-cell>
          <table:table-cell office:value-type="float" office:value="1.07798003246644">
            <text:p>1.0779800325</text:p>
          </table:table-cell>
        </table:table-row>
        <table:table-row table:style-name="ro1">
          <table:table-cell office:value-type="float" office:value="1.03553322528771">
            <text:p>1.0355332253</text:p>
          </table:table-cell>
          <table:table-cell office:value-type="float" office:value="1.12656296992506">
            <text:p>1.1265629699</text:p>
          </table:table-cell>
          <table:table-cell office:value-type="float" office:value="0.954322333127773">
            <text:p>0.9543223331</text:p>
          </table:table-cell>
          <table:table-cell office:value-type="float" office:value="1.10241929863966">
            <text:p>1.1024192986</text:p>
          </table:table-cell>
          <table:table-cell office:value-type="float" office:value="1.03224238129402">
            <text:p>1.0322423813</text:p>
          </table:table-cell>
          <table:table-cell office:value-type="float" office:value="0.738561245294107">
            <text:p>0.7385612453</text:p>
          </table:table-cell>
          <table:table-cell office:value-type="float" office:value="0.9211653306766">
            <text:p>0.9211653307</text:p>
          </table:table-cell>
          <table:table-cell office:value-type="float" office:value="0.996355820948001">
            <text:p>0.9963558209</text:p>
          </table:table-cell>
          <table:table-cell office:value-type="float" office:value="1.14352170777193">
            <text:p>1.1435217078</text:p>
          </table:table-cell>
          <table:table-cell office:value-type="float" office:value="1.05128678654942">
            <text:p>1.0512867865</text:p>
          </table:table-cell>
        </table:table-row>
        <table:table-row table:style-name="ro1">
          <table:table-cell office:value-type="float" office:value="0.862410013680244">
            <text:p>0.8624100137</text:p>
          </table:table-cell>
          <table:table-cell office:value-type="float" office:value="0.751335731956544">
            <text:p>0.751335732</text:p>
          </table:table-cell>
          <table:table-cell office:value-type="float" office:value="0.911156144334312">
            <text:p>0.9111561443</text:p>
          </table:table-cell>
          <table:table-cell office:value-type="float" office:value="0.764551683028028">
            <text:p>0.764551683</text:p>
          </table:table-cell>
          <table:table-cell office:value-type="float" office:value="0.671529658284864">
            <text:p>0.6715296583</text:p>
          </table:table-cell>
          <table:table-cell office:value-type="float" office:value="0.885104848823936">
            <text:p>0.8851048488</text:p>
          </table:table-cell>
          <table:table-cell office:value-type="float" office:value="0.803468498220114">
            <text:p>0.8034684982</text:p>
          </table:table-cell>
          <table:table-cell office:value-type="float" office:value="0.911404445430846">
            <text:p>0.9114044454</text:p>
          </table:table-cell>
          <table:table-cell office:value-type="float" office:value="1.1020742228581">
            <text:p>1.1020742229</text:p>
          </table:table-cell>
          <table:table-cell office:value-type="float" office:value="0.656425380038912">
            <text:p>0.65642538</text:p>
          </table:table-cell>
        </table:table-row>
        <table:table-row table:style-name="ro1">
          <table:table-cell office:value-type="float" office:value="0.685187418559481">
            <text:p>0.6851874186</text:p>
          </table:table-cell>
          <table:table-cell office:value-type="float" office:value="0.964019051916602">
            <text:p>0.9640190519</text:p>
          </table:table-cell>
          <table:table-cell office:value-type="float" office:value="0.830158959604335">
            <text:p>0.8301589596</text:p>
          </table:table-cell>
          <table:table-cell office:value-type="float" office:value="0.791810673926607">
            <text:p>0.7918106739</text:p>
          </table:table-cell>
          <table:table-cell office:value-type="float" office:value="1.02937725307224">
            <text:p>1.0293772531</text:p>
          </table:table-cell>
          <table:table-cell office:value-type="float" office:value="1.01703157333045">
            <text:p>1.0170315733</text:p>
          </table:table-cell>
          <table:table-cell office:value-type="float" office:value="0.989851057409757">
            <text:p>0.9898510574</text:p>
          </table:table-cell>
          <table:table-cell office:value-type="float" office:value="0.956741785987487">
            <text:p>0.956741786</text:p>
          </table:table-cell>
          <table:table-cell office:value-type="float" office:value="0.931272183092561">
            <text:p>0.9312721831</text:p>
          </table:table-cell>
          <table:table-cell office:value-type="float" office:value="0.983160845059722">
            <text:p>0.9831608451</text:p>
          </table:table-cell>
        </table:table-row>
        <table:table-row table:style-name="ro1">
          <table:table-cell office:value-type="float" office:value="0.895289628332881">
            <text:p>0.8952896283</text:p>
          </table:table-cell>
          <table:table-cell office:value-type="float" office:value="1.06363972954529">
            <text:p>1.0636397295</text:p>
          </table:table-cell>
          <table:table-cell office:value-type="float" office:value="0.986648159287397">
            <text:p>0.9866481593</text:p>
          </table:table-cell>
          <table:table-cell office:value-type="float" office:value="0.960395109486052">
            <text:p>0.9603951095</text:p>
          </table:table-cell>
          <table:table-cell office:value-type="float" office:value="0.944522078605366">
            <text:p>0.9445220786</text:p>
          </table:table-cell>
          <table:table-cell office:value-type="float" office:value="0.859196450940122">
            <text:p>0.8591964509</text:p>
          </table:table-cell>
          <table:table-cell office:value-type="float" office:value="0.808850486237342">
            <text:p>0.8088504862</text:p>
          </table:table-cell>
          <table:table-cell office:value-type="float" office:value="0.978184302061882">
            <text:p>0.9781843021</text:p>
          </table:table-cell>
          <table:table-cell office:value-type="float" office:value="0.832714314322763">
            <text:p>0.8327143143</text:p>
          </table:table-cell>
          <table:table-cell office:value-type="float" office:value="1.01557777050655">
            <text:p>1.0155777705</text:p>
          </table:table-cell>
        </table:table-row>
        <table:table-row table:style-name="ro1">
          <table:table-cell office:value-type="float" office:value="1.01627380688712">
            <text:p>1.0162738069</text:p>
          </table:table-cell>
          <table:table-cell office:value-type="float" office:value="0.894905184668092">
            <text:p>0.8949051847</text:p>
          </table:table-cell>
          <table:table-cell office:value-type="float" office:value="0.881832741933964">
            <text:p>0.8818327419</text:p>
          </table:table-cell>
          <table:table-cell office:value-type="float" office:value="0.89821975254176">
            <text:p>0.8982197525</text:p>
          </table:table-cell>
          <table:table-cell office:value-type="float" office:value="0.857691891812882">
            <text:p>0.8576918918</text:p>
          </table:table-cell>
          <table:table-cell office:value-type="float" office:value="0.93459270150416">
            <text:p>0.9345927015</text:p>
          </table:table-cell>
          <table:table-cell office:value-type="float" office:value="0.880547694340037">
            <text:p>0.8805476943</text:p>
          </table:table-cell>
          <table:table-cell office:value-type="float" office:value="0.93105045926238">
            <text:p>0.9310504593</text:p>
          </table:table-cell>
          <table:table-cell office:value-type="float" office:value="0.815297322650279">
            <text:p>0.8152973227</text:p>
          </table:table-cell>
          <table:table-cell office:value-type="float" office:value="0.914847296436047">
            <text:p>0.9148472964</text:p>
          </table:table-cell>
        </table:table-row>
        <table:table-row table:style-name="ro1">
          <table:table-cell office:value-type="float" office:value="0.895186103173044">
            <text:p>0.8951861032</text:p>
          </table:table-cell>
          <table:table-cell office:value-type="float" office:value="1.0045077416183">
            <text:p>1.0045077416</text:p>
          </table:table-cell>
          <table:table-cell office:value-type="float" office:value="1.08125203116115">
            <text:p>1.0812520312</text:p>
          </table:table-cell>
          <table:table-cell office:value-type="float" office:value="0.931496820786423">
            <text:p>0.9314968208</text:p>
          </table:table-cell>
          <table:table-cell office:value-type="float" office:value="0.816832209280851">
            <text:p>0.8168322093</text:p>
          </table:table-cell>
          <table:table-cell office:value-type="float" office:value="0.880580931622838">
            <text:p>0.8805809316</text:p>
          </table:table-cell>
          <table:table-cell office:value-type="float" office:value="0.839939697011305">
            <text:p>0.839939697</text:p>
          </table:table-cell>
          <table:table-cell office:value-type="float" office:value="1.05497704146662">
            <text:p>1.0549770415</text:p>
          </table:table-cell>
          <table:table-cell office:value-type="float" office:value="0.969907060462866">
            <text:p>0.9699070605</text:p>
          </table:table-cell>
          <table:table-cell office:value-type="float" office:value="1.09445518091438">
            <text:p>1.0944551809</text:p>
          </table:table-cell>
        </table:table-row>
        <table:table-row table:style-name="ro1">
          <table:table-cell office:value-type="float" office:value="0.931036838122808">
            <text:p>0.9310368381</text:p>
          </table:table-cell>
          <table:table-cell office:value-type="float" office:value="0.960433087682246">
            <text:p>0.9604330877</text:p>
          </table:table-cell>
          <table:table-cell office:value-type="float" office:value="0.914848937685451">
            <text:p>0.9148489377</text:p>
          </table:table-cell>
          <table:table-cell office:value-type="float" office:value="0.973239247745741">
            <text:p>0.9732392477</text:p>
          </table:table-cell>
          <table:table-cell office:value-type="float" office:value="0.901671818265051">
            <text:p>0.9016718183</text:p>
          </table:table-cell>
          <table:table-cell office:value-type="float" office:value="0.901210391208695">
            <text:p>0.9012103912</text:p>
          </table:table-cell>
          <table:table-cell office:value-type="float" office:value="0.96326877407583">
            <text:p>0.9632687741</text:p>
          </table:table-cell>
          <table:table-cell office:value-type="float" office:value="0.979619403177134">
            <text:p>0.9796194032</text:p>
          </table:table-cell>
          <table:table-cell office:value-type="float" office:value="0.911641379328295">
            <text:p>0.9116413793</text:p>
          </table:table-cell>
          <table:table-cell office:value-type="float" office:value="0.971749468313696">
            <text:p>0.9717494683</text:p>
          </table:table-cell>
        </table:table-row>
        <table:table-row table:style-name="ro1">
          <table:table-cell office:value-type="float" office:value="0.970215294676378">
            <text:p>0.9702152947</text:p>
          </table:table-cell>
          <table:table-cell office:value-type="float" office:value="1.02410655353487">
            <text:p>1.0241065535</text:p>
          </table:table-cell>
          <table:table-cell office:value-type="float" office:value="0.839882600248155">
            <text:p>0.8398826002</text:p>
          </table:table-cell>
          <table:table-cell office:value-type="float" office:value="1.06496636580323">
            <text:p>1.0649663658</text:p>
          </table:table-cell>
          <table:table-cell office:value-type="float" office:value="0.966728396895366">
            <text:p>0.9667283969</text:p>
          </table:table-cell>
          <table:table-cell office:value-type="float" office:value="0.864525563215618">
            <text:p>0.8645255632</text:p>
          </table:table-cell>
          <table:table-cell office:value-type="float" office:value="0.937693107530791">
            <text:p>0.9376931075</text:p>
          </table:table-cell>
          <table:table-cell office:value-type="float" office:value="0.833401701388778">
            <text:p>0.8334017014</text:p>
          </table:table-cell>
          <table:table-cell office:value-type="float" office:value="0.906575605460575">
            <text:p>0.9065756055</text:p>
          </table:table-cell>
          <table:table-cell office:value-type="float" office:value="0.980398203254059">
            <text:p>0.9803982033</text:p>
          </table:table-cell>
        </table:table-row>
        <table:table-row table:style-name="ro1">
          <table:table-cell office:value-type="float" office:value="0.833312274553063">
            <text:p>0.8333122746</text:p>
          </table:table-cell>
          <table:table-cell office:value-type="float" office:value="0.831211454113823">
            <text:p>0.8312114541</text:p>
          </table:table-cell>
          <table:table-cell office:value-type="float" office:value="0.872833934281426">
            <text:p>0.8728339343</text:p>
          </table:table-cell>
          <table:table-cell office:value-type="float" office:value="0.832988141815536">
            <text:p>0.8329881418</text:p>
          </table:table-cell>
          <table:table-cell office:value-type="float" office:value="0.812035374291947">
            <text:p>0.8120353743</text:p>
          </table:table-cell>
          <table:table-cell office:value-type="float" office:value="0.908090288960822">
            <text:p>0.908090289</text:p>
          </table:table-cell>
          <table:table-cell office:value-type="float" office:value="0.881977707101181">
            <text:p>0.8819777071</text:p>
          </table:table-cell>
          <table:table-cell office:value-type="float" office:value="0.761231309549306">
            <text:p>0.7612313095</text:p>
          </table:table-cell>
          <table:table-cell office:value-type="float" office:value="0.787337395521859">
            <text:p>0.7873373955</text:p>
          </table:table-cell>
          <table:table-cell office:value-type="float" office:value="0.77438104703674">
            <text:p>0.774381047</text:p>
          </table:table-cell>
        </table:table-row>
        <table:table-row table:style-name="ro1">
          <table:table-cell office:value-type="float" office:value="1.15004282286113">
            <text:p>1.1500428229</text:p>
          </table:table-cell>
          <table:table-cell office:value-type="float" office:value="0.895221998223092">
            <text:p>0.8952219982</text:p>
          </table:table-cell>
          <table:table-cell office:value-type="float" office:value="1.00463409486424">
            <text:p>1.0046340949</text:p>
          </table:table-cell>
          <table:table-cell office:value-type="float" office:value="1.00468052266907">
            <text:p>1.0046805227</text:p>
          </table:table-cell>
          <table:table-cell office:value-type="float" office:value="0.906501822710036">
            <text:p>0.9065018227</text:p>
          </table:table-cell>
          <table:table-cell office:value-type="float" office:value="0.965053325913859">
            <text:p>0.9650533259</text:p>
          </table:table-cell>
          <table:table-cell office:value-type="float" office:value="1.02923656599056">
            <text:p>1.029236566</text:p>
          </table:table-cell>
          <table:table-cell office:value-type="float" office:value="1.02895673667622">
            <text:p>1.0289567367</text:p>
          </table:table-cell>
          <table:table-cell office:value-type="float" office:value="0.782677150132591">
            <text:p>0.7826771501</text:p>
          </table:table-cell>
          <table:table-cell office:value-type="float" office:value="1.10724275709435">
            <text:p>1.1072427571</text:p>
          </table:table-cell>
        </table:table-row>
        <table:table-row table:style-name="ro1">
          <table:table-cell office:value-type="float" office:value="0.931145514411817">
            <text:p>0.9311455144</text:p>
          </table:table-cell>
          <table:table-cell office:value-type="float" office:value="0.89440968199549">
            <text:p>0.894409682</text:p>
          </table:table-cell>
          <table:table-cell office:value-type="float" office:value="0.891333699016646">
            <text:p>0.891333699</text:p>
          </table:table-cell>
          <table:table-cell office:value-type="float" office:value="0.979609079043432">
            <text:p>0.979609079</text:p>
          </table:table-cell>
          <table:table-cell office:value-type="float" office:value="0.960475697259916">
            <text:p>0.9604756973</text:p>
          </table:table-cell>
          <table:table-cell office:value-type="float" office:value="0.911750307069092">
            <text:p>0.9117503071</text:p>
          </table:table-cell>
          <table:table-cell office:value-type="float" office:value="1.00462296478676">
            <text:p>1.0046229648</text:p>
          </table:table-cell>
          <table:table-cell office:value-type="float" office:value="0.914710718374854">
            <text:p>0.9147107184</text:p>
          </table:table-cell>
          <table:table-cell office:value-type="float" office:value="0.955449828529872">
            <text:p>0.9554498285</text:p>
          </table:table-cell>
          <table:table-cell office:value-type="float" office:value="0.914757039662049">
            <text:p>0.9147570397</text:p>
          </table:table-cell>
        </table:table-row>
        <table:table-row table:style-name="ro1">
          <table:table-cell office:value-type="float" office:value="0.989308755386241">
            <text:p>0.9893087554</text:p>
          </table:table-cell>
          <table:table-cell office:value-type="float" office:value="0.931083558111769">
            <text:p>0.9310835581</text:p>
          </table:table-cell>
          <table:table-cell office:value-type="float" office:value="0.959302911359648">
            <text:p>0.9593029114</text:p>
          </table:table-cell>
          <table:table-cell office:value-type="float" office:value="0.870481948139094">
            <text:p>0.8704819481</text:p>
          </table:table-cell>
          <table:table-cell office:value-type="float" office:value="0.944232696114887">
            <text:p>0.9442326961</text:p>
          </table:table-cell>
          <table:table-cell office:value-type="float" office:value="0.94074581117203">
            <text:p>0.9407458112</text:p>
          </table:table-cell>
          <table:table-cell office:value-type="float" office:value="0.904771647450865">
            <text:p>0.9047716475</text:p>
          </table:table-cell>
          <table:table-cell office:value-type="float" office:value="1.0140428549084">
            <text:p>1.0140428549</text:p>
          </table:table-cell>
          <table:table-cell office:value-type="float" office:value="1.10408814593116">
            <text:p>1.1040881459</text:p>
          </table:table-cell>
          <table:table-cell office:value-type="float" office:value="0.940633128517045">
            <text:p>0.9406331285</text:p>
          </table:table-cell>
        </table:table-row>
        <table:table-row table:style-name="ro1">
          <table:table-cell office:value-type="float" office:value="0.803851609598846">
            <text:p>0.8038516096</text:p>
          </table:table-cell>
          <table:table-cell office:value-type="float" office:value="0.862888024895739">
            <text:p>0.8628880249</text:p>
          </table:table-cell>
          <table:table-cell office:value-type="float" office:value="0.980307306084419">
            <text:p>0.9803073061</text:p>
          </table:table-cell>
          <table:table-cell office:value-type="float" office:value="0.891910504380908">
            <text:p>0.8919105044</text:p>
          </table:table-cell>
          <table:table-cell office:value-type="float" office:value="0.892161423986587">
            <text:p>0.892161424</text:p>
          </table:table-cell>
          <table:table-cell office:value-type="float" office:value="0.950866313481687">
            <text:p>0.9508663135</text:p>
          </table:table-cell>
          <table:table-cell office:value-type="float" office:value="0.833358644157021">
            <text:p>0.8333586442</text:p>
          </table:table-cell>
          <table:table-cell office:value-type="float" office:value="0.863613891815607">
            <text:p>0.8636138918</text:p>
          </table:table-cell>
          <table:table-cell office:value-type="float" office:value="0.911894582403322">
            <text:p>0.9118945824</text:p>
          </table:table-cell>
          <table:table-cell office:value-type="float" office:value="1.11079605870869">
            <text:p>1.1107960587</text:p>
          </table:table-cell>
        </table:table-row>
        <table:table-row table:style-name="ro1">
          <table:table-cell office:value-type="float" office:value="0.738215013523888">
            <text:p>0.7382150135</text:p>
          </table:table-cell>
          <table:table-cell office:value-type="float" office:value="0.989798519036218">
            <text:p>0.989798519</text:p>
          </table:table-cell>
          <table:table-cell office:value-type="float" office:value="0.857658217962453">
            <text:p>0.857658218</text:p>
          </table:table-cell>
          <table:table-cell office:value-type="float" office:value="0.842780177419424">
            <text:p>0.8427801774</text:p>
          </table:table-cell>
          <table:table-cell office:value-type="float" office:value="0.930836874222229">
            <text:p>0.9308368742</text:p>
          </table:table-cell>
          <table:table-cell office:value-type="float" office:value="0.852859575133246">
            <text:p>0.8528595751</text:p>
          </table:table-cell>
          <table:table-cell office:value-type="float" office:value="0.914414494629797">
            <text:p>0.9144144946</text:p>
          </table:table-cell>
          <table:table-cell office:value-type="float" office:value="0.747562003928712">
            <text:p>0.7475620039</text:p>
          </table:table-cell>
          <table:table-cell office:value-type="float" office:value="0.857492639140178">
            <text:p>0.8574926391</text:p>
          </table:table-cell>
          <table:table-cell office:value-type="float" office:value="0.759217521380043">
            <text:p>0.7592175214</text:p>
          </table:table-cell>
        </table:table-row>
        <table:table-row table:style-name="ro1">
          <table:table-cell office:value-type="float" office:value="0.96052134858872">
            <text:p>0.9605213486</text:p>
          </table:table-cell>
          <table:table-cell office:value-type="float" office:value="0.960505603790149">
            <text:p>0.9605056038</text:p>
          </table:table-cell>
          <table:table-cell office:value-type="float" office:value="0.856993317595081">
            <text:p>0.8569933176</text:p>
          </table:table-cell>
          <table:table-cell office:value-type="float" office:value="0.813866811068759">
            <text:p>0.8138668111</text:p>
          </table:table-cell>
          <table:table-cell office:value-type="float" office:value="0.888474474401579">
            <text:p>0.8884744744</text:p>
          </table:table-cell>
          <table:table-cell office:value-type="float" office:value="0.80930019378001">
            <text:p>0.8093001938</text:p>
          </table:table-cell>
          <table:table-cell office:value-type="float" office:value="0.882226255752047">
            <text:p>0.8822262558</text:p>
          </table:table-cell>
          <table:table-cell office:value-type="float" office:value="0.813618326870376">
            <text:p>0.8136183269</text:p>
          </table:table-cell>
          <table:table-cell office:value-type="float" office:value="0.833807465813462">
            <text:p>0.8338074658</text:p>
          </table:table-cell>
          <table:table-cell office:value-type="float" office:value="0.842708013100343">
            <text:p>0.8427080131</text:p>
          </table:table-cell>
        </table:table-row>
        <table:table-row table:style-name="ro1">
          <table:table-cell office:value-type="float" office:value="0.748505961885558">
            <text:p>0.7485059619</text:p>
          </table:table-cell>
          <table:table-cell office:value-type="float" office:value="0.832893083927895">
            <text:p>0.8328930839</text:p>
          </table:table-cell>
          <table:table-cell office:value-type="float" office:value="0.734909571058239">
            <text:p>0.7349095711</text:p>
          </table:table-cell>
          <table:table-cell office:value-type="float" office:value="1.02873710948813">
            <text:p>1.0287371095</text:p>
          </table:table-cell>
          <table:table-cell office:value-type="float" office:value="0.784129495900402">
            <text:p>0.7841294959</text:p>
          </table:table-cell>
          <table:table-cell office:value-type="float" office:value="0.824816934762009">
            <text:p>0.8248169348</text:p>
          </table:table-cell>
          <table:table-cell office:value-type="float" office:value="0.777181400191901">
            <text:p>0.7771814002</text:p>
          </table:table-cell>
          <table:table-cell office:value-type="float" office:value="0.89185702597856">
            <text:p>0.891857026</text:p>
          </table:table-cell>
          <table:table-cell office:value-type="float" office:value="0.980003440645943">
            <text:p>0.9800034406</text:p>
          </table:table-cell>
          <table:table-cell office:value-type="float" office:value="0.983259354058328">
            <text:p>0.9832593541</text:p>
          </table:table-cell>
        </table:table-row>
        <table:table-row table:style-name="ro1">
          <table:table-cell office:value-type="float" office:value="0.955905946851639">
            <text:p>0.9559059469</text:p>
          </table:table-cell>
          <table:table-cell office:value-type="float" office:value="0.764280027670462">
            <text:p>0.7642800277</text:p>
          </table:table-cell>
          <table:table-cell office:value-type="float" office:value="0.911316735512367">
            <text:p>0.9113167355</text:p>
          </table:table-cell>
          <table:table-cell office:value-type="float" office:value="1.04528261285524">
            <text:p>1.0452826129</text:p>
          </table:table-cell>
          <table:table-cell office:value-type="float" office:value="0.874552705843516">
            <text:p>0.8745527058</text:p>
          </table:table-cell>
          <table:table-cell office:value-type="float" office:value="0.914325797390193">
            <text:p>0.9143257974</text:p>
          </table:table-cell>
          <table:table-cell office:value-type="float" office:value="0.919091358660905">
            <text:p>0.9190913587</text:p>
          </table:table-cell>
          <table:table-cell office:value-type="float" office:value="0.891306562443723">
            <text:p>0.8913065624</text:p>
          </table:table-cell>
          <table:table-cell office:value-type="float" office:value="0.83294089061076">
            <text:p>0.8329408906</text:p>
          </table:table-cell>
          <table:table-cell office:value-type="float" office:value="1.01272468538377">
            <text:p>1.0127246854</text:p>
          </table:table-cell>
        </table:table-row>
        <table:table-row table:style-name="ro1">
          <table:table-cell office:value-type="float" office:value="0.987210805703058">
            <text:p>0.9872108057</text:p>
          </table:table-cell>
          <table:table-cell office:value-type="float" office:value="0.941259734426658">
            <text:p>0.9412597344</text:p>
          </table:table-cell>
          <table:table-cell office:value-type="float" office:value="1.11756294825189">
            <text:p>1.1175629483</text:p>
          </table:table-cell>
          <table:table-cell office:value-type="float" office:value="1.0727028926493">
            <text:p>1.0727028926</text:p>
          </table:table-cell>
          <table:table-cell office:value-type="float" office:value="1.03512589525473">
            <text:p>1.0351258953</text:p>
          </table:table-cell>
          <table:table-cell office:value-type="float" office:value="0.915015006796153">
            <text:p>0.9150150068</text:p>
          </table:table-cell>
          <table:table-cell office:value-type="float" office:value="1.05718270678864">
            <text:p>1.0571827068</text:p>
          </table:table-cell>
          <table:table-cell office:value-type="float" office:value="0.970301798107976">
            <text:p>0.9703017981</text:p>
          </table:table-cell>
          <table:table-cell office:value-type="float" office:value="1.06153351570748">
            <text:p>1.0615335157</text:p>
          </table:table-cell>
          <table:table-cell office:value-type="float" office:value="0.944107807066297">
            <text:p>0.9441078071</text:p>
          </table:table-cell>
        </table:table-row>
        <table:table-row table:style-name="ro1">
          <table:table-cell office:value-type="float" office:value="1.02894635922925">
            <text:p>1.0289463592</text:p>
          </table:table-cell>
          <table:table-cell office:value-type="float" office:value="0.960624940264778">
            <text:p>0.9606249403</text:p>
          </table:table-cell>
          <table:table-cell office:value-type="float" office:value="0.907819043171428">
            <text:p>0.9078190432</text:p>
          </table:table-cell>
          <table:table-cell office:value-type="float" office:value="0.891878563005051">
            <text:p>0.891878563</text:p>
          </table:table-cell>
          <table:table-cell office:value-type="float" office:value="0.949938975874812">
            <text:p>0.9499389759</text:p>
          </table:table-cell>
          <table:table-cell office:value-type="float" office:value="0.906798491562872">
            <text:p>0.9067984916</text:p>
          </table:table-cell>
          <table:table-cell office:value-type="float" office:value="0.992971200644316">
            <text:p>0.9929712006</text:p>
          </table:table-cell>
          <table:table-cell office:value-type="float" office:value="0.937742571525593">
            <text:p>0.9377425715</text:p>
          </table:table-cell>
          <table:table-cell office:value-type="float" office:value="1.00617917407034">
            <text:p>1.0061791741</text:p>
          </table:table-cell>
          <table:table-cell office:value-type="float" office:value="0.906640839449203">
            <text:p>0.9066408394</text:p>
          </table:table-cell>
        </table:table-row>
        <table:table-row table:style-name="ro1">
          <table:table-cell office:value-type="float" office:value="1.0240272312905">
            <text:p>1.0240272313</text:p>
          </table:table-cell>
          <table:table-cell office:value-type="float" office:value="0.823014852266539">
            <text:p>0.8230148523</text:p>
          </table:table-cell>
          <table:table-cell office:value-type="float" office:value="1.08739377937654">
            <text:p>1.0873937794</text:p>
          </table:table-cell>
          <table:table-cell office:value-type="float" office:value="0.914948304297634">
            <text:p>0.9149483043</text:p>
          </table:table-cell>
          <table:table-cell office:value-type="float" office:value="0.93453178099435">
            <text:p>0.934531781</text:p>
          </table:table-cell>
          <table:table-cell office:value-type="float" office:value="0.895120472055742">
            <text:p>0.8951204721</text:p>
          </table:table-cell>
          <table:table-cell office:value-type="float" office:value="1.00474750030226">
            <text:p>1.0047475003</text:p>
          </table:table-cell>
          <table:table-cell office:value-type="float" office:value="0.901612523081517">
            <text:p>0.9016125231</text:p>
          </table:table-cell>
          <table:table-cell office:value-type="float" office:value="0.769413294408099">
            <text:p>0.7694132944</text:p>
          </table:table-cell>
          <table:table-cell office:value-type="float" office:value="1.06294230876506">
            <text:p>1.0629423088</text:p>
          </table:table-cell>
        </table:table-row>
        <table:table-row table:style-name="ro1">
          <table:table-cell office:value-type="float" office:value="0.881992106388928">
            <text:p>0.8819921064</text:p>
          </table:table-cell>
          <table:table-cell office:value-type="float" office:value="0.926579738314061">
            <text:p>0.9265797383</text:p>
          </table:table-cell>
          <table:table-cell office:value-type="float" office:value="0.882151354366452">
            <text:p>0.8821513544</text:p>
          </table:table-cell>
          <table:table-cell office:value-type="float" office:value="0.862341926454659">
            <text:p>0.8623419265</text:p>
          </table:table-cell>
          <table:table-cell office:value-type="float" office:value="0.8825750174349">
            <text:p>0.8825750174</text:p>
          </table:table-cell>
          <table:table-cell office:value-type="float" office:value="0.874040066065003">
            <text:p>0.8740400661</text:p>
          </table:table-cell>
          <table:table-cell office:value-type="float" office:value="0.905717493323084">
            <text:p>0.9057174933</text:p>
          </table:table-cell>
          <table:table-cell office:value-type="float" office:value="0.895334318913033">
            <text:p>0.8953343189</text:p>
          </table:table-cell>
          <table:table-cell office:value-type="float" office:value="0.769438994860689">
            <text:p>0.7694389949</text:p>
          </table:table-cell>
          <table:table-cell office:value-type="float" office:value="0.947540727198615">
            <text:p>0.9475407272</text:p>
          </table:table-cell>
        </table:table-row>
        <table:table-row table:style-name="ro1">
          <table:table-cell office:value-type="float" office:value="0.794091608465735">
            <text:p>0.7940916085</text:p>
          </table:table-cell>
          <table:table-cell office:value-type="float" office:value="0.808381170982045">
            <text:p>0.808381171</text:p>
          </table:table-cell>
          <table:table-cell office:value-type="float" office:value="0.986501978136496">
            <text:p>0.9865019781</text:p>
          </table:table-cell>
          <table:table-cell office:value-type="float" office:value="0.857294608845577">
            <text:p>0.8572946088</text:p>
          </table:table-cell>
          <table:table-cell office:value-type="float" office:value="0.718596414498547">
            <text:p>0.7185964145</text:p>
          </table:table-cell>
          <table:table-cell office:value-type="float" office:value="0.814508385650361">
            <text:p>0.8145083857</text:p>
          </table:table-cell>
          <table:table-cell office:value-type="float" office:value="0.914639211278953">
            <text:p>0.9146392113</text:p>
          </table:table-cell>
          <table:table-cell office:value-type="float" office:value="1.01246585600357">
            <text:p>1.012465856</text:p>
          </table:table-cell>
          <table:table-cell office:value-type="float" office:value="0.914891697432488">
            <text:p>0.9148916974</text:p>
          </table:table-cell>
          <table:table-cell office:value-type="float" office:value="0.764292327446035">
            <text:p>0.7642923274</text:p>
          </table:table-cell>
        </table:table-row>
        <table:table-row table:style-name="ro1">
          <table:table-cell office:value-type="float" office:value="0.764551297185827">
            <text:p>0.7645512972</text:p>
          </table:table-cell>
          <table:table-cell office:value-type="float" office:value="0.744430586974196">
            <text:p>0.744430587</text:p>
          </table:table-cell>
          <table:table-cell office:value-type="float" office:value="1.07846455585457">
            <text:p>1.0784645559</text:p>
          </table:table-cell>
          <table:table-cell office:value-type="float" office:value="1.08464040954506">
            <text:p>1.0846404095</text:p>
          </table:table-cell>
          <table:table-cell office:value-type="float" office:value="1.16298831058418">
            <text:p>1.1629883106</text:p>
          </table:table-cell>
          <table:table-cell office:value-type="float" office:value="0.897956432581447">
            <text:p>0.8979564326</text:p>
          </table:table-cell>
          <table:table-cell office:value-type="float" office:value="0.767349128631605">
            <text:p>0.7673491286</text:p>
          </table:table-cell>
          <table:table-cell office:value-type="float" office:value="0.986949174428199">
            <text:p>0.9869491744</text:p>
          </table:table-cell>
          <table:table-cell office:value-type="float" office:value="0.999109299187019">
            <text:p>0.9991092992</text:p>
          </table:table-cell>
          <table:table-cell office:value-type="float" office:value="1.05386374834756">
            <text:p>1.0538637483</text:p>
          </table:table-cell>
        </table:table-row>
        <table:table-row table:style-name="ro1">
          <table:table-cell office:value-type="float" office:value="0.754420472473189">
            <text:p>0.7544204725</text:p>
          </table:table-cell>
          <table:table-cell office:value-type="float" office:value="0.803809062369099">
            <text:p>0.8038090624</text:p>
          </table:table-cell>
          <table:table-cell office:value-type="float" office:value="0.83250836681503">
            <text:p>0.8325083668</text:p>
          </table:table-cell>
          <table:table-cell office:value-type="float" office:value="0.980252903742889">
            <text:p>0.9802529037</text:p>
          </table:table-cell>
          <table:table-cell office:value-type="float" office:value="0.881948610756622">
            <text:p>0.8819486108</text:p>
          </table:table-cell>
          <table:table-cell office:value-type="float" office:value="0.784059140184357">
            <text:p>0.7840591402</text:p>
          </table:table-cell>
          <table:table-cell office:value-type="float" office:value="0.715538636622774">
            <text:p>0.7155386366</text:p>
          </table:table-cell>
          <table:table-cell office:value-type="float" office:value="1.05333912070865">
            <text:p>1.0533391207</text:p>
          </table:table-cell>
          <table:table-cell office:value-type="float" office:value="0.915282264689614">
            <text:p>0.9152822647</text:p>
          </table:table-cell>
          <table:table-cell office:value-type="float" office:value="0.85786521604013">
            <text:p>0.857865216</text:p>
          </table:table-cell>
        </table:table-row>
        <table:table-row table:style-name="ro1">
          <table:table-cell office:value-type="float" office:value="0.842800909998215">
            <text:p>0.84280091</text:p>
          </table:table-cell>
          <table:table-cell office:value-type="float" office:value="0.845936246335698">
            <text:p>0.8459362463</text:p>
          </table:table-cell>
          <table:table-cell office:value-type="float" office:value="0.911663297087509">
            <text:p>0.9116632971</text:p>
          </table:table-cell>
          <table:table-cell office:value-type="float" office:value="0.741446627893817">
            <text:p>0.7414466279</text:p>
          </table:table-cell>
          <table:table-cell office:value-type="float" office:value="0.889103922531183">
            <text:p>0.8891039225</text:p>
          </table:table-cell>
          <table:table-cell office:value-type="float" office:value="1.12763467674673">
            <text:p>1.1276346767</text:p>
          </table:table-cell>
          <table:table-cell office:value-type="float" office:value="0.686037838709525">
            <text:p>0.6860378387</text:p>
          </table:table-cell>
          <table:table-cell office:value-type="float" office:value="0.870588122759994">
            <text:p>0.8705881228</text:p>
          </table:table-cell>
          <table:table-cell office:value-type="float" office:value="0.803807393004819">
            <text:p>0.803807393</text:p>
          </table:table-cell>
          <table:table-cell office:value-type="float" office:value="0.881937177194234">
            <text:p>0.8819371772</text:p>
          </table:table-cell>
        </table:table-row>
        <table:table-row table:style-name="ro1">
          <table:table-cell office:value-type="float" office:value="0.931184323865261">
            <text:p>0.9311843239</text:p>
          </table:table-cell>
          <table:table-cell office:value-type="float" office:value="0.784301598951372">
            <text:p>0.784301599</text:p>
          </table:table-cell>
          <table:table-cell office:value-type="float" office:value="0.881863799562457">
            <text:p>0.8818637996</text:p>
          </table:table-cell>
          <table:table-cell office:value-type="float" office:value="0.813517794016775">
            <text:p>0.813517794</text:p>
          </table:table-cell>
          <table:table-cell office:value-type="float" office:value="0.826594136664791">
            <text:p>0.8265941367</text:p>
          </table:table-cell>
          <table:table-cell office:value-type="float" office:value="0.725361610104248">
            <text:p>0.7253616101</text:p>
          </table:table-cell>
          <table:table-cell office:value-type="float" office:value="0.716584050534019">
            <text:p>0.7165840505</text:p>
          </table:table-cell>
          <table:table-cell office:value-type="float" office:value="0.800512319241676">
            <text:p>0.8005123192</text:p>
          </table:table-cell>
          <table:table-cell office:value-type="float" office:value="0.822897585601398">
            <text:p>0.8228975856</text:p>
          </table:table-cell>
          <table:table-cell office:value-type="float" office:value="0.793203848045915">
            <text:p>0.793203848</text:p>
          </table:table-cell>
        </table:table-row>
        <table:table-row table:style-name="ro1">
          <table:table-cell office:value-type="float" office:value="0.823033796472263">
            <text:p>0.8230337965</text:p>
          </table:table-cell>
          <table:table-cell office:value-type="float" office:value="0.906418032344573">
            <text:p>0.9064180323</text:p>
          </table:table-cell>
          <table:table-cell office:value-type="float" office:value="0.774046762700255">
            <text:p>0.7740467627</text:p>
          </table:table-cell>
          <table:table-cell office:value-type="float" office:value="1.02232207000525">
            <text:p>1.02232207</text:p>
          </table:table-cell>
          <table:table-cell office:value-type="float" office:value="0.718906191210823">
            <text:p>0.7189061912</text:p>
          </table:table-cell>
          <table:table-cell office:value-type="float" office:value="0.685833871026154">
            <text:p>0.685833871</text:p>
          </table:table-cell>
          <table:table-cell office:value-type="float" office:value="1.01600155825128">
            <text:p>1.0160015583</text:p>
          </table:table-cell>
          <table:table-cell office:value-type="float" office:value="0.7513756647977">
            <text:p>0.7513756648</text:p>
          </table:table-cell>
          <table:table-cell office:value-type="float" office:value="1.00585536149022">
            <text:p>1.0058553615</text:p>
          </table:table-cell>
          <table:table-cell office:value-type="float" office:value="1.01401301951393">
            <text:p>1.0140130195</text:p>
          </table:table-cell>
        </table:table-row>
        <table:table-row table:style-name="ro1">
          <table:table-cell office:value-type="float" office:value="0.773873692817879">
            <text:p>0.7738736928</text:p>
          </table:table-cell>
          <table:table-cell office:value-type="float" office:value="0.965067999351261">
            <text:p>0.9650679994</text:p>
          </table:table-cell>
          <table:table-cell office:value-type="float" office:value="0.892254034846954">
            <text:p>0.8922540348</text:p>
          </table:table-cell>
          <table:table-cell office:value-type="float" office:value="0.872620356018504">
            <text:p>0.872620356</text:p>
          </table:table-cell>
          <table:table-cell office:value-type="float" office:value="0.743545275781074">
            <text:p>0.7435452758</text:p>
          </table:table-cell>
          <table:table-cell office:value-type="float" office:value="0.876526025644413">
            <text:p>0.8765260256</text:p>
          </table:table-cell>
          <table:table-cell office:value-type="float" office:value="0.846190205088274">
            <text:p>0.8461902051</text:p>
          </table:table-cell>
          <table:table-cell office:value-type="float" office:value="0.795721659663106">
            <text:p>0.7957216597</text:p>
          </table:table-cell>
          <table:table-cell office:value-type="float" office:value="0.831760941420898">
            <text:p>0.8317609414</text:p>
          </table:table-cell>
          <table:table-cell office:value-type="float" office:value="0.712640729821995">
            <text:p>0.7126407298</text:p>
          </table:table-cell>
        </table:table-row>
        <table:table-row table:style-name="ro1">
          <table:table-cell office:value-type="float" office:value="0.867284282683936">
            <text:p>0.8672842827</text:p>
          </table:table-cell>
          <table:table-cell office:value-type="float" office:value="0.765671538370376">
            <text:p>0.7656715384</text:p>
          </table:table-cell>
          <table:table-cell office:value-type="float" office:value="0.940746390800939">
            <text:p>0.9407463908</text:p>
          </table:table-cell>
          <table:table-cell office:value-type="float" office:value="0.950901877392918">
            <text:p>0.9509018774</text:p>
          </table:table-cell>
          <table:table-cell office:value-type="float" office:value="0.846078889587938">
            <text:p>0.8460788896</text:p>
          </table:table-cell>
          <table:table-cell office:value-type="float" office:value="0.934261889312262">
            <text:p>0.9342618893</text:p>
          </table:table-cell>
          <table:table-cell office:value-type="float" office:value="0.784470011098634">
            <text:p>0.7844700111</text:p>
          </table:table-cell>
          <table:table-cell office:value-type="float" office:value="0.790836448643664">
            <text:p>0.7908364486</text:p>
          </table:table-cell>
          <table:table-cell office:value-type="float" office:value="0.808867158551325">
            <text:p>0.8088671586</text:p>
          </table:table-cell>
          <table:table-cell office:value-type="float" office:value="0.837955653252633">
            <text:p>0.8379556533</text:p>
          </table:table-cell>
        </table:table-row>
        <table:table-row table:style-name="ro1">
          <table:table-cell office:value-type="float" office:value="0.895188883808338">
            <text:p>0.8951888838</text:p>
          </table:table-cell>
          <table:table-cell office:value-type="float" office:value="0.790641495067881">
            <text:p>0.7906414951</text:p>
          </table:table-cell>
          <table:table-cell office:value-type="float" office:value="0.882138566616854">
            <text:p>0.8821385666</text:p>
          </table:table-cell>
          <table:table-cell office:value-type="float" office:value="0.93389326599101">
            <text:p>0.933893266</text:p>
          </table:table-cell>
          <table:table-cell office:value-type="float" office:value="0.957022899320689">
            <text:p>0.9570228993</text:p>
          </table:table-cell>
          <table:table-cell office:value-type="float" office:value="1.12201185682664">
            <text:p>1.1220118568</text:p>
          </table:table-cell>
          <table:table-cell office:value-type="float" office:value="0.986774409336071">
            <text:p>0.9867744093</text:p>
          </table:table-cell>
          <table:table-cell office:value-type="float" office:value="1.00819418259369">
            <text:p>1.0081941826</text:p>
          </table:table-cell>
          <table:table-cell office:value-type="float" office:value="1.0162876066716">
            <text:p>1.0162876067</text:p>
          </table:table-cell>
          <table:table-cell office:value-type="float" office:value="1.1760542233409">
            <text:p>1.1760542233</text:p>
          </table:table-cell>
        </table:table-row>
        <table:table-row table:style-name="ro1">
          <table:table-cell office:value-type="float" office:value="1.15672334757728">
            <text:p>1.1567233476</text:p>
          </table:table-cell>
          <table:table-cell office:value-type="float" office:value="0.865554928802921">
            <text:p>0.8655549288</text:p>
          </table:table-cell>
          <table:table-cell office:value-type="float" office:value="0.666781161185933">
            <text:p>0.6667811612</text:p>
          </table:table-cell>
          <table:table-cell office:value-type="float" office:value="0.920901652421236">
            <text:p>0.9209016524</text:p>
          </table:table-cell>
          <table:table-cell office:value-type="float" office:value="0.963770664987384">
            <text:p>0.963770665</text:p>
          </table:table-cell>
          <table:table-cell office:value-type="float" office:value="0.862511631076249">
            <text:p>0.8625116311</text:p>
          </table:table-cell>
          <table:table-cell office:value-type="float" office:value="0.69917814052455">
            <text:p>0.6991781405</text:p>
          </table:table-cell>
          <table:table-cell office:value-type="float" office:value="0.859213853391598">
            <text:p>0.8592138534</text:p>
          </table:table-cell>
          <table:table-cell office:value-type="float" office:value="1.02899691189783">
            <text:p>1.0289969119</text:p>
          </table:table-cell>
          <table:table-cell office:value-type="float" office:value="0.857232188311785">
            <text:p>0.8572321883</text:p>
          </table:table-cell>
        </table:table-row>
        <table:table-row table:style-name="ro1">
          <table:table-cell office:value-type="float" office:value="0.829565914562526">
            <text:p>0.8295659146</text:p>
          </table:table-cell>
          <table:table-cell office:value-type="float" office:value="0.793604753126013">
            <text:p>0.7936047531</text:p>
          </table:table-cell>
          <table:table-cell office:value-type="float" office:value="0.888837315570191">
            <text:p>0.8888373156</text:p>
          </table:table-cell>
          <table:table-cell office:value-type="float" office:value="0.881874856326942">
            <text:p>0.8818748563</text:p>
          </table:table-cell>
          <table:table-cell office:value-type="float" office:value="0.911137659065236">
            <text:p>0.9111376591</text:p>
          </table:table-cell>
          <table:table-cell office:value-type="float" office:value="0.914485951653076">
            <text:p>0.9144859517</text:p>
          </table:table-cell>
          <table:table-cell office:value-type="float" office:value="1.04217054266653">
            <text:p>1.0421705427</text:p>
          </table:table-cell>
          <table:table-cell office:value-type="float" office:value="0.880277274536984">
            <text:p>0.8802772745</text:p>
          </table:table-cell>
          <table:table-cell office:value-type="float" office:value="0.826711816159609">
            <text:p>0.8267118162</text:p>
          </table:table-cell>
          <table:table-cell office:value-type="float" office:value="0.940779397850115">
            <text:p>0.9407793979</text:p>
          </table:table-cell>
        </table:table-row>
        <table:table-row table:style-name="ro1">
          <table:table-cell office:value-type="float" office:value="1.18846879727741">
            <text:p>1.1884687973</text:p>
          </table:table-cell>
          <table:table-cell office:value-type="float" office:value="0.745060588787418">
            <text:p>0.7450605888</text:p>
          </table:table-cell>
          <table:table-cell office:value-type="float" office:value="0.921458562984083">
            <text:p>0.921458563</text:p>
          </table:table-cell>
          <table:table-cell office:value-type="float" office:value="0.989623365349314">
            <text:p>0.9896233653</text:p>
          </table:table-cell>
          <table:table-cell office:value-type="float" office:value="0.836503832668477">
            <text:p>0.8365038327</text:p>
          </table:table-cell>
          <table:table-cell office:value-type="float" office:value="0.970230808092157">
            <text:p>0.9702308081</text:p>
          </table:table-cell>
          <table:table-cell office:value-type="float" office:value="1.01581781461083">
            <text:p>1.0158178146</text:p>
          </table:table-cell>
          <table:table-cell office:value-type="float" office:value="0.986141812651948">
            <text:p>0.9861418127</text:p>
          </table:table-cell>
          <table:table-cell office:value-type="float" office:value="1.03887925654835">
            <text:p>1.0388792565</text:p>
          </table:table-cell>
          <table:table-cell office:value-type="float" office:value="0.863991749241562">
            <text:p>0.8639917492</text:p>
          </table:table-cell>
        </table:table-row>
        <table:table-row table:style-name="ro1">
          <table:table-cell office:value-type="float" office:value="0.970278406776125">
            <text:p>0.9702784068</text:p>
          </table:table-cell>
          <table:table-cell office:value-type="float" office:value="0.637072385717285">
            <text:p>0.6370723857</text:p>
          </table:table-cell>
          <table:table-cell office:value-type="float" office:value="0.86202999334242">
            <text:p>0.8620299933</text:p>
          </table:table-cell>
          <table:table-cell office:value-type="float" office:value="0.745245673369629">
            <text:p>0.7452456734</text:p>
          </table:table-cell>
          <table:table-cell office:value-type="float" office:value="0.65642888971446">
            <text:p>0.6564288897</text:p>
          </table:table-cell>
          <table:table-cell office:value-type="float" office:value="0.748229405532878">
            <text:p>0.7482294055</text:p>
          </table:table-cell>
          <table:table-cell office:value-type="float" office:value="0.940865556771832">
            <text:p>0.9408655568</text:p>
          </table:table-cell>
          <table:table-cell office:value-type="float" office:value="0.916782314415059">
            <text:p>0.9167823144</text:p>
          </table:table-cell>
          <table:table-cell office:value-type="float" office:value="0.863739980128452">
            <text:p>0.8637399801</text:p>
          </table:table-cell>
          <table:table-cell office:value-type="float" office:value="0.93123031025296">
            <text:p>0.9312303103</text:p>
          </table:table-cell>
        </table:table-row>
        <table:table-row table:style-name="ro1">
          <table:table-cell office:value-type="float" office:value="0.911528066595206">
            <text:p>0.9115280666</text:p>
          </table:table-cell>
          <table:table-cell office:value-type="float" office:value="0.669892680359063">
            <text:p>0.6698926804</text:p>
          </table:table-cell>
          <table:table-cell office:value-type="float" office:value="0.875215422843425">
            <text:p>0.8752154228</text:p>
          </table:table-cell>
          <table:table-cell office:value-type="float" office:value="0.866646270915986">
            <text:p>0.8666462709</text:p>
          </table:table-cell>
          <table:table-cell office:value-type="float" office:value="0.637022511299132">
            <text:p>0.6370225113</text:p>
          </table:table-cell>
          <table:table-cell office:value-type="float" office:value="0.891749437382146">
            <text:p>0.8917494374</text:p>
          </table:table-cell>
          <table:table-cell office:value-type="float" office:value="0.612632343552038">
            <text:p>0.6126323436</text:p>
          </table:table-cell>
          <table:table-cell office:value-type="float" office:value="0.842701185596547">
            <text:p>0.8427011856</text:p>
          </table:table-cell>
          <table:table-cell office:value-type="float" office:value="0.734952714830653">
            <text:p>0.7349527148</text:p>
          </table:table-cell>
          <table:table-cell office:value-type="float" office:value="1.00913580100263">
            <text:p>1.009135801</text:p>
          </table:table-cell>
        </table:table-row>
        <table:table-row table:style-name="ro1">
          <table:table-cell office:value-type="float" office:value="0.710492512773249">
            <text:p>0.7104925128</text:p>
          </table:table-cell>
          <table:table-cell office:value-type="float" office:value="0.921039364335224">
            <text:p>0.9210393643</text:p>
          </table:table-cell>
          <table:table-cell office:value-type="float" office:value="0.806173974557604">
            <text:p>0.8061739746</text:p>
          </table:table-cell>
          <table:table-cell office:value-type="float" office:value="0.784124937683778">
            <text:p>0.7841249377</text:p>
          </table:table-cell>
          <table:table-cell office:value-type="float" office:value="0.815346594292894">
            <text:p>0.8153465943</text:p>
          </table:table-cell>
          <table:table-cell office:value-type="float" office:value="0.735016647441675">
            <text:p>0.7350166474</text:p>
          </table:table-cell>
          <table:table-cell office:value-type="float" office:value="0.716959226382143">
            <text:p>0.7169592264</text:p>
          </table:table-cell>
          <table:table-cell office:value-type="float" office:value="0.793772337002399">
            <text:p>0.793772337</text:p>
          </table:table-cell>
          <table:table-cell office:value-type="float" office:value="0.857543740527897">
            <text:p>0.8575437405</text:p>
          </table:table-cell>
          <table:table-cell office:value-type="float" office:value="0.898572213655383">
            <text:p>0.8985722137</text:p>
          </table:table-cell>
        </table:table-row>
        <table:table-row table:style-name="ro1">
          <table:table-cell office:value-type="float" office:value="0.832979513609601">
            <text:p>0.8329795136</text:p>
          </table:table-cell>
          <table:table-cell office:value-type="float" office:value="1.15151616716453">
            <text:p>1.1515161672</text:p>
          </table:table-cell>
          <table:table-cell office:value-type="float" office:value="0.873601411621285">
            <text:p>0.8736014116</text:p>
          </table:table-cell>
          <table:table-cell office:value-type="float" office:value="0.857838845537565">
            <text:p>0.8578388455</text:p>
          </table:table-cell>
          <table:table-cell office:value-type="float" office:value="1.05325901958761">
            <text:p>1.0532590196</text:p>
          </table:table-cell>
          <table:table-cell office:value-type="float" office:value="0.885306404988817">
            <text:p>0.885306405</text:p>
          </table:table-cell>
          <table:table-cell office:value-type="float" office:value="1.08131775269342">
            <text:p>1.0813177527</text:p>
          </table:table-cell>
          <table:table-cell office:value-type="float" office:value="0.725316562983319">
            <text:p>0.725316563</text:p>
          </table:table-cell>
          <table:table-cell office:value-type="float" office:value="0.917387571667246">
            <text:p>0.9173875717</text:p>
          </table:table-cell>
          <table:table-cell office:value-type="float" office:value="0.882338505778739">
            <text:p>0.8823385058</text:p>
          </table:table-cell>
        </table:table-row>
        <table:table-row table:style-name="ro1">
          <table:table-cell office:value-type="float" office:value="1.07033998358125">
            <text:p>1.0703399836</text:p>
          </table:table-cell>
          <table:table-cell office:value-type="float" office:value="0.95569985342545">
            <text:p>0.9556998534</text:p>
          </table:table-cell>
          <table:table-cell office:value-type="float" office:value="0.96246970961729">
            <text:p>0.9624697096</text:p>
          </table:table-cell>
          <table:table-cell office:value-type="float" office:value="0.94927826454218">
            <text:p>0.9492782645</text:p>
          </table:table-cell>
          <table:table-cell office:value-type="float" office:value="0.967219944075174">
            <text:p>0.9672199441</text:p>
          </table:table-cell>
          <table:table-cell office:value-type="float" office:value="0.767509495145021">
            <text:p>0.7675094951</text:p>
          </table:table-cell>
          <table:table-cell office:value-type="float" office:value="0.775827373648978">
            <text:p>0.7758273736</text:p>
          </table:table-cell>
          <table:table-cell office:value-type="float" office:value="1.00497489686246">
            <text:p>1.0049748969</text:p>
          </table:table-cell>
          <table:table-cell office:value-type="float" office:value="0.96054536405257">
            <text:p>0.9605453641</text:p>
          </table:table-cell>
          <table:table-cell office:value-type="float" office:value="1.12694115351337">
            <text:p>1.1269411535</text:p>
          </table:table-cell>
        </table:table-row>
        <table:table-row table:style-name="ro1">
          <table:table-cell office:value-type="float" office:value="1.06480194936127">
            <text:p>1.0648019494</text:p>
          </table:table-cell>
          <table:table-cell office:value-type="float" office:value="0.940534671987908">
            <text:p>0.940534672</text:p>
          </table:table-cell>
          <table:table-cell office:value-type="float" office:value="0.76935461948437">
            <text:p>0.7693546195</text:p>
          </table:table-cell>
          <table:table-cell office:value-type="float" office:value="1.0328127934164">
            <text:p>1.0328127934</text:p>
          </table:table-cell>
          <table:table-cell office:value-type="float" office:value="1.02955080551913">
            <text:p>1.0295508055</text:p>
          </table:table-cell>
          <table:table-cell office:value-type="float" office:value="0.8827262550519">
            <text:p>0.8827262551</text:p>
          </table:table-cell>
          <table:table-cell office:value-type="float" office:value="1.02240614957336">
            <text:p>1.0224061496</text:p>
          </table:table-cell>
          <table:table-cell office:value-type="float" office:value="1.04482263014901">
            <text:p>1.0448226301</text:p>
          </table:table-cell>
          <table:table-cell office:value-type="float" office:value="1.06144681043571">
            <text:p>1.0614468104</text:p>
          </table:table-cell>
          <table:table-cell office:value-type="float" office:value="0.993089950523124">
            <text:p>0.9930899505</text:p>
          </table:table-cell>
        </table:table-row>
        <table:table-row table:style-name="ro1">
          <table:table-cell office:value-type="float" office:value="0.784060382362383">
            <text:p>0.7840603824</text:p>
          </table:table-cell>
          <table:table-cell office:value-type="float" office:value="0.852417798344241">
            <text:p>0.8524177983</text:p>
          </table:table-cell>
          <table:table-cell office:value-type="float" office:value="0.870515558648016">
            <text:p>0.8705155586</text:p>
          </table:table-cell>
          <table:table-cell office:value-type="float" office:value="0.701813614207203">
            <text:p>0.7018136142</text:p>
          </table:table-cell>
          <table:table-cell office:value-type="float" office:value="0.895082148023579">
            <text:p>0.895082148</text:p>
          </table:table-cell>
          <table:table-cell office:value-type="float" office:value="0.898567173682605">
            <text:p>0.8985671737</text:p>
          </table:table-cell>
          <table:table-cell office:value-type="float" office:value="0.784556909421795">
            <text:p>0.7845569094</text:p>
          </table:table-cell>
          <table:table-cell office:value-type="float" office:value="0.705285899508303">
            <text:p>0.7052858995</text:p>
          </table:table-cell>
          <table:table-cell office:value-type="float" office:value="0.833107363356124">
            <text:p>0.8331073634</text:p>
          </table:table-cell>
          <table:table-cell office:value-type="float" office:value="0.895016960580489">
            <text:p>0.8950169606</text:p>
          </table:table-cell>
        </table:table-row>
        <table:table-row table:style-name="ro1">
          <table:table-cell office:value-type="float" office:value="0.72974173943478">
            <text:p>0.7297417394</text:p>
          </table:table-cell>
          <table:table-cell office:value-type="float" office:value="0.895629608788085">
            <text:p>0.8956296088</text:p>
          </table:table-cell>
          <table:table-cell office:value-type="float" office:value="0.86444265582964">
            <text:p>0.8644426558</text:p>
          </table:table-cell>
          <table:table-cell office:value-type="float" office:value="0.993311894090493">
            <text:p>0.9933118941</text:p>
          </table:table-cell>
          <table:table-cell office:value-type="float" office:value="0.891922329297134">
            <text:p>0.8919223293</text:p>
          </table:table-cell>
          <table:table-cell office:value-type="float" office:value="1.02920690021953">
            <text:p>1.0292069002</text:p>
          </table:table-cell>
          <table:table-cell office:value-type="float" office:value="0.816430533088357">
            <text:p>0.8164305331</text:p>
          </table:table-cell>
          <table:table-cell office:value-type="float" office:value="0.833284950950617">
            <text:p>0.833284951</text:p>
          </table:table-cell>
          <table:table-cell office:value-type="float" office:value="1.05986910063184">
            <text:p>1.0598691006</text:p>
          </table:table-cell>
          <table:table-cell office:value-type="float" office:value="0.880163618714951">
            <text:p>0.8801636187</text:p>
          </table:table-cell>
        </table:table-row>
        <table:table-row table:style-name="ro1">
          <table:table-cell office:value-type="float" office:value="0.888772226401887">
            <text:p>0.8887722264</text:p>
          </table:table-cell>
          <table:table-cell office:value-type="float" office:value="0.895090231121699">
            <text:p>0.8950902311</text:p>
          </table:table-cell>
          <table:table-cell office:value-type="float" office:value="0.937769188893745">
            <text:p>0.9377691889</text:p>
          </table:table-cell>
          <table:table-cell office:value-type="float" office:value="0.89211555547136">
            <text:p>0.8921155555</text:p>
          </table:table-cell>
          <table:table-cell office:value-type="float" office:value="0.888396494212731">
            <text:p>0.8883964942</text:p>
          </table:table-cell>
          <table:table-cell office:value-type="float" office:value="0.822725635999614">
            <text:p>0.822725636</text:p>
          </table:table-cell>
          <table:table-cell office:value-type="float" office:value="1.15198924791933">
            <text:p>1.1519892479</text:p>
          </table:table-cell>
          <table:table-cell office:value-type="float" office:value="1.10273736025247">
            <text:p>1.1027373603</text:p>
          </table:table-cell>
          <table:table-cell office:value-type="float" office:value="1.06027950624808">
            <text:p>1.0602795062</text:p>
          </table:table-cell>
          <table:table-cell office:value-type="float" office:value="1.01231780624644">
            <text:p>1.0123178062</text:p>
          </table:table-cell>
        </table:table-row>
        <table:table-row table:style-name="ro1">
          <table:table-cell office:value-type="float" office:value="0.88562071299434">
            <text:p>0.885620713</text:p>
          </table:table-cell>
          <table:table-cell office:value-type="float" office:value="0.831487627474979">
            <text:p>0.8314876275</text:p>
          </table:table-cell>
          <table:table-cell office:value-type="float" office:value="1.03217410175153">
            <text:p>1.0321741018</text:p>
          </table:table-cell>
          <table:table-cell office:value-type="float" office:value="1.14302761031046">
            <text:p>1.1430276103</text:p>
          </table:table-cell>
          <table:table-cell office:value-type="float" office:value="0.83341624394938">
            <text:p>0.8334162439</text:p>
          </table:table-cell>
          <table:table-cell office:value-type="float" office:value="0.962332876780431">
            <text:p>0.9623328768</text:p>
          </table:table-cell>
          <table:table-cell office:value-type="float" office:value="1.12651077507955">
            <text:p>1.1265107751</text:p>
          </table:table-cell>
          <table:table-cell office:value-type="float" office:value="0.960680965154459">
            <text:p>0.9606809652</text:p>
          </table:table-cell>
          <table:table-cell office:value-type="float" office:value="0.881956350943037">
            <text:p>0.8819563509</text:p>
          </table:table-cell>
          <table:table-cell office:value-type="float" office:value="0.849367230975772">
            <text:p>0.849367231</text:p>
          </table:table-cell>
        </table:table-row>
        <table:table-row table:style-name="ro1">
          <table:table-cell office:value-type="float" office:value="0.907474254580347">
            <text:p>0.9074742546</text:p>
          </table:table-cell>
          <table:table-cell office:value-type="float" office:value="1.0074374893627">
            <text:p>1.0074374894</text:p>
          </table:table-cell>
          <table:table-cell office:value-type="float" office:value="1.0290415714667">
            <text:p>1.0290415715</text:p>
          </table:table-cell>
          <table:table-cell office:value-type="float" office:value="1.020614964801">
            <text:p>1.0206149648</text:p>
          </table:table-cell>
          <table:table-cell office:value-type="float" office:value="0.942648993515391">
            <text:p>0.9426489935</text:p>
          </table:table-cell>
          <table:table-cell office:value-type="float" office:value="0.937239112645701">
            <text:p>0.9372391126</text:p>
          </table:table-cell>
          <table:table-cell office:value-type="float" office:value="0.911451780935097">
            <text:p>0.9114517809</text:p>
          </table:table-cell>
          <table:table-cell office:value-type="float" office:value="1.03620983961415">
            <text:p>1.0362098396</text:p>
          </table:table-cell>
          <table:table-cell office:value-type="float" office:value="1.01803516392482">
            <text:p>1.0180351639</text:p>
          </table:table-cell>
          <table:table-cell office:value-type="float" office:value="0.780932068347682">
            <text:p>0.7809320683</text:p>
          </table:table-cell>
        </table:table-row>
        <table:table-row table:style-name="ro1">
          <table:table-cell office:value-type="float" office:value="1.01913548576449">
            <text:p>1.0191354858</text:p>
          </table:table-cell>
          <table:table-cell office:value-type="float" office:value="0.933982178620516">
            <text:p>0.9339821786</text:p>
          </table:table-cell>
          <table:table-cell office:value-type="float" office:value="0.839538699363946">
            <text:p>0.8395386994</text:p>
          </table:table-cell>
          <table:table-cell office:value-type="float" office:value="0.907594064942915">
            <text:p>0.9075940649</text:p>
          </table:table-cell>
          <table:table-cell office:value-type="float" office:value="0.937876119447399">
            <text:p>0.9378761194</text:p>
          </table:table-cell>
          <table:table-cell office:value-type="float" office:value="0.773871920699445">
            <text:p>0.7738719207</text:p>
          </table:table-cell>
          <table:table-cell office:value-type="float" office:value="0.931322706178264">
            <text:p>0.9313227062</text:p>
          </table:table-cell>
          <table:table-cell office:value-type="float" office:value="1.11411276372873">
            <text:p>1.1141127637</text:p>
          </table:table-cell>
          <table:table-cell office:value-type="float" office:value="1.00284036634862">
            <text:p>1.0028403663</text:p>
          </table:table-cell>
          <table:table-cell office:value-type="float" office:value="0.783580423513614">
            <text:p>0.7835804235</text:p>
          </table:table-cell>
        </table:table-row>
        <table:table-row table:style-name="ro1">
          <table:table-cell office:value-type="float" office:value="1.00640032157481">
            <text:p>1.0064003216</text:p>
          </table:table-cell>
          <table:table-cell office:value-type="float" office:value="0.880648356184713">
            <text:p>0.8806483562</text:p>
          </table:table-cell>
          <table:table-cell office:value-type="float" office:value="0.702384388023707">
            <text:p>0.702384388</text:p>
          </table:table-cell>
          <table:table-cell office:value-type="float" office:value="0.944022909465145">
            <text:p>0.9440229095</text:p>
          </table:table-cell>
          <table:table-cell office:value-type="float" office:value="0.833450865080418">
            <text:p>0.8334508651</text:p>
          </table:table-cell>
          <table:table-cell office:value-type="float" office:value="0.859208887479137">
            <text:p>0.8592088875</text:p>
          </table:table-cell>
          <table:table-cell office:value-type="float" office:value="0.888717954009578">
            <text:p>0.888717954</text:p>
          </table:table-cell>
          <table:table-cell office:value-type="float" office:value="1.02887785496105">
            <text:p>1.028877855</text:p>
          </table:table-cell>
          <table:table-cell office:value-type="float" office:value="1.00762205199278">
            <text:p>1.007622052</text:p>
          </table:table-cell>
          <table:table-cell office:value-type="float" office:value="0.967127603601376">
            <text:p>0.9671276036</text:p>
          </table:table-cell>
        </table:table-row>
        <table:table-row table:style-name="ro1">
          <table:table-cell office:value-type="float" office:value="1.00953983942198">
            <text:p>1.0095398394</text:p>
          </table:table-cell>
          <table:table-cell office:value-type="float" office:value="1.13989332356326">
            <text:p>1.1398933236</text:p>
          </table:table-cell>
          <table:table-cell office:value-type="float" office:value="0.954105061830915">
            <text:p>0.9541050618</text:p>
          </table:table-cell>
          <table:table-cell office:value-type="float" office:value="0.882283846279964">
            <text:p>0.8822838463</text:p>
          </table:table-cell>
          <table:table-cell office:value-type="float" office:value="0.81805877657663">
            <text:p>0.8180587766</text:p>
          </table:table-cell>
          <table:table-cell office:value-type="float" office:value="1.05350474086363">
            <text:p>1.0535047409</text:p>
          </table:table-cell>
          <table:table-cell office:value-type="float" office:value="0.930884744982146">
            <text:p>0.930884745</text:p>
          </table:table-cell>
          <table:table-cell office:value-type="float" office:value="0.947283107265804">
            <text:p>0.9472831073</text:p>
          </table:table-cell>
          <table:table-cell office:value-type="float" office:value="0.948057612605223">
            <text:p>0.9480576126</text:p>
          </table:table-cell>
          <table:table-cell office:value-type="float" office:value="1.035486730524">
            <text:p>1.0354867305</text:p>
          </table:table-cell>
        </table:table-row>
        <table:table-row table:style-name="ro1">
          <table:table-cell office:value-type="float" office:value="0.864109027507134">
            <text:p>0.8641090275</text:p>
          </table:table-cell>
          <table:table-cell office:value-type="float" office:value="1.05773644059398">
            <text:p>1.0577364406</text:p>
          </table:table-cell>
          <table:table-cell office:value-type="float" office:value="1.02901845276601">
            <text:p>1.0290184528</text:p>
          </table:table-cell>
          <table:table-cell office:value-type="float" office:value="0.916275823101456">
            <text:p>0.9162758231</text:p>
          </table:table-cell>
          <table:table-cell office:value-type="float" office:value="1.08540737451889">
            <text:p>1.0854073745</text:p>
          </table:table-cell>
          <table:table-cell office:value-type="float" office:value="1.10226124058509">
            <text:p>1.1022612406</text:p>
          </table:table-cell>
          <table:table-cell office:value-type="float" office:value="0.995964371134495">
            <text:p>0.9959643711</text:p>
          </table:table-cell>
          <table:table-cell office:value-type="float" office:value="1.11418152112464">
            <text:p>1.1141815211</text:p>
          </table:table-cell>
          <table:table-cell office:value-type="float" office:value="0.875313260671538">
            <text:p>0.8753132607</text:p>
          </table:table-cell>
          <table:table-cell office:value-type="float" office:value="0.843180869032114">
            <text:p>0.843180869</text:p>
          </table:table-cell>
        </table:table-row>
        <table:table-row table:style-name="ro1">
          <table:table-cell office:value-type="float" office:value="0.992808100317587">
            <text:p>0.9928081003</text:p>
          </table:table-cell>
          <table:table-cell office:value-type="float" office:value="0.843152362579986">
            <text:p>0.8431523626</text:p>
          </table:table-cell>
          <table:table-cell office:value-type="float" office:value="0.94044120277931">
            <text:p>0.9404412028</text:p>
          </table:table-cell>
          <table:table-cell office:value-type="float" office:value="0.88877503291457">
            <text:p>0.8887750329</text:p>
          </table:table-cell>
          <table:table-cell office:value-type="float" office:value="0.960642945211236">
            <text:p>0.9606429452</text:p>
          </table:table-cell>
          <table:table-cell office:value-type="float" office:value="0.90204323539542">
            <text:p>0.9020432354</text:p>
          </table:table-cell>
          <table:table-cell office:value-type="float" office:value="1.07810943698608">
            <text:p>1.078109437</text:p>
          </table:table-cell>
          <table:table-cell office:value-type="float" office:value="0.918593033891485">
            <text:p>0.9185930339</text:p>
          </table:table-cell>
          <table:table-cell office:value-type="float" office:value="0.858731085319045">
            <text:p>0.8587310853</text:p>
          </table:table-cell>
          <table:table-cell office:value-type="float" office:value="0.715930540276546">
            <text:p>0.7159305403</text:p>
          </table:table-cell>
        </table:table-row>
        <table:table-row table:style-name="ro1">
          <table:table-cell office:value-type="float" office:value="0.724683042419675">
            <text:p>0.7246830424</text:p>
          </table:table-cell>
          <table:table-cell office:value-type="float" office:value="0.963764209898591">
            <text:p>0.9637642099</text:p>
          </table:table-cell>
          <table:table-cell office:value-type="float" office:value="0.885503258373738">
            <text:p>0.8855032584</text:p>
          </table:table-cell>
          <table:table-cell office:value-type="float" office:value="0.833359666648688">
            <text:p>0.8333596666</text:p>
          </table:table-cell>
          <table:table-cell office:value-type="float" office:value="0.882031874133229">
            <text:p>0.8820318741</text:p>
          </table:table-cell>
          <table:table-cell office:value-type="float" office:value="0.774469534644321">
            <text:p>0.7744695346</text:p>
          </table:table-cell>
          <table:table-cell office:value-type="float" office:value="0.774089543119524">
            <text:p>0.7740895431</text:p>
          </table:table-cell>
          <table:table-cell office:value-type="float" office:value="0.940755182483787">
            <text:p>0.9407551825</text:p>
          </table:table-cell>
          <table:table-cell office:value-type="float" office:value="0.987020711635371">
            <text:p>0.9870207116</text:p>
          </table:table-cell>
          <table:table-cell office:value-type="float" office:value="0.960867739055437">
            <text:p>0.9608677391</text:p>
          </table:table-cell>
        </table:table-row>
        <table:table-row table:style-name="ro1">
          <table:table-cell office:value-type="float" office:value="0.930765454344594">
            <text:p>0.9307654543</text:p>
          </table:table-cell>
          <table:table-cell office:value-type="float" office:value="0.987058533683267">
            <text:p>0.9870585337</text:p>
          </table:table-cell>
          <table:table-cell office:value-type="float" office:value="0.911388958831787">
            <text:p>0.9113889588</text:p>
          </table:table-cell>
          <table:table-cell office:value-type="float" office:value="0.989416399580769">
            <text:p>0.9894163996</text:p>
          </table:table-cell>
          <table:table-cell office:value-type="float" office:value="0.91186562394799">
            <text:p>0.9118656239</text:p>
          </table:table-cell>
          <table:table-cell office:value-type="float" office:value="0.882277970159093">
            <text:p>0.8822779702</text:p>
          </table:table-cell>
          <table:table-cell office:value-type="float" office:value="0.913047386582428">
            <text:p>0.9130473866</text:p>
          </table:table-cell>
          <table:table-cell office:value-type="float" office:value="1.03946951374499">
            <text:p>1.0394695137</text:p>
          </table:table-cell>
          <table:table-cell office:value-type="float" office:value="1.03533710495182">
            <text:p>1.035337105</text:p>
          </table:table-cell>
          <table:table-cell office:value-type="float" office:value="0.855771130066967">
            <text:p>0.8557711301</text:p>
          </table:table-cell>
        </table:table-row>
        <table:table-row table:style-name="ro1">
          <table:table-cell office:value-type="float" office:value="0.937836460391016">
            <text:p>0.9378364604</text:p>
          </table:table-cell>
          <table:table-cell office:value-type="float" office:value="0.940947089924505">
            <text:p>0.9409470899</text:p>
          </table:table-cell>
          <table:table-cell office:value-type="float" office:value="0.620488348171192">
            <text:p>0.6204883482</text:p>
          </table:table-cell>
          <table:table-cell office:value-type="float" office:value="0.824975057298251">
            <text:p>0.8249750573</text:p>
          </table:table-cell>
          <table:table-cell office:value-type="float" office:value="0.955112214884966">
            <text:p>0.9551122149</text:p>
          </table:table-cell>
          <table:table-cell office:value-type="float" office:value="0.931192296453816">
            <text:p>0.9311922965</text:p>
          </table:table-cell>
          <table:table-cell office:value-type="float" office:value="0.940362944201449">
            <text:p>0.9403629442</text:p>
          </table:table-cell>
          <table:table-cell office:value-type="float" office:value="0.878536941410617">
            <text:p>0.8785369414</text:p>
          </table:table-cell>
          <table:table-cell office:value-type="float" office:value="0.882388098194675">
            <text:p>0.8823880982</text:p>
          </table:table-cell>
          <table:table-cell office:value-type="float" office:value="0.9146291490238">
            <text:p>0.914629149</text:p>
          </table:table-cell>
        </table:table-row>
        <table:table-row table:style-name="ro1">
          <table:table-cell office:value-type="float" office:value="0.832957259925544">
            <text:p>0.8329572599</text:p>
          </table:table-cell>
          <table:table-cell office:value-type="float" office:value="0.781772208765166">
            <text:p>0.7817722088</text:p>
          </table:table-cell>
          <table:table-cell office:value-type="float" office:value="0.930851122782764">
            <text:p>0.9308511228</text:p>
          </table:table-cell>
          <table:table-cell office:value-type="float" office:value="1.05309423338941">
            <text:p>1.0530942334</text:p>
          </table:table-cell>
          <table:table-cell office:value-type="float" office:value="1.05512038445404">
            <text:p>1.0551203845</text:p>
          </table:table-cell>
          <table:table-cell office:value-type="float" office:value="0.979842996169561">
            <text:p>0.9798429962</text:p>
          </table:table-cell>
          <table:table-cell office:value-type="float" office:value="0.955638071440161">
            <text:p>0.9556380714</text:p>
          </table:table-cell>
          <table:table-cell office:value-type="float" office:value="0.920499070287182">
            <text:p>0.9204990703</text:p>
          </table:table-cell>
          <table:table-cell office:value-type="float" office:value="0.989930917406972">
            <text:p>0.9899309174</text:p>
          </table:table-cell>
          <table:table-cell office:value-type="float" office:value="1.01410820978828">
            <text:p>1.0141082098</text:p>
          </table:table-cell>
        </table:table-row>
        <table:table-row table:style-name="ro1">
          <table:table-cell office:value-type="float" office:value="0.906350813406827">
            <text:p>0.9063508134</text:p>
          </table:table-cell>
          <table:table-cell office:value-type="float" office:value="0.92789829555408">
            <text:p>0.9278982956</text:p>
          </table:table-cell>
          <table:table-cell office:value-type="float" office:value="0.924204451590526">
            <text:p>0.9242044516</text:p>
          </table:table-cell>
          <table:table-cell office:value-type="float" office:value="0.989984776465707">
            <text:p>0.9899847765</text:p>
          </table:table-cell>
          <table:table-cell office:value-type="float" office:value="0.96040735461544">
            <text:p>0.9604073546</text:p>
          </table:table-cell>
          <table:table-cell office:value-type="float" office:value="0.754832730943847">
            <text:p>0.7548327309</text:p>
          </table:table-cell>
          <table:table-cell office:value-type="float" office:value="0.833132399756163">
            <text:p>0.8331323998</text:p>
          </table:table-cell>
          <table:table-cell office:value-type="float" office:value="0.822855737560552">
            <text:p>0.8228557376</text:p>
          </table:table-cell>
          <table:table-cell office:value-type="float" office:value="1.02932684966351">
            <text:p>1.0293268497</text:p>
          </table:table-cell>
          <table:table-cell office:value-type="float" office:value="0.846197552285755">
            <text:p>0.8461975523</text:p>
          </table:table-cell>
        </table:table-row>
        <table:table-row table:style-name="ro1">
          <table:table-cell office:value-type="float" office:value="0.892475985998813">
            <text:p>0.892475986</text:p>
          </table:table-cell>
          <table:table-cell office:value-type="float" office:value="0.924605272243168">
            <text:p>0.9246052722</text:p>
          </table:table-cell>
          <table:table-cell office:value-type="float" office:value="0.98602258258087">
            <text:p>0.9860225826</text:p>
          </table:table-cell>
          <table:table-cell office:value-type="float" office:value="0.931430670693036">
            <text:p>0.9314306707</text:p>
          </table:table-cell>
          <table:table-cell office:value-type="float" office:value="0.882729802703574">
            <text:p>0.8827298027</text:p>
          </table:table-cell>
          <table:table-cell office:value-type="float" office:value="0.885513929695096">
            <text:p>0.8855139297</text:p>
          </table:table-cell>
          <table:table-cell office:value-type="float" office:value="0.808209286808225">
            <text:p>0.8082092868</text:p>
          </table:table-cell>
          <table:table-cell office:value-type="float" office:value="0.803644805164893">
            <text:p>0.8036448052</text:p>
          </table:table-cell>
          <table:table-cell office:value-type="float" office:value="0.921489115731313">
            <text:p>0.9214891157</text:p>
          </table:table-cell>
          <table:table-cell office:value-type="float" office:value="0.99007197497705">
            <text:p>0.990071975</text:p>
          </table:table-cell>
        </table:table-row>
        <table:table-row table:style-name="ro1">
          <table:table-cell office:value-type="float" office:value="0.969966350976088">
            <text:p>0.969966351</text:p>
          </table:table-cell>
          <table:table-cell office:value-type="float" office:value="0.914403238464185">
            <text:p>0.9144032385</text:p>
          </table:table-cell>
          <table:table-cell office:value-type="float" office:value="1.08630713627783">
            <text:p>1.0863071363</text:p>
          </table:table-cell>
          <table:table-cell office:value-type="float" office:value="0.980005442089026">
            <text:p>0.9800054421</text:p>
          </table:table-cell>
          <table:table-cell office:value-type="float" office:value="0.961589649409964">
            <text:p>0.9615896494</text:p>
          </table:table-cell>
          <table:table-cell office:value-type="float" office:value="0.930929255942345">
            <text:p>0.9309292559</text:p>
          </table:table-cell>
          <table:table-cell office:value-type="float" office:value="1.22477793711799">
            <text:p>1.2247779371</text:p>
          </table:table-cell>
          <table:table-cell office:value-type="float" office:value="0.881961392940756">
            <text:p>0.8819613929</text:p>
          </table:table-cell>
          <table:table-cell office:value-type="float" office:value="0.820233769029291">
            <text:p>0.820233769</text:p>
          </table:table-cell>
          <table:table-cell office:value-type="float" office:value="1.04839597212534">
            <text:p>1.0483959721</text:p>
          </table:table-cell>
        </table:table-row>
        <table:table-row table:style-name="ro1">
          <table:table-cell office:value-type="float" office:value="0.882186994226252">
            <text:p>0.8821869942</text:p>
          </table:table-cell>
          <table:table-cell office:value-type="float" office:value="1.07823225469524">
            <text:p>1.0782322547</text:p>
          </table:table-cell>
          <table:table-cell office:value-type="float" office:value="0.867175499794754">
            <text:p>0.8671754998</text:p>
          </table:table-cell>
          <table:table-cell office:value-type="float" office:value="0.882228893574631">
            <text:p>0.8822288936</text:p>
          </table:table-cell>
          <table:table-cell office:value-type="float" office:value="0.907029247283123">
            <text:p>0.9070292473</text:p>
          </table:table-cell>
          <table:table-cell office:value-type="float" office:value="0.808782002857109">
            <text:p>0.8087820029</text:p>
          </table:table-cell>
          <table:table-cell office:value-type="float" office:value="0.930676884813134">
            <text:p>0.9306768848</text:p>
          </table:table-cell>
          <table:table-cell office:value-type="float" office:value="0.90086492240282">
            <text:p>0.9008649224</text:p>
          </table:table-cell>
          <table:table-cell office:value-type="float" office:value="0.803939506777071">
            <text:p>0.8039395068</text:p>
          </table:table-cell>
          <table:table-cell office:value-type="float" office:value="0.852260140528327">
            <text:p>0.8522601405</text:p>
          </table:table-cell>
        </table:table-row>
        <table:table-row table:style-name="ro1">
          <table:table-cell office:value-type="float" office:value="1.00759721320399">
            <text:p>1.0075972132</text:p>
          </table:table-cell>
          <table:table-cell office:value-type="float" office:value="0.627010861026644">
            <text:p>0.627010861</text:p>
          </table:table-cell>
          <table:table-cell office:value-type="float" office:value="0.852385617635994">
            <text:p>0.8523856176</text:p>
          </table:table-cell>
          <table:table-cell office:value-type="float" office:value="0.860978884700047">
            <text:p>0.8609788847</text:p>
          </table:table-cell>
          <table:table-cell office:value-type="float" office:value="0.955311596665132">
            <text:p>0.9553115967</text:p>
          </table:table-cell>
          <table:table-cell office:value-type="float" office:value="0.763966116995562">
            <text:p>0.763966117</text:p>
          </table:table-cell>
          <table:table-cell office:value-type="float" office:value="0.784150791537112">
            <text:p>0.7841507915</text:p>
          </table:table-cell>
          <table:table-cell office:value-type="float" office:value="0.833626056965141">
            <text:p>0.833626057</text:p>
          </table:table-cell>
          <table:table-cell office:value-type="float" office:value="0.926026213218788">
            <text:p>0.9260262132</text:p>
          </table:table-cell>
          <table:table-cell office:value-type="float" office:value="0.833156213767531">
            <text:p>0.8331562138</text:p>
          </table:table-cell>
        </table:table-row>
        <table:table-row table:style-name="ro1">
          <table:table-cell office:value-type="float" office:value="1.01943745020062">
            <text:p>1.0194374502</text:p>
          </table:table-cell>
          <table:table-cell office:value-type="float" office:value="0.931437263808992">
            <text:p>0.9314372638</text:p>
          </table:table-cell>
          <table:table-cell office:value-type="float" office:value="0.91177004802187">
            <text:p>0.911770048</text:p>
          </table:table-cell>
          <table:table-cell office:value-type="float" office:value="1.04529456400552">
            <text:p>1.045294564</text:p>
          </table:table-cell>
          <table:table-cell office:value-type="float" office:value="0.82987533092324">
            <text:p>0.8298753309</text:p>
          </table:table-cell>
          <table:table-cell office:value-type="float" office:value="1.00781039492405">
            <text:p>1.0078103949</text:p>
          </table:table-cell>
          <table:table-cell office:value-type="float" office:value="0.979904803502354">
            <text:p>0.9799048035</text:p>
          </table:table-cell>
          <table:table-cell office:value-type="float" office:value="1.02878154215389">
            <text:p>1.0287815422</text:p>
          </table:table-cell>
          <table:table-cell office:value-type="float" office:value="0.963882612731944">
            <text:p>0.9638826127</text:p>
          </table:table-cell>
          <table:table-cell office:value-type="float" office:value="1.11401123646444">
            <text:p>1.1140112365</text:p>
          </table:table-cell>
        </table:table-row>
        <table:table-row table:style-name="ro1">
          <table:table-cell office:value-type="float" office:value="1.05713189867437">
            <text:p>1.0571318987</text:p>
          </table:table-cell>
          <table:table-cell office:value-type="float" office:value="0.813530246450052">
            <text:p>0.8135302465</text:p>
          </table:table-cell>
          <table:table-cell office:value-type="float" office:value="0.793477036813986">
            <text:p>0.7934770368</text:p>
          </table:table-cell>
          <table:table-cell office:value-type="float" office:value="0.881892394568503">
            <text:p>0.8818923946</text:p>
          </table:table-cell>
          <table:table-cell office:value-type="float" office:value="0.850020928035541">
            <text:p>0.850020928</text:p>
          </table:table-cell>
          <table:table-cell office:value-type="float" office:value="0.98031531661767">
            <text:p>0.9803153166</text:p>
          </table:table-cell>
          <table:table-cell office:value-type="float" office:value="0.975268185491325">
            <text:p>0.9752681855</text:p>
          </table:table-cell>
          <table:table-cell office:value-type="float" office:value="0.800746696902987">
            <text:p>0.8007466969</text:p>
          </table:table-cell>
          <table:table-cell office:value-type="float" office:value="1.03534516329951">
            <text:p>1.0353451633</text:p>
          </table:table-cell>
          <table:table-cell office:value-type="float" office:value="1.00644457956255">
            <text:p>1.0064445796</text:p>
          </table:table-cell>
        </table:table-row>
        <table:table-row table:style-name="ro1">
          <table:table-cell office:value-type="float" office:value="0.867019779327495">
            <text:p>0.8670197793</text:p>
          </table:table-cell>
          <table:table-cell office:value-type="float" office:value="0.882070564957258">
            <text:p>0.882070565</text:p>
          </table:table-cell>
          <table:table-cell office:value-type="float" office:value="0.869038391063236">
            <text:p>0.8690383911</text:p>
          </table:table-cell>
          <table:table-cell office:value-type="float" office:value="0.931501776675681">
            <text:p>0.9315017767</text:p>
          </table:table-cell>
          <table:table-cell office:value-type="float" office:value="1.00775894674489">
            <text:p>1.0077589467</text:p>
          </table:table-cell>
          <table:table-cell office:value-type="float" office:value="0.930757846461185">
            <text:p>0.9307578465</text:p>
          </table:table-cell>
          <table:table-cell office:value-type="float" office:value="0.906139690695786">
            <text:p>0.9061396907</text:p>
          </table:table-cell>
          <table:table-cell office:value-type="float" office:value="0.872400940706177">
            <text:p>0.8724009407</text:p>
          </table:table-cell>
          <table:table-cell office:value-type="float" office:value="0.829919750794128">
            <text:p>0.8299197508</text:p>
          </table:table-cell>
          <table:table-cell office:value-type="float" office:value="1.02596773757795">
            <text:p>1.0259677376</text:p>
          </table:table-cell>
        </table:table-row>
        <table:table-row table:style-name="ro1">
          <table:table-cell office:value-type="float" office:value="0.782182357471323">
            <text:p>0.7821823575</text:p>
          </table:table-cell>
          <table:table-cell office:value-type="float" office:value="0.793627896125127">
            <text:p>0.7936278961</text:p>
          </table:table-cell>
          <table:table-cell office:value-type="float" office:value="0.702335769341829">
            <text:p>0.7023357693</text:p>
          </table:table-cell>
          <table:table-cell office:value-type="float" office:value="0.728521118866074">
            <text:p>0.7285211189</text:p>
          </table:table-cell>
          <table:table-cell office:value-type="float" office:value="0.842838472658177">
            <text:p>0.8428384727</text:p>
          </table:table-cell>
          <table:table-cell office:value-type="float" office:value="0.764506133233755">
            <text:p>0.7645061332</text:p>
          </table:table-cell>
          <table:table-cell office:value-type="float" office:value="0.871889443427305">
            <text:p>0.8718894434</text:p>
          </table:table-cell>
          <table:table-cell office:value-type="float" office:value="0.648382301170251">
            <text:p>0.6483823012</text:p>
          </table:table-cell>
          <table:table-cell office:value-type="float" office:value="0.911222381175106">
            <text:p>0.9112223812</text:p>
          </table:table-cell>
          <table:table-cell office:value-type="float" office:value="0.663485947651758">
            <text:p>0.6634859477</text:p>
          </table:table-cell>
        </table:table-row>
        <table:table-row table:style-name="ro1">
          <table:table-cell office:value-type="float" office:value="0.947492825981034">
            <text:p>0.947492826</text:p>
          </table:table-cell>
          <table:table-cell office:value-type="float" office:value="0.89492408245574">
            <text:p>0.8949240825</text:p>
          </table:table-cell>
          <table:table-cell office:value-type="float" office:value="1.03546915922826">
            <text:p>1.0354691592</text:p>
          </table:table-cell>
          <table:table-cell office:value-type="float" office:value="0.88215631464325">
            <text:p>0.8821563146</text:p>
          </table:table-cell>
          <table:table-cell office:value-type="float" office:value="0.916147286681245">
            <text:p>0.9161472867</text:p>
          </table:table-cell>
          <table:table-cell office:value-type="float" office:value="1.06340151799722">
            <text:p>1.063401518</text:p>
          </table:table-cell>
          <table:table-cell office:value-type="float" office:value="0.898694017952395">
            <text:p>0.898694018</text:p>
          </table:table-cell>
          <table:table-cell office:value-type="float" office:value="0.885585917419586">
            <text:p>0.8855859174</text:p>
          </table:table-cell>
          <table:table-cell office:value-type="float" office:value="0.881993541094237">
            <text:p>0.8819935411</text:p>
          </table:table-cell>
          <table:table-cell office:value-type="float" office:value="1.01589544897709">
            <text:p>1.015895449</text:p>
          </table:table-cell>
        </table:table-row>
        <table:table-row table:style-name="ro1">
          <table:table-cell office:value-type="float" office:value="0.862337835657117">
            <text:p>0.8623378357</text:p>
          </table:table-cell>
          <table:table-cell office:value-type="float" office:value="0.796491014339447">
            <text:p>0.7964910143</text:p>
          </table:table-cell>
          <table:table-cell office:value-type="float" office:value="0.869508518617358">
            <text:p>0.8695085186</text:p>
          </table:table-cell>
          <table:table-cell office:value-type="float" office:value="1.07826082705294">
            <text:p>1.0782608271</text:p>
          </table:table-cell>
          <table:table-cell office:value-type="float" office:value="0.857691211103607">
            <text:p>0.8576912111</text:p>
          </table:table-cell>
          <table:table-cell office:value-type="float" office:value="0.9315367660743">
            <text:p>0.9315367661</text:p>
          </table:table-cell>
          <table:table-cell office:value-type="float" office:value="0.833181247305491">
            <text:p>0.8331812473</text:p>
          </table:table-cell>
          <table:table-cell office:value-type="float" office:value="0.855934441449718">
            <text:p>0.8559344414</text:p>
          </table:table-cell>
          <table:table-cell office:value-type="float" office:value="0.888747050102439">
            <text:p>0.8887470501</text:p>
          </table:table-cell>
          <table:table-cell office:value-type="float" office:value="0.941511622592164">
            <text:p>0.9415116226</text:p>
          </table:table-cell>
        </table:table-row>
        <table:table-row table:style-name="ro1">
          <table:table-cell office:value-type="float" office:value="0.950345698523002">
            <text:p>0.9503456985</text:p>
          </table:table-cell>
          <table:table-cell office:value-type="float" office:value="0.904672936491587">
            <text:p>0.9046729365</text:p>
          </table:table-cell>
          <table:table-cell office:value-type="float" office:value="0.962183554140936">
            <text:p>0.9621835541</text:p>
          </table:table-cell>
          <table:table-cell office:value-type="float" office:value="0.829700488266724">
            <text:p>0.8297004883</text:p>
          </table:table-cell>
          <table:table-cell office:value-type="float" office:value="1.02931405522105">
            <text:p>1.0293140552</text:p>
          </table:table-cell>
          <table:table-cell office:value-type="float" office:value="0.950910804364499">
            <text:p>0.9509108044</text:p>
          </table:table-cell>
          <table:table-cell office:value-type="float" office:value="0.931030879381603">
            <text:p>0.9310308794</text:p>
          </table:table-cell>
          <table:table-cell office:value-type="float" office:value="0.906492399464572">
            <text:p>0.9064923995</text:p>
          </table:table-cell>
          <table:table-cell office:value-type="float" office:value="1.12676217914274">
            <text:p>1.1267621791</text:p>
          </table:table-cell>
          <table:table-cell office:value-type="float" office:value="0.980081560188112">
            <text:p>0.9800815602</text:p>
          </table:table-cell>
        </table:table-row>
        <table:table-row table:style-name="ro1">
          <table:table-cell office:value-type="float" office:value="0.83279064863509">
            <text:p>0.8327906486</text:p>
          </table:table-cell>
          <table:table-cell office:value-type="float" office:value="0.751722376470079">
            <text:p>0.7517223765</text:p>
          </table:table-cell>
          <table:table-cell office:value-type="float" office:value="0.794235064651063">
            <text:p>0.7942350647</text:p>
          </table:table-cell>
          <table:table-cell office:value-type="float" office:value="0.97319411094089">
            <text:p>0.9731941109</text:p>
          </table:table-cell>
          <table:table-cell office:value-type="float" office:value="1.02902012382749">
            <text:p>1.0290201238</text:p>
          </table:table-cell>
          <table:table-cell office:value-type="float" office:value="0.885166188071657">
            <text:p>0.8851661881</text:p>
          </table:table-cell>
          <table:table-cell office:value-type="float" office:value="0.921358274120282">
            <text:p>0.9213582741</text:p>
          </table:table-cell>
          <table:table-cell office:value-type="float" office:value="0.833197206044338">
            <text:p>0.833197206</text:p>
          </table:table-cell>
          <table:table-cell office:value-type="float" office:value="0.802152450002093">
            <text:p>0.80215245</text:p>
          </table:table-cell>
          <table:table-cell office:value-type="float" office:value="0.934411595477542">
            <text:p>0.9344115955</text:p>
          </table:table-cell>
        </table:table-row>
        <table:table-row table:style-name="ro1">
          <table:table-cell office:value-type="float" office:value="0.882138414894176">
            <text:p>0.8821384149</text:p>
          </table:table-cell>
          <table:table-cell office:value-type="float" office:value="0.718700976095044">
            <text:p>0.7187009761</text:p>
          </table:table-cell>
          <table:table-cell office:value-type="float" office:value="0.796813683550035">
            <text:p>0.7968136836</text:p>
          </table:table-cell>
          <table:table-cell office:value-type="float" office:value="0.711658601179354">
            <text:p>0.7116586012</text:p>
          </table:table-cell>
          <table:table-cell office:value-type="float" office:value="1.00414847790785">
            <text:p>1.0041484779</text:p>
          </table:table-cell>
          <table:table-cell office:value-type="float" office:value="0.81731635421321">
            <text:p>0.8173163542</text:p>
          </table:table-cell>
          <table:table-cell office:value-type="float" office:value="0.833463404783137">
            <text:p>0.8334634048</text:p>
          </table:table-cell>
          <table:table-cell office:value-type="float" office:value="0.934532820268153">
            <text:p>0.9345328203</text:p>
          </table:table-cell>
          <table:table-cell office:value-type="float" office:value="0.947302293054761">
            <text:p>0.9473022931</text:p>
          </table:table-cell>
          <table:table-cell office:value-type="float" office:value="1.0047719628489">
            <text:p>1.0047719628</text:p>
          </table:table-cell>
        </table:table-row>
        <table:table-row table:style-name="ro1">
          <table:table-cell office:value-type="float" office:value="1.02923330874802">
            <text:p>1.0292333087</text:p>
          </table:table-cell>
          <table:table-cell office:value-type="float" office:value="1.10314792258255">
            <text:p>1.1031479226</text:p>
          </table:table-cell>
          <table:table-cell office:value-type="float" office:value="1.06532396108256">
            <text:p>1.0653239611</text:p>
          </table:table-cell>
          <table:table-cell office:value-type="float" office:value="1.05386811635149">
            <text:p>1.0538681164</text:p>
          </table:table-cell>
          <table:table-cell office:value-type="float" office:value="0.807338283683881">
            <text:p>0.8073382837</text:p>
          </table:table-cell>
          <table:table-cell office:value-type="float" office:value="0.882044328709048">
            <text:p>0.8820443287</text:p>
          </table:table-cell>
          <table:table-cell office:value-type="float" office:value="1.05375094877696">
            <text:p>1.0537509488</text:p>
          </table:table-cell>
          <table:table-cell office:value-type="float" office:value="1.03559439952865">
            <text:p>1.0355943995</text:p>
          </table:table-cell>
          <table:table-cell office:value-type="float" office:value="0.756335091683996">
            <text:p>0.7563350917</text:p>
          </table:table-cell>
          <table:table-cell office:value-type="float" office:value="0.833195390279057">
            <text:p>0.8331953903</text:p>
          </table:table-cell>
        </table:table-row>
        <table:table-row table:style-name="ro1">
          <table:table-cell office:value-type="float" office:value="1.0585953214979">
            <text:p>1.0585953215</text:p>
          </table:table-cell>
          <table:table-cell office:value-type="float" office:value="0.950452008324912">
            <text:p>0.9504520083</text:p>
          </table:table-cell>
          <table:table-cell office:value-type="float" office:value="1.06518470057798">
            <text:p>1.0651847006</text:p>
          </table:table-cell>
          <table:table-cell office:value-type="float" office:value="0.842906985365135">
            <text:p>0.8429069854</text:p>
          </table:table-cell>
          <table:table-cell office:value-type="float" office:value="0.930988878381403">
            <text:p>0.9309888784</text:p>
          </table:table-cell>
          <table:table-cell office:value-type="float" office:value="0.822979006058151">
            <text:p>0.8229790061</text:p>
          </table:table-cell>
          <table:table-cell office:value-type="float" office:value="0.829946913826771">
            <text:p>0.8299469138</text:p>
          </table:table-cell>
          <table:table-cell office:value-type="float" office:value="0.803044438345178">
            <text:p>0.8030444383</text:p>
          </table:table-cell>
          <table:table-cell office:value-type="float" office:value="0.816500642475358">
            <text:p>0.8165006425</text:p>
          </table:table-cell>
          <table:table-cell office:value-type="float" office:value="0.930863978169288">
            <text:p>0.9308639782</text:p>
          </table:table-cell>
        </table:table-row>
        <table:table-row table:style-name="ro1">
          <table:table-cell office:value-type="float" office:value="0.719820752638925">
            <text:p>0.7198207526</text:p>
          </table:table-cell>
          <table:table-cell office:value-type="float" office:value="0.901611461516536">
            <text:p>0.9016114615</text:p>
          </table:table-cell>
          <table:table-cell office:value-type="float" office:value="1.01495067936987">
            <text:p>1.0149506794</text:p>
          </table:table-cell>
          <table:table-cell office:value-type="float" office:value="0.986602740548407">
            <text:p>0.9866027405</text:p>
          </table:table-cell>
          <table:table-cell office:value-type="float" office:value="0.823113380421523">
            <text:p>0.8231133804</text:p>
          </table:table-cell>
          <table:table-cell office:value-type="float" office:value="0.686230873213067">
            <text:p>0.6862308732</text:p>
          </table:table-cell>
          <table:table-cell office:value-type="float" office:value="0.818816518779189">
            <text:p>0.8188165188</text:p>
          </table:table-cell>
          <table:table-cell office:value-type="float" office:value="1.0125361196699">
            <text:p>1.0125361197</text:p>
          </table:table-cell>
          <table:table-cell office:value-type="float" office:value="0.842511003850372">
            <text:p>0.8425110039</text:p>
          </table:table-cell>
          <table:table-cell office:value-type="float" office:value="0.748017500335445">
            <text:p>0.7480175003</text:p>
          </table:table-cell>
        </table:table-row>
        <table:table-row table:style-name="ro1">
          <table:table-cell office:value-type="float" office:value="0.796907066887449">
            <text:p>0.7969070669</text:p>
          </table:table-cell>
          <table:table-cell office:value-type="float" office:value="0.885099387814889">
            <text:p>0.8850993878</text:p>
          </table:table-cell>
          <table:table-cell office:value-type="float" office:value="0.867542321420253">
            <text:p>0.8675423214</text:p>
          </table:table-cell>
          <table:table-cell office:value-type="float" office:value="0.795835952942958">
            <text:p>0.7958359529</text:p>
          </table:table-cell>
          <table:table-cell office:value-type="float" office:value="0.892917928530268">
            <text:p>0.8929179285</text:p>
          </table:table-cell>
          <table:table-cell office:value-type="float" office:value="0.934137265064086">
            <text:p>0.9341372651</text:p>
          </table:table-cell>
          <table:table-cell office:value-type="float" office:value="0.986288721749933">
            <text:p>0.9862887217</text:p>
          </table:table-cell>
          <table:table-cell office:value-type="float" office:value="0.893937362055745">
            <text:p>0.8939373621</text:p>
          </table:table-cell>
          <table:table-cell office:value-type="float" office:value="1.03908104197295">
            <text:p>1.039081042</text:p>
          </table:table-cell>
          <table:table-cell office:value-type="float" office:value="0.842048147531845">
            <text:p>0.8420481475</text:p>
          </table:table-cell>
        </table:table-row>
        <table:table-row table:style-name="ro1">
          <table:table-cell office:value-type="float" office:value="0.919924968647087">
            <text:p>0.9199249686</text:p>
          </table:table-cell>
          <table:table-cell office:value-type="float" office:value="0.764173624861216">
            <text:p>0.7641736249</text:p>
          </table:table-cell>
          <table:table-cell office:value-type="float" office:value="0.784317172614779">
            <text:p>0.7843171726</text:p>
          </table:table-cell>
          <table:table-cell office:value-type="float" office:value="0.888628660596583">
            <text:p>0.8886286606</text:p>
          </table:table-cell>
          <table:table-cell office:value-type="float" office:value="0.892412397775876">
            <text:p>0.8924123978</text:p>
          </table:table-cell>
          <table:table-cell office:value-type="float" office:value="1.05879123377542">
            <text:p>1.0587912338</text:p>
          </table:table-cell>
          <table:table-cell office:value-type="float" office:value="0.857876797851574">
            <text:p>0.8578767979</text:p>
          </table:table-cell>
          <table:table-cell office:value-type="float" office:value="0.797579851370272">
            <text:p>0.7975798514</text:p>
          </table:table-cell>
          <table:table-cell office:value-type="float" office:value="0.980559540669456">
            <text:p>0.9805595407</text:p>
          </table:table-cell>
          <table:table-cell office:value-type="float" office:value="0.822995352970973">
            <text:p>0.822995353</text:p>
          </table:table-cell>
        </table:table-row>
        <table:table-row table:style-name="ro1">
          <table:table-cell office:value-type="float" office:value="1.15137073759949">
            <text:p>1.1513707376</text:p>
          </table:table-cell>
          <table:table-cell office:value-type="float" office:value="0.895244109821734">
            <text:p>0.8952441098</text:p>
          </table:table-cell>
          <table:table-cell office:value-type="float" office:value="0.96698784651751">
            <text:p>0.9669878465</text:p>
          </table:table-cell>
          <table:table-cell office:value-type="float" office:value="0.824506084569595">
            <text:p>0.8245060846</text:p>
          </table:table-cell>
          <table:table-cell office:value-type="float" office:value="1.03583988293845">
            <text:p>1.0358398829</text:p>
          </table:table-cell>
          <table:table-cell office:value-type="float" office:value="0.931245966161327">
            <text:p>0.9312459662</text:p>
          </table:table-cell>
          <table:table-cell office:value-type="float" office:value="0.937440146492497">
            <text:p>0.9374401465</text:p>
          </table:table-cell>
          <table:table-cell office:value-type="float" office:value="0.819981638686057">
            <text:p>0.8199816387</text:p>
          </table:table-cell>
          <table:table-cell office:value-type="float" office:value="0.934140953523328">
            <text:p>0.9341409535</text:p>
          </table:table-cell>
          <table:table-cell office:value-type="float" office:value="0.894607597862379">
            <text:p>0.8946075979</text:p>
          </table:table-cell>
        </table:table-row>
        <table:table-row table:style-name="ro1">
          <table:table-cell office:value-type="float" office:value="1.05393757139152">
            <text:p>1.0539375714</text:p>
          </table:table-cell>
          <table:table-cell office:value-type="float" office:value="1.10398725458388">
            <text:p>1.1039872546</text:p>
          </table:table-cell>
          <table:table-cell office:value-type="float" office:value="1.07173986418216">
            <text:p>1.0717398642</text:p>
          </table:table-cell>
          <table:table-cell office:value-type="float" office:value="1.20555105082581">
            <text:p>1.2055510508</text:p>
          </table:table-cell>
          <table:table-cell office:value-type="float" office:value="0.849085096573445">
            <text:p>0.8490850966</text:p>
          </table:table-cell>
          <table:table-cell office:value-type="float" office:value="1.19258569895307">
            <text:p>1.192585699</text:p>
          </table:table-cell>
          <table:table-cell office:value-type="float" office:value="1.01277475273766">
            <text:p>1.0127747527</text:p>
          </table:table-cell>
          <table:table-cell office:value-type="float" office:value="1.15115626162153">
            <text:p>1.1511562616</text:p>
          </table:table-cell>
          <table:table-cell office:value-type="float" office:value="1.11058075610162">
            <text:p>1.1105807561</text:p>
          </table:table-cell>
          <table:table-cell office:value-type="float" office:value="0.963670615800856">
            <text:p>0.9636706158</text:p>
          </table:table-cell>
        </table:table-row>
        <table:table-row table:style-name="ro1">
          <table:table-cell office:value-type="float" office:value="0.814955177767441">
            <text:p>0.8149551778</text:p>
          </table:table-cell>
          <table:table-cell office:value-type="float" office:value="0.955724016365496">
            <text:p>0.9557240164</text:p>
          </table:table-cell>
          <table:table-cell office:value-type="float" office:value="0.989339629148404">
            <text:p>0.9893396291</text:p>
          </table:table-cell>
          <table:table-cell office:value-type="float" office:value="0.957327835864722">
            <text:p>0.9573278359</text:p>
          </table:table-cell>
          <table:table-cell office:value-type="float" office:value="0.85249816480087">
            <text:p>0.8524981648</text:p>
          </table:table-cell>
          <table:table-cell office:value-type="float" office:value="0.940953127019206">
            <text:p>0.940953127</text:p>
          </table:table-cell>
          <table:table-cell office:value-type="float" office:value="0.940960516209553">
            <text:p>0.9409605162</text:p>
          </table:table-cell>
          <table:table-cell office:value-type="float" office:value="0.908335248074119">
            <text:p>0.9083352481</text:p>
          </table:table-cell>
          <table:table-cell office:value-type="float" office:value="0.960449682574984">
            <text:p>0.9604496826</text:p>
          </table:table-cell>
          <table:table-cell office:value-type="float" office:value="0.754774991945286">
            <text:p>0.7547749919</text:p>
          </table:table-cell>
        </table:table-row>
        <table:table-row table:style-name="ro1">
          <table:table-cell office:value-type="float" office:value="0.931081357617747">
            <text:p>0.9310813576</text:p>
          </table:table-cell>
          <table:table-cell office:value-type="float" office:value="1.00950486944111">
            <text:p>1.0095048694</text:p>
          </table:table-cell>
          <table:table-cell office:value-type="float" office:value="0.784268607518594">
            <text:p>0.7842686075</text:p>
          </table:table-cell>
          <table:table-cell office:value-type="float" office:value="0.937394626786127">
            <text:p>0.9373946268</text:p>
          </table:table-cell>
          <table:table-cell office:value-type="float" office:value="1.07894963580267">
            <text:p>1.0789496358</text:p>
          </table:table-cell>
          <table:table-cell office:value-type="float" office:value="1.08450693890404">
            <text:p>1.0845069389</text:p>
          </table:table-cell>
          <table:table-cell office:value-type="float" office:value="0.980301785555612">
            <text:p>0.9803017856</text:p>
          </table:table-cell>
          <table:table-cell office:value-type="float" office:value="0.95547848933474">
            <text:p>0.9554784893</text:p>
          </table:table-cell>
          <table:table-cell office:value-type="float" office:value="0.810265728151028">
            <text:p>0.8102657282</text:p>
          </table:table-cell>
          <table:table-cell office:value-type="float" office:value="1.01271364247181">
            <text:p>1.0127136425</text:p>
          </table:table-cell>
        </table:table-row>
        <table:table-row table:style-name="ro1">
          <table:table-cell office:value-type="float" office:value="0.937540188042004">
            <text:p>0.937540188</text:p>
          </table:table-cell>
          <table:table-cell office:value-type="float" office:value="0.892043286449627">
            <text:p>0.8920432864</text:p>
          </table:table-cell>
          <table:table-cell office:value-type="float" office:value="0.94464409134571">
            <text:p>0.9446440913</text:p>
          </table:table-cell>
          <table:table-cell office:value-type="float" office:value="0.917998382163676">
            <text:p>0.9179983822</text:p>
          </table:table-cell>
          <table:table-cell office:value-type="float" office:value="0.864161323632896">
            <text:p>0.8641613236</text:p>
          </table:table-cell>
          <table:table-cell office:value-type="float" office:value="0.862100895143121">
            <text:p>0.8621008951</text:p>
          </table:table-cell>
          <table:table-cell office:value-type="float" office:value="0.862565623813613">
            <text:p>0.8625656238</text:p>
          </table:table-cell>
          <table:table-cell office:value-type="float" office:value="0.740122530276773">
            <text:p>0.7401225303</text:p>
          </table:table-cell>
          <table:table-cell office:value-type="float" office:value="0.845724367498114">
            <text:p>0.8457243675</text:p>
          </table:table-cell>
          <table:table-cell office:value-type="float" office:value="0.8732405962919">
            <text:p>0.8732405963</text:p>
          </table:table-cell>
        </table:table-row>
        <table:table-row table:style-name="ro1">
          <table:table-cell office:value-type="float" office:value="0.718749970526989">
            <text:p>0.7187499705</text:p>
          </table:table-cell>
          <table:table-cell office:value-type="float" office:value="0.836769471114186">
            <text:p>0.8367694711</text:p>
          </table:table-cell>
          <table:table-cell office:value-type="float" office:value="0.767609025952994">
            <text:p>0.767609026</text:p>
          </table:table-cell>
          <table:table-cell office:value-type="float" office:value="0.777790853446225">
            <text:p>0.7777908534</text:p>
          </table:table-cell>
          <table:table-cell office:value-type="float" office:value="0.955356411978316">
            <text:p>0.955356412</text:p>
          </table:table-cell>
          <table:table-cell office:value-type="float" office:value="0.833184926944846">
            <text:p>0.8331849269</text:p>
          </table:table-cell>
          <table:table-cell office:value-type="float" office:value="0.656959555412407">
            <text:p>0.6569595554</text:p>
          </table:table-cell>
          <table:table-cell office:value-type="float" office:value="0.881941906603954">
            <text:p>0.8819419066</text:p>
          </table:table-cell>
          <table:table-cell office:value-type="float" office:value="0.793684533595666">
            <text:p>0.7936845336</text:p>
          </table:table-cell>
          <table:table-cell office:value-type="float" office:value="0.853171180539485">
            <text:p>0.8531711805</text:p>
          </table:table-cell>
        </table:table-row>
        <table:table-row table:style-name="ro1">
          <table:table-cell office:value-type="float" office:value="0.852823144963961">
            <text:p>0.852823145</text:p>
          </table:table-cell>
          <table:table-cell office:value-type="float" office:value="0.679354409170468">
            <text:p>0.6793544092</text:p>
          </table:table-cell>
          <table:table-cell office:value-type="float" office:value="0.705924675909733">
            <text:p>0.7059246759</text:p>
          </table:table-cell>
          <table:table-cell office:value-type="float" office:value="0.666666847185205">
            <text:p>0.6666668472</text:p>
          </table:table-cell>
          <table:table-cell office:value-type="float" office:value="0.901811048417082">
            <text:p>0.9018110484</text:p>
          </table:table-cell>
          <table:table-cell office:value-type="float" office:value="0.860902121714585">
            <text:p>0.8609021217</text:p>
          </table:table-cell>
          <table:table-cell office:value-type="float" office:value="0.832880950799738">
            <text:p>0.8328809508</text:p>
          </table:table-cell>
          <table:table-cell office:value-type="float" office:value="0.767923894626976">
            <text:p>0.7679238946</text:p>
          </table:table-cell>
          <table:table-cell office:value-type="float" office:value="0.880407427059217">
            <text:p>0.8804074271</text:p>
          </table:table-cell>
          <table:table-cell office:value-type="float" office:value="0.718873393503862">
            <text:p>0.7188733935</text:p>
          </table:table-cell>
        </table:table-row>
        <table:table-row table:style-name="ro1">
          <table:table-cell office:value-type="float" office:value="1.04558686944992">
            <text:p>1.0455868694</text:p>
          </table:table-cell>
          <table:table-cell office:value-type="float" office:value="0.881651827821585">
            <text:p>0.8816518278</text:p>
          </table:table-cell>
          <table:table-cell office:value-type="float" office:value="0.955636831896614">
            <text:p>0.9556368319</text:p>
          </table:table-cell>
          <table:table-cell office:value-type="float" office:value="0.941071509359041">
            <text:p>0.9410715094</text:p>
          </table:table-cell>
          <table:table-cell office:value-type="float" office:value="0.862216812142669">
            <text:p>0.8622168121</text:p>
          </table:table-cell>
          <table:table-cell office:value-type="float" office:value="1.00979392943758">
            <text:p>1.0097939294</text:p>
          </table:table-cell>
          <table:table-cell office:value-type="float" office:value="1.0193785677825">
            <text:p>1.0193785678</text:p>
          </table:table-cell>
          <table:table-cell office:value-type="float" office:value="1.0419933821514">
            <text:p>1.0419933822</text:p>
          </table:table-cell>
          <table:table-cell office:value-type="float" office:value="1.02958378088167">
            <text:p>1.0295837809</text:p>
          </table:table-cell>
          <table:table-cell office:value-type="float" office:value="0.91148187198821">
            <text:p>0.911481872</text:p>
          </table:table-cell>
        </table:table-row>
        <table:table-row table:style-name="ro1">
          <table:table-cell office:value-type="float" office:value="0.931184602625298">
            <text:p>0.9311846026</text:p>
          </table:table-cell>
          <table:table-cell office:value-type="float" office:value="0.852975129072112">
            <text:p>0.8529751291</text:p>
          </table:table-cell>
          <table:table-cell office:value-type="float" office:value="0.867590343214129">
            <text:p>0.8675903432</text:p>
          </table:table-cell>
          <table:table-cell office:value-type="float" office:value="0.72525807849314">
            <text:p>0.7252580785</text:p>
          </table:table-cell>
          <table:table-cell office:value-type="float" office:value="1.06158973202829">
            <text:p>1.061589732</text:p>
          </table:table-cell>
          <table:table-cell office:value-type="float" office:value="0.882068036799237">
            <text:p>0.8820680368</text:p>
          </table:table-cell>
          <table:table-cell office:value-type="float" office:value="0.931220344044222">
            <text:p>0.931220344</text:p>
          </table:table-cell>
          <table:table-cell office:value-type="float" office:value="0.955799366308133">
            <text:p>0.9557993663</text:p>
          </table:table-cell>
          <table:table-cell office:value-type="float" office:value="0.793700757879675">
            <text:p>0.7937007579</text:p>
          </table:table-cell>
          <table:table-cell office:value-type="float" office:value="0.914361948049461">
            <text:p>0.914361948</text:p>
          </table:table-cell>
        </table:table-row>
        <table:table-row table:style-name="ro1">
          <table:table-cell office:value-type="float" office:value="0.964915950783736">
            <text:p>0.9649159508</text:p>
          </table:table-cell>
          <table:table-cell office:value-type="float" office:value="0.839339143655029">
            <text:p>0.8393391437</text:p>
          </table:table-cell>
          <table:table-cell office:value-type="float" office:value="0.83352051174811">
            <text:p>0.8335205117</text:p>
          </table:table-cell>
          <table:table-cell office:value-type="float" office:value="0.839687356195073">
            <text:p>0.8396873562</text:p>
          </table:table-cell>
          <table:table-cell office:value-type="float" office:value="1.02869010987063">
            <text:p>1.0286901099</text:p>
          </table:table-cell>
          <table:table-cell office:value-type="float" office:value="0.913532063826727">
            <text:p>0.9135320638</text:p>
          </table:table-cell>
          <table:table-cell office:value-type="float" office:value="1.03073830000083">
            <text:p>1.0307383</text:p>
          </table:table-cell>
          <table:table-cell office:value-type="float" office:value="0.989744310945047">
            <text:p>0.9897443109</text:p>
          </table:table-cell>
          <table:table-cell office:value-type="float" office:value="1.04205582190708">
            <text:p>1.0420558219</text:p>
          </table:table-cell>
          <table:table-cell office:value-type="float" office:value="0.810101675263227">
            <text:p>0.8101016753</text:p>
          </table:table-cell>
        </table:table-row>
        <table:table-row table:style-name="ro1">
          <table:table-cell office:value-type="float" office:value="1.00779471289274">
            <text:p>1.0077947129</text:p>
          </table:table-cell>
          <table:table-cell office:value-type="float" office:value="0.99321063360833">
            <text:p>0.9932106336</text:p>
          </table:table-cell>
          <table:table-cell office:value-type="float" office:value="0.993374492124296">
            <text:p>0.9933744921</text:p>
          </table:table-cell>
          <table:table-cell office:value-type="float" office:value="1.03242299449577">
            <text:p>1.0324229945</text:p>
          </table:table-cell>
          <table:table-cell office:value-type="float" office:value="1.00415749867973">
            <text:p>1.0041574987</text:p>
          </table:table-cell>
          <table:table-cell office:value-type="float" office:value="0.990182320944204">
            <text:p>0.9901823209</text:p>
          </table:table-cell>
          <table:table-cell office:value-type="float" office:value="0.97944645746156">
            <text:p>0.9794464575</text:p>
          </table:table-cell>
          <table:table-cell office:value-type="float" office:value="0.901636030445059">
            <text:p>0.9016360304</text:p>
          </table:table-cell>
          <table:table-cell office:value-type="float" office:value="0.927429034718928">
            <text:p>0.9274290347</text:p>
          </table:table-cell>
          <table:table-cell office:value-type="float" office:value="0.963781503853995">
            <text:p>0.9637815039</text:p>
          </table:table-cell>
        </table:table-row>
        <table:table-row table:style-name="ro1">
          <table:table-cell office:value-type="float" office:value="0.906414685146826">
            <text:p>0.9064146851</text:p>
          </table:table-cell>
          <table:table-cell office:value-type="float" office:value="0.808225804330194">
            <text:p>0.8082258043</text:p>
          </table:table-cell>
          <table:table-cell office:value-type="float" office:value="0.751669792746009">
            <text:p>0.7516697927</text:p>
          </table:table-cell>
          <table:table-cell office:value-type="float" office:value="0.764606352078092">
            <text:p>0.7646063521</text:p>
          </table:table-cell>
          <table:table-cell office:value-type="float" office:value="0.97123292322027">
            <text:p>0.9712329232</text:p>
          </table:table-cell>
          <table:table-cell office:value-type="float" office:value="0.67588948874273">
            <text:p>0.6758894887</text:p>
          </table:table-cell>
          <table:table-cell office:value-type="float" office:value="0.956314491331127">
            <text:p>0.9563144913</text:p>
          </table:table-cell>
          <table:table-cell office:value-type="float" office:value="0.81135372092393">
            <text:p>0.8113537209</text:p>
          </table:table-cell>
          <table:table-cell office:value-type="float" office:value="0.751777938472062">
            <text:p>0.7517779385</text:p>
          </table:table-cell>
          <table:table-cell office:value-type="float" office:value="0.833240911377249">
            <text:p>0.8332409114</text:p>
          </table:table-cell>
        </table:table-row>
        <table:table-row table:style-name="ro1">
          <table:table-cell office:value-type="float" office:value="0.918312072534127">
            <text:p>0.9183120725</text:p>
          </table:table-cell>
          <table:table-cell office:value-type="float" office:value="1.05367011122847">
            <text:p>1.0536701112</text:p>
          </table:table-cell>
          <table:table-cell office:value-type="float" office:value="0.993754186426702">
            <text:p>0.9937541864</text:p>
          </table:table-cell>
          <table:table-cell office:value-type="float" office:value="0.86737691960021">
            <text:p>0.8673769196</text:p>
          </table:table-cell>
          <table:table-cell office:value-type="float" office:value="1.07824411206751">
            <text:p>1.0782441121</text:p>
          </table:table-cell>
          <table:table-cell office:value-type="float" office:value="0.872361611206305">
            <text:p>0.8723616112</text:p>
          </table:table-cell>
          <table:table-cell office:value-type="float" office:value="0.882214371433794">
            <text:p>0.8822143714</text:p>
          </table:table-cell>
          <table:table-cell office:value-type="float" office:value="0.895033451383806">
            <text:p>0.8950334514</text:p>
          </table:table-cell>
          <table:table-cell office:value-type="float" office:value="1.15147496638294">
            <text:p>1.1514749664</text:p>
          </table:table-cell>
          <table:table-cell office:value-type="float" office:value="0.764754873060986">
            <text:p>0.7647548731</text:p>
          </table:table-cell>
        </table:table-row>
        <table:table-row table:style-name="ro1">
          <table:table-cell office:value-type="float" office:value="0.620698199143452">
            <text:p>0.6206981991</text:p>
          </table:table-cell>
          <table:table-cell office:value-type="float" office:value="0.754827763037329">
            <text:p>0.754827763</text:p>
          </table:table-cell>
          <table:table-cell office:value-type="float" office:value="0.950813995696953">
            <text:p>0.9508139957</text:p>
          </table:table-cell>
          <table:table-cell office:value-type="float" office:value="0.955365955622035">
            <text:p>0.9553659556</text:p>
          </table:table-cell>
          <table:table-cell office:value-type="float" office:value="0.833304375427021">
            <text:p>0.8333043754</text:p>
          </table:table-cell>
          <table:table-cell office:value-type="float" office:value="0.920978367145331">
            <text:p>0.9209783671</text:p>
          </table:table-cell>
          <table:table-cell office:value-type="float" office:value="0.97657142434179">
            <text:p>0.9765714243</text:p>
          </table:table-cell>
          <table:table-cell office:value-type="float" office:value="0.857729210904282">
            <text:p>0.8577292109</text:p>
          </table:table-cell>
          <table:table-cell office:value-type="float" office:value="0.836625870948115">
            <text:p>0.8366258709</text:p>
          </table:table-cell>
          <table:table-cell office:value-type="float" office:value="0.891886941544403">
            <text:p>0.8918869415</text:p>
          </table:table-cell>
        </table:table-row>
        <table:table-row table:style-name="ro1">
          <table:table-cell office:value-type="float" office:value="0.9997496687399">
            <text:p>0.9997496687</text:p>
          </table:table-cell>
          <table:table-cell office:value-type="float" office:value="1.02070232177483">
            <text:p>1.0207023218</text:p>
          </table:table-cell>
          <table:table-cell office:value-type="float" office:value="0.895443520612845">
            <text:p>0.8954435206</text:p>
          </table:table-cell>
          <table:table-cell office:value-type="float" office:value="0.966885045422638">
            <text:p>0.9668850454</text:p>
          </table:table-cell>
          <table:table-cell office:value-type="float" office:value="0.872374449915793">
            <text:p>0.8723744499</text:p>
          </table:table-cell>
          <table:table-cell office:value-type="float" office:value="0.891842347674696">
            <text:p>0.8918423477</text:p>
          </table:table-cell>
          <table:table-cell office:value-type="float" office:value="0.881688462503897">
            <text:p>0.8816884625</text:p>
          </table:table-cell>
          <table:table-cell office:value-type="float" office:value="0.865773008261742">
            <text:p>0.8657730083</text:p>
          </table:table-cell>
          <table:table-cell office:value-type="float" office:value="0.869041186052045">
            <text:p>0.8690411861</text:p>
          </table:table-cell>
          <table:table-cell office:value-type="float" office:value="0.819611489779654">
            <text:p>0.8196114898</text:p>
          </table:table-cell>
        </table:table-row>
        <table:table-row table:style-name="ro1">
          <table:table-cell office:value-type="float" office:value="0.759801400222147">
            <text:p>0.7598014002</text:p>
          </table:table-cell>
          <table:table-cell office:value-type="float" office:value="1.00985198126752">
            <text:p>1.0098519813</text:p>
          </table:table-cell>
          <table:table-cell office:value-type="float" office:value="0.911696466247889">
            <text:p>0.9116964662</text:p>
          </table:table-cell>
          <table:table-cell office:value-type="float" office:value="0.847725728752217">
            <text:p>0.8477257288</text:p>
          </table:table-cell>
          <table:table-cell office:value-type="float" office:value="0.874190832966855">
            <text:p>0.874190833</text:p>
          </table:table-cell>
          <table:table-cell office:value-type="float" office:value="0.906777609389075">
            <text:p>0.9067776094</text:p>
          </table:table-cell>
          <table:table-cell office:value-type="float" office:value="1.00473634674003">
            <text:p>1.0047363467</text:p>
          </table:table-cell>
          <table:table-cell office:value-type="float" office:value="0.839227609306703">
            <text:p>0.8392276093</text:p>
          </table:table-cell>
          <table:table-cell office:value-type="float" office:value="0.885292653462118">
            <text:p>0.8852926535</text:p>
          </table:table-cell>
          <table:table-cell office:value-type="float" office:value="0.836460224087008">
            <text:p>0.8364602241</text:p>
          </table:table-cell>
        </table:table-row>
        <table:table-row table:style-name="ro1">
          <table:table-cell office:value-type="float" office:value="0.89122596382586">
            <text:p>0.8912259638</text:p>
          </table:table-cell>
          <table:table-cell office:value-type="float" office:value="0.932619090222102">
            <text:p>0.9326190902</text:p>
          </table:table-cell>
          <table:table-cell office:value-type="float" office:value="0.93079665931751">
            <text:p>0.9307966593</text:p>
          </table:table-cell>
          <table:table-cell office:value-type="float" office:value="0.686428251781447">
            <text:p>0.6864282518</text:p>
          </table:table-cell>
          <table:table-cell office:value-type="float" office:value="0.824253793083867">
            <text:p>0.8242537931</text:p>
          </table:table-cell>
          <table:table-cell office:value-type="float" office:value="0.930790989938699">
            <text:p>0.9307909899</text:p>
          </table:table-cell>
          <table:table-cell office:value-type="float" office:value="0.898042786071902">
            <text:p>0.8980427861</text:p>
          </table:table-cell>
          <table:table-cell office:value-type="float" office:value="0.872144125187576">
            <text:p>0.8721441252</text:p>
          </table:table-cell>
          <table:table-cell office:value-type="float" office:value="0.864327507866669">
            <text:p>0.8643275079</text:p>
          </table:table-cell>
          <table:table-cell office:value-type="float" office:value="0.88518404672017">
            <text:p>0.8851840467</text:p>
          </table:table-cell>
        </table:table-row>
        <table:table-row table:style-name="ro1">
          <table:table-cell office:value-type="float" office:value="1.02628773614938">
            <text:p>1.0262877361</text:p>
          </table:table-cell>
          <table:table-cell office:value-type="float" office:value="0.955429434344052">
            <text:p>0.9554294343</text:p>
          </table:table-cell>
          <table:table-cell office:value-type="float" office:value="1.01281856999494">
            <text:p>1.01281857</text:p>
          </table:table-cell>
          <table:table-cell office:value-type="float" office:value="0.862412303962753">
            <text:p>0.862412304</text:p>
          </table:table-cell>
          <table:table-cell office:value-type="float" office:value="0.940691609480537">
            <text:p>0.9406916095</text:p>
          </table:table-cell>
          <table:table-cell office:value-type="float" office:value="0.920965616187205">
            <text:p>0.9209656162</text:p>
          </table:table-cell>
          <table:table-cell office:value-type="float" office:value="0.955887776433402">
            <text:p>0.9558877764</text:p>
          </table:table-cell>
          <table:table-cell office:value-type="float" office:value="1.09773683956793">
            <text:p>1.0977368396</text:p>
          </table:table-cell>
          <table:table-cell office:value-type="float" office:value="1.00982213864273">
            <text:p>1.0098221386</text:p>
          </table:table-cell>
          <table:table-cell office:value-type="float" office:value="0.984431096315861">
            <text:p>0.9844310963</text:p>
          </table:table-cell>
        </table:table-row>
        <table:table-row table:style-name="ro1">
          <table:table-cell office:value-type="float" office:value="0.862000966499461">
            <text:p>0.8620009665</text:p>
          </table:table-cell>
          <table:table-cell office:value-type="float" office:value="0.911295041981346">
            <text:p>0.911295042</text:p>
          </table:table-cell>
          <table:table-cell office:value-type="float" office:value="0.846021668531063">
            <text:p>0.8460216685</text:p>
          </table:table-cell>
          <table:table-cell office:value-type="float" office:value="0.793213609028471">
            <text:p>0.793213609</text:p>
          </table:table-cell>
          <table:table-cell office:value-type="float" office:value="0.881162008866746">
            <text:p>0.8811620089</text:p>
          </table:table-cell>
          <table:table-cell office:value-type="float" office:value="0.921005222113583">
            <text:p>0.9210052221</text:p>
          </table:table-cell>
          <table:table-cell office:value-type="float" office:value="0.86850033395049">
            <text:p>0.868500334</text:p>
          </table:table-cell>
          <table:table-cell office:value-type="float" office:value="0.685885354213364">
            <text:p>0.6858853542</text:p>
          </table:table-cell>
          <table:table-cell office:value-type="float" office:value="0.905973072713302">
            <text:p>0.9059730727</text:p>
          </table:table-cell>
          <table:table-cell office:value-type="float" office:value="0.784251586353422">
            <text:p>0.7842515864</text:p>
          </table:table-cell>
        </table:table-row>
        <table:table-row table:style-name="ro1">
          <table:table-cell office:value-type="float" office:value="0.93458359003391">
            <text:p>0.93458359</text:p>
          </table:table-cell>
          <table:table-cell office:value-type="float" office:value="1.03898861520235">
            <text:p>1.0389886152</text:p>
          </table:table-cell>
          <table:table-cell office:value-type="float" office:value="0.942085375939637">
            <text:p>0.9420853759</text:p>
          </table:table-cell>
          <table:table-cell office:value-type="float" office:value="0.895380687792451">
            <text:p>0.8953806878</text:p>
          </table:table-cell>
          <table:table-cell office:value-type="float" office:value="1.10083833627334">
            <text:p>1.1008383363</text:p>
          </table:table-cell>
          <table:table-cell office:value-type="float" office:value="0.965299178531801">
            <text:p>0.9652991785</text:p>
          </table:table-cell>
          <table:table-cell office:value-type="float" office:value="0.918457443141718">
            <text:p>0.9184574431</text:p>
          </table:table-cell>
          <table:table-cell office:value-type="float" office:value="1.02246764386499">
            <text:p>1.0224676439</text:p>
          </table:table-cell>
          <table:table-cell office:value-type="float" office:value="0.979140441895728">
            <text:p>0.9791404419</text:p>
          </table:table-cell>
          <table:table-cell office:value-type="float" office:value="0.960987413425591">
            <text:p>0.9609874134</text:p>
          </table:table-cell>
        </table:table-row>
        <table:table-row table:style-name="ro1">
          <table:table-cell office:value-type="float" office:value="0.839599763424884">
            <text:p>0.8395997634</text:p>
          </table:table-cell>
          <table:table-cell office:value-type="float" office:value="0.83620267519253">
            <text:p>0.8362026752</text:p>
          </table:table-cell>
          <table:table-cell office:value-type="float" office:value="0.965173695943322">
            <text:p>0.9651736959</text:p>
          </table:table-cell>
          <table:table-cell office:value-type="float" office:value="0.685797034645196">
            <text:p>0.6857970346</text:p>
          </table:table-cell>
          <table:table-cell office:value-type="float" office:value="0.986665418455103">
            <text:p>0.9866654185</text:p>
          </table:table-cell>
          <table:table-cell office:value-type="float" office:value="0.784344458034558">
            <text:p>0.784344458</text:p>
          </table:table-cell>
          <table:table-cell office:value-type="float" office:value="1.00478960186876">
            <text:p>1.0047896019</text:p>
          </table:table-cell>
          <table:table-cell office:value-type="float" office:value="0.818620571371356">
            <text:p>0.8186205714</text:p>
          </table:table-cell>
          <table:table-cell office:value-type="float" office:value="0.931032119651024">
            <text:p>0.9310321197</text:p>
          </table:table-cell>
          <table:table-cell office:value-type="float" office:value="1.05858047808219">
            <text:p>1.0585804781</text:p>
          </table:table-cell>
        </table:table-row>
        <table:table-row table:style-name="ro1">
          <table:table-cell office:value-type="float" office:value="0.979356467190356">
            <text:p>0.9793564672</text:p>
          </table:table-cell>
          <table:table-cell office:value-type="float" office:value="0.822703051721056">
            <text:p>0.8227030517</text:p>
          </table:table-cell>
          <table:table-cell office:value-type="float" office:value="0.784164259416538">
            <text:p>0.7841642594</text:p>
          </table:table-cell>
          <table:table-cell office:value-type="float" office:value="0.649880512367808">
            <text:p>0.6498805124</text:p>
          </table:table-cell>
          <table:table-cell office:value-type="float" office:value="0.803927888457765">
            <text:p>0.8039278885</text:p>
          </table:table-cell>
          <table:table-cell office:value-type="float" office:value="1.00801437609873">
            <text:p>1.0080143761</text:p>
          </table:table-cell>
          <table:table-cell office:value-type="float" office:value="0.986501152620497">
            <text:p>0.9865011526</text:p>
          </table:table-cell>
          <table:table-cell office:value-type="float" office:value="0.965487329604361">
            <text:p>0.9654873296</text:p>
          </table:table-cell>
          <table:table-cell office:value-type="float" office:value="1.00460124486147">
            <text:p>1.0046012449</text:p>
          </table:table-cell>
          <table:table-cell office:value-type="float" office:value="0.892243873599873">
            <text:p>0.8922438736</text:p>
          </table:table-cell>
        </table:table-row>
        <table:table-row table:style-name="ro1">
          <table:table-cell office:value-type="float" office:value="0.872259132652582">
            <text:p>0.8722591327</text:p>
          </table:table-cell>
          <table:table-cell office:value-type="float" office:value="0.813110859197034">
            <text:p>0.8131108592</text:p>
          </table:table-cell>
          <table:table-cell office:value-type="float" office:value="1.01902267897245">
            <text:p>1.019022679</text:p>
          </table:table-cell>
          <table:table-cell office:value-type="float" office:value="0.980074263075684">
            <text:p>0.9800742631</text:p>
          </table:table-cell>
          <table:table-cell office:value-type="float" office:value="0.898171260835396">
            <text:p>0.8981712608</text:p>
          </table:table-cell>
          <table:table-cell office:value-type="float" office:value="0.916376663227132">
            <text:p>0.9163766632</text:p>
          </table:table-cell>
          <table:table-cell office:value-type="float" office:value="0.846016298527713">
            <text:p>0.8460162985</text:p>
          </table:table-cell>
          <table:table-cell office:value-type="float" office:value="0.842666262027896">
            <text:p>0.842666262</text:p>
          </table:table-cell>
          <table:table-cell office:value-type="float" office:value="0.86905194455328">
            <text:p>0.8690519446</text:p>
          </table:table-cell>
          <table:table-cell office:value-type="float" office:value="0.913011371392031">
            <text:p>0.9130113714</text:p>
          </table:table-cell>
        </table:table-row>
        <table:table-row table:style-name="ro1">
          <table:table-cell office:value-type="float" office:value="0.997018318411808">
            <text:p>0.9970183184</text:p>
          </table:table-cell>
          <table:table-cell office:value-type="float" office:value="1.08100507866846">
            <text:p>1.0810050787</text:p>
          </table:table-cell>
          <table:table-cell office:value-type="float" office:value="0.979950056626143">
            <text:p>0.9799500566</text:p>
          </table:table-cell>
          <table:table-cell office:value-type="float" office:value="1.00935985223017">
            <text:p>1.0093598522</text:p>
          </table:table-cell>
          <table:table-cell office:value-type="float" office:value="0.751438113489817">
            <text:p>0.7514381135</text:p>
          </table:table-cell>
          <table:table-cell office:value-type="float" office:value="0.96857971503703">
            <text:p>0.968579715</text:p>
          </table:table-cell>
          <table:table-cell office:value-type="float" office:value="1.21499342343773">
            <text:p>1.2149934234</text:p>
          </table:table-cell>
          <table:table-cell office:value-type="float" office:value="1.17604799079839">
            <text:p>1.1760479908</text:p>
          </table:table-cell>
          <table:table-cell office:value-type="float" office:value="0.921177276999">
            <text:p>0.921177277</text:p>
          </table:table-cell>
          <table:table-cell office:value-type="float" office:value="1.08420035517996">
            <text:p>1.0842003552</text:p>
          </table:table-cell>
        </table:table-row>
        <table:table-row table:style-name="ro1">
          <table:table-cell office:value-type="float" office:value="0.950584897310547">
            <text:p>0.9505848973</text:p>
          </table:table-cell>
          <table:table-cell office:value-type="float" office:value="0.992800289177038">
            <text:p>0.9928002892</text:p>
          </table:table-cell>
          <table:table-cell office:value-type="float" office:value="1.02884293450219">
            <text:p>1.0288429345</text:p>
          </table:table-cell>
          <table:table-cell office:value-type="float" office:value="0.932187665186941">
            <text:p>0.9321876652</text:p>
          </table:table-cell>
          <table:table-cell office:value-type="float" office:value="0.979874948984968">
            <text:p>0.979874949</text:p>
          </table:table-cell>
          <table:table-cell office:value-type="float" office:value="0.911273540012734">
            <text:p>0.91127354</text:p>
          </table:table-cell>
          <table:table-cell office:value-type="float" office:value="0.931003060809606">
            <text:p>0.9310030608</text:p>
          </table:table-cell>
          <table:table-cell office:value-type="float" office:value="1.22479124682242">
            <text:p>1.2247912468</text:p>
          </table:table-cell>
          <table:table-cell office:value-type="float" office:value="0.885287071010633">
            <text:p>0.885287071</text:p>
          </table:table-cell>
          <table:table-cell office:value-type="float" office:value="1.12817842652616">
            <text:p>1.1281784265</text:p>
          </table:table-cell>
        </table:table-row>
        <table:table-row table:style-name="ro1">
          <table:table-cell office:value-type="float" office:value="0.943950738083256">
            <text:p>0.9439507381</text:p>
          </table:table-cell>
          <table:table-cell office:value-type="float" office:value="0.980177999124157">
            <text:p>0.9801779991</text:p>
          </table:table-cell>
          <table:table-cell office:value-type="float" office:value="0.892473782407006">
            <text:p>0.8924737824</text:p>
          </table:table-cell>
          <table:table-cell office:value-type="float" office:value="0.744822160255204">
            <text:p>0.7448221603</text:p>
          </table:table-cell>
          <table:table-cell office:value-type="float" office:value="0.906519211320338">
            <text:p>0.9065192113</text:p>
          </table:table-cell>
          <table:table-cell office:value-type="float" office:value="0.912047647497144">
            <text:p>0.9120476475</text:p>
          </table:table-cell>
          <table:table-cell office:value-type="float" office:value="0.862572798182649">
            <text:p>0.8625727982</text:p>
          </table:table-cell>
          <table:table-cell office:value-type="float" office:value="1.01995837874337">
            <text:p>1.0199583787</text:p>
          </table:table-cell>
          <table:table-cell office:value-type="float" office:value="0.960390117926909">
            <text:p>0.9603901179</text:p>
          </table:table-cell>
          <table:table-cell office:value-type="float" office:value="1.10735066241363">
            <text:p>1.1073506624</text:p>
          </table:table-cell>
        </table:table-row>
        <table:table-row table:style-name="ro1">
          <table:table-cell office:value-type="float" office:value="1.02894125843673">
            <text:p>1.0289412584</text:p>
          </table:table-cell>
          <table:table-cell office:value-type="float" office:value="0.794018425484858">
            <text:p>0.7940184255</text:p>
          </table:table-cell>
          <table:table-cell office:value-type="float" office:value="0.857598199965894">
            <text:p>0.8575982</text:p>
          </table:table-cell>
          <table:table-cell office:value-type="float" office:value="0.718276599241736">
            <text:p>0.7182765992</text:p>
          </table:table-cell>
          <table:table-cell office:value-type="float" office:value="0.979644969912866">
            <text:p>0.9796449699</text:p>
          </table:table-cell>
          <table:table-cell office:value-type="float" office:value="1.00604411077575">
            <text:p>1.0060441108</text:p>
          </table:table-cell>
          <table:table-cell office:value-type="float" office:value="0.950497751238012">
            <text:p>0.9504977512</text:p>
          </table:table-cell>
          <table:table-cell office:value-type="float" office:value="0.816478559584404">
            <text:p>0.8164785596</text:p>
          </table:table-cell>
          <table:table-cell office:value-type="float" office:value="0.808542568825821">
            <text:p>0.8085425688</text:p>
          </table:table-cell>
          <table:table-cell office:value-type="float" office:value="0.748173990109102">
            <text:p>0.7481739901</text:p>
          </table:table-cell>
        </table:table-row>
        <table:table-row table:style-name="ro1">
          <table:table-cell office:value-type="float" office:value="0.743187675344451">
            <text:p>0.7431876753</text:p>
          </table:table-cell>
          <table:table-cell office:value-type="float" office:value="0.833053704850593">
            <text:p>0.8330537049</text:p>
          </table:table-cell>
          <table:table-cell office:value-type="float" office:value="0.871831261360741">
            <text:p>0.8718312614</text:p>
          </table:table-cell>
          <table:table-cell office:value-type="float" office:value="0.818335421202354">
            <text:p>0.8183354212</text:p>
          </table:table-cell>
          <table:table-cell office:value-type="float" office:value="0.980714679847737">
            <text:p>0.9807146798</text:p>
          </table:table-cell>
          <table:table-cell office:value-type="float" office:value="0.813500013586734">
            <text:p>0.8135000136</text:p>
          </table:table-cell>
          <table:table-cell office:value-type="float" office:value="0.924898468434922">
            <text:p>0.9248984684</text:p>
          </table:table-cell>
          <table:table-cell office:value-type="float" office:value="0.88231004224586">
            <text:p>0.8823100422</text:p>
          </table:table-cell>
          <table:table-cell office:value-type="float" office:value="0.822925572323815">
            <text:p>0.8229255723</text:p>
          </table:table-cell>
          <table:table-cell office:value-type="float" office:value="0.863618092336023">
            <text:p>0.8636180923</text:p>
          </table:table-cell>
        </table:table-row>
        <table:table-row table:style-name="ro1">
          <table:table-cell office:value-type="float" office:value="0.963518209635632">
            <text:p>0.9635182096</text:p>
          </table:table-cell>
          <table:table-cell office:value-type="float" office:value="1.07821528188763">
            <text:p>1.0782152819</text:p>
          </table:table-cell>
          <table:table-cell office:value-type="float" office:value="0.980178389354418">
            <text:p>0.9801783894</text:p>
          </table:table-cell>
          <table:table-cell office:value-type="float" office:value="0.892076100923166">
            <text:p>0.8920761009</text:p>
          </table:table-cell>
          <table:table-cell office:value-type="float" office:value="1.04220818861343">
            <text:p>1.0422081886</text:p>
          </table:table-cell>
          <table:table-cell office:value-type="float" office:value="1.01951553098109">
            <text:p>1.019515531</text:p>
          </table:table-cell>
          <table:table-cell office:value-type="float" office:value="1.07822799022578">
            <text:p>1.0782279902</text:p>
          </table:table-cell>
          <table:table-cell office:value-type="float" office:value="0.937471988314348">
            <text:p>0.9374719883</text:p>
          </table:table-cell>
          <table:table-cell office:value-type="float" office:value="0.857796611454927">
            <text:p>0.8577966115</text:p>
          </table:table-cell>
          <table:table-cell office:value-type="float" office:value="0.944130339326175">
            <text:p>0.9441303393</text:p>
          </table:table-cell>
        </table:table-row>
        <table:table-row table:style-name="ro1">
          <table:table-cell office:value-type="float" office:value="0.83352449722387">
            <text:p>0.8335244972</text:p>
          </table:table-cell>
          <table:table-cell office:value-type="float" office:value="0.894797603444729">
            <text:p>0.8947976034</text:p>
          </table:table-cell>
          <table:table-cell office:value-type="float" office:value="0.93755081071582">
            <text:p>0.9375508107</text:p>
          </table:table-cell>
          <table:table-cell office:value-type="float" office:value="0.728109214366561">
            <text:p>0.7281092144</text:p>
          </table:table-cell>
          <table:table-cell office:value-type="float" office:value="0.831382497681927">
            <text:p>0.8313824977</text:p>
          </table:table-cell>
          <table:table-cell office:value-type="float" office:value="0.708464596665947">
            <text:p>0.7084645967</text:p>
          </table:table-cell>
          <table:table-cell office:value-type="float" office:value="0.836006929431857">
            <text:p>0.8360069294</text:p>
          </table:table-cell>
          <table:table-cell office:value-type="float" office:value="0.832901889042925">
            <text:p>0.832901889</text:p>
          </table:table-cell>
          <table:table-cell office:value-type="float" office:value="0.875213028112287">
            <text:p>0.8752130281</text:p>
          </table:table-cell>
          <table:table-cell office:value-type="float" office:value="0.888510365970457">
            <text:p>0.888510366</text:p>
          </table:table-cell>
        </table:table-row>
        <table:table-row table:style-name="ro1">
          <table:table-cell office:value-type="float" office:value="0.931102127247576">
            <text:p>0.9311021272</text:p>
          </table:table-cell>
          <table:table-cell office:value-type="float" office:value="1.05487396287485">
            <text:p>1.0548739629</text:p>
          </table:table-cell>
          <table:table-cell office:value-type="float" office:value="1.06154334700904">
            <text:p>1.061543347</text:p>
          </table:table-cell>
          <table:table-cell office:value-type="float" office:value="1.02273504558762">
            <text:p>1.0227350456</text:p>
          </table:table-cell>
          <table:table-cell office:value-type="float" office:value="1.18917975534336">
            <text:p>1.1891797553</text:p>
          </table:table-cell>
          <table:table-cell office:value-type="float" office:value="1.03911029317643">
            <text:p>1.0391102932</text:p>
          </table:table-cell>
          <table:table-cell office:value-type="float" office:value="1.08466442019406">
            <text:p>1.0846644202</text:p>
          </table:table-cell>
          <table:table-cell office:value-type="float" office:value="0.871842177760786">
            <text:p>0.8718421778</text:p>
          </table:table-cell>
          <table:table-cell office:value-type="float" office:value="0.940852972769094">
            <text:p>0.9408529728</text:p>
          </table:table-cell>
          <table:table-cell office:value-type="float" office:value="0.937723024685502">
            <text:p>0.9377230247</text:p>
          </table:table-cell>
        </table:table-row>
        <table:table-row table:style-name="ro1">
          <table:table-cell office:value-type="float" office:value="1.00537626206133">
            <text:p>1.0053762621</text:p>
          </table:table-cell>
          <table:table-cell office:value-type="float" office:value="0.862409237118639">
            <text:p>0.8624092371</text:p>
          </table:table-cell>
          <table:table-cell office:value-type="float" office:value="0.937454887709678">
            <text:p>0.9374548877</text:p>
          </table:table-cell>
          <table:table-cell office:value-type="float" office:value="0.908098574300959">
            <text:p>0.9080985743</text:p>
          </table:table-cell>
          <table:table-cell office:value-type="float" office:value="0.91490211739907">
            <text:p>0.9149021174</text:p>
          </table:table-cell>
          <table:table-cell office:value-type="float" office:value="0.895070948377538">
            <text:p>0.8950709484</text:p>
          </table:table-cell>
          <table:table-cell office:value-type="float" office:value="0.822899965096835">
            <text:p>0.8228999651</text:p>
          </table:table-cell>
          <table:table-cell office:value-type="float" office:value="1.02248651782532">
            <text:p>1.0224865178</text:p>
          </table:table-cell>
          <table:table-cell office:value-type="float" office:value="0.813782219011082">
            <text:p>0.813782219</text:p>
          </table:table-cell>
          <table:table-cell office:value-type="float" office:value="1.0450845110396">
            <text:p>1.045084511</text:p>
          </table:table-cell>
        </table:table-row>
        <table:table-row table:style-name="ro1">
          <table:table-cell office:value-type="float" office:value="0.780842432247614">
            <text:p>0.7808424322</text:p>
          </table:table-cell>
          <table:table-cell office:value-type="float" office:value="0.823672788740468">
            <text:p>0.8236727887</text:p>
          </table:table-cell>
          <table:table-cell office:value-type="float" office:value="0.685634269069598">
            <text:p>0.6856342691</text:p>
          </table:table-cell>
          <table:table-cell office:value-type="float" office:value="0.803899012040536">
            <text:p>0.803899012</text:p>
          </table:table-cell>
          <table:table-cell office:value-type="float" office:value="0.748316117691764">
            <text:p>0.7483161177</text:p>
          </table:table-cell>
          <table:table-cell office:value-type="float" office:value="0.754544204287205">
            <text:p>0.7545442043</text:p>
          </table:table-cell>
          <table:table-cell office:value-type="float" office:value="0.803792118489029">
            <text:p>0.8037921185</text:p>
          </table:table-cell>
          <table:table-cell office:value-type="float" office:value="0.857686026055645">
            <text:p>0.8576860261</text:p>
          </table:table-cell>
          <table:table-cell office:value-type="float" office:value="0.862663400547323">
            <text:p>0.8626634005</text:p>
          </table:table-cell>
          <table:table-cell office:value-type="float" office:value="0.773893687873453">
            <text:p>0.7738936879</text:p>
          </table:table-cell>
        </table:table-row>
        <table:table-row table:style-name="ro1">
          <table:table-cell office:value-type="float" office:value="0.911682881068212">
            <text:p>0.9116828811</text:p>
          </table:table-cell>
          <table:table-cell office:value-type="float" office:value="1.09146108407263">
            <text:p>1.0914610841</text:p>
          </table:table-cell>
          <table:table-cell office:value-type="float" office:value="0.832855400035892">
            <text:p>0.8328554</text:p>
          </table:table-cell>
          <table:table-cell office:value-type="float" office:value="1.00423848858007">
            <text:p>1.0042384886</text:p>
          </table:table-cell>
          <table:table-cell office:value-type="float" office:value="0.835946022511767">
            <text:p>0.8359460225</text:p>
          </table:table-cell>
          <table:table-cell office:value-type="float" office:value="0.80862170988095">
            <text:p>0.8086217099</text:p>
          </table:table-cell>
          <table:table-cell office:value-type="float" office:value="0.822748818413971">
            <text:p>0.8227488184</text:p>
          </table:table-cell>
          <table:table-cell office:value-type="float" office:value="0.920978831022885">
            <text:p>0.920978831</text:p>
          </table:table-cell>
          <table:table-cell office:value-type="float" office:value="0.955559111877589">
            <text:p>0.9555591119</text:p>
          </table:table-cell>
          <table:table-cell office:value-type="float" office:value="0.849323786896632">
            <text:p>0.8493237869</text:p>
          </table:table-cell>
        </table:table-row>
        <table:table-row table:style-name="ro1">
          <table:table-cell office:value-type="float" office:value="0.931176967969858">
            <text:p>0.931176968</text:p>
          </table:table-cell>
          <table:table-cell office:value-type="float" office:value="1.07836684875639">
            <text:p>1.0783668488</text:p>
          </table:table-cell>
          <table:table-cell office:value-type="float" office:value="0.872482710571397">
            <text:p>0.8724827106</text:p>
          </table:table-cell>
          <table:table-cell office:value-type="float" office:value="0.95545094227309">
            <text:p>0.9554509423</text:p>
          </table:table-cell>
          <table:table-cell office:value-type="float" office:value="0.888726420461613">
            <text:p>0.8887264205</text:p>
          </table:table-cell>
          <table:table-cell office:value-type="float" office:value="0.906323329434579">
            <text:p>0.9063233294</text:p>
          </table:table-cell>
          <table:table-cell office:value-type="float" office:value="0.955575110240133">
            <text:p>0.9555751102</text:p>
          </table:table-cell>
          <table:table-cell office:value-type="float" office:value="0.893242041942833">
            <text:p>0.8932420419</text:p>
          </table:table-cell>
          <table:table-cell office:value-type="float" office:value="1.04828638133772">
            <text:p>1.0482863813</text:p>
          </table:table-cell>
          <table:table-cell office:value-type="float" office:value="0.916283762554096">
            <text:p>0.9162837626</text:p>
          </table:table-cell>
        </table:table-row>
        <table:table-row table:style-name="ro1">
          <table:table-cell office:value-type="float" office:value="0.685849503664046">
            <text:p>0.6858495037</text:p>
          </table:table-cell>
          <table:table-cell office:value-type="float" office:value="0.73484243627243">
            <text:p>0.7348424363</text:p>
          </table:table-cell>
          <table:table-cell office:value-type="float" office:value="0.617612425353805">
            <text:p>0.6176124254</text:p>
          </table:table-cell>
          <table:table-cell office:value-type="float" office:value="0.999687324552536">
            <text:p>0.9996873246</text:p>
          </table:table-cell>
          <table:table-cell office:value-type="float" office:value="0.857385189777821">
            <text:p>0.8573851898</text:p>
          </table:table-cell>
          <table:table-cell office:value-type="float" office:value="0.715499978603032">
            <text:p>0.7154999786</text:p>
          </table:table-cell>
          <table:table-cell office:value-type="float" office:value="0.891815184355074">
            <text:p>0.8918151844</text:p>
          </table:table-cell>
          <table:table-cell office:value-type="float" office:value="0.761473564204545">
            <text:p>0.7614735642</text:p>
          </table:table-cell>
          <table:table-cell office:value-type="float" office:value="0.823011950734512">
            <text:p>0.8230119507</text:p>
          </table:table-cell>
          <table:table-cell office:value-type="float" office:value="0.738473993920304">
            <text:p>0.7384739939</text:p>
          </table:table-cell>
        </table:table-row>
        <table:table-row table:style-name="ro1">
          <table:table-cell office:value-type="float" office:value="0.888722058473736">
            <text:p>0.8887220585</text:p>
          </table:table-cell>
          <table:table-cell office:value-type="float" office:value="0.842917001162508">
            <text:p>0.8429170012</text:p>
          </table:table-cell>
          <table:table-cell office:value-type="float" office:value="1.01940141779962">
            <text:p>1.0194014178</text:p>
          </table:table-cell>
          <table:table-cell office:value-type="float" office:value="1.04518453780392">
            <text:p>1.0451845378</text:p>
          </table:table-cell>
          <table:table-cell office:value-type="float" office:value="0.832509470137935">
            <text:p>0.8325094701</text:p>
          </table:table-cell>
          <table:table-cell office:value-type="float" office:value="0.960246604601138">
            <text:p>0.9602466046</text:p>
          </table:table-cell>
          <table:table-cell office:value-type="float" office:value="0.90629943564437">
            <text:p>0.9062994356</text:p>
          </table:table-cell>
          <table:table-cell office:value-type="float" office:value="1.01597942823591">
            <text:p>1.0159794282</text:p>
          </table:table-cell>
          <table:table-cell office:value-type="float" office:value="0.83924281447003">
            <text:p>0.8392428145</text:p>
          </table:table-cell>
          <table:table-cell office:value-type="float" office:value="0.976975197927291">
            <text:p>0.9769751979</text:p>
          </table:table-cell>
        </table:table-row>
        <table:table-row table:style-name="ro1">
          <table:table-cell office:value-type="float" office:value="0.872123872001425">
            <text:p>0.872123872</text:p>
          </table:table-cell>
          <table:table-cell office:value-type="float" office:value="1.03592872762005">
            <text:p>1.0359287276</text:p>
          </table:table-cell>
          <table:table-cell office:value-type="float" office:value="0.898053612339974">
            <text:p>0.8980536123</text:p>
          </table:table-cell>
          <table:table-cell office:value-type="float" office:value="0.957201052646287">
            <text:p>0.9572010526</text:p>
          </table:table-cell>
          <table:table-cell office:value-type="float" office:value="0.992962349753571">
            <text:p>0.9929623498</text:p>
          </table:table-cell>
          <table:table-cell office:value-type="float" office:value="0.809806417796131">
            <text:p>0.8098064178</text:p>
          </table:table-cell>
          <table:table-cell office:value-type="float" office:value="0.8817107931119">
            <text:p>0.8817107931</text:p>
          </table:table-cell>
          <table:table-cell office:value-type="float" office:value="0.662962996728792">
            <text:p>0.6629629967</text:p>
          </table:table-cell>
          <table:table-cell office:value-type="float" office:value="0.842283333737563">
            <text:p>0.8422833337</text:p>
          </table:table-cell>
          <table:table-cell office:value-type="float" office:value="0.754790189236767">
            <text:p>0.7547901892</text:p>
          </table:table-cell>
        </table:table-row>
        <table:table-row table:style-name="ro1">
          <table:table-cell office:value-type="float" office:value="0.852598313705661">
            <text:p>0.8525983137</text:p>
          </table:table-cell>
          <table:table-cell office:value-type="float" office:value="1.02067467136446">
            <text:p>1.0206746714</text:p>
          </table:table-cell>
          <table:table-cell office:value-type="float" office:value="0.969670368156219">
            <text:p>0.9696703682</text:p>
          </table:table-cell>
          <table:table-cell office:value-type="float" office:value="0.960974696734286">
            <text:p>0.9609746967</text:p>
          </table:table-cell>
          <table:table-cell office:value-type="float" office:value="1.02894477624494">
            <text:p>1.0289447762</text:p>
          </table:table-cell>
          <table:table-cell office:value-type="float" office:value="0.914753550729337">
            <text:p>0.9147535507</text:p>
          </table:table-cell>
          <table:table-cell office:value-type="float" office:value="1.00456352924875">
            <text:p>1.0045635292</text:p>
          </table:table-cell>
          <table:table-cell office:value-type="float" office:value="0.955293511426831">
            <text:p>0.9552935114</text:p>
          </table:table-cell>
          <table:table-cell office:value-type="float" office:value="0.924885975680061">
            <text:p>0.9248859757</text:p>
          </table:table-cell>
          <table:table-cell office:value-type="float" office:value="1.02932615939396">
            <text:p>1.0293261594</text:p>
          </table:table-cell>
        </table:table-row>
        <table:table-row table:style-name="ro1">
          <table:table-cell office:value-type="float" office:value="0.911436880160865">
            <text:p>0.9114368802</text:p>
          </table:table-cell>
          <table:table-cell office:value-type="float" office:value="0.863935836816387">
            <text:p>0.8639358368</text:p>
          </table:table-cell>
          <table:table-cell office:value-type="float" office:value="0.815560740108245">
            <text:p>0.8155607401</text:p>
          </table:table-cell>
          <table:table-cell office:value-type="float" office:value="1.09060970001221">
            <text:p>1.0906097</text:p>
          </table:table-cell>
          <table:table-cell office:value-type="float" office:value="0.967202124379702">
            <text:p>0.9672021244</text:p>
          </table:table-cell>
          <table:table-cell office:value-type="float" office:value="0.912798366158323">
            <text:p>0.9127983662</text:p>
          </table:table-cell>
          <table:table-cell office:value-type="float" office:value="0.906974217832349">
            <text:p>0.9069742178</text:p>
          </table:table-cell>
          <table:table-cell office:value-type="float" office:value="0.926108463289025">
            <text:p>0.9261084633</text:p>
          </table:table-cell>
          <table:table-cell office:value-type="float" office:value="0.853254767765027">
            <text:p>0.8532547678</text:p>
          </table:table-cell>
          <table:table-cell office:value-type="float" office:value="0.929775361021534">
            <text:p>0.929775361</text:p>
          </table:table-cell>
        </table:table-row>
        <table:table-row table:style-name="ro1">
          <table:table-cell office:value-type="float" office:value="0.715467136031207">
            <text:p>0.715467136</text:p>
          </table:table-cell>
          <table:table-cell office:value-type="float" office:value="0.885330526724158">
            <text:p>0.8853305267</text:p>
          </table:table-cell>
          <table:table-cell office:value-type="float" office:value="0.937702950073325">
            <text:p>0.9377029501</text:p>
          </table:table-cell>
          <table:table-cell office:value-type="float" office:value="0.93748285515211">
            <text:p>0.9374828552</text:p>
          </table:table-cell>
          <table:table-cell office:value-type="float" office:value="1.02958005016457">
            <text:p>1.0295800502</text:p>
          </table:table-cell>
          <table:table-cell office:value-type="float" office:value="0.862261610251702">
            <text:p>0.8622616103</text:p>
          </table:table-cell>
          <table:table-cell office:value-type="float" office:value="0.924553654563773">
            <text:p>0.9245536546</text:p>
          </table:table-cell>
          <table:table-cell office:value-type="float" office:value="0.898260302513873">
            <text:p>0.8982603025</text:p>
          </table:table-cell>
          <table:table-cell office:value-type="float" office:value="0.833197191841139">
            <text:p>0.8331971918</text:p>
          </table:table-cell>
          <table:table-cell office:value-type="float" office:value="0.761500723021926">
            <text:p>0.761500723</text:p>
          </table:table-cell>
        </table:table-row>
        <table:table-row table:style-name="ro1">
          <table:table-cell office:value-type="float" office:value="0.989982675305731">
            <text:p>0.9899826753</text:p>
          </table:table-cell>
          <table:table-cell office:value-type="float" office:value="1.1424085922091">
            <text:p>1.1424085922</text:p>
          </table:table-cell>
          <table:table-cell office:value-type="float" office:value="1.04234425744581">
            <text:p>1.0423442574</text:p>
          </table:table-cell>
          <table:table-cell office:value-type="float" office:value="1.00966903964727">
            <text:p>1.0096690396</text:p>
          </table:table-cell>
          <table:table-cell office:value-type="float" office:value="0.863047320918654">
            <text:p>0.8630473209</text:p>
          </table:table-cell>
          <table:table-cell office:value-type="float" office:value="0.9169249096353">
            <text:p>0.9169249096</text:p>
          </table:table-cell>
          <table:table-cell office:value-type="float" office:value="1.02931895257603">
            <text:p>1.0293189526</text:p>
          </table:table-cell>
          <table:table-cell office:value-type="float" office:value="0.901885362737096">
            <text:p>0.9018853627</text:p>
          </table:table-cell>
          <table:table-cell office:value-type="float" office:value="0.881822779962917">
            <text:p>0.88182278</text:p>
          </table:table-cell>
          <table:table-cell office:value-type="float" office:value="0.979819948422931">
            <text:p>0.9798199484</text:p>
          </table:table-cell>
        </table:table-row>
        <table:table-row table:style-name="ro1">
          <table:table-cell office:value-type="float" office:value="0.859046296329444">
            <text:p>0.8590462963</text:p>
          </table:table-cell>
          <table:table-cell office:value-type="float" office:value="1.05826350646732">
            <text:p>1.0582635065</text:p>
          </table:table-cell>
          <table:table-cell office:value-type="float" office:value="0.882283225453806">
            <text:p>0.8822832255</text:p>
          </table:table-cell>
          <table:table-cell office:value-type="float" office:value="0.764434239678">
            <text:p>0.7644342397</text:p>
          </table:table-cell>
          <table:table-cell office:value-type="float" office:value="0.753102847361964">
            <text:p>0.7531028474</text:p>
          </table:table-cell>
          <table:table-cell office:value-type="float" office:value="1.05300529063278">
            <text:p>1.0530052906</text:p>
          </table:table-cell>
          <table:table-cell office:value-type="float" office:value="0.955451679448439">
            <text:p>0.9554516794</text:p>
          </table:table-cell>
          <table:table-cell office:value-type="float" office:value="0.895360329635368">
            <text:p>0.8953603296</text:p>
          </table:table-cell>
          <table:table-cell office:value-type="float" office:value="1.05469476823629">
            <text:p>1.0546947682</text:p>
          </table:table-cell>
          <table:table-cell office:value-type="float" office:value="0.862889666481397">
            <text:p>0.8628896665</text:p>
          </table:table-cell>
        </table:table-row>
        <table:table-row table:style-name="ro1">
          <table:table-cell office:value-type="float" office:value="0.759537259113855">
            <text:p>0.7595372591</text:p>
          </table:table-cell>
          <table:table-cell office:value-type="float" office:value="0.842515279535423">
            <text:p>0.8425152795</text:p>
          </table:table-cell>
          <table:table-cell office:value-type="float" office:value="0.70203525049869">
            <text:p>0.7020352505</text:p>
          </table:table-cell>
          <table:table-cell office:value-type="float" office:value="0.901835719978288">
            <text:p>0.90183572</text:p>
          </table:table-cell>
          <table:table-cell office:value-type="float" office:value="0.670811981619378">
            <text:p>0.6708119816</text:p>
          </table:table-cell>
          <table:table-cell office:value-type="float" office:value="0.881488666058645">
            <text:p>0.8814886661</text:p>
          </table:table-cell>
          <table:table-cell office:value-type="float" office:value="0.600732095366931">
            <text:p>0.6007320954</text:p>
          </table:table-cell>
          <table:table-cell office:value-type="float" office:value="0.979953125388518">
            <text:p>0.9799531254</text:p>
          </table:table-cell>
          <table:table-cell office:value-type="float" office:value="0.793803124156356">
            <text:p>0.7938031242</text:p>
          </table:table-cell>
          <table:table-cell office:value-type="float" office:value="0.726817210662656">
            <text:p>0.7268172107</text:p>
          </table:table-cell>
        </table:table-row>
        <table:table-row table:style-name="ro1">
          <table:table-cell office:value-type="float" office:value="1.02897985453329">
            <text:p>1.0289798545</text:p>
          </table:table-cell>
          <table:table-cell office:value-type="float" office:value="1.04533502228342">
            <text:p>1.0453350223</text:p>
          </table:table-cell>
          <table:table-cell office:value-type="float" office:value="1.13993310702195">
            <text:p>1.139933107</text:p>
          </table:table-cell>
          <table:table-cell office:value-type="float" office:value="0.851366356320347">
            <text:p>0.8513663563</text:p>
          </table:table-cell>
          <table:table-cell office:value-type="float" office:value="1.0424626312614">
            <text:p>1.0424626313</text:p>
          </table:table-cell>
          <table:table-cell office:value-type="float" office:value="1.01246811307772">
            <text:p>1.0124681131</text:p>
          </table:table-cell>
          <table:table-cell office:value-type="float" office:value="0.979862686853953">
            <text:p>0.9798626869</text:p>
          </table:table-cell>
          <table:table-cell office:value-type="float" office:value="0.718849998772749">
            <text:p>0.7188499988</text:p>
          </table:table-cell>
          <table:table-cell office:value-type="float" office:value="0.919897452009803">
            <text:p>0.919897452</text:p>
          </table:table-cell>
          <table:table-cell office:value-type="float" office:value="0.860765436064314">
            <text:p>0.8607654361</text:p>
          </table:table-cell>
        </table:table-row>
        <table:table-row table:style-name="ro1">
          <table:table-cell office:value-type="float" office:value="0.944427956434258">
            <text:p>0.9444279564</text:p>
          </table:table-cell>
          <table:table-cell office:value-type="float" office:value="0.895013196715213">
            <text:p>0.8950131967</text:p>
          </table:table-cell>
          <table:table-cell office:value-type="float" office:value="0.937805252648279">
            <text:p>0.9378052526</text:p>
          </table:table-cell>
          <table:table-cell office:value-type="float" office:value="0.76610573466345">
            <text:p>0.7661057347</text:p>
          </table:table-cell>
          <table:table-cell office:value-type="float" office:value="0.942377274323603">
            <text:p>0.9423772743</text:p>
          </table:table-cell>
          <table:table-cell office:value-type="float" office:value="0.955802626732801">
            <text:p>0.9558026267</text:p>
          </table:table-cell>
          <table:table-cell office:value-type="float" office:value="0.980405839102194">
            <text:p>0.9804058391</text:p>
          </table:table-cell>
          <table:table-cell office:value-type="float" office:value="1.05352592716287">
            <text:p>1.0535259272</text:p>
          </table:table-cell>
          <table:table-cell office:value-type="float" office:value="0.872196319870491">
            <text:p>0.8721963199</text:p>
          </table:table-cell>
          <table:table-cell office:value-type="float" office:value="0.862610244029503">
            <text:p>0.862610244</text:p>
          </table:table-cell>
        </table:table-row>
        <table:table-row table:style-name="ro1">
          <table:table-cell office:value-type="float" office:value="0.85250114679619">
            <text:p>0.8525011468</text:p>
          </table:table-cell>
          <table:table-cell office:value-type="float" office:value="1.02881840529618">
            <text:p>1.0288184053</text:p>
          </table:table-cell>
          <table:table-cell office:value-type="float" office:value="0.906696264754951">
            <text:p>0.9066962648</text:p>
          </table:table-cell>
          <table:table-cell office:value-type="float" office:value="1.00386310839306">
            <text:p>1.0038631084</text:p>
          </table:table-cell>
          <table:table-cell office:value-type="float" office:value="0.960055592407107">
            <text:p>0.9600555924</text:p>
          </table:table-cell>
          <table:table-cell office:value-type="float" office:value="1.00452317161458">
            <text:p>1.0045231716</text:p>
          </table:table-cell>
          <table:table-cell office:value-type="float" office:value="1.04330555431644">
            <text:p>1.0433055543</text:p>
          </table:table-cell>
          <table:table-cell office:value-type="float" office:value="0.971820838847984">
            <text:p>0.9718208388</text:p>
          </table:table-cell>
          <table:table-cell office:value-type="float" office:value="1.02359777676016">
            <text:p>1.0235977768</text:p>
          </table:table-cell>
          <table:table-cell office:value-type="float" office:value="0.9749836327603">
            <text:p>0.9749836328</text:p>
          </table:table-cell>
        </table:table-row>
        <table:table-row table:style-name="ro1">
          <table:table-cell office:value-type="float" office:value="1.00478897804159">
            <text:p>1.004788978</text:p>
          </table:table-cell>
          <table:table-cell office:value-type="float" office:value="0.833281703802175">
            <text:p>0.8332817038</text:p>
          </table:table-cell>
          <table:table-cell office:value-type="float" office:value="1.08746743807164">
            <text:p>1.0874674381</text:p>
          </table:table-cell>
          <table:table-cell office:value-type="float" office:value="0.82008172280242">
            <text:p>0.8200817228</text:p>
          </table:table-cell>
          <table:table-cell office:value-type="float" office:value="0.944320232897382">
            <text:p>0.9443202329</text:p>
          </table:table-cell>
          <table:table-cell office:value-type="float" office:value="0.917978313436479">
            <text:p>0.9179783134</text:p>
          </table:table-cell>
          <table:table-cell office:value-type="float" office:value="0.892222355444429">
            <text:p>0.8922223554</text:p>
          </table:table-cell>
          <table:table-cell office:value-type="float" office:value="1.00422781167932">
            <text:p>1.0042278117</text:p>
          </table:table-cell>
          <table:table-cell office:value-type="float" office:value="0.872601305144058">
            <text:p>0.8726013051</text:p>
          </table:table-cell>
          <table:table-cell office:value-type="float" office:value="0.885495664583246">
            <text:p>0.8854956646</text:p>
          </table:table-cell>
        </table:table-row>
        <table:table-row table:style-name="ro1">
          <table:table-cell office:value-type="float" office:value="0.810175890811112">
            <text:p>0.8101758908</text:p>
          </table:table-cell>
          <table:table-cell office:value-type="float" office:value="0.885608945207087">
            <text:p>0.8856089452</text:p>
          </table:table-cell>
          <table:table-cell office:value-type="float" office:value="0.819864279112956">
            <text:p>0.8198642791</text:p>
          </table:table-cell>
          <table:table-cell office:value-type="float" office:value="0.978292175813591">
            <text:p>0.9782921758</text:p>
          </table:table-cell>
          <table:table-cell office:value-type="float" office:value="0.965631430000592">
            <text:p>0.96563143</text:p>
          </table:table-cell>
          <table:table-cell office:value-type="float" office:value="0.869248194905261">
            <text:p>0.8692481949</text:p>
          </table:table-cell>
          <table:table-cell office:value-type="float" office:value="0.911542999620975">
            <text:p>0.9115429996</text:p>
          </table:table-cell>
          <table:table-cell office:value-type="float" office:value="0.927928381216368">
            <text:p>0.9279283812</text:p>
          </table:table-cell>
          <table:table-cell office:value-type="float" office:value="0.930818822691042">
            <text:p>0.9308188227</text:p>
          </table:table-cell>
          <table:table-cell office:value-type="float" office:value="0.820381783678235">
            <text:p>0.8203817837</text:p>
          </table:table-cell>
        </table:table-row>
        <table:table-row table:style-name="ro1">
          <table:table-cell office:value-type="float" office:value="0.922512793674848">
            <text:p>0.9225127937</text:p>
          </table:table-cell>
          <table:table-cell office:value-type="float" office:value="0.7581289999249">
            <text:p>0.7581289999</text:p>
          </table:table-cell>
          <table:table-cell office:value-type="float" office:value="0.783852150168991">
            <text:p>0.7838521502</text:p>
          </table:table-cell>
          <table:table-cell office:value-type="float" office:value="1.01577052894096">
            <text:p>1.0157705289</text:p>
          </table:table-cell>
          <table:table-cell office:value-type="float" office:value="0.888286472242632">
            <text:p>0.8882864722</text:p>
          </table:table-cell>
          <table:table-cell office:value-type="float" office:value="0.857269628239209">
            <text:p>0.8572696282</text:p>
          </table:table-cell>
          <table:table-cell office:value-type="float" office:value="0.911582030206995">
            <text:p>0.9115820302</text:p>
          </table:table-cell>
          <table:table-cell office:value-type="float" office:value="0.829923790005161">
            <text:p>0.82992379</text:p>
          </table:table-cell>
          <table:table-cell office:value-type="float" office:value="0.88899191242853">
            <text:p>0.8889919124</text:p>
          </table:table-cell>
          <table:table-cell office:value-type="float" office:value="0.787421404949253">
            <text:p>0.7874214049</text:p>
          </table:table-cell>
        </table:table-row>
        <table:table-row table:style-name="ro1">
          <table:table-cell office:value-type="float" office:value="0.921208342258826">
            <text:p>0.9212083423</text:p>
          </table:table-cell>
          <table:table-cell office:value-type="float" office:value="0.996092346131059">
            <text:p>0.9960923461</text:p>
          </table:table-cell>
          <table:table-cell office:value-type="float" office:value="1.03238081302489">
            <text:p>1.032380813</text:p>
          </table:table-cell>
          <table:table-cell office:value-type="float" office:value="0.96375923538903">
            <text:p>0.9637592354</text:p>
          </table:table-cell>
          <table:table-cell office:value-type="float" office:value="0.989742993395506">
            <text:p>0.9897429934</text:p>
          </table:table-cell>
          <table:table-cell office:value-type="float" office:value="0.906045138887134">
            <text:p>0.9060451389</text:p>
          </table:table-cell>
          <table:table-cell office:value-type="float" office:value="0.963948934030514">
            <text:p>0.963948934</text:p>
          </table:table-cell>
          <table:table-cell office:value-type="float" office:value="0.780589060473443">
            <text:p>0.7805890605</text:p>
          </table:table-cell>
          <table:table-cell office:value-type="float" office:value="0.986402004803273">
            <text:p>0.9864020048</text:p>
          </table:table-cell>
          <table:table-cell office:value-type="float" office:value="0.930579495735612">
            <text:p>0.9305794957</text:p>
          </table:table-cell>
        </table:table-row>
        <table:table-row table:style-name="ro1">
          <table:table-cell office:value-type="float" office:value="0.911856866876604">
            <text:p>0.9118568669</text:p>
          </table:table-cell>
          <table:table-cell office:value-type="float" office:value="0.960702705633175">
            <text:p>0.9607027056</text:p>
          </table:table-cell>
          <table:table-cell office:value-type="float" office:value="0.872054870488821">
            <text:p>0.8720548705</text:p>
          </table:table-cell>
          <table:table-cell office:value-type="float" office:value="0.833003368421866">
            <text:p>0.8330033684</text:p>
          </table:table-cell>
          <table:table-cell office:value-type="float" office:value="0.870978498594618">
            <text:p>0.8709784986</text:p>
          </table:table-cell>
          <table:table-cell office:value-type="float" office:value="0.921708039111028">
            <text:p>0.9217080391</text:p>
          </table:table-cell>
          <table:table-cell office:value-type="float" office:value="0.774331155989305">
            <text:p>0.774331156</text:p>
          </table:table-cell>
          <table:table-cell office:value-type="float" office:value="0.880514997276449">
            <text:p>0.8805149973</text:p>
          </table:table-cell>
          <table:table-cell office:value-type="float" office:value="0.888685497081508">
            <text:p>0.8886854971</text:p>
          </table:table-cell>
          <table:table-cell office:value-type="float" office:value="0.92002565393389">
            <text:p>0.9200256539</text:p>
          </table:table-cell>
        </table:table-row>
        <table:table-row table:style-name="ro1">
          <table:table-cell office:value-type="float" office:value="1.03903492687176">
            <text:p>1.0390349269</text:p>
          </table:table-cell>
          <table:table-cell office:value-type="float" office:value="0.860586759044465">
            <text:p>0.860586759</text:p>
          </table:table-cell>
          <table:table-cell office:value-type="float" office:value="0.808426002656886">
            <text:p>0.8084260027</text:p>
          </table:table-cell>
          <table:table-cell office:value-type="float" office:value="1.03233071127108">
            <text:p>1.0323307113</text:p>
          </table:table-cell>
          <table:table-cell office:value-type="float" office:value="0.865252904974328">
            <text:p>0.865252905</text:p>
          </table:table-cell>
          <table:table-cell office:value-type="float" office:value="1.05344826359303">
            <text:p>1.0534482636</text:p>
          </table:table-cell>
          <table:table-cell office:value-type="float" office:value="1.10756287343928">
            <text:p>1.1075628734</text:p>
          </table:table-cell>
          <table:table-cell office:value-type="float" office:value="0.96978490771686">
            <text:p>0.9697849077</text:p>
          </table:table-cell>
          <table:table-cell office:value-type="float" office:value="0.989880798582652">
            <text:p>0.9898807986</text:p>
          </table:table-cell>
          <table:table-cell office:value-type="float" office:value="0.979840556378959">
            <text:p>0.9798405564</text:p>
          </table:table-cell>
        </table:table-row>
        <table:table-row table:style-name="ro1">
          <table:table-cell office:value-type="float" office:value="0.777035627489935">
            <text:p>0.7770356275</text:p>
          </table:table-cell>
          <table:table-cell office:value-type="float" office:value="0.891705769935543">
            <text:p>0.8917057699</text:p>
          </table:table-cell>
          <table:table-cell office:value-type="float" office:value="0.947163852808725">
            <text:p>0.9471638528</text:p>
          </table:table-cell>
          <table:table-cell office:value-type="float" office:value="0.98642434739435">
            <text:p>0.9864243474</text:p>
          </table:table-cell>
          <table:table-cell office:value-type="float" office:value="0.697471246207886">
            <text:p>0.6974712462</text:p>
          </table:table-cell>
          <table:table-cell office:value-type="float" office:value="1.03875676925782">
            <text:p>1.0387567693</text:p>
          </table:table-cell>
          <table:table-cell office:value-type="float" office:value="0.870886633101568">
            <text:p>0.8708866331</text:p>
          </table:table-cell>
          <table:table-cell office:value-type="float" office:value="0.813493256465406">
            <text:p>0.8134932565</text:p>
          </table:table-cell>
          <table:table-cell office:value-type="float" office:value="0.744774278043991">
            <text:p>0.744774278</text:p>
          </table:table-cell>
          <table:table-cell office:value-type="float" office:value="0.920975499468537">
            <text:p>0.9209754995</text:p>
          </table:table-cell>
        </table:table-row>
        <table:table-row table:style-name="ro1">
          <table:table-cell office:value-type="float" office:value="0.865892197181177">
            <text:p>0.8658921972</text:p>
          </table:table-cell>
          <table:table-cell office:value-type="float" office:value="0.895230417177118">
            <text:p>0.8952304172</text:p>
          </table:table-cell>
          <table:table-cell office:value-type="float" office:value="1.03929570912351">
            <text:p>1.0392957091</text:p>
          </table:table-cell>
          <table:table-cell office:value-type="float" office:value="0.656184283050144">
            <text:p>0.6561842831</text:p>
          </table:table-cell>
          <table:table-cell office:value-type="float" office:value="0.843181143588226">
            <text:p>0.8431811436</text:p>
          </table:table-cell>
          <table:table-cell office:value-type="float" office:value="0.803234257619116">
            <text:p>0.8032342576</text:p>
          </table:table-cell>
          <table:table-cell office:value-type="float" office:value="0.872830738479219">
            <text:p>0.8728307385</text:p>
          </table:table-cell>
          <table:table-cell office:value-type="float" office:value="0.940693693741072">
            <text:p>0.9406936937</text:p>
          </table:table-cell>
          <table:table-cell office:value-type="float" office:value="0.819503585013721">
            <text:p>0.819503585</text:p>
          </table:table-cell>
          <table:table-cell office:value-type="float" office:value="0.881648909696298">
            <text:p>0.8816489097</text:p>
          </table:table-cell>
        </table:table-row>
        <table:table-row table:style-name="ro1">
          <table:table-cell office:value-type="float" office:value="0.813419973337506">
            <text:p>0.8134199733</text:p>
          </table:table-cell>
          <table:table-cell office:value-type="float" office:value="0.964360472348708">
            <text:p>0.9643604723</text:p>
          </table:table-cell>
          <table:table-cell office:value-type="float" office:value="0.635157962643346">
            <text:p>0.6351579626</text:p>
          </table:table-cell>
          <table:table-cell office:value-type="float" office:value="0.960469606566506">
            <text:p>0.9604696066</text:p>
          </table:table-cell>
          <table:table-cell office:value-type="float" office:value="0.911348284425756">
            <text:p>0.9113482844</text:p>
          </table:table-cell>
          <table:table-cell office:value-type="float" office:value="0.685830247374492">
            <text:p>0.6858302474</text:p>
          </table:table-cell>
          <table:table-cell office:value-type="float" office:value="0.941294941382319">
            <text:p>0.9412949414</text:p>
          </table:table-cell>
          <table:table-cell office:value-type="float" office:value="0.858062278110327">
            <text:p>0.8580622781</text:p>
          </table:table-cell>
          <table:table-cell office:value-type="float" office:value="0.898660893650316">
            <text:p>0.8986608937</text:p>
          </table:table-cell>
          <table:table-cell office:value-type="float" office:value="0.862030891068771">
            <text:p>0.8620308911</text:p>
          </table:table-cell>
        </table:table-row>
        <table:table-row table:style-name="ro1">
          <table:table-cell office:value-type="float" office:value="0.914163466921037">
            <text:p>0.9141634669</text:p>
          </table:table-cell>
          <table:table-cell office:value-type="float" office:value="0.826187682379124">
            <text:p>0.8261876824</text:p>
          </table:table-cell>
          <table:table-cell office:value-type="float" office:value="0.783083401598859">
            <text:p>0.7830834016</text:p>
          </table:table-cell>
          <table:table-cell office:value-type="float" office:value="0.823420466364147">
            <text:p>0.8234204664</text:p>
          </table:table-cell>
          <table:table-cell office:value-type="float" office:value="0.863425287917655">
            <text:p>0.8634252879</text:p>
          </table:table-cell>
          <table:table-cell office:value-type="float" office:value="0.862318484987505">
            <text:p>0.862318485</text:p>
          </table:table-cell>
          <table:table-cell office:value-type="float" office:value="0.8720629157051">
            <text:p>0.8720629157</text:p>
          </table:table-cell>
          <table:table-cell office:value-type="float" office:value="0.746425835078293">
            <text:p>0.7464258351</text:p>
          </table:table-cell>
          <table:table-cell office:value-type="float" office:value="0.816684918773979">
            <text:p>0.8166849188</text:p>
          </table:table-cell>
          <table:table-cell office:value-type="float" office:value="0.990187686430983">
            <text:p>0.9901876864</text:p>
          </table:table-cell>
        </table:table-row>
        <table:table-row table:style-name="ro1">
          <table:table-cell office:value-type="float" office:value="0.827781463387154">
            <text:p>0.8277814634</text:p>
          </table:table-cell>
          <table:table-cell office:value-type="float" office:value="0.85254931560192">
            <text:p>0.8525493156</text:p>
          </table:table-cell>
          <table:table-cell office:value-type="float" office:value="0.917891691662032">
            <text:p>0.9178916917</text:p>
          </table:table-cell>
          <table:table-cell office:value-type="float" office:value="0.810485984211032">
            <text:p>0.8104859842</text:p>
          </table:table-cell>
          <table:table-cell office:value-type="float" office:value="0.794158145568152">
            <text:p>0.7941581456</text:p>
          </table:table-cell>
          <table:table-cell office:value-type="float" office:value="0.725235831888395">
            <text:p>0.7252358319</text:p>
          </table:table-cell>
          <table:table-cell office:value-type="float" office:value="0.818332085756946">
            <text:p>0.8183320858</text:p>
          </table:table-cell>
          <table:table-cell office:value-type="float" office:value="0.791510174000053">
            <text:p>0.791510174</text:p>
          </table:table-cell>
          <table:table-cell office:value-type="float" office:value="0.967342283118562">
            <text:p>0.9673422831</text:p>
          </table:table-cell>
          <table:table-cell office:value-type="float" office:value="0.956276914845217">
            <text:p>0.9562769148</text:p>
          </table:table-cell>
        </table:table-row>
        <table:table-row table:style-name="ro1">
          <table:table-cell office:value-type="float" office:value="0.958347573389021">
            <text:p>0.9583475734</text:p>
          </table:table-cell>
          <table:table-cell office:value-type="float" office:value="0.955675693868672">
            <text:p>0.9556756939</text:p>
          </table:table-cell>
          <table:table-cell office:value-type="float" office:value="0.906230596864525">
            <text:p>0.9062305969</text:p>
          </table:table-cell>
          <table:table-cell office:value-type="float" office:value="0.899963327332919">
            <text:p>0.8999633273</text:p>
          </table:table-cell>
          <table:table-cell office:value-type="float" office:value="0.88846965506517">
            <text:p>0.8884696551</text:p>
          </table:table-cell>
          <table:table-cell office:value-type="float" office:value="0.803260584671135">
            <text:p>0.8032605847</text:p>
          </table:table-cell>
          <table:table-cell office:value-type="float" office:value="0.937673603203705">
            <text:p>0.9376736032</text:p>
          </table:table-cell>
          <table:table-cell office:value-type="float" office:value="1.09111710107066">
            <text:p>1.0911171011</text:p>
          </table:table-cell>
          <table:table-cell office:value-type="float" office:value="0.986544489311882">
            <text:p>0.9865444893</text:p>
          </table:table-cell>
          <table:table-cell office:value-type="float" office:value="0.844652923591068">
            <text:p>0.8446529236</text:p>
          </table:table-cell>
        </table:table-row>
        <table:table-row table:style-name="ro1">
          <table:table-cell office:value-type="float" office:value="0.774244875286585">
            <text:p>0.7742448753</text:p>
          </table:table-cell>
          <table:table-cell office:value-type="float" office:value="0.983244492110677">
            <text:p>0.9832444921</text:p>
          </table:table-cell>
          <table:table-cell office:value-type="float" office:value="0.832865876509177">
            <text:p>0.8328658765</text:p>
          </table:table-cell>
          <table:table-cell office:value-type="float" office:value="0.905964315859625">
            <text:p>0.9059643159</text:p>
          </table:table-cell>
          <table:table-cell office:value-type="float" office:value="0.857381445234125">
            <text:p>0.8573814452</text:p>
          </table:table-cell>
          <table:table-cell office:value-type="float" office:value="0.967208395688293">
            <text:p>0.9672083957</text:p>
          </table:table-cell>
          <table:table-cell office:value-type="float" office:value="0.872004560638569">
            <text:p>0.8720045606</text:p>
          </table:table-cell>
          <table:table-cell office:value-type="float" office:value="0.853326347452528">
            <text:p>0.8533263475</text:p>
          </table:table-cell>
          <table:table-cell office:value-type="float" office:value="0.927475403536741">
            <text:p>0.9274754035</text:p>
          </table:table-cell>
          <table:table-cell office:value-type="float" office:value="0.783927293824969">
            <text:p>0.7839272938</text:p>
          </table:table-cell>
        </table:table-row>
        <table:table-row table:style-name="ro1">
          <table:table-cell office:value-type="float" office:value="0.917513702112654">
            <text:p>0.9175137021</text:p>
          </table:table-cell>
          <table:table-cell office:value-type="float" office:value="0.770890902425799">
            <text:p>0.7708909024</text:p>
          </table:table-cell>
          <table:table-cell office:value-type="float" office:value="0.743688642621749">
            <text:p>0.7436886426</text:p>
          </table:table-cell>
          <table:table-cell office:value-type="float" office:value="0.784079988933066">
            <text:p>0.7840799889</text:p>
          </table:table-cell>
          <table:table-cell office:value-type="float" office:value="0.910871572299493">
            <text:p>0.9108715723</text:p>
          </table:table-cell>
          <table:table-cell office:value-type="float" office:value="0.979781534561256">
            <text:p>0.9797815346</text:p>
          </table:table-cell>
          <table:table-cell office:value-type="float" office:value="0.872078867396965">
            <text:p>0.8720788674</text:p>
          </table:table-cell>
          <table:table-cell office:value-type="float" office:value="0.950928817661622">
            <text:p>0.9509288177</text:p>
          </table:table-cell>
          <table:table-cell office:value-type="float" office:value="1.00446837486697">
            <text:p>1.0044683749</text:p>
          </table:table-cell>
          <table:table-cell office:value-type="float" office:value="0.829679189387705">
            <text:p>0.8296791894</text:p>
          </table:table-cell>
        </table:table-row>
        <table:table-row table:style-name="ro1">
          <table:table-cell office:value-type="float" office:value="0.865500759712144">
            <text:p>0.8655007597</text:p>
          </table:table-cell>
          <table:table-cell office:value-type="float" office:value="0.795845817537896">
            <text:p>0.7958458175</text:p>
          </table:table-cell>
          <table:table-cell office:value-type="float" office:value="0.852612010707895">
            <text:p>0.8526120107</text:p>
          </table:table-cell>
          <table:table-cell office:value-type="float" office:value="0.906952064607243">
            <text:p>0.9069520646</text:p>
          </table:table-cell>
          <table:table-cell office:value-type="float" office:value="0.708727597523325">
            <text:p>0.7087275975</text:p>
          </table:table-cell>
          <table:table-cell office:value-type="float" office:value="0.934763123670107">
            <text:p>0.9347631237</text:p>
          </table:table-cell>
          <table:table-cell office:value-type="float" office:value="0.906575077720264">
            <text:p>0.9065750777</text:p>
          </table:table-cell>
          <table:table-cell office:value-type="float" office:value="0.884776495659864">
            <text:p>0.8847764957</text:p>
          </table:table-cell>
          <table:table-cell office:value-type="float" office:value="0.865789572696561">
            <text:p>0.8657895727</text:p>
          </table:table-cell>
          <table:table-cell office:value-type="float" office:value="0.735089288083977">
            <text:p>0.7350892881</text:p>
          </table:table-cell>
        </table:table-row>
        <table:table-row table:style-name="ro1">
          <table:table-cell office:value-type="float" office:value="0.881968118565565">
            <text:p>0.8819681186</text:p>
          </table:table-cell>
          <table:table-cell office:value-type="float" office:value="1.01238109905064">
            <text:p>1.0123810991</text:p>
          </table:table-cell>
          <table:table-cell office:value-type="float" office:value="1.01596281844423">
            <text:p>1.0159628184</text:p>
          </table:table-cell>
          <table:table-cell office:value-type="float" office:value="0.881899102666463">
            <text:p>0.8818991027</text:p>
          </table:table-cell>
          <table:table-cell office:value-type="float" office:value="0.983212089319354">
            <text:p>0.9832120893</text:p>
          </table:table-cell>
          <table:table-cell office:value-type="float" office:value="0.882114630025882">
            <text:p>0.88211463</text:p>
          </table:table-cell>
          <table:table-cell office:value-type="float" office:value="1.03898628698512">
            <text:p>1.038986287</text:p>
          </table:table-cell>
          <table:table-cell office:value-type="float" office:value="0.916666442319257">
            <text:p>0.9166664423</text:p>
          </table:table-cell>
          <table:table-cell office:value-type="float" office:value="0.812763514740002">
            <text:p>0.8127635147</text:p>
          </table:table-cell>
          <table:table-cell office:value-type="float" office:value="1.11402655988073">
            <text:p>1.1140265599</text:p>
          </table:table-cell>
        </table:table-row>
        <table:table-row table:style-name="ro1">
          <table:table-cell office:value-type="float" office:value="0.764779859989154">
            <text:p>0.76477986</text:p>
          </table:table-cell>
          <table:table-cell office:value-type="float" office:value="0.860856882778116">
            <text:p>0.8608568828</text:p>
          </table:table-cell>
          <table:table-cell office:value-type="float" office:value="1.00421260613197">
            <text:p>1.0042126061</text:p>
          </table:table-cell>
          <table:table-cell office:value-type="float" office:value="0.914922789347507">
            <text:p>0.9149227893</text:p>
          </table:table-cell>
          <table:table-cell office:value-type="float" office:value="0.937451486131108">
            <text:p>0.9374514861</text:p>
          </table:table-cell>
          <table:table-cell office:value-type="float" office:value="0.857688044194896">
            <text:p>0.8576880442</text:p>
          </table:table-cell>
          <table:table-cell office:value-type="float" office:value="0.784121758947654">
            <text:p>0.7841217589</text:p>
          </table:table-cell>
          <table:table-cell office:value-type="float" office:value="0.960200105128566">
            <text:p>0.9602001051</text:p>
          </table:table-cell>
          <table:table-cell office:value-type="float" office:value="0.901689274567683">
            <text:p>0.9016892746</text:p>
          </table:table-cell>
          <table:table-cell office:value-type="float" office:value="0.881891629514064">
            <text:p>0.8818916295</text:p>
          </table:table-cell>
        </table:table-row>
        <table:table-row table:style-name="ro1">
          <table:table-cell office:value-type="float" office:value="0.793641838376923">
            <text:p>0.7936418384</text:p>
          </table:table-cell>
          <table:table-cell office:value-type="float" office:value="0.986682055031313">
            <text:p>0.986682055</text:p>
          </table:table-cell>
          <table:table-cell office:value-type="float" office:value="0.666370486857565">
            <text:p>0.6663704869</text:p>
          </table:table-cell>
          <table:table-cell office:value-type="float" office:value="0.744253832003573">
            <text:p>0.744253832</text:p>
          </table:table-cell>
          <table:table-cell office:value-type="float" office:value="0.911851919093774">
            <text:p>0.9118519191</text:p>
          </table:table-cell>
          <table:table-cell office:value-type="float" office:value="0.96690746104499">
            <text:p>0.966907461</text:p>
          </table:table-cell>
          <table:table-cell office:value-type="float" office:value="0.768692120491211">
            <text:p>0.7686921205</text:p>
          </table:table-cell>
          <table:table-cell office:value-type="float" office:value="0.926040875676596">
            <text:p>0.9260408757</text:p>
          </table:table-cell>
          <table:table-cell office:value-type="float" office:value="0.849451969065205">
            <text:p>0.8494519691</text:p>
          </table:table-cell>
          <table:table-cell office:value-type="float" office:value="0.784251901139303">
            <text:p>0.7842519011</text:p>
          </table:table-cell>
        </table:table-row>
        <table:table-row table:style-name="ro1">
          <table:table-cell office:value-type="float" office:value="0.914933343822021">
            <text:p>0.9149333438</text:p>
          </table:table-cell>
          <table:table-cell office:value-type="float" office:value="0.842588614352073">
            <text:p>0.8425886144</text:p>
          </table:table-cell>
          <table:table-cell office:value-type="float" office:value="0.819464332990044">
            <text:p>0.819464333</text:p>
          </table:table-cell>
          <table:table-cell office:value-type="float" office:value="1.00407975698489">
            <text:p>1.004079757</text:p>
          </table:table-cell>
          <table:table-cell office:value-type="float" office:value="0.862559112334724">
            <text:p>0.8625591123</text:p>
          </table:table-cell>
          <table:table-cell office:value-type="float" office:value="1.03233850762486">
            <text:p>1.0323385076</text:p>
          </table:table-cell>
          <table:table-cell office:value-type="float" office:value="0.906581786413355">
            <text:p>0.9065817864</text:p>
          </table:table-cell>
          <table:table-cell office:value-type="float" office:value="0.816907640429376">
            <text:p>0.8169076404</text:p>
          </table:table-cell>
          <table:table-cell office:value-type="float" office:value="0.931043954017594">
            <text:p>0.931043954</text:p>
          </table:table-cell>
          <table:table-cell office:value-type="float" office:value="0.796962060559338">
            <text:p>0.7969620606</text:p>
          </table:table-cell>
        </table:table-row>
        <table:table-row table:style-name="ro1">
          <table:table-cell office:value-type="float" office:value="0.891662497439631">
            <text:p>0.8916624974</text:p>
          </table:table-cell>
          <table:table-cell office:value-type="float" office:value="1.00793208218697">
            <text:p>1.0079320822</text:p>
          </table:table-cell>
          <table:table-cell office:value-type="float" office:value="1.03918604292947">
            <text:p>1.0391860429</text:p>
          </table:table-cell>
          <table:table-cell office:value-type="float" office:value="0.9604019606204">
            <text:p>0.9604019606</text:p>
          </table:table-cell>
          <table:table-cell office:value-type="float" office:value="0.989792118509267">
            <text:p>0.9897921185</text:p>
          </table:table-cell>
          <table:table-cell office:value-type="float" office:value="0.963631744803541">
            <text:p>0.9636317448</text:p>
          </table:table-cell>
          <table:table-cell office:value-type="float" office:value="0.993089212428712">
            <text:p>0.9930892124</text:p>
          </table:table-cell>
          <table:table-cell office:value-type="float" office:value="0.894774607208221">
            <text:p>0.8947746072</text:p>
          </table:table-cell>
          <table:table-cell office:value-type="float" office:value="0.907779810010247">
            <text:p>0.90777981</text:p>
          </table:table-cell>
          <table:table-cell office:value-type="float" office:value="0.901867302234073">
            <text:p>0.9018673022</text:p>
          </table:table-cell>
        </table:table-row>
        <table:table-row table:style-name="ro1">
          <table:table-cell office:value-type="float" office:value="0.745155328081052">
            <text:p>0.7451553281</text:p>
          </table:table-cell>
          <table:table-cell office:value-type="float" office:value="0.810062487676819">
            <text:p>0.8100624877</text:p>
          </table:table-cell>
          <table:table-cell office:value-type="float" office:value="0.862299424353104">
            <text:p>0.8622994244</text:p>
          </table:table-cell>
          <table:table-cell office:value-type="float" office:value="0.842285710161697">
            <text:p>0.8422857102</text:p>
          </table:table-cell>
          <table:table-cell office:value-type="float" office:value="0.773991735075463">
            <text:p>0.7739917351</text:p>
          </table:table-cell>
          <table:table-cell office:value-type="float" office:value="0.845935306060616">
            <text:p>0.8459353061</text:p>
          </table:table-cell>
          <table:table-cell office:value-type="float" office:value="0.822891168454722">
            <text:p>0.8228911685</text:p>
          </table:table-cell>
          <table:table-cell office:value-type="float" office:value="0.986272400065167">
            <text:p>0.9862724001</text:p>
          </table:table-cell>
          <table:table-cell office:value-type="float" office:value="0.846112747201345">
            <text:p>0.8461127472</text:p>
          </table:table-cell>
          <table:table-cell office:value-type="float" office:value="0.858691522616507">
            <text:p>0.8586915226</text:p>
          </table:table-cell>
        </table:table-row>
        <table:table-row table:style-name="ro1">
          <table:table-cell office:value-type="float" office:value="0.963965738998827">
            <text:p>0.963965739</text:p>
          </table:table-cell>
          <table:table-cell office:value-type="float" office:value="0.955306727239664">
            <text:p>0.9553067272</text:p>
          </table:table-cell>
          <table:table-cell office:value-type="float" office:value="1.05362086234685">
            <text:p>1.0536208623</text:p>
          </table:table-cell>
          <table:table-cell office:value-type="float" office:value="0.764898375991439">
            <text:p>0.764898376</text:p>
          </table:table-cell>
          <table:table-cell office:value-type="float" office:value="0.833409792219101">
            <text:p>0.8334097922</text:p>
          </table:table-cell>
          <table:table-cell office:value-type="float" office:value="0.980549797292576">
            <text:p>0.9805497973</text:p>
          </table:table-cell>
          <table:table-cell office:value-type="float" office:value="1.03885862187412">
            <text:p>1.0388586219</text:p>
          </table:table-cell>
          <table:table-cell office:value-type="float" office:value="0.913347286932865">
            <text:p>0.9133472869</text:p>
          </table:table-cell>
          <table:table-cell office:value-type="float" office:value="0.872033789660527">
            <text:p>0.8720337897</text:p>
          </table:table-cell>
          <table:table-cell office:value-type="float" office:value="1.03547077680052">
            <text:p>1.0354707768</text:p>
          </table:table-cell>
        </table:table-row>
        <table:table-row table:style-name="ro1">
          <table:table-cell office:value-type="float" office:value="0.774246724191856">
            <text:p>0.7742467242</text:p>
          </table:table-cell>
          <table:table-cell office:value-type="float" office:value="0.88213954704397">
            <text:p>0.882139547</text:p>
          </table:table-cell>
          <table:table-cell office:value-type="float" office:value="0.915816262668336">
            <text:p>0.9158162627</text:p>
          </table:table-cell>
          <table:table-cell office:value-type="float" office:value="0.955867843259405">
            <text:p>0.9558678433</text:p>
          </table:table-cell>
          <table:table-cell office:value-type="float" office:value="0.859378686401491">
            <text:p>0.8593786864</text:p>
          </table:table-cell>
          <table:table-cell office:value-type="float" office:value="0.931242214059752">
            <text:p>0.9312422141</text:p>
          </table:table-cell>
          <table:table-cell office:value-type="float" office:value="0.907925000360425">
            <text:p>0.9079250004</text:p>
          </table:table-cell>
          <table:table-cell office:value-type="float" office:value="0.842708710932265">
            <text:p>0.8427087109</text:p>
          </table:table-cell>
          <table:table-cell office:value-type="float" office:value="1.02896065668043">
            <text:p>1.0289606567</text:p>
          </table:table-cell>
          <table:table-cell office:value-type="float" office:value="0.908143443826215">
            <text:p>0.9081434438</text:p>
          </table:table-cell>
        </table:table-row>
        <table:table-row table:style-name="ro1">
          <table:table-cell office:value-type="float" office:value="0.742736747075966">
            <text:p>0.7427367471</text:p>
          </table:table-cell>
          <table:table-cell office:value-type="float" office:value="0.888868516002585">
            <text:p>0.888868516</text:p>
          </table:table-cell>
          <table:table-cell office:value-type="float" office:value="0.783922091753416">
            <text:p>0.7839220918</text:p>
          </table:table-cell>
          <table:table-cell office:value-type="float" office:value="0.986434980015831">
            <text:p>0.98643498</text:p>
          </table:table-cell>
          <table:table-cell office:value-type="float" office:value="0.800657217548022">
            <text:p>0.8006572175</text:p>
          </table:table-cell>
          <table:table-cell office:value-type="float" office:value="0.808257877191818">
            <text:p>0.8082578772</text:p>
          </table:table-cell>
          <table:table-cell office:value-type="float" office:value="0.955352458660272">
            <text:p>0.9553524587</text:p>
          </table:table-cell>
          <table:table-cell office:value-type="float" office:value="0.895426260066208">
            <text:p>0.8954262601</text:p>
          </table:table-cell>
          <table:table-cell office:value-type="float" office:value="1.05343316289839">
            <text:p>1.0534331629</text:p>
          </table:table-cell>
          <table:table-cell office:value-type="float" office:value="0.923402878233734">
            <text:p>0.9234028782</text:p>
          </table:table-cell>
        </table:table-row>
        <table:table-row table:style-name="ro1">
          <table:table-cell office:value-type="float" office:value="0.822918909695714">
            <text:p>0.8229189097</text:p>
          </table:table-cell>
          <table:table-cell office:value-type="float" office:value="0.8918914220963">
            <text:p>0.8918914221</text:p>
          </table:table-cell>
          <table:table-cell office:value-type="float" office:value="0.937598294110259">
            <text:p>0.9375982941</text:p>
          </table:table-cell>
          <table:table-cell office:value-type="float" office:value="0.882259703057361">
            <text:p>0.8822597031</text:p>
          </table:table-cell>
          <table:table-cell office:value-type="float" office:value="0.787489635889601">
            <text:p>0.7874896359</text:p>
          </table:table-cell>
          <table:table-cell office:value-type="float" office:value="0.872462846556161">
            <text:p>0.8724628466</text:p>
          </table:table-cell>
          <table:table-cell office:value-type="float" office:value="0.872650674931257">
            <text:p>0.8726506749</text:p>
          </table:table-cell>
          <table:table-cell office:value-type="float" office:value="0.702352701088806">
            <text:p>0.7023527011</text:p>
          </table:table-cell>
          <table:table-cell office:value-type="float" office:value="0.916331366771126">
            <text:p>0.9163313668</text:p>
          </table:table-cell>
          <table:table-cell office:value-type="float" office:value="1.00500760233881">
            <text:p>1.0050076023</text:p>
          </table:table-cell>
        </table:table-row>
        <table:table-row table:style-name="ro1">
          <table:table-cell office:value-type="float" office:value="0.68556652517441">
            <text:p>0.6855665252</text:p>
          </table:table-cell>
          <table:table-cell office:value-type="float" office:value="0.886615357604857">
            <text:p>0.8866153576</text:p>
          </table:table-cell>
          <table:table-cell office:value-type="float" office:value="0.742914709014105">
            <text:p>0.742914709</text:p>
          </table:table-cell>
          <table:table-cell office:value-type="float" office:value="0.862408610527394">
            <text:p>0.8624086105</text:p>
          </table:table-cell>
          <table:table-cell office:value-type="float" office:value="0.7056599608188">
            <text:p>0.7056599608</text:p>
          </table:table-cell>
          <table:table-cell office:value-type="float" office:value="0.814861267561876">
            <text:p>0.8148612676</text:p>
          </table:table-cell>
          <table:table-cell office:value-type="float" office:value="0.980009989890257">
            <text:p>0.9800099899</text:p>
          </table:table-cell>
          <table:table-cell office:value-type="float" office:value="0.81390659787743">
            <text:p>0.8139065979</text:p>
          </table:table-cell>
          <table:table-cell office:value-type="float" office:value="0.882702831942867">
            <text:p>0.8827028319</text:p>
          </table:table-cell>
          <table:table-cell office:value-type="float" office:value="0.832587931331181">
            <text:p>0.8325879313</text:p>
          </table:table-cell>
        </table:table-row>
        <table:table-row table:style-name="ro1">
          <table:table-cell office:value-type="float" office:value="0.859638820123858">
            <text:p>0.8596388201</text:p>
          </table:table-cell>
          <table:table-cell office:value-type="float" office:value="0.78388530291018">
            <text:p>0.7838853029</text:p>
          </table:table-cell>
          <table:table-cell office:value-type="float" office:value="0.90149172480645">
            <text:p>0.9014917248</text:p>
          </table:table-cell>
          <table:table-cell office:value-type="float" office:value="0.919351233983084">
            <text:p>0.919351234</text:p>
          </table:table-cell>
          <table:table-cell office:value-type="float" office:value="0.828076747892097">
            <text:p>0.8280767479</text:p>
          </table:table-cell>
          <table:table-cell office:value-type="float" office:value="0.930649996886808">
            <text:p>0.9306499969</text:p>
          </table:table-cell>
          <table:table-cell office:value-type="float" office:value="0.762827501012768">
            <text:p>0.762827501</text:p>
          </table:table-cell>
          <table:table-cell office:value-type="float" office:value="1.00487100411552">
            <text:p>1.0048710041</text:p>
          </table:table-cell>
          <table:table-cell office:value-type="float" office:value="0.955230457167119">
            <text:p>0.9552304572</text:p>
          </table:table-cell>
          <table:table-cell office:value-type="float" office:value="0.881906991917942">
            <text:p>0.8819069919</text:p>
          </table:table-cell>
        </table:table-row>
        <table:table-row table:style-name="ro1">
          <table:table-cell office:value-type="float" office:value="0.869291319768017">
            <text:p>0.8692913198</text:p>
          </table:table-cell>
          <table:table-cell office:value-type="float" office:value="1.02938795256289">
            <text:p>1.0293879526</text:p>
          </table:table-cell>
          <table:table-cell office:value-type="float" office:value="0.96720888344313">
            <text:p>0.9672088834</text:p>
          </table:table-cell>
          <table:table-cell office:value-type="float" office:value="0.896744591161265">
            <text:p>0.8967445912</text:p>
          </table:table-cell>
          <table:table-cell office:value-type="float" office:value="0.871786555681809">
            <text:p>0.8717865557</text:p>
          </table:table-cell>
          <table:table-cell office:value-type="float" office:value="0.955310769265577">
            <text:p>0.9553107693</text:p>
          </table:table-cell>
          <table:table-cell office:value-type="float" office:value="0.808397225791058">
            <text:p>0.8083972258</text:p>
          </table:table-cell>
          <table:table-cell office:value-type="float" office:value="0.993076815117716">
            <text:p>0.9930768151</text:p>
          </table:table-cell>
          <table:table-cell office:value-type="float" office:value="0.852854211301796">
            <text:p>0.8528542113</text:p>
          </table:table-cell>
          <table:table-cell office:value-type="float" office:value="0.971936835779767">
            <text:p>0.9719368358</text:p>
          </table:table-cell>
        </table:table-row>
        <table:table-row table:style-name="ro1">
          <table:table-cell office:value-type="float" office:value="0.944220843557021">
            <text:p>0.9442208436</text:p>
          </table:table-cell>
          <table:table-cell office:value-type="float" office:value="0.864089126398615">
            <text:p>0.8640891264</text:p>
          </table:table-cell>
          <table:table-cell office:value-type="float" office:value="0.882166252310031">
            <text:p>0.8821662523</text:p>
          </table:table-cell>
          <table:table-cell office:value-type="float" office:value="0.824785713560391">
            <text:p>0.8247857136</text:p>
          </table:table-cell>
          <table:table-cell office:value-type="float" office:value="1.00960796127307">
            <text:p>1.0096079613</text:p>
          </table:table-cell>
          <table:table-cell office:value-type="float" office:value="0.93122618870291">
            <text:p>0.9312261887</text:p>
          </table:table-cell>
          <table:table-cell office:value-type="float" office:value="1.02911669630297">
            <text:p>1.0291166963</text:p>
          </table:table-cell>
          <table:table-cell office:value-type="float" office:value="1.03901292517588">
            <text:p>1.0390129252</text:p>
          </table:table-cell>
          <table:table-cell office:value-type="float" office:value="1.0880855378965">
            <text:p>1.0880855379</text:p>
          </table:table-cell>
          <table:table-cell office:value-type="float" office:value="0.798682533645018">
            <text:p>0.7986825336</text:p>
          </table:table-cell>
        </table:table-row>
        <table:table-row table:style-name="ro1">
          <table:table-cell office:value-type="float" office:value="0.833685676880148">
            <text:p>0.8336856769</text:p>
          </table:table-cell>
          <table:table-cell office:value-type="float" office:value="1.08031734193835">
            <text:p>1.0803173419</text:p>
          </table:table-cell>
          <table:table-cell office:value-type="float" office:value="0.721868587102356">
            <text:p>0.7218685871</text:p>
          </table:table-cell>
          <table:table-cell office:value-type="float" office:value="0.980233152996545">
            <text:p>0.980233153</text:p>
          </table:table-cell>
          <table:table-cell office:value-type="float" office:value="0.653841854222872">
            <text:p>0.6538418542</text:p>
          </table:table-cell>
          <table:table-cell office:value-type="float" office:value="0.773773492052908">
            <text:p>0.7737734921</text:p>
          </table:table-cell>
          <table:table-cell office:value-type="float" office:value="0.881972836913574">
            <text:p>0.8819728369</text:p>
          </table:table-cell>
          <table:table-cell office:value-type="float" office:value="0.963511917102478">
            <text:p>0.9635119171</text:p>
          </table:table-cell>
          <table:table-cell office:value-type="float" office:value="0.819443155165244">
            <text:p>0.8194431552</text:p>
          </table:table-cell>
          <table:table-cell office:value-type="float" office:value="0.797345813175714">
            <text:p>0.7973458132</text:p>
          </table:table-cell>
        </table:table-row>
        <table:table-row table:style-name="ro1">
          <table:table-cell office:value-type="float" office:value="0.906211116851991">
            <text:p>0.9062111169</text:p>
          </table:table-cell>
          <table:table-cell office:value-type="float" office:value="0.934255224789933">
            <text:p>0.9342552248</text:p>
          </table:table-cell>
          <table:table-cell office:value-type="float" office:value="0.909864127875957">
            <text:p>0.9098641279</text:p>
          </table:table-cell>
          <table:table-cell office:value-type="float" office:value="0.970791430165931">
            <text:p>0.9707914302</text:p>
          </table:table-cell>
          <table:table-cell office:value-type="float" office:value="0.859424583199494">
            <text:p>0.8594245832</text:p>
          </table:table-cell>
          <table:table-cell office:value-type="float" office:value="0.739904400398845">
            <text:p>0.7399044004</text:p>
          </table:table-cell>
          <table:table-cell office:value-type="float" office:value="0.961709310900894">
            <text:p>0.9617093109</text:p>
          </table:table-cell>
          <table:table-cell office:value-type="float" office:value="0.96141148057441">
            <text:p>0.9614114806</text:p>
          </table:table-cell>
          <table:table-cell office:value-type="float" office:value="0.727494417148604">
            <text:p>0.7274944171</text:p>
          </table:table-cell>
          <table:table-cell office:value-type="float" office:value="0.852711847354329">
            <text:p>0.8527118474</text:p>
          </table:table-cell>
        </table:table-row>
        <table:table-row table:style-name="ro1">
          <table:table-cell office:value-type="float" office:value="0.842715014890114">
            <text:p>0.8427150149</text:p>
          </table:table-cell>
          <table:table-cell office:value-type="float" office:value="0.764724649760887">
            <text:p>0.7647246498</text:p>
          </table:table-cell>
          <table:table-cell office:value-type="float" office:value="1.00467451913096">
            <text:p>1.0046745191</text:p>
          </table:table-cell>
          <table:table-cell office:value-type="float" office:value="0.960466962739439">
            <text:p>0.9604669627</text:p>
          </table:table-cell>
          <table:table-cell office:value-type="float" office:value="0.931085302397082">
            <text:p>0.9310853024</text:p>
          </table:table-cell>
          <table:table-cell office:value-type="float" office:value="0.971751309244367">
            <text:p>0.9717513092</text:p>
          </table:table-cell>
          <table:table-cell office:value-type="float" office:value="0.85741744360133">
            <text:p>0.8574174436</text:p>
          </table:table-cell>
          <table:table-cell office:value-type="float" office:value="0.836537498303366">
            <text:p>0.8365374983</text:p>
          </table:table-cell>
          <table:table-cell office:value-type="float" office:value="0.846211452131935">
            <text:p>0.8462114521</text:p>
          </table:table-cell>
          <table:table-cell office:value-type="float" office:value="0.963996873070177">
            <text:p>0.9639968731</text:p>
          </table:table-cell>
        </table:table-row>
        <table:table-row table:style-name="ro1">
          <table:table-cell office:value-type="float" office:value="0.888475219482205">
            <text:p>0.8884752195</text:p>
          </table:table-cell>
          <table:table-cell office:value-type="float" office:value="0.931550049995686">
            <text:p>0.93155005</text:p>
          </table:table-cell>
          <table:table-cell office:value-type="float" office:value="1.08421012018716">
            <text:p>1.0842101202</text:p>
          </table:table-cell>
          <table:table-cell office:value-type="float" office:value="0.944209494042052">
            <text:p>0.944209494</text:p>
          </table:table-cell>
          <table:table-cell office:value-type="float" office:value="0.875699603074087">
            <text:p>0.8756996031</text:p>
          </table:table-cell>
          <table:table-cell office:value-type="float" office:value="0.857459508523146">
            <text:p>0.8574595085</text:p>
          </table:table-cell>
          <table:table-cell office:value-type="float" office:value="0.783671563445325">
            <text:p>0.7836715634</text:p>
          </table:table-cell>
          <table:table-cell office:value-type="float" office:value="1.02891145189232">
            <text:p>1.0289114519</text:p>
          </table:table-cell>
          <table:table-cell office:value-type="float" office:value="1.02871948567844">
            <text:p>1.0287194857</text:p>
          </table:table-cell>
          <table:table-cell office:value-type="float" office:value="0.917817382227805">
            <text:p>0.9178173822</text:p>
          </table:table-cell>
        </table:table-row>
        <table:table-row table:style-name="ro1">
          <table:table-cell office:value-type="float" office:value="0.960237154440926">
            <text:p>0.9602371544</text:p>
          </table:table-cell>
          <table:table-cell office:value-type="float" office:value="0.934551559315346">
            <text:p>0.9345515593</text:p>
          </table:table-cell>
          <table:table-cell office:value-type="float" office:value="0.98008004679987">
            <text:p>0.9800800468</text:p>
          </table:table-cell>
          <table:table-cell office:value-type="float" office:value="0.970137769620958">
            <text:p>0.9701377696</text:p>
          </table:table-cell>
          <table:table-cell office:value-type="float" office:value="0.982813223127562">
            <text:p>0.9828132231</text:p>
          </table:table-cell>
          <table:table-cell office:value-type="float" office:value="0.875401216469989">
            <text:p>0.8754012165</text:p>
          </table:table-cell>
          <table:table-cell office:value-type="float" office:value="0.990292250493447">
            <text:p>0.9902922505</text:p>
          </table:table-cell>
          <table:table-cell office:value-type="float" office:value="0.955351771690112">
            <text:p>0.9553517717</text:p>
          </table:table-cell>
          <table:table-cell office:value-type="float" office:value="1.03515441777664">
            <text:p>1.0351544178</text:p>
          </table:table-cell>
          <table:table-cell office:value-type="float" office:value="0.931098283821552">
            <text:p>0.9310982838</text:p>
          </table:table-cell>
        </table:table-row>
        <table:table-row table:style-name="ro1">
          <table:table-cell office:value-type="float" office:value="0.910775847999142">
            <text:p>0.910775848</text:p>
          </table:table-cell>
          <table:table-cell office:value-type="float" office:value="1.05666424032567">
            <text:p>1.0566642403</text:p>
          </table:table-cell>
          <table:table-cell office:value-type="float" office:value="0.820043935627142">
            <text:p>0.8200439356</text:p>
          </table:table-cell>
          <table:table-cell office:value-type="float" office:value="0.979921849490899">
            <text:p>0.9799218495</text:p>
          </table:table-cell>
          <table:table-cell office:value-type="float" office:value="0.860669016224614">
            <text:p>0.8606690162</text:p>
          </table:table-cell>
          <table:table-cell office:value-type="float" office:value="0.969620428102262">
            <text:p>0.9696204281</text:p>
          </table:table-cell>
          <table:table-cell office:value-type="float" office:value="0.930171397154792">
            <text:p>0.9301713972</text:p>
          </table:table-cell>
          <table:table-cell office:value-type="float" office:value="0.62730634887887">
            <text:p>0.6273063489</text:p>
          </table:table-cell>
          <table:table-cell office:value-type="float" office:value="0.980390847015342">
            <text:p>0.980390847</text:p>
          </table:table-cell>
          <table:table-cell office:value-type="float" office:value="0.895069960471825">
            <text:p>0.8950699605</text:p>
          </table:table-cell>
        </table:table-row>
        <table:table-row table:style-name="ro1">
          <table:table-cell office:value-type="float" office:value="0.765619508361452">
            <text:p>0.7656195084</text:p>
          </table:table-cell>
          <table:table-cell office:value-type="float" office:value="0.739626203869217">
            <text:p>0.7396262039</text:p>
          </table:table-cell>
          <table:table-cell office:value-type="float" office:value="0.857527553733101">
            <text:p>0.8575275537</text:p>
          </table:table-cell>
          <table:table-cell office:value-type="float" office:value="0.907760291024283">
            <text:p>0.907760291</text:p>
          </table:table-cell>
          <table:table-cell office:value-type="float" office:value="0.786936155787759">
            <text:p>0.7869361558</text:p>
          </table:table-cell>
          <table:table-cell office:value-type="float" office:value="0.84946658358338">
            <text:p>0.8494665836</text:p>
          </table:table-cell>
          <table:table-cell office:value-type="float" office:value="0.734995211406144">
            <text:p>0.7349952114</text:p>
          </table:table-cell>
          <table:table-cell office:value-type="float" office:value="0.797633512565626">
            <text:p>0.7976335126</text:p>
          </table:table-cell>
          <table:table-cell office:value-type="float" office:value="0.784005031819546">
            <text:p>0.7840050318</text:p>
          </table:table-cell>
          <table:table-cell office:value-type="float" office:value="0.764127646263073">
            <text:p>0.7641276463</text:p>
          </table:table-cell>
        </table:table-row>
        <table:table-row table:style-name="ro1">
          <table:table-cell office:value-type="float" office:value="0.934108104210695">
            <text:p>0.9341081042</text:p>
          </table:table-cell>
          <table:table-cell office:value-type="float" office:value="0.881631286741916">
            <text:p>0.8816312867</text:p>
          </table:table-cell>
          <table:table-cell office:value-type="float" office:value="0.842164791447229">
            <text:p>0.8421647914</text:p>
          </table:table-cell>
          <table:table-cell office:value-type="float" office:value="1.0683534928659">
            <text:p>1.0683534929</text:p>
          </table:table-cell>
          <table:table-cell office:value-type="float" office:value="0.955229396283031">
            <text:p>0.9552293963</text:p>
          </table:table-cell>
          <table:table-cell office:value-type="float" office:value="0.937678067884679">
            <text:p>0.9376780679</text:p>
          </table:table-cell>
          <table:table-cell office:value-type="float" office:value="0.824871356901272">
            <text:p>0.8248713569</text:p>
          </table:table-cell>
          <table:table-cell office:value-type="float" office:value="1.07801232991943">
            <text:p>1.0780123299</text:p>
          </table:table-cell>
          <table:table-cell office:value-type="float" office:value="0.88668143513168">
            <text:p>0.8866814351</text:p>
          </table:table-cell>
          <table:table-cell office:value-type="float" office:value="0.839596952275393">
            <text:p>0.8395969523</text:p>
          </table:table-cell>
        </table:table-row>
        <table:table-row table:style-name="ro1">
          <table:table-cell office:value-type="float" office:value="0.906545553745035">
            <text:p>0.9065455537</text:p>
          </table:table-cell>
          <table:table-cell office:value-type="float" office:value="0.852355869269035">
            <text:p>0.8523558693</text:p>
          </table:table-cell>
          <table:table-cell office:value-type="float" office:value="0.947250383382028">
            <text:p>0.9472503834</text:p>
          </table:table-cell>
          <table:table-cell office:value-type="float" office:value="0.86865302197608">
            <text:p>0.868653022</text:p>
          </table:table-cell>
          <table:table-cell office:value-type="float" office:value="0.973638262256092">
            <text:p>0.9736382623</text:p>
          </table:table-cell>
          <table:table-cell office:value-type="float" office:value="0.882135669081028">
            <text:p>0.8821356691</text:p>
          </table:table-cell>
          <table:table-cell office:value-type="float" office:value="0.931273440909636">
            <text:p>0.9312734409</text:p>
          </table:table-cell>
          <table:table-cell office:value-type="float" office:value="0.986804980482856">
            <text:p>0.9868049805</text:p>
          </table:table-cell>
          <table:table-cell office:value-type="float" office:value="0.836169646961477">
            <text:p>0.836169647</text:p>
          </table:table-cell>
          <table:table-cell office:value-type="float" office:value="0.803721324451693">
            <text:p>0.8037213245</text:p>
          </table:table-cell>
        </table:table-row>
        <table:table-row table:style-name="ro1">
          <table:table-cell office:value-type="float" office:value="0.759331597210033">
            <text:p>0.7593315972</text:p>
          </table:table-cell>
          <table:table-cell office:value-type="float" office:value="0.842467844882966">
            <text:p>0.8424678449</text:p>
          </table:table-cell>
          <table:table-cell office:value-type="float" office:value="0.715672460647611">
            <text:p>0.7156724606</text:p>
          </table:table-cell>
          <table:table-cell office:value-type="float" office:value="0.76116255624122">
            <text:p>0.7611625562</text:p>
          </table:table-cell>
          <table:table-cell office:value-type="float" office:value="0.597859532710516">
            <text:p>0.5978595327</text:p>
          </table:table-cell>
          <table:table-cell office:value-type="float" office:value="0.764869781068173">
            <text:p>0.7648697811</text:p>
          </table:table-cell>
          <table:table-cell office:value-type="float" office:value="0.745325558151933">
            <text:p>0.7453255582</text:p>
          </table:table-cell>
          <table:table-cell office:value-type="float" office:value="0.784405589811849">
            <text:p>0.7844055898</text:p>
          </table:table-cell>
          <table:table-cell office:value-type="float" office:value="0.702660559632596">
            <text:p>0.7026605596</text:p>
          </table:table-cell>
          <table:table-cell office:value-type="float" office:value="0.712547156870316">
            <text:p>0.7125471569</text:p>
          </table:table-cell>
        </table:table-row>
        <table:table-row table:style-name="ro1">
          <table:table-cell office:value-type="float" office:value="0.852701472900933">
            <text:p>0.8527014729</text:p>
          </table:table-cell>
          <table:table-cell office:value-type="float" office:value="0.943690251094675">
            <text:p>0.9436902511</text:p>
          </table:table-cell>
          <table:table-cell office:value-type="float" office:value="0.930793346079085">
            <text:p>0.9307933461</text:p>
          </table:table-cell>
          <table:table-cell office:value-type="float" office:value="0.859174207284145">
            <text:p>0.8591742073</text:p>
          </table:table-cell>
          <table:table-cell office:value-type="float" office:value="0.875691736292118">
            <text:p>0.8756917363</text:p>
          </table:table-cell>
          <table:table-cell office:value-type="float" office:value="0.93125189761005">
            <text:p>0.9312518976</text:p>
          </table:table-cell>
          <table:table-cell office:value-type="float" office:value="0.750953679245829">
            <text:p>0.7509536792</text:p>
          </table:table-cell>
          <table:table-cell office:value-type="float" office:value="0.831812230219102">
            <text:p>0.8318122302</text:p>
          </table:table-cell>
          <table:table-cell office:value-type="float" office:value="0.876664528047142">
            <text:p>0.876664528</text:p>
          </table:table-cell>
          <table:table-cell office:value-type="float" office:value="0.951383134332394">
            <text:p>0.9513831343</text:p>
          </table:table-cell>
        </table:table-row>
        <table:table-row table:style-name="ro1">
          <table:table-cell office:value-type="float" office:value="0.914587538718748">
            <text:p>0.9145875387</text:p>
          </table:table-cell>
          <table:table-cell office:value-type="float" office:value="0.906639283938415">
            <text:p>0.9066392839</text:p>
          </table:table-cell>
          <table:table-cell office:value-type="float" office:value="0.872029708646802">
            <text:p>0.8720297086</text:p>
          </table:table-cell>
          <table:table-cell office:value-type="float" office:value="0.751254099605926">
            <text:p>0.7512540996</text:p>
          </table:table-cell>
          <table:table-cell office:value-type="float" office:value="0.980106071373652">
            <text:p>0.9801060714</text:p>
          </table:table-cell>
          <table:table-cell office:value-type="float" office:value="0.891664175887687">
            <text:p>0.8916641759</text:p>
          </table:table-cell>
          <table:table-cell office:value-type="float" office:value="0.891933253892079">
            <text:p>0.8919332539</text:p>
          </table:table-cell>
          <table:table-cell office:value-type="float" office:value="0.8814578238061">
            <text:p>0.8814578238</text:p>
          </table:table-cell>
          <table:table-cell office:value-type="float" office:value="0.783463267146942">
            <text:p>0.7834632671</text:p>
          </table:table-cell>
          <table:table-cell office:value-type="float" office:value="0.934389600872162">
            <text:p>0.9343896009</text:p>
          </table:table-cell>
        </table:table-row>
        <table:table-row table:style-name="ro1">
          <table:table-cell office:value-type="float" office:value="0.809919634671549">
            <text:p>0.8099196347</text:p>
          </table:table-cell>
          <table:table-cell office:value-type="float" office:value="0.872535190567487">
            <text:p>0.8725351906</text:p>
          </table:table-cell>
          <table:table-cell office:value-type="float" office:value="0.869257709031166">
            <text:p>0.869257709</text:p>
          </table:table-cell>
          <table:table-cell office:value-type="float" office:value="0.934070545101111">
            <text:p>0.9340705451</text:p>
          </table:table-cell>
          <table:table-cell office:value-type="float" office:value="0.90529373359471">
            <text:p>0.9052937336</text:p>
          </table:table-cell>
          <table:table-cell office:value-type="float" office:value="0.964090040511261">
            <text:p>0.9640900405</text:p>
          </table:table-cell>
          <table:table-cell office:value-type="float" office:value="0.911384932788926">
            <text:p>0.9113849328</text:p>
          </table:table-cell>
          <table:table-cell office:value-type="float" office:value="0.930849655040547">
            <text:p>0.930849655</text:p>
          </table:table-cell>
          <table:table-cell office:value-type="float" office:value="0.781994739129798">
            <text:p>0.7819947391</text:p>
          </table:table-cell>
          <table:table-cell office:value-type="float" office:value="0.88210996771719">
            <text:p>0.8821099677</text:p>
          </table:table-cell>
        </table:table-row>
        <table:table-row table:style-name="ro1">
          <table:table-cell office:value-type="float" office:value="0.82297710867947">
            <text:p>0.8229771087</text:p>
          </table:table-cell>
          <table:table-cell office:value-type="float" office:value="0.808584298348916">
            <text:p>0.8085842983</text:p>
          </table:table-cell>
          <table:table-cell office:value-type="float" office:value="0.686218654430699">
            <text:p>0.6862186544</text:p>
          </table:table-cell>
          <table:table-cell office:value-type="float" office:value="0.787528794560479">
            <text:p>0.7875287946</text:p>
          </table:table-cell>
          <table:table-cell office:value-type="float" office:value="0.708980981275663">
            <text:p>0.7089809813</text:p>
          </table:table-cell>
          <table:table-cell office:value-type="float" office:value="0.748187262718615">
            <text:p>0.7481872627</text:p>
          </table:table-cell>
          <table:table-cell office:value-type="float" office:value="0.88195920446628">
            <text:p>0.8819592045</text:p>
          </table:table-cell>
          <table:table-cell office:value-type="float" office:value="0.703743206471946">
            <text:p>0.7037432065</text:p>
          </table:table-cell>
          <table:table-cell office:value-type="float" office:value="0.746081061436527">
            <text:p>0.7460810614</text:p>
          </table:table-cell>
          <table:table-cell office:value-type="float" office:value="0.859262023287525">
            <text:p>0.8592620233</text:p>
          </table:table-cell>
        </table:table-row>
        <table:table-row table:style-name="ro1">
          <table:table-cell office:value-type="float" office:value="0.735042976187944">
            <text:p>0.7350429762</text:p>
          </table:table-cell>
          <table:table-cell office:value-type="float" office:value="0.759877433221962">
            <text:p>0.7598774332</text:p>
          </table:table-cell>
          <table:table-cell office:value-type="float" office:value="0.735544853080496">
            <text:p>0.7355448531</text:p>
          </table:table-cell>
          <table:table-cell office:value-type="float" office:value="0.941021311336557">
            <text:p>0.9410213113</text:p>
          </table:table-cell>
          <table:table-cell office:value-type="float" office:value="0.715766615878853">
            <text:p>0.7157666159</text:p>
          </table:table-cell>
          <table:table-cell office:value-type="float" office:value="0.88087292088226">
            <text:p>0.8808729209</text:p>
          </table:table-cell>
          <table:table-cell office:value-type="float" office:value="0.917935144274352">
            <text:p>0.9179351443</text:p>
          </table:table-cell>
          <table:table-cell office:value-type="float" office:value="0.888435113491492">
            <text:p>0.8884351135</text:p>
          </table:table-cell>
          <table:table-cell office:value-type="float" office:value="0.702359590381951">
            <text:p>0.7023595904</text:p>
          </table:table-cell>
          <table:table-cell office:value-type="float" office:value="0.682957162327229">
            <text:p>0.6829571623</text:p>
          </table:table-cell>
        </table:table-row>
        <table:table-row table:style-name="ro1">
          <table:table-cell office:value-type="float" office:value="1.03567202564191">
            <text:p>1.0356720256</text:p>
          </table:table-cell>
          <table:table-cell office:value-type="float" office:value="1.0454229961002">
            <text:p>1.0454229961</text:p>
          </table:table-cell>
          <table:table-cell office:value-type="float" office:value="0.96719003158598">
            <text:p>0.9671900316</text:p>
          </table:table-cell>
          <table:table-cell office:value-type="float" office:value="0.881625076379485">
            <text:p>0.8816250764</text:p>
          </table:table-cell>
          <table:table-cell office:value-type="float" office:value="0.759625773880559">
            <text:p>0.7596257739</text:p>
          </table:table-cell>
          <table:table-cell office:value-type="float" office:value="0.865876064126388">
            <text:p>0.8658760641</text:p>
          </table:table-cell>
          <table:table-cell office:value-type="float" office:value="1.06160887491029">
            <text:p>1.0616088749</text:p>
          </table:table-cell>
          <table:table-cell office:value-type="float" office:value="0.793575173656471">
            <text:p>0.7935751737</text:p>
          </table:table-cell>
          <table:table-cell office:value-type="float" office:value="0.930159664291302">
            <text:p>0.9301596643</text:p>
          </table:table-cell>
          <table:table-cell office:value-type="float" office:value="0.834627867520167">
            <text:p>0.8346278675</text:p>
          </table:table-cell>
        </table:table-row>
        <table:table-row table:style-name="ro1">
          <table:table-cell office:value-type="float" office:value="0.686196598271403">
            <text:p>0.6861965983</text:p>
          </table:table-cell>
          <table:table-cell office:value-type="float" office:value="0.661268440016555">
            <text:p>0.66126844</text:p>
          </table:table-cell>
          <table:table-cell office:value-type="float" office:value="0.865758309899209">
            <text:p>0.8657583099</text:p>
          </table:table-cell>
          <table:table-cell office:value-type="float" office:value="0.784115933092416">
            <text:p>0.7841159331</text:p>
          </table:table-cell>
          <table:table-cell office:value-type="float" office:value="0.842231878987225">
            <text:p>0.842231879</text:p>
          </table:table-cell>
          <table:table-cell office:value-type="float" office:value="0.764432423595314">
            <text:p>0.7644324236</text:p>
          </table:table-cell>
          <table:table-cell office:value-type="float" office:value="0.686356425249832">
            <text:p>0.6863564252</text:p>
          </table:table-cell>
          <table:table-cell office:value-type="float" office:value="0.784142214776437">
            <text:p>0.7841422148</text:p>
          </table:table-cell>
          <table:table-cell office:value-type="float" office:value="0.895303485857014">
            <text:p>0.8953034859</text:p>
          </table:table-cell>
          <table:table-cell office:value-type="float" office:value="0.792494834660739">
            <text:p>0.7924948347</text:p>
          </table:table-cell>
        </table:table-row>
        <table:table-row table:style-name="ro1">
          <table:table-cell office:value-type="float" office:value="1.03868506390089">
            <text:p>1.0386850639</text:p>
          </table:table-cell>
          <table:table-cell office:value-type="float" office:value="0.917624102314939">
            <text:p>0.9176241023</text:p>
          </table:table-cell>
          <table:table-cell office:value-type="float" office:value="0.906816268719437">
            <text:p>0.9068162687</text:p>
          </table:table-cell>
          <table:table-cell office:value-type="float" office:value="0.724273820020308">
            <text:p>0.72427382</text:p>
          </table:table-cell>
          <table:table-cell office:value-type="float" office:value="0.927856678234756">
            <text:p>0.9278566782</text:p>
          </table:table-cell>
          <table:table-cell office:value-type="float" office:value="0.956091973089182">
            <text:p>0.9560919731</text:p>
          </table:table-cell>
          <table:table-cell office:value-type="float" office:value="0.822858532032709">
            <text:p>0.822858532</text:p>
          </table:table-cell>
          <table:table-cell office:value-type="float" office:value="0.796596295651883">
            <text:p>0.7965962957</text:p>
          </table:table-cell>
          <table:table-cell office:value-type="float" office:value="0.848807951919314">
            <text:p>0.8488079519</text:p>
          </table:table-cell>
          <table:table-cell office:value-type="float" office:value="1.01883699791598">
            <text:p>1.0188369979</text:p>
          </table:table-cell>
        </table:table-row>
        <table:table-row table:style-name="ro1">
          <table:table-cell office:value-type="float" office:value="0.901602857930055">
            <text:p>0.9016028579</text:p>
          </table:table-cell>
          <table:table-cell office:value-type="float" office:value="0.98040380107966">
            <text:p>0.9804038011</text:p>
          </table:table-cell>
          <table:table-cell office:value-type="float" office:value="0.784087962786404">
            <text:p>0.7840879628</text:p>
          </table:table-cell>
          <table:table-cell office:value-type="float" office:value="0.768299764048501">
            <text:p>0.768299764</text:p>
          </table:table-cell>
          <table:table-cell office:value-type="float" office:value="0.894899330707999">
            <text:p>0.8948993307</text:p>
          </table:table-cell>
          <table:table-cell office:value-type="float" office:value="0.911476921555988">
            <text:p>0.9114769216</text:p>
          </table:table-cell>
          <table:table-cell office:value-type="float" office:value="0.813244459650456">
            <text:p>0.8132444597</text:p>
          </table:table-cell>
          <table:table-cell office:value-type="float" office:value="0.743416729925301">
            <text:p>0.7434167299</text:p>
          </table:table-cell>
          <table:table-cell office:value-type="float" office:value="0.810333979030162">
            <text:p>0.810333979</text:p>
          </table:table-cell>
          <table:table-cell office:value-type="float" office:value="0.842555107794421">
            <text:p>0.8425551078</text:p>
          </table:table-cell>
        </table:table-row>
        <table:table-row table:style-name="ro1">
          <table:table-cell office:value-type="float" office:value="0.979799679168858">
            <text:p>0.9797996792</text:p>
          </table:table-cell>
          <table:table-cell office:value-type="float" office:value="1.04248299411968">
            <text:p>1.0424829941</text:p>
          </table:table-cell>
          <table:table-cell office:value-type="float" office:value="1.02901142800736">
            <text:p>1.029011428</text:p>
          </table:table-cell>
          <table:table-cell office:value-type="float" office:value="0.921093713920825">
            <text:p>0.9210937139</text:p>
          </table:table-cell>
          <table:table-cell office:value-type="float" office:value="0.955422218502847">
            <text:p>0.9554222185</text:p>
          </table:table-cell>
          <table:table-cell office:value-type="float" office:value="0.91661768771124">
            <text:p>0.9166176877</text:p>
          </table:table-cell>
          <table:table-cell office:value-type="float" office:value="0.86090682792024">
            <text:p>0.8609068279</text:p>
          </table:table-cell>
          <table:table-cell office:value-type="float" office:value="0.916218270070509">
            <text:p>0.9162182701</text:p>
          </table:table-cell>
          <table:table-cell office:value-type="float" office:value="0.828715535195563">
            <text:p>0.8287155352</text:p>
          </table:table-cell>
          <table:table-cell office:value-type="float" office:value="0.783944005239244">
            <text:p>0.7839440052</text:p>
          </table:table-cell>
        </table:table-row>
        <table:table-row table:style-name="ro1">
          <table:table-cell office:value-type="float" office:value="1.05641304601253">
            <text:p>1.056413046</text:p>
          </table:table-cell>
          <table:table-cell office:value-type="float" office:value="0.846299174040233">
            <text:p>0.846299174</text:p>
          </table:table-cell>
          <table:table-cell office:value-type="float" office:value="0.86766717250451">
            <text:p>0.8676671725</text:p>
          </table:table-cell>
          <table:table-cell office:value-type="float" office:value="0.852078654240994">
            <text:p>0.8520786542</text:p>
          </table:table-cell>
          <table:table-cell office:value-type="float" office:value="0.734227696871158">
            <text:p>0.7342276969</text:p>
          </table:table-cell>
          <table:table-cell office:value-type="float" office:value="0.989785556997742">
            <text:p>0.989785557</text:p>
          </table:table-cell>
          <table:table-cell office:value-type="float" office:value="0.891765561724487">
            <text:p>0.8917655617</text:p>
          </table:table-cell>
          <table:table-cell office:value-type="float" office:value="0.95655301375601">
            <text:p>0.9565530138</text:p>
          </table:table-cell>
          <table:table-cell office:value-type="float" office:value="1.11763098140442">
            <text:p>1.1176309814</text:p>
          </table:table-cell>
          <table:table-cell office:value-type="float" office:value="0.862186026658585">
            <text:p>0.8621860267</text:p>
          </table:table-cell>
        </table:table-row>
        <table:table-row table:style-name="ro1">
          <table:table-cell office:value-type="float" office:value="1.035732183946">
            <text:p>1.0357321839</text:p>
          </table:table-cell>
          <table:table-cell office:value-type="float" office:value="0.901457877404586">
            <text:p>0.9014578774</text:p>
          </table:table-cell>
          <table:table-cell office:value-type="float" office:value="0.959612937829463">
            <text:p>0.9596129378</text:p>
          </table:table-cell>
          <table:table-cell office:value-type="float" office:value="0.901869934447645">
            <text:p>0.9018699344</text:p>
          </table:table-cell>
          <table:table-cell office:value-type="float" office:value="0.921676157234912">
            <text:p>0.9216761572</text:p>
          </table:table-cell>
          <table:table-cell office:value-type="float" office:value="0.817018911624134">
            <text:p>0.8170189116</text:p>
          </table:table-cell>
          <table:table-cell office:value-type="float" office:value="1.0145519953261">
            <text:p>1.0145519953</text:p>
          </table:table-cell>
          <table:table-cell office:value-type="float" office:value="1.11451459181818">
            <text:p>1.1145145918</text:p>
          </table:table-cell>
          <table:table-cell office:value-type="float" office:value="0.980296321940584">
            <text:p>0.9802963219</text:p>
          </table:table-cell>
          <table:table-cell office:value-type="float" office:value="0.869037027874763">
            <text:p>0.8690370279</text:p>
          </table:table-cell>
        </table:table-row>
        <table:table-row table:style-name="ro1">
          <table:table-cell office:value-type="float" office:value="0.826110223787009">
            <text:p>0.8261102238</text:p>
          </table:table-cell>
          <table:table-cell office:value-type="float" office:value="0.906158498658451">
            <text:p>0.9061584987</text:p>
          </table:table-cell>
          <table:table-cell office:value-type="float" office:value="0.955501179231143">
            <text:p>0.9555011792</text:p>
          </table:table-cell>
          <table:table-cell office:value-type="float" office:value="0.970762139075717">
            <text:p>0.9707621391</text:p>
          </table:table-cell>
          <table:table-cell office:value-type="float" office:value="0.831174168260251">
            <text:p>0.8311741683</text:p>
          </table:table-cell>
          <table:table-cell office:value-type="float" office:value="0.759421571048658">
            <text:p>0.759421571</text:p>
          </table:table-cell>
          <table:table-cell office:value-type="float" office:value="1.01911378888983">
            <text:p>1.0191137889</text:p>
          </table:table-cell>
          <table:table-cell office:value-type="float" office:value="0.78440457563867">
            <text:p>0.7844045756</text:p>
          </table:table-cell>
          <table:table-cell office:value-type="float" office:value="0.843118385302043">
            <text:p>0.8431183853</text:p>
          </table:table-cell>
          <table:table-cell office:value-type="float" office:value="1.10715706921675">
            <text:p>1.1071570692</text:p>
          </table:table-cell>
        </table:table-row>
        <table:table-row table:style-name="ro1">
          <table:table-cell office:value-type="float" office:value="0.862804458561191">
            <text:p>0.8628044586</text:p>
          </table:table-cell>
          <table:table-cell office:value-type="float" office:value="1.06455714652489">
            <text:p>1.0645571465</text:p>
          </table:table-cell>
          <table:table-cell office:value-type="float" office:value="0.730423233092033">
            <text:p>0.7304232331</text:p>
          </table:table-cell>
          <table:table-cell office:value-type="float" office:value="1.00439550760829">
            <text:p>1.0043955076</text:p>
          </table:table-cell>
          <table:table-cell office:value-type="float" office:value="0.882175969540724">
            <text:p>0.8821759695</text:p>
          </table:table-cell>
          <table:table-cell office:value-type="float" office:value="0.96947171818651">
            <text:p>0.9694717182</text:p>
          </table:table-cell>
          <table:table-cell office:value-type="float" office:value="1.02796150954394">
            <text:p>1.0279615095</text:p>
          </table:table-cell>
          <table:table-cell office:value-type="float" office:value="0.660601331492354">
            <text:p>0.6606013315</text:p>
          </table:table-cell>
          <table:table-cell office:value-type="float" office:value="0.970232517933703">
            <text:p>0.9702325179</text:p>
          </table:table-cell>
          <table:table-cell office:value-type="float" office:value="0.844878339887104">
            <text:p>0.8448783399</text:p>
          </table:table-cell>
        </table:table-row>
        <table:table-row table:style-name="ro1">
          <table:table-cell office:value-type="float" office:value="0.882392311037493">
            <text:p>0.882392311</text:p>
          </table:table-cell>
          <table:table-cell office:value-type="float" office:value="0.926083569106508">
            <text:p>0.9260835691</text:p>
          </table:table-cell>
          <table:table-cell office:value-type="float" office:value="0.836575926357303">
            <text:p>0.8365759264</text:p>
          </table:table-cell>
          <table:table-cell office:value-type="float" office:value="0.882484045615272">
            <text:p>0.8824840456</text:p>
          </table:table-cell>
          <table:table-cell office:value-type="float" office:value="0.941375860188494">
            <text:p>0.9413758602</text:p>
          </table:table-cell>
          <table:table-cell office:value-type="float" office:value="0.987228880334429">
            <text:p>0.9872288803</text:p>
          </table:table-cell>
          <table:table-cell office:value-type="float" office:value="0.898601522216718">
            <text:p>0.8986015222</text:p>
          </table:table-cell>
          <table:table-cell office:value-type="float" office:value="0.980274844794986">
            <text:p>0.9802748448</text:p>
          </table:table-cell>
          <table:table-cell office:value-type="float" office:value="0.748431896524108">
            <text:p>0.7484318965</text:p>
          </table:table-cell>
          <table:table-cell office:value-type="float" office:value="0.955713398181417">
            <text:p>0.9557133982</text:p>
          </table:table-cell>
        </table:table-row>
        <table:table-row table:style-name="ro1">
          <table:table-cell office:value-type="float" office:value="0.888633543729636">
            <text:p>0.8886335437</text:p>
          </table:table-cell>
          <table:table-cell office:value-type="float" office:value="0.943923507258038">
            <text:p>0.9439235073</text:p>
          </table:table-cell>
          <table:table-cell office:value-type="float" office:value="0.849446914203194">
            <text:p>0.8494469142</text:p>
          </table:table-cell>
          <table:table-cell office:value-type="float" office:value="0.831286198725871">
            <text:p>0.8312861987</text:p>
          </table:table-cell>
          <table:table-cell office:value-type="float" office:value="0.921146126675952">
            <text:p>0.9211461267</text:p>
          </table:table-cell>
          <table:table-cell office:value-type="float" office:value="1.02064135060312">
            <text:p>1.0206413506</text:p>
          </table:table-cell>
          <table:table-cell office:value-type="float" office:value="0.747948689635064">
            <text:p>0.7479486896</text:p>
          </table:table-cell>
          <table:table-cell office:value-type="float" office:value="0.805168076445327">
            <text:p>0.8051680764</text:p>
          </table:table-cell>
          <table:table-cell office:value-type="float" office:value="0.963462431510683">
            <text:p>0.9634624315</text:p>
          </table:table-cell>
          <table:table-cell office:value-type="float" office:value="1.07002855859384">
            <text:p>1.0700285586</text:p>
          </table:table-cell>
        </table:table-row>
        <table:table-row table:style-name="ro1">
          <table:table-cell office:value-type="float" office:value="0.671324181920755">
            <text:p>0.6713241819</text:p>
          </table:table-cell>
          <table:table-cell office:value-type="float" office:value="0.808192523842824">
            <text:p>0.8081925238</text:p>
          </table:table-cell>
          <table:table-cell office:value-type="float" office:value="0.774294487164134">
            <text:p>0.7742944872</text:p>
          </table:table-cell>
          <table:table-cell office:value-type="float" office:value="0.821692939673387">
            <text:p>0.8216929397</text:p>
          </table:table-cell>
          <table:table-cell office:value-type="float" office:value="0.685559254954099">
            <text:p>0.685559255</text:p>
          </table:table-cell>
          <table:table-cell office:value-type="float" office:value="0.808640459939892">
            <text:p>0.8086404599</text:p>
          </table:table-cell>
          <table:table-cell office:value-type="float" office:value="0.710702320521061">
            <text:p>0.7107023205</text:p>
          </table:table-cell>
          <table:table-cell office:value-type="float" office:value="0.832955604981849">
            <text:p>0.832955605</text:p>
          </table:table-cell>
          <table:table-cell office:value-type="float" office:value="0.695832192796678">
            <text:p>0.6958321928</text:p>
          </table:table-cell>
          <table:table-cell office:value-type="float" office:value="0.784190254519165">
            <text:p>0.7841902545</text:p>
          </table:table-cell>
        </table:table-row>
        <table:table-row table:style-name="ro1">
          <table:table-cell office:value-type="float" office:value="1.00951548842867">
            <text:p>1.0095154884</text:p>
          </table:table-cell>
          <table:table-cell office:value-type="float" office:value="0.881979749661737">
            <text:p>0.8819797497</text:p>
          </table:table-cell>
          <table:table-cell office:value-type="float" office:value="0.898722976453952">
            <text:p>0.8987229765</text:p>
          </table:table-cell>
          <table:table-cell office:value-type="float" office:value="0.882059373154148">
            <text:p>0.8820593732</text:p>
          </table:table-cell>
          <table:table-cell office:value-type="float" office:value="1.08404170827297">
            <text:p>1.0840417083</text:p>
          </table:table-cell>
          <table:table-cell office:value-type="float" office:value="0.94756226832">
            <text:p>0.9475622683</text:p>
          </table:table-cell>
          <table:table-cell office:value-type="float" office:value="0.980619915024529">
            <text:p>0.980619915</text:p>
          </table:table-cell>
          <table:table-cell office:value-type="float" office:value="0.91489527292393">
            <text:p>0.9148952729</text:p>
          </table:table-cell>
          <table:table-cell office:value-type="float" office:value="0.892075355799606">
            <text:p>0.8920753558</text:p>
          </table:table-cell>
          <table:table-cell office:value-type="float" office:value="0.906041706042353">
            <text:p>0.906041706</text:p>
          </table:table-cell>
        </table:table-row>
        <table:table-row table:style-name="ro1">
          <table:table-cell office:value-type="float" office:value="0.917706980782964">
            <text:p>0.9177069808</text:p>
          </table:table-cell>
          <table:table-cell office:value-type="float" office:value="0.719136591085213">
            <text:p>0.7191365911</text:p>
          </table:table-cell>
          <table:table-cell office:value-type="float" office:value="0.862574750909519">
            <text:p>0.8625747509</text:p>
          </table:table-cell>
          <table:table-cell office:value-type="float" office:value="0.771200201727553">
            <text:p>0.7712002017</text:p>
          </table:table-cell>
          <table:table-cell office:value-type="float" office:value="0.914622360235947">
            <text:p>0.9146223602</text:p>
          </table:table-cell>
          <table:table-cell office:value-type="float" office:value="0.917285494360571">
            <text:p>0.9172854944</text:p>
          </table:table-cell>
          <table:table-cell office:value-type="float" office:value="0.894737902049765">
            <text:p>0.894737902</text:p>
          </table:table-cell>
          <table:table-cell office:value-type="float" office:value="0.79708589768123">
            <text:p>0.7970858977</text:p>
          </table:table-cell>
          <table:table-cell office:value-type="float" office:value="1.02903760146566">
            <text:p>1.0290376015</text:p>
          </table:table-cell>
          <table:table-cell office:value-type="float" office:value="0.793932562702537">
            <text:p>0.7939325627</text:p>
          </table:table-cell>
        </table:table-row>
        <table:table-row table:style-name="ro1">
          <table:table-cell office:value-type="float" office:value="0.816684970497685">
            <text:p>0.8166849705</text:p>
          </table:table-cell>
          <table:table-cell office:value-type="float" office:value="1.10232133141085">
            <text:p>1.1023213314</text:p>
          </table:table-cell>
          <table:table-cell office:value-type="float" office:value="0.931436216045816">
            <text:p>0.931436216</text:p>
          </table:table-cell>
          <table:table-cell office:value-type="float" office:value="0.908476361761059">
            <text:p>0.9084763618</text:p>
          </table:table-cell>
          <table:table-cell office:value-type="float" office:value="0.793798883995565">
            <text:p>0.793798884</text:p>
          </table:table-cell>
          <table:table-cell office:value-type="float" office:value="0.669741006925046">
            <text:p>0.6697410069</text:p>
          </table:table-cell>
          <table:table-cell office:value-type="float" office:value="0.996233337516396">
            <text:p>0.9962333375</text:p>
          </table:table-cell>
          <table:table-cell office:value-type="float" office:value="0.766273192886453">
            <text:p>0.7662731929</text:p>
          </table:table-cell>
          <table:table-cell office:value-type="float" office:value="0.818629213612325">
            <text:p>0.8186292136</text:p>
          </table:table-cell>
          <table:table-cell office:value-type="float" office:value="0.857484588020289">
            <text:p>0.857484588</text:p>
          </table:table-cell>
        </table:table-row>
        <table:table-row table:style-name="ro1">
          <table:table-cell office:value-type="float" office:value="0.955575347532775">
            <text:p>0.9555753475</text:p>
          </table:table-cell>
          <table:table-cell office:value-type="float" office:value="0.986561773766592">
            <text:p>0.9865617738</text:p>
          </table:table-cell>
          <table:table-cell office:value-type="float" office:value="0.986077776605097">
            <text:p>0.9860777766</text:p>
          </table:table-cell>
          <table:table-cell office:value-type="float" office:value="1.00429247488176">
            <text:p>1.0042924749</text:p>
          </table:table-cell>
          <table:table-cell office:value-type="float" office:value="0.956264617243454">
            <text:p>0.9562646172</text:p>
          </table:table-cell>
          <table:table-cell office:value-type="float" office:value="1.22491013552037">
            <text:p>1.2249101355</text:p>
          </table:table-cell>
          <table:table-cell office:value-type="float" office:value="1.00938207525074">
            <text:p>1.0093820753</text:p>
          </table:table-cell>
          <table:table-cell office:value-type="float" office:value="0.986527805380792">
            <text:p>0.9865278054</text:p>
          </table:table-cell>
          <table:table-cell office:value-type="float" office:value="0.842739037771505">
            <text:p>0.8427390378</text:p>
          </table:table-cell>
          <table:table-cell office:value-type="float" office:value="0.963914498107126">
            <text:p>0.9639144981</text:p>
          </table:table-cell>
        </table:table-row>
        <table:table-row table:style-name="ro1">
          <table:table-cell office:value-type="float" office:value="0.990061251533264">
            <text:p>0.9900612515</text:p>
          </table:table-cell>
          <table:table-cell office:value-type="float" office:value="1.01583261560081">
            <text:p>1.0158326156</text:p>
          </table:table-cell>
          <table:table-cell office:value-type="float" office:value="1.00970173315086">
            <text:p>1.0097017332</text:p>
          </table:table-cell>
          <table:table-cell office:value-type="float" office:value="0.910093641474585">
            <text:p>0.9100936415</text:p>
          </table:table-cell>
          <table:table-cell office:value-type="float" office:value="0.908189510418198">
            <text:p>0.9081895104</text:p>
          </table:table-cell>
          <table:table-cell office:value-type="float" office:value="1.08152815377504">
            <text:p>1.0815281538</text:p>
          </table:table-cell>
          <table:table-cell office:value-type="float" office:value="0.887004603952259">
            <text:p>0.887004604</text:p>
          </table:table-cell>
          <table:table-cell office:value-type="float" office:value="0.929072876552131">
            <text:p>0.9290728766</text:p>
          </table:table-cell>
          <table:table-cell office:value-type="float" office:value="0.980033587533548">
            <text:p>0.9800335875</text:p>
          </table:table-cell>
          <table:table-cell office:value-type="float" office:value="0.957656363915552">
            <text:p>0.9576563639</text:p>
          </table:table-cell>
        </table:table-row>
        <table:table-row table:style-name="ro1">
          <table:table-cell office:value-type="float" office:value="1.02900252418993">
            <text:p>1.0290025242</text:p>
          </table:table-cell>
          <table:table-cell office:value-type="float" office:value="1.00953963359243">
            <text:p>1.0095396336</text:p>
          </table:table-cell>
          <table:table-cell office:value-type="float" office:value="0.881855506554235">
            <text:p>0.8818555066</text:p>
          </table:table-cell>
          <table:table-cell office:value-type="float" office:value="1.00456024167262">
            <text:p>1.0045602417</text:p>
          </table:table-cell>
          <table:table-cell office:value-type="float" office:value="0.862131070221744">
            <text:p>0.8621310702</text:p>
          </table:table-cell>
          <table:table-cell office:value-type="float" office:value="0.920746165959787">
            <text:p>0.920746166</text:p>
          </table:table-cell>
          <table:table-cell office:value-type="float" office:value="0.839187726201144">
            <text:p>0.8391877262</text:p>
          </table:table-cell>
          <table:table-cell office:value-type="float" office:value="0.873439783809642">
            <text:p>0.8734397838</text:p>
          </table:table-cell>
          <table:table-cell office:value-type="float" office:value="0.833533113083023">
            <text:p>0.8335331131</text:p>
          </table:table-cell>
          <table:table-cell office:value-type="float" office:value="0.865187892685934">
            <text:p>0.8651878927</text:p>
          </table:table-cell>
        </table:table-row>
        <table:table-row table:style-name="ro1">
          <table:table-cell office:value-type="float" office:value="0.989970922085224">
            <text:p>0.9899709221</text:p>
          </table:table-cell>
          <table:table-cell office:value-type="float" office:value="0.931203601470821">
            <text:p>0.9312036015</text:p>
          </table:table-cell>
          <table:table-cell office:value-type="float" office:value="0.849251188463228">
            <text:p>0.8492511885</text:p>
          </table:table-cell>
          <table:table-cell office:value-type="float" office:value="0.891325751256144">
            <text:p>0.8913257513</text:p>
          </table:table-cell>
          <table:table-cell office:value-type="float" office:value="0.989480950488515">
            <text:p>0.9894809505</text:p>
          </table:table-cell>
          <table:table-cell office:value-type="float" office:value="1.02902172549461">
            <text:p>1.0290217255</text:p>
          </table:table-cell>
          <table:table-cell office:value-type="float" office:value="0.740149336721083">
            <text:p>0.7401493367</text:p>
          </table:table-cell>
          <table:table-cell office:value-type="float" office:value="0.980453306362304">
            <text:p>0.9804533064</text:p>
          </table:table-cell>
          <table:table-cell office:value-type="float" office:value="0.814689515355433">
            <text:p>0.8146895154</text:p>
          </table:table-cell>
          <table:table-cell office:value-type="float" office:value="0.891637023128069">
            <text:p>0.8916370231</text:p>
          </table:table-cell>
        </table:table-row>
        <table:table-row table:style-name="ro1">
          <table:table-cell office:value-type="float" office:value="0.823999092297055">
            <text:p>0.8239990923</text:p>
          </table:table-cell>
          <table:table-cell office:value-type="float" office:value="1.00610840728141">
            <text:p>1.0061084073</text:p>
          </table:table-cell>
          <table:table-cell office:value-type="float" office:value="0.754733063406986">
            <text:p>0.7547330634</text:p>
          </table:table-cell>
          <table:table-cell office:value-type="float" office:value="0.888171916759358">
            <text:p>0.8881719168</text:p>
          </table:table-cell>
          <table:table-cell office:value-type="float" office:value="0.823014094502266">
            <text:p>0.8230140945</text:p>
          </table:table-cell>
          <table:table-cell office:value-type="float" office:value="0.937752054494167">
            <text:p>0.9377520545</text:p>
          </table:table-cell>
          <table:table-cell office:value-type="float" office:value="0.937076311764346">
            <text:p>0.9370763118</text:p>
          </table:table-cell>
          <table:table-cell office:value-type="float" office:value="0.813877632277663">
            <text:p>0.8138776323</text:p>
          </table:table-cell>
          <table:table-cell office:value-type="float" office:value="0.862387300822963">
            <text:p>0.8623873008</text:p>
          </table:table-cell>
          <table:table-cell office:value-type="float" office:value="0.764161986124935">
            <text:p>0.7641619861</text:p>
          </table:table-cell>
        </table:table-row>
        <table:table-row table:style-name="ro1">
          <table:table-cell office:value-type="float" office:value="0.882109145659923">
            <text:p>0.8821091457</text:p>
          </table:table-cell>
          <table:table-cell office:value-type="float" office:value="0.865808186918528">
            <text:p>0.8658081869</text:p>
          </table:table-cell>
          <table:table-cell office:value-type="float" office:value="0.989928949770212">
            <text:p>0.9899289498</text:p>
          </table:table-cell>
          <table:table-cell office:value-type="float" office:value="0.989280659999248">
            <text:p>0.98928066</text:p>
          </table:table-cell>
          <table:table-cell office:value-type="float" office:value="0.864464477158055">
            <text:p>0.8644644772</text:p>
          </table:table-cell>
          <table:table-cell office:value-type="float" office:value="0.894785127646007">
            <text:p>0.8947851276</text:p>
          </table:table-cell>
          <table:table-cell office:value-type="float" office:value="0.833072147304541">
            <text:p>0.8330721473</text:p>
          </table:table-cell>
          <table:table-cell office:value-type="float" office:value="0.783364703323236">
            <text:p>0.7833647033</text:p>
          </table:table-cell>
          <table:table-cell office:value-type="float" office:value="0.931124605579874">
            <text:p>0.9311246056</text:p>
          </table:table-cell>
          <table:table-cell office:value-type="float" office:value="0.89202484171744">
            <text:p>0.8920248417</text:p>
          </table:table-cell>
        </table:table-row>
        <table:table-row table:style-name="ro1">
          <table:table-cell office:value-type="float" office:value="0.68619399248462">
            <text:p>0.6861939925</text:p>
          </table:table-cell>
          <table:table-cell office:value-type="float" office:value="0.922653986923209">
            <text:p>0.9226539869</text:p>
          </table:table-cell>
          <table:table-cell office:value-type="float" office:value="0.797782886071915">
            <text:p>0.7977828861</text:p>
          </table:table-cell>
          <table:table-cell office:value-type="float" office:value="0.8364549815803">
            <text:p>0.8364549816</text:p>
          </table:table-cell>
          <table:table-cell office:value-type="float" office:value="0.97968860822082">
            <text:p>0.9796886082</text:p>
          </table:table-cell>
          <table:table-cell office:value-type="float" office:value="0.925977663706823">
            <text:p>0.9259776637</text:p>
          </table:table-cell>
          <table:table-cell office:value-type="float" office:value="0.950324327114001">
            <text:p>0.9503243271</text:p>
          </table:table-cell>
          <table:table-cell office:value-type="float" office:value="0.888421419939724">
            <text:p>0.8884214199</text:p>
          </table:table-cell>
          <table:table-cell office:value-type="float" office:value="0.763943142017327">
            <text:p>0.763943142</text:p>
          </table:table-cell>
          <table:table-cell office:value-type="float" office:value="0.996678528203977">
            <text:p>0.9966785282</text:p>
          </table:table-cell>
        </table:table-row>
        <table:table-row table:style-name="ro1">
          <table:table-cell office:value-type="float" office:value="1.05362338450065">
            <text:p>1.0536233845</text:p>
          </table:table-cell>
          <table:table-cell office:value-type="float" office:value="0.895265519992953">
            <text:p>0.89526552</text:p>
          </table:table-cell>
          <table:table-cell office:value-type="float" office:value="0.871805159233997">
            <text:p>0.8718051592</text:p>
          </table:table-cell>
          <table:table-cell office:value-type="float" office:value="0.91777261849348">
            <text:p>0.9177726185</text:p>
          </table:table-cell>
          <table:table-cell office:value-type="float" office:value="0.793601688644485">
            <text:p>0.7936016886</text:p>
          </table:table-cell>
          <table:table-cell office:value-type="float" office:value="0.98061855754968">
            <text:p>0.9806185575</text:p>
          </table:table-cell>
          <table:table-cell office:value-type="float" office:value="0.888168451056242">
            <text:p>0.8881684511</text:p>
          </table:table-cell>
          <table:table-cell office:value-type="float" office:value="0.832810381350094">
            <text:p>0.8328103814</text:p>
          </table:table-cell>
          <table:table-cell office:value-type="float" office:value="0.893336722966848">
            <text:p>0.893336723</text:p>
          </table:table-cell>
          <table:table-cell office:value-type="float" office:value="0.799914512366264">
            <text:p>0.7999145124</text:p>
          </table:table-cell>
        </table:table-row>
        <table:table-row table:style-name="ro1">
          <table:table-cell office:value-type="float" office:value="0.783926347039215">
            <text:p>0.783926347</text:p>
          </table:table-cell>
          <table:table-cell office:value-type="float" office:value="0.734863578031442">
            <text:p>0.734863578</text:p>
          </table:table-cell>
          <table:table-cell office:value-type="float" office:value="0.725155625757353">
            <text:p>0.7251556258</text:p>
          </table:table-cell>
          <table:table-cell office:value-type="float" office:value="0.672015618528512">
            <text:p>0.6720156185</text:p>
          </table:table-cell>
          <table:table-cell office:value-type="float" office:value="0.661907854285078">
            <text:p>0.6619078543</text:p>
          </table:table-cell>
          <table:table-cell office:value-type="float" office:value="0.738422130029758">
            <text:p>0.73842213</text:p>
          </table:table-cell>
          <table:table-cell office:value-type="float" office:value="0.7546696167308">
            <text:p>0.7546696167</text:p>
          </table:table-cell>
          <table:table-cell office:value-type="float" office:value="0.669410158552376">
            <text:p>0.6694101586</text:p>
          </table:table-cell>
          <table:table-cell office:value-type="float" office:value="0.744870423610049">
            <text:p>0.7448704236</text:p>
          </table:table-cell>
          <table:table-cell office:value-type="float" office:value="0.669422514491886">
            <text:p>0.6694225145</text:p>
          </table:table-cell>
        </table:table-row>
        <table:table-row table:style-name="ro1">
          <table:table-cell office:value-type="float" office:value="0.881710625934094">
            <text:p>0.8817106259</text:p>
          </table:table-cell>
          <table:table-cell office:value-type="float" office:value="0.891860861673571">
            <text:p>0.8918608617</text:p>
          </table:table-cell>
          <table:table-cell office:value-type="float" office:value="0.783763270034456">
            <text:p>0.78376327</text:p>
          </table:table-cell>
          <table:table-cell office:value-type="float" office:value="0.784376496796905">
            <text:p>0.7843764968</text:p>
          </table:table-cell>
          <table:table-cell office:value-type="float" office:value="0.901066748622887">
            <text:p>0.9010667486</text:p>
          </table:table-cell>
          <table:table-cell office:value-type="float" office:value="0.783875108031947">
            <text:p>0.783875108</text:p>
          </table:table-cell>
          <table:table-cell office:value-type="float" office:value="0.774435666954096">
            <text:p>0.774435667</text:p>
          </table:table-cell>
          <table:table-cell office:value-type="float" office:value="0.74166381892143">
            <text:p>0.7416638189</text:p>
          </table:table-cell>
          <table:table-cell office:value-type="float" office:value="0.748102550510352">
            <text:p>0.7481025505</text:p>
          </table:table-cell>
          <table:table-cell office:value-type="float" office:value="0.78423297779126">
            <text:p>0.7842329778</text:p>
          </table:table-cell>
        </table:table-row>
        <table:table-row table:style-name="ro1">
          <table:table-cell office:value-type="float" office:value="0.833383565368459">
            <text:p>0.8333835654</text:p>
          </table:table-cell>
          <table:table-cell office:value-type="float" office:value="0.831569030236113">
            <text:p>0.8315690302</text:p>
          </table:table-cell>
          <table:table-cell office:value-type="float" office:value="0.754951480725518">
            <text:p>0.7549514807</text:p>
          </table:table-cell>
          <table:table-cell office:value-type="float" office:value="0.865454834113284">
            <text:p>0.8654548341</text:p>
          </table:table-cell>
          <table:table-cell office:value-type="float" office:value="0.898484261270088">
            <text:p>0.8984842613</text:p>
          </table:table-cell>
          <table:table-cell office:value-type="float" office:value="0.766092075039795">
            <text:p>0.766092075</text:p>
          </table:table-cell>
          <table:table-cell office:value-type="float" office:value="0.816728846252238">
            <text:p>0.8167288463</text:p>
          </table:table-cell>
          <table:table-cell office:value-type="float" office:value="0.956073761381546">
            <text:p>0.9560737614</text:p>
          </table:table-cell>
          <table:table-cell office:value-type="float" office:value="0.769840956802503">
            <text:p>0.7698409568</text:p>
          </table:table-cell>
          <table:table-cell office:value-type="float" office:value="1.04200167278068">
            <text:p>1.0420016728</text:p>
          </table:table-cell>
        </table:table-row>
        <table:table-row table:style-name="ro1">
          <table:table-cell office:value-type="float" office:value="0.690858234883731">
            <text:p>0.6908582349</text:p>
          </table:table-cell>
          <table:table-cell office:value-type="float" office:value="0.718849649977379">
            <text:p>0.71884965</text:p>
          </table:table-cell>
          <table:table-cell office:value-type="float" office:value="0.684530792508969">
            <text:p>0.6845307925</text:p>
          </table:table-cell>
          <table:table-cell office:value-type="float" office:value="0.930932616963068">
            <text:p>0.930932617</text:p>
          </table:table-cell>
          <table:table-cell office:value-type="float" office:value="0.857544947735816">
            <text:p>0.8575449477</text:p>
          </table:table-cell>
          <table:table-cell office:value-type="float" office:value="0.941062584200844">
            <text:p>0.9410625842</text:p>
          </table:table-cell>
          <table:table-cell office:value-type="float" office:value="0.823567142443283">
            <text:p>0.8235671424</text:p>
          </table:table-cell>
          <table:table-cell office:value-type="float" office:value="0.857365891032104">
            <text:p>0.857365891</text:p>
          </table:table-cell>
          <table:table-cell office:value-type="float" office:value="0.793840475695474">
            <text:p>0.7938404757</text:p>
          </table:table-cell>
          <table:table-cell office:value-type="float" office:value="0.849304553422322">
            <text:p>0.8493045534</text:p>
          </table:table-cell>
        </table:table-row>
        <table:table-row table:style-name="ro1">
          <table:table-cell office:value-type="float" office:value="1.00572424171067">
            <text:p>1.0057242417</text:p>
          </table:table-cell>
          <table:table-cell office:value-type="float" office:value="1.00779140292243">
            <text:p>1.0077914029</text:p>
          </table:table-cell>
          <table:table-cell office:value-type="float" office:value="0.983780557206884">
            <text:p>0.9837805572</text:p>
          </table:table-cell>
          <table:table-cell office:value-type="float" office:value="0.915192811420478">
            <text:p>0.9151928114</text:p>
          </table:table-cell>
          <table:table-cell office:value-type="float" office:value="1.17911549429688">
            <text:p>1.1791154943</text:p>
          </table:table-cell>
          <table:table-cell office:value-type="float" office:value="0.929402283142392">
            <text:p>0.9294022831</text:p>
          </table:table-cell>
          <table:table-cell office:value-type="float" office:value="0.891749060212812">
            <text:p>0.8917490602</text:p>
          </table:table-cell>
          <table:table-cell office:value-type="float" office:value="0.960255286397616">
            <text:p>0.9602552864</text:p>
          </table:table-cell>
          <table:table-cell office:value-type="float" office:value="1.03546865379426">
            <text:p>1.0354686538</text:p>
          </table:table-cell>
          <table:table-cell office:value-type="float" office:value="0.980099347672835">
            <text:p>0.9800993477</text:p>
          </table:table-cell>
        </table:table-row>
        <table:table-row table:style-name="ro1">
          <table:table-cell office:value-type="float" office:value="0.84366051993222">
            <text:p>0.8436605199</text:p>
          </table:table-cell>
          <table:table-cell office:value-type="float" office:value="0.979450561698485">
            <text:p>0.9794505617</text:p>
          </table:table-cell>
          <table:table-cell office:value-type="float" office:value="0.963962053345671">
            <text:p>0.9639620533</text:p>
          </table:table-cell>
          <table:table-cell office:value-type="float" office:value="0.965255635677932">
            <text:p>0.9652556357</text:p>
          </table:table-cell>
          <table:table-cell office:value-type="float" office:value="0.86049346614318">
            <text:p>0.8604934661</text:p>
          </table:table-cell>
          <table:table-cell office:value-type="float" office:value="0.769491273783066">
            <text:p>0.7694912738</text:p>
          </table:table-cell>
          <table:table-cell office:value-type="float" office:value="1.00490680455116">
            <text:p>1.0049068046</text:p>
          </table:table-cell>
          <table:table-cell office:value-type="float" office:value="0.888204129727938">
            <text:p>0.8882041297</text:p>
          </table:table-cell>
          <table:table-cell office:value-type="float" office:value="0.852855224645301">
            <text:p>0.8528552246</text:p>
          </table:table-cell>
          <table:table-cell office:value-type="float" office:value="0.888156017153464">
            <text:p>0.8881560172</text:p>
          </table:table-cell>
        </table:table-row>
        <table:table-row table:style-name="ro1">
          <table:table-cell office:value-type="float" office:value="1.05187859812607">
            <text:p>1.0518785981</text:p>
          </table:table-cell>
          <table:table-cell office:value-type="float" office:value="0.862798508387234">
            <text:p>0.8627985084</text:p>
          </table:table-cell>
          <table:table-cell office:value-type="float" office:value="0.930977991046944">
            <text:p>0.930977991</text:p>
          </table:table-cell>
          <table:table-cell office:value-type="float" office:value="0.97158251602202">
            <text:p>0.971582516</text:p>
          </table:table-cell>
          <table:table-cell office:value-type="float" office:value="1.02886998707573">
            <text:p>1.0288699871</text:p>
          </table:table-cell>
          <table:table-cell office:value-type="float" office:value="0.906201327854369">
            <text:p>0.9062013279</text:p>
          </table:table-cell>
          <table:table-cell office:value-type="float" office:value="0.685618243996217">
            <text:p>0.685618244</text:p>
          </table:table-cell>
          <table:table-cell office:value-type="float" office:value="1.08151369146474">
            <text:p>1.0815136915</text:p>
          </table:table-cell>
          <table:table-cell office:value-type="float" office:value="1.05499268037518">
            <text:p>1.0549926804</text:p>
          </table:table-cell>
          <table:table-cell office:value-type="float" office:value="1.08780285676706">
            <text:p>1.0878028568</text:p>
          </table:table-cell>
        </table:table-row>
        <table:table-row table:style-name="ro1">
          <table:table-cell office:value-type="float" office:value="0.836299164292758">
            <text:p>0.8362991643</text:p>
          </table:table-cell>
          <table:table-cell office:value-type="float" office:value="0.911568385991075">
            <text:p>0.911568386</text:p>
          </table:table-cell>
          <table:table-cell office:value-type="float" office:value="0.825028002185437">
            <text:p>0.8250280022</text:p>
          </table:table-cell>
          <table:table-cell office:value-type="float" office:value="0.940746298807456">
            <text:p>0.9407462988</text:p>
          </table:table-cell>
          <table:table-cell office:value-type="float" office:value="0.921156535444089">
            <text:p>0.9211565354</text:p>
          </table:table-cell>
          <table:table-cell office:value-type="float" office:value="0.920939496270815">
            <text:p>0.9209394963</text:p>
          </table:table-cell>
          <table:table-cell office:value-type="float" office:value="0.797032720402458">
            <text:p>0.7970327204</text:p>
          </table:table-cell>
          <table:table-cell office:value-type="float" office:value="0.754935319469313">
            <text:p>0.7549353195</text:p>
          </table:table-cell>
          <table:table-cell office:value-type="float" office:value="0.958769882496975">
            <text:p>0.9587698825</text:p>
          </table:table-cell>
          <table:table-cell office:value-type="float" office:value="0.816687870600483">
            <text:p>0.8166878706</text:p>
          </table:table-cell>
        </table:table-row>
        <table:table-row table:style-name="ro1">
          <table:table-cell office:value-type="float" office:value="0.751563084371321">
            <text:p>0.7515630844</text:p>
          </table:table-cell>
          <table:table-cell office:value-type="float" office:value="0.989297933377378">
            <text:p>0.9892979334</text:p>
          </table:table-cell>
          <table:table-cell office:value-type="float" office:value="0.636956863836029">
            <text:p>0.6369568638</text:p>
          </table:table-cell>
          <table:table-cell office:value-type="float" office:value="0.735410321338575">
            <text:p>0.7354103213</text:p>
          </table:table-cell>
          <table:table-cell office:value-type="float" office:value="0.797192471673826">
            <text:p>0.7971924717</text:p>
          </table:table-cell>
          <table:table-cell office:value-type="float" office:value="0.8134222078552">
            <text:p>0.8134222079</text:p>
          </table:table-cell>
          <table:table-cell office:value-type="float" office:value="0.901765744288345">
            <text:p>0.9017657443</text:p>
          </table:table-cell>
          <table:table-cell office:value-type="float" office:value="0.878654762054383">
            <text:p>0.8786547621</text:p>
          </table:table-cell>
          <table:table-cell office:value-type="float" office:value="0.862917158683096">
            <text:p>0.8629171587</text:p>
          </table:table-cell>
          <table:table-cell office:value-type="float" office:value="1.06153291024843">
            <text:p>1.0615329102</text:p>
          </table:table-cell>
        </table:table-row>
        <table:table-row table:style-name="ro1">
          <table:table-cell office:value-type="float" office:value="0.901170005350682">
            <text:p>0.9011700054</text:p>
          </table:table-cell>
          <table:table-cell office:value-type="float" office:value="0.906668360602123">
            <text:p>0.9066683606</text:p>
          </table:table-cell>
          <table:table-cell office:value-type="float" office:value="0.911960633980902">
            <text:p>0.911960634</text:p>
          </table:table-cell>
          <table:table-cell office:value-type="float" office:value="0.882038695529805">
            <text:p>0.8820386955</text:p>
          </table:table-cell>
          <table:table-cell office:value-type="float" office:value="1.03866367921588">
            <text:p>1.0386636792</text:p>
          </table:table-cell>
          <table:table-cell office:value-type="float" office:value="0.833173736280252">
            <text:p>0.8331737363</text:p>
          </table:table-cell>
          <table:table-cell office:value-type="float" office:value="0.815383888192104">
            <text:p>0.8153838882</text:p>
          </table:table-cell>
          <table:table-cell office:value-type="float" office:value="0.796982388153435">
            <text:p>0.7969823882</text:p>
          </table:table-cell>
          <table:table-cell office:value-type="float" office:value="0.963550361667593">
            <text:p>0.9635503617</text:p>
          </table:table-cell>
          <table:table-cell office:value-type="float" office:value="0.884007147774405">
            <text:p>0.8840071478</text:p>
          </table:table-cell>
        </table:table-row>
        <table:table-row table:style-name="ro1">
          <table:table-cell office:value-type="float" office:value="1.03210895844352">
            <text:p>1.0321089584</text:p>
          </table:table-cell>
          <table:table-cell office:value-type="float" office:value="0.865585383380898">
            <text:p>0.8655853834</text:p>
          </table:table-cell>
          <table:table-cell office:value-type="float" office:value="0.857204241040505">
            <text:p>0.857204241</text:p>
          </table:table-cell>
          <table:table-cell office:value-type="float" office:value="0.824603483018207">
            <text:p>0.824603483</text:p>
          </table:table-cell>
          <table:table-cell office:value-type="float" office:value="0.8332765705961">
            <text:p>0.8332765706</text:p>
          </table:table-cell>
          <table:table-cell office:value-type="float" office:value="0.808466229398603">
            <text:p>0.8084662294</text:p>
          </table:table-cell>
          <table:table-cell office:value-type="float" office:value="0.743218982789473">
            <text:p>0.7432189828</text:p>
          </table:table-cell>
          <table:table-cell office:value-type="float" office:value="0.779302917123152">
            <text:p>0.7793029171</text:p>
          </table:table-cell>
          <table:table-cell office:value-type="float" office:value="0.794363818116132">
            <text:p>0.7943638181</text:p>
          </table:table-cell>
          <table:table-cell office:value-type="float" office:value="1.03886882289579">
            <text:p>1.0388688229</text:p>
          </table:table-cell>
        </table:table-row>
        <table:table-row table:style-name="ro1">
          <table:table-cell office:value-type="float" office:value="1.02919715271809">
            <text:p>1.0291971527</text:p>
          </table:table-cell>
          <table:table-cell office:value-type="float" office:value="0.960555104551129">
            <text:p>0.9605551046</text:p>
          </table:table-cell>
          <table:table-cell office:value-type="float" office:value="1.01257164833636">
            <text:p>1.0125716483</text:p>
          </table:table-cell>
          <table:table-cell office:value-type="float" office:value="0.90658814096727">
            <text:p>0.906588141</text:p>
          </table:table-cell>
          <table:table-cell office:value-type="float" office:value="0.874079296991302">
            <text:p>0.874079297</text:p>
          </table:table-cell>
          <table:table-cell office:value-type="float" office:value="0.859209863762967">
            <text:p>0.8592098638</text:p>
          </table:table-cell>
          <table:table-cell office:value-type="float" office:value="1.0164876753957">
            <text:p>1.0164876754</text:p>
          </table:table-cell>
          <table:table-cell office:value-type="float" office:value="0.885334551854006">
            <text:p>0.8853345519</text:p>
          </table:table-cell>
          <table:table-cell office:value-type="float" office:value="1.08109445222077">
            <text:p>1.0810944522</text:p>
          </table:table-cell>
          <table:table-cell office:value-type="float" office:value="0.882071718238787">
            <text:p>0.8820717182</text:p>
          </table:table-cell>
        </table:table-row>
        <table:table-row table:style-name="ro1">
          <table:table-cell office:value-type="float" office:value="0.866203585086658">
            <text:p>0.8662035851</text:p>
          </table:table-cell>
          <table:table-cell office:value-type="float" office:value="0.941156312817784">
            <text:p>0.9411563128</text:p>
          </table:table-cell>
          <table:table-cell office:value-type="float" office:value="0.914378244758753">
            <text:p>0.9143782448</text:p>
          </table:table-cell>
          <table:table-cell office:value-type="float" office:value="0.836452350440056">
            <text:p>0.8364523504</text:p>
          </table:table-cell>
          <table:table-cell office:value-type="float" office:value="0.617104268445565">
            <text:p>0.6171042684</text:p>
          </table:table-cell>
          <table:table-cell office:value-type="float" office:value="0.823253169496659">
            <text:p>0.8232531695</text:p>
          </table:table-cell>
          <table:table-cell office:value-type="float" office:value="0.888595637416811">
            <text:p>0.8885956374</text:p>
          </table:table-cell>
          <table:table-cell office:value-type="float" office:value="0.744555870975883">
            <text:p>0.744555871</text:p>
          </table:table-cell>
          <table:table-cell office:value-type="float" office:value="0.891712202912818">
            <text:p>0.8917122029</text:p>
          </table:table-cell>
          <table:table-cell office:value-type="float" office:value="0.881962795355151">
            <text:p>0.8819627954</text:p>
          </table:table-cell>
        </table:table-row>
        <table:table-row table:style-name="ro1">
          <table:table-cell office:value-type="float" office:value="0.888474388417072">
            <text:p>0.8884743884</text:p>
          </table:table-cell>
          <table:table-cell office:value-type="float" office:value="0.79682003030375">
            <text:p>0.7968200303</text:p>
          </table:table-cell>
          <table:table-cell office:value-type="float" office:value="0.921540837507332">
            <text:p>0.9215408375</text:p>
          </table:table-cell>
          <table:table-cell office:value-type="float" office:value="0.895477172935897">
            <text:p>0.8954771729</text:p>
          </table:table-cell>
          <table:table-cell office:value-type="float" office:value="0.780598659353202">
            <text:p>0.7805986594</text:p>
          </table:table-cell>
          <table:table-cell office:value-type="float" office:value="1.05812581215556">
            <text:p>1.0581258122</text:p>
          </table:table-cell>
          <table:table-cell office:value-type="float" office:value="0.908214159517075">
            <text:p>0.9082141595</text:p>
          </table:table-cell>
          <table:table-cell office:value-type="float" office:value="0.75940023419837">
            <text:p>0.7594002342</text:p>
          </table:table-cell>
          <table:table-cell office:value-type="float" office:value="0.685660155427311">
            <text:p>0.6856601554</text:p>
          </table:table-cell>
          <table:table-cell office:value-type="float" office:value="0.784170547975713">
            <text:p>0.784170548</text:p>
          </table:table-cell>
        </table:table-row>
        <table:table-row table:style-name="ro1">
          <table:table-cell office:value-type="float" office:value="0.862492698949283">
            <text:p>0.8624926989</text:p>
          </table:table-cell>
          <table:table-cell office:value-type="float" office:value="0.979937435973982">
            <text:p>0.979937436</text:p>
          </table:table-cell>
          <table:table-cell office:value-type="float" office:value="1.00414321924658">
            <text:p>1.0041432192</text:p>
          </table:table-cell>
          <table:table-cell office:value-type="float" office:value="0.840634295209659">
            <text:p>0.8406342952</text:p>
          </table:table-cell>
          <table:table-cell office:value-type="float" office:value="1.15141341684877">
            <text:p>1.1514134168</text:p>
          </table:table-cell>
          <table:table-cell office:value-type="float" office:value="0.930759141906801">
            <text:p>0.9307591419</text:p>
          </table:table-cell>
          <table:table-cell office:value-type="float" office:value="1.10585663046487">
            <text:p>1.1058566305</text:p>
          </table:table-cell>
          <table:table-cell office:value-type="float" office:value="0.975103180938904">
            <text:p>0.9751031809</text:p>
          </table:table-cell>
          <table:table-cell office:value-type="float" office:value="0.744726320689688">
            <text:p>0.7447263207</text:p>
          </table:table-cell>
          <table:table-cell office:value-type="float" office:value="0.888205733741861">
            <text:p>0.8882057337</text:p>
          </table:table-cell>
        </table:table-row>
        <table:table-row table:style-name="ro1">
          <table:table-cell office:value-type="float" office:value="0.983428616240683">
            <text:p>0.9834286162</text:p>
          </table:table-cell>
          <table:table-cell office:value-type="float" office:value="0.845436238046652">
            <text:p>0.845436238</text:p>
          </table:table-cell>
          <table:table-cell office:value-type="float" office:value="0.813854088728305">
            <text:p>0.8138540887</text:p>
          </table:table-cell>
          <table:table-cell office:value-type="float" office:value="0.80381567874179">
            <text:p>0.8038156787</text:p>
          </table:table-cell>
          <table:table-cell office:value-type="float" office:value="0.965301387521495">
            <text:p>0.9653013875</text:p>
          </table:table-cell>
          <table:table-cell office:value-type="float" office:value="0.872451691471118">
            <text:p>0.8724516915</text:p>
          </table:table-cell>
          <table:table-cell office:value-type="float" office:value="0.84957667490051">
            <text:p>0.8495766749</text:p>
          </table:table-cell>
          <table:table-cell office:value-type="float" office:value="0.731201361186586">
            <text:p>0.7312013612</text:p>
          </table:table-cell>
          <table:table-cell office:value-type="float" office:value="1.08464710134413">
            <text:p>1.0846471013</text:p>
          </table:table-cell>
          <table:table-cell office:value-type="float" office:value="1.13018798125486">
            <text:p>1.1301879813</text:p>
          </table:table-cell>
        </table:table-row>
        <table:table-row table:style-name="ro1">
          <table:table-cell office:value-type="float" office:value="0.667889945819872">
            <text:p>0.6678899458</text:p>
          </table:table-cell>
          <table:table-cell office:value-type="float" office:value="1.0094616084456">
            <text:p>1.0094616084</text:p>
          </table:table-cell>
          <table:table-cell office:value-type="float" office:value="0.882723363013085">
            <text:p>0.882723363</text:p>
          </table:table-cell>
          <table:table-cell office:value-type="float" office:value="0.915141308719738">
            <text:p>0.9151413087</text:p>
          </table:table-cell>
          <table:table-cell office:value-type="float" office:value="0.993237417609604">
            <text:p>0.9932374176</text:p>
          </table:table-cell>
          <table:table-cell office:value-type="float" office:value="1.05413389097916">
            <text:p>1.054133891</text:p>
          </table:table-cell>
          <table:table-cell office:value-type="float" office:value="0.862737679032686">
            <text:p>0.862737679</text:p>
          </table:table-cell>
          <table:table-cell office:value-type="float" office:value="1.03908663844834">
            <text:p>1.0390866384</text:p>
          </table:table-cell>
          <table:table-cell office:value-type="float" office:value="0.970259039585169">
            <text:p>0.9702590396</text:p>
          </table:table-cell>
          <table:table-cell office:value-type="float" office:value="0.910009360461544">
            <text:p>0.9100093605</text:p>
          </table:table-cell>
        </table:table-row>
        <table:table-row table:style-name="ro1">
          <table:table-cell office:value-type="float" office:value="0.881793615849092">
            <text:p>0.8817936158</text:p>
          </table:table-cell>
          <table:table-cell office:value-type="float" office:value="0.993932765875117">
            <text:p>0.9939327659</text:p>
          </table:table-cell>
          <table:table-cell office:value-type="float" office:value="0.89167890697668">
            <text:p>0.891678907</text:p>
          </table:table-cell>
          <table:table-cell office:value-type="float" office:value="0.725181163277128">
            <text:p>0.7251811633</text:p>
          </table:table-cell>
          <table:table-cell office:value-type="float" office:value="0.891243303339343">
            <text:p>0.8912433033</text:p>
          </table:table-cell>
          <table:table-cell office:value-type="float" office:value="0.891268216477997">
            <text:p>0.8912682165</text:p>
          </table:table-cell>
          <table:table-cell office:value-type="float" office:value="0.812191164471761">
            <text:p>0.8121911645</text:p>
          </table:table-cell>
          <table:table-cell office:value-type="float" office:value="0.898031340190828">
            <text:p>0.8980313402</text:p>
          </table:table-cell>
          <table:table-cell office:value-type="float" office:value="0.882484692423342">
            <text:p>0.8824846924</text:p>
          </table:table-cell>
          <table:table-cell office:value-type="float" office:value="0.915939532887507">
            <text:p>0.9159395329</text:p>
          </table:table-cell>
        </table:table-row>
        <table:table-row table:style-name="ro1">
          <table:table-cell office:value-type="float" office:value="0.729975750636269">
            <text:p>0.7299757506</text:p>
          </table:table-cell>
          <table:table-cell office:value-type="float" office:value="0.803441224639747">
            <text:p>0.8034412246</text:p>
          </table:table-cell>
          <table:table-cell office:value-type="float" office:value="0.940889474812326">
            <text:p>0.9408894748</text:p>
          </table:table-cell>
          <table:table-cell office:value-type="float" office:value="0.934139148405262">
            <text:p>0.9341391484</text:p>
          </table:table-cell>
          <table:table-cell office:value-type="float" office:value="0.803371227435125">
            <text:p>0.8033712274</text:p>
          </table:table-cell>
          <table:table-cell office:value-type="float" office:value="0.862592490637155">
            <text:p>0.8625924906</text:p>
          </table:table-cell>
          <table:table-cell office:value-type="float" office:value="0.86211559330877">
            <text:p>0.8621155933</text:p>
          </table:table-cell>
          <table:table-cell office:value-type="float" office:value="0.996279158299161">
            <text:p>0.9962791583</text:p>
          </table:table-cell>
          <table:table-cell office:value-type="float" office:value="0.833339390864452">
            <text:p>0.8333393909</text:p>
          </table:table-cell>
          <table:table-cell office:value-type="float" office:value="0.931185101135666">
            <text:p>0.9311851011</text:p>
          </table:table-cell>
        </table:table-row>
        <table:table-row table:style-name="ro1">
          <table:table-cell office:value-type="float" office:value="0.740158132545693">
            <text:p>0.7401581325</text:p>
          </table:table-cell>
          <table:table-cell office:value-type="float" office:value="0.881916290152986">
            <text:p>0.8819162902</text:p>
          </table:table-cell>
          <table:table-cell office:value-type="float" office:value="0.80662458754508">
            <text:p>0.8066245875</text:p>
          </table:table-cell>
          <table:table-cell office:value-type="float" office:value="0.865248646792517">
            <text:p>0.8652486468</text:p>
          </table:table-cell>
          <table:table-cell office:value-type="float" office:value="0.830091829066104">
            <text:p>0.8300918291</text:p>
          </table:table-cell>
          <table:table-cell office:value-type="float" office:value="0.685725318308854">
            <text:p>0.6857253183</text:p>
          </table:table-cell>
          <table:table-cell office:value-type="float" office:value="0.764458629548376">
            <text:p>0.7644586295</text:p>
          </table:table-cell>
          <table:table-cell office:value-type="float" office:value="0.712244134628974">
            <text:p>0.7122441346</text:p>
          </table:table-cell>
          <table:table-cell office:value-type="float" office:value="0.747839498885506">
            <text:p>0.7478394989</text:p>
          </table:table-cell>
          <table:table-cell office:value-type="float" office:value="0.676167269926193">
            <text:p>0.6761672699</text:p>
          </table:table-cell>
        </table:table-row>
        <table:table-row table:style-name="ro1">
          <table:table-cell office:value-type="float" office:value="1.01579119673651">
            <text:p>1.0157911967</text:p>
          </table:table-cell>
          <table:table-cell office:value-type="float" office:value="1.06856991702615">
            <text:p>1.068569917</text:p>
          </table:table-cell>
          <table:table-cell office:value-type="float" office:value="0.735234803878762">
            <text:p>0.7352348039</text:p>
          </table:table-cell>
          <table:table-cell office:value-type="float" office:value="0.973657706739151">
            <text:p>0.9736577067</text:p>
          </table:table-cell>
          <table:table-cell office:value-type="float" office:value="0.960700034292591">
            <text:p>0.9607000343</text:p>
          </table:table-cell>
          <table:table-cell office:value-type="float" office:value="0.836401701259647">
            <text:p>0.8364017013</text:p>
          </table:table-cell>
          <table:table-cell office:value-type="float" office:value="0.820148353076049">
            <text:p>0.8201483531</text:p>
          </table:table-cell>
          <table:table-cell office:value-type="float" office:value="0.783871048178285">
            <text:p>0.7838710482</text:p>
          </table:table-cell>
          <table:table-cell office:value-type="float" office:value="0.993166172296774">
            <text:p>0.9931661723</text:p>
          </table:table-cell>
          <table:table-cell office:value-type="float" office:value="0.956129152749603">
            <text:p>0.9561291527</text:p>
          </table:table-cell>
        </table:table-row>
        <table:table-row table:style-name="ro1">
          <table:table-cell office:value-type="float" office:value="0.9207892193775">
            <text:p>0.9207892194</text:p>
          </table:table-cell>
          <table:table-cell office:value-type="float" office:value="0.906642341151408">
            <text:p>0.9066423412</text:p>
          </table:table-cell>
          <table:table-cell office:value-type="float" office:value="0.95545087224683">
            <text:p>0.9554508722</text:p>
          </table:table-cell>
          <table:table-cell office:value-type="float" office:value="0.832852044896072">
            <text:p>0.8328520449</text:p>
          </table:table-cell>
          <table:table-cell office:value-type="float" office:value="0.921269160598066">
            <text:p>0.9212691606</text:p>
          </table:table-cell>
          <table:table-cell office:value-type="float" office:value="1.1055077617482">
            <text:p>1.1055077617</text:p>
          </table:table-cell>
          <table:table-cell office:value-type="float" office:value="0.814264186748883">
            <text:p>0.8142641867</text:p>
          </table:table-cell>
          <table:table-cell office:value-type="float" office:value="0.961988024083348">
            <text:p>0.9619880241</text:p>
          </table:table-cell>
          <table:table-cell office:value-type="float" office:value="0.865544330114549">
            <text:p>0.8655443301</text:p>
          </table:table-cell>
          <table:table-cell office:value-type="float" office:value="0.815152917208452">
            <text:p>0.8151529172</text:p>
          </table:table-cell>
        </table:table-row>
        <table:table-row table:style-name="ro1">
          <table:table-cell office:value-type="float" office:value="0.895229771722798">
            <text:p>0.8952297717</text:p>
          </table:table-cell>
          <table:table-cell office:value-type="float" office:value="1.00431601262459">
            <text:p>1.0043160126</text:p>
          </table:table-cell>
          <table:table-cell office:value-type="float" office:value="0.823269244642594">
            <text:p>0.8232692446</text:p>
          </table:table-cell>
          <table:table-cell office:value-type="float" office:value="1.07511765334998">
            <text:p>1.0751176533</text:p>
          </table:table-cell>
          <table:table-cell office:value-type="float" office:value="1.02907486880057">
            <text:p>1.0290748688</text:p>
          </table:table-cell>
          <table:table-cell office:value-type="float" office:value="0.979773782156494">
            <text:p>0.9797737822</text:p>
          </table:table-cell>
          <table:table-cell office:value-type="float" office:value="1.00890553380226">
            <text:p>1.0089055338</text:p>
          </table:table-cell>
          <table:table-cell office:value-type="float" office:value="0.898567789880535">
            <text:p>0.8985677899</text:p>
          </table:table-cell>
          <table:table-cell office:value-type="float" office:value="0.943810453762782">
            <text:p>0.9438104538</text:p>
          </table:table-cell>
          <table:table-cell office:value-type="float" office:value="0.808542460754013">
            <text:p>0.8085424608</text:p>
          </table:table-cell>
        </table:table-row>
        <table:table-row table:style-name="ro1">
          <table:table-cell office:value-type="float" office:value="0.940515360310511">
            <text:p>0.9405153603</text:p>
          </table:table-cell>
          <table:table-cell office:value-type="float" office:value="0.77769047801467">
            <text:p>0.777690478</text:p>
          </table:table-cell>
          <table:table-cell office:value-type="float" office:value="0.940970018575941">
            <text:p>0.9409700186</text:p>
          </table:table-cell>
          <table:table-cell office:value-type="float" office:value="0.837860379224565">
            <text:p>0.8378603792</text:p>
          </table:table-cell>
          <table:table-cell office:value-type="float" office:value="0.995923029110509">
            <text:p>0.9959230291</text:p>
          </table:table-cell>
          <table:table-cell office:value-type="float" office:value="0.767832646336301">
            <text:p>0.7678326463</text:p>
          </table:table-cell>
          <table:table-cell office:value-type="float" office:value="0.93405347778485">
            <text:p>0.9340534778</text:p>
          </table:table-cell>
          <table:table-cell office:value-type="float" office:value="0.89122664764685">
            <text:p>0.8912266476</text:p>
          </table:table-cell>
          <table:table-cell office:value-type="float" office:value="0.841432700458173">
            <text:p>0.8414327005</text:p>
          </table:table-cell>
          <table:table-cell office:value-type="float" office:value="0.748046967130739">
            <text:p>0.7480469671</text:p>
          </table:table-cell>
        </table:table-row>
        <table:table-row table:style-name="ro1">
          <table:table-cell office:value-type="float" office:value="0.946863823734783">
            <text:p>0.9468638237</text:p>
          </table:table-cell>
          <table:table-cell office:value-type="float" office:value="0.980302261792873">
            <text:p>0.9803022618</text:p>
          </table:table-cell>
          <table:table-cell office:value-type="float" office:value="1.0076445968145">
            <text:p>1.0076445968</text:p>
          </table:table-cell>
          <table:table-cell office:value-type="float" office:value="0.733334184737143">
            <text:p>0.7333341847</text:p>
          </table:table-cell>
          <table:table-cell office:value-type="float" office:value="0.983262662916241">
            <text:p>0.9832626629</text:p>
          </table:table-cell>
          <table:table-cell office:value-type="float" office:value="0.90181481514854">
            <text:p>0.9018148151</text:p>
          </table:table-cell>
          <table:table-cell office:value-type="float" office:value="0.839077557210368">
            <text:p>0.8390775572</text:p>
          </table:table-cell>
          <table:table-cell office:value-type="float" office:value="0.857751871279926">
            <text:p>0.8577518713</text:p>
          </table:table-cell>
          <table:table-cell office:value-type="float" office:value="1.06176639016105">
            <text:p>1.0617663902</text:p>
          </table:table-cell>
          <table:table-cell office:value-type="float" office:value="0.759575395680621">
            <text:p>0.7595753957</text:p>
          </table:table-cell>
        </table:table-row>
        <table:table-row table:style-name="ro1">
          <table:table-cell office:value-type="float" office:value="0.77051404165855">
            <text:p>0.7705140417</text:p>
          </table:table-cell>
          <table:table-cell office:value-type="float" office:value="0.9405801251448">
            <text:p>0.9405801251</text:p>
          </table:table-cell>
          <table:table-cell office:value-type="float" office:value="1.03199781845367">
            <text:p>1.0319978185</text:p>
          </table:table-cell>
          <table:table-cell office:value-type="float" office:value="0.793411004108921">
            <text:p>0.7934110041</text:p>
          </table:table-cell>
          <table:table-cell office:value-type="float" office:value="0.908755925146303">
            <text:p>0.9087559251</text:p>
          </table:table-cell>
          <table:table-cell office:value-type="float" office:value="0.832710629416566">
            <text:p>0.8327106294</text:p>
          </table:table-cell>
          <table:table-cell office:value-type="float" office:value="0.810397430876446">
            <text:p>0.8103974309</text:p>
          </table:table-cell>
          <table:table-cell office:value-type="float" office:value="0.872205389353257">
            <text:p>0.8722053894</text:p>
          </table:table-cell>
          <table:table-cell office:value-type="float" office:value="0.764014856420693">
            <text:p>0.7640148564</text:p>
          </table:table-cell>
          <table:table-cell office:value-type="float" office:value="0.855391570852291">
            <text:p>0.8553915709</text:p>
          </table:table-cell>
        </table:table-row>
        <table:table-row table:style-name="ro1">
          <table:table-cell office:value-type="float" office:value="1.01285371677171">
            <text:p>1.0128537168</text:p>
          </table:table-cell>
          <table:table-cell office:value-type="float" office:value="1.02891672430318">
            <text:p>1.0289167243</text:p>
          </table:table-cell>
          <table:table-cell office:value-type="float" office:value="1.03551789581588">
            <text:p>1.0355178958</text:p>
          </table:table-cell>
          <table:table-cell office:value-type="float" office:value="0.944155048467781">
            <text:p>0.9441550485</text:p>
          </table:table-cell>
          <table:table-cell office:value-type="float" office:value="0.80317003359699">
            <text:p>0.8031700336</text:p>
          </table:table-cell>
          <table:table-cell office:value-type="float" office:value="0.911111295899289">
            <text:p>0.9111112959</text:p>
          </table:table-cell>
          <table:table-cell office:value-type="float" office:value="0.910993539613137">
            <text:p>0.9109935396</text:p>
          </table:table-cell>
          <table:table-cell office:value-type="float" office:value="0.979973579471399">
            <text:p>0.9799735795</text:p>
          </table:table-cell>
          <table:table-cell office:value-type="float" office:value="1.01786101748008">
            <text:p>1.0178610175</text:p>
          </table:table-cell>
          <table:table-cell office:value-type="float" office:value="0.811608780005683">
            <text:p>0.81160878</text:p>
          </table:table-cell>
        </table:table-row>
        <table:table-row table:style-name="ro1">
          <table:table-cell office:value-type="float" office:value="0.850117500386044">
            <text:p>0.8501175004</text:p>
          </table:table-cell>
          <table:table-cell office:value-type="float" office:value="0.830960512530246">
            <text:p>0.8309605125</text:p>
          </table:table-cell>
          <table:table-cell office:value-type="float" office:value="0.728870089999447">
            <text:p>0.72887009</text:p>
          </table:table-cell>
          <table:table-cell office:value-type="float" office:value="0.862372453701007">
            <text:p>0.8623724537</text:p>
          </table:table-cell>
          <table:table-cell office:value-type="float" office:value="0.784391451613946">
            <text:p>0.7843914516</text:p>
          </table:table-cell>
          <table:table-cell office:value-type="float" office:value="0.960453166777157">
            <text:p>0.9604531668</text:p>
          </table:table-cell>
          <table:table-cell office:value-type="float" office:value="0.970131710273731">
            <text:p>0.9701317103</text:p>
          </table:table-cell>
          <table:table-cell office:value-type="float" office:value="0.66308447256811">
            <text:p>0.6630844726</text:p>
          </table:table-cell>
          <table:table-cell office:value-type="float" office:value="0.800769073269017">
            <text:p>0.8007690733</text:p>
          </table:table-cell>
          <table:table-cell office:value-type="float" office:value="0.823319924758036">
            <text:p>0.8233199248</text:p>
          </table:table-cell>
        </table:table-row>
        <table:table-row table:style-name="ro1">
          <table:table-cell office:value-type="float" office:value="0.733120951545869">
            <text:p>0.7331209515</text:p>
          </table:table-cell>
          <table:table-cell office:value-type="float" office:value="0.898408378496543">
            <text:p>0.8984083785</text:p>
          </table:table-cell>
          <table:table-cell office:value-type="float" office:value="0.918193090935468">
            <text:p>0.9181930909</text:p>
          </table:table-cell>
          <table:table-cell office:value-type="float" office:value="0.913260545842192">
            <text:p>0.9132605458</text:p>
          </table:table-cell>
          <table:table-cell office:value-type="float" office:value="0.919425401307706">
            <text:p>0.9194254013</text:p>
          </table:table-cell>
          <table:table-cell office:value-type="float" office:value="0.906247051751138">
            <text:p>0.9062470518</text:p>
          </table:table-cell>
          <table:table-cell office:value-type="float" office:value="1.05711127697005">
            <text:p>1.057111277</text:p>
          </table:table-cell>
          <table:table-cell office:value-type="float" office:value="0.784241189695671">
            <text:p>0.7842411897</text:p>
          </table:table-cell>
          <table:table-cell office:value-type="float" office:value="1.06199221491831">
            <text:p>1.0619922149</text:p>
          </table:table-cell>
          <table:table-cell office:value-type="float" office:value="1.12375184632818">
            <text:p>1.1237518463</text:p>
          </table:table-cell>
        </table:table-row>
        <table:table-row table:style-name="ro1">
          <table:table-cell office:value-type="float" office:value="0.782689568846413">
            <text:p>0.7826895688</text:p>
          </table:table-cell>
          <table:table-cell office:value-type="float" office:value="0.78483403947312">
            <text:p>0.7848340395</text:p>
          </table:table-cell>
          <table:table-cell office:value-type="float" office:value="0.908330673997612">
            <text:p>0.908330674</text:p>
          </table:table-cell>
          <table:table-cell office:value-type="float" office:value="0.826433351470198">
            <text:p>0.8264333515</text:p>
          </table:table-cell>
          <table:table-cell office:value-type="float" office:value="0.999121706598819">
            <text:p>0.9991217066</text:p>
          </table:table-cell>
          <table:table-cell office:value-type="float" office:value="0.784312031806787">
            <text:p>0.7843120318</text:p>
          </table:table-cell>
          <table:table-cell office:value-type="float" office:value="0.784523617523687">
            <text:p>0.7845236175</text:p>
          </table:table-cell>
          <table:table-cell office:value-type="float" office:value="0.685729193107687">
            <text:p>0.6857291931</text:p>
          </table:table-cell>
          <table:table-cell office:value-type="float" office:value="0.90669470384262">
            <text:p>0.9066947038</text:p>
          </table:table-cell>
          <table:table-cell office:value-type="float" office:value="0.93759796753443">
            <text:p>0.9375979675</text:p>
          </table:table-cell>
        </table:table-row>
        <table:table-row table:style-name="ro1">
          <table:table-cell office:value-type="float" office:value="1.1072892833453">
            <text:p>1.1072892833</text:p>
          </table:table-cell>
          <table:table-cell office:value-type="float" office:value="1.0783221182572">
            <text:p>1.0783221183</text:p>
          </table:table-cell>
          <table:table-cell office:value-type="float" office:value="0.921295742448816">
            <text:p>0.9212957424</text:p>
          </table:table-cell>
          <table:table-cell office:value-type="float" office:value="1.05324257755886">
            <text:p>1.0532425776</text:p>
          </table:table-cell>
          <table:table-cell office:value-type="float" office:value="0.937416758695652">
            <text:p>0.9374167587</text:p>
          </table:table-cell>
          <table:table-cell office:value-type="float" office:value="0.955530259045471">
            <text:p>0.955530259</text:p>
          </table:table-cell>
          <table:table-cell office:value-type="float" office:value="0.868691159837631">
            <text:p>0.8686911598</text:p>
          </table:table-cell>
          <table:table-cell office:value-type="float" office:value="0.863770338571821">
            <text:p>0.8637703386</text:p>
          </table:table-cell>
          <table:table-cell office:value-type="float" office:value="0.921480476551619">
            <text:p>0.9214804766</text:p>
          </table:table-cell>
          <table:table-cell office:value-type="float" office:value="0.922950893130855">
            <text:p>0.9229508931</text:p>
          </table:table-cell>
        </table:table-row>
        <table:table-row table:style-name="ro1">
          <table:table-cell office:value-type="float" office:value="0.931008108426832">
            <text:p>0.9310081084</text:p>
          </table:table-cell>
          <table:table-cell office:value-type="float" office:value="1.02897960642941">
            <text:p>1.0289796064</text:p>
          </table:table-cell>
          <table:table-cell office:value-type="float" office:value="1.09122656564532">
            <text:p>1.0912265656</text:p>
          </table:table-cell>
          <table:table-cell office:value-type="float" office:value="0.955297321604542">
            <text:p>0.9552973216</text:p>
          </table:table-cell>
          <table:table-cell office:value-type="float" office:value="0.662935269352232">
            <text:p>0.6629352694</text:p>
          </table:table-cell>
          <table:table-cell office:value-type="float" office:value="0.849270574969388">
            <text:p>0.849270575</text:p>
          </table:table-cell>
          <table:table-cell office:value-type="float" office:value="0.92185532026367">
            <text:p>0.9218553203</text:p>
          </table:table-cell>
          <table:table-cell office:value-type="float" office:value="1.12711054507463">
            <text:p>1.1271105451</text:p>
          </table:table-cell>
          <table:table-cell office:value-type="float" office:value="0.940966804303467">
            <text:p>0.9409668043</text:p>
          </table:table-cell>
          <table:table-cell office:value-type="float" office:value="1.0632059836883">
            <text:p>1.0632059837</text:p>
          </table:table-cell>
        </table:table-row>
        <table:table-row table:style-name="ro1">
          <table:table-cell office:value-type="float" office:value="0.989946470222005">
            <text:p>0.9899464702</text:p>
          </table:table-cell>
          <table:table-cell office:value-type="float" office:value="0.833232282788125">
            <text:p>0.8332322828</text:p>
          </table:table-cell>
          <table:table-cell office:value-type="float" office:value="0.940714721475336">
            <text:p>0.9407147215</text:p>
          </table:table-cell>
          <table:table-cell office:value-type="float" office:value="0.906794121272814">
            <text:p>0.9067941213</text:p>
          </table:table-cell>
          <table:table-cell office:value-type="float" office:value="0.944167299131891">
            <text:p>0.9441672991</text:p>
          </table:table-cell>
          <table:table-cell office:value-type="float" office:value="1.07349754010603">
            <text:p>1.0734975401</text:p>
          </table:table-cell>
          <table:table-cell office:value-type="float" office:value="1.02604211502098">
            <text:p>1.026042115</text:p>
          </table:table-cell>
          <table:table-cell office:value-type="float" office:value="1.01479927259985">
            <text:p>1.0147992726</text:p>
          </table:table-cell>
          <table:table-cell office:value-type="float" office:value="0.832647524988238">
            <text:p>0.832647525</text:p>
          </table:table-cell>
          <table:table-cell office:value-type="float" office:value="1.02903856495332">
            <text:p>1.029038565</text:p>
          </table:table-cell>
        </table:table-row>
        <table:table-row table:style-name="ro1">
          <table:table-cell office:value-type="float" office:value="0.866781644856226">
            <text:p>0.8667816449</text:p>
          </table:table-cell>
          <table:table-cell office:value-type="float" office:value="0.754525370077152">
            <text:p>0.7545253701</text:p>
          </table:table-cell>
          <table:table-cell office:value-type="float" office:value="0.916519928723756">
            <text:p>0.9165199287</text:p>
          </table:table-cell>
          <table:table-cell office:value-type="float" office:value="0.824900065993632">
            <text:p>0.824900066</text:p>
          </table:table-cell>
          <table:table-cell office:value-type="float" office:value="1.02888448054632">
            <text:p>1.0288844805</text:p>
          </table:table-cell>
          <table:table-cell office:value-type="float" office:value="0.901392676510972">
            <text:p>0.9013926765</text:p>
          </table:table-cell>
          <table:table-cell office:value-type="float" office:value="0.712362442152733">
            <text:p>0.7123624422</text:p>
          </table:table-cell>
          <table:table-cell office:value-type="float" office:value="0.963800412022945">
            <text:p>0.963800412</text:p>
          </table:table-cell>
          <table:table-cell office:value-type="float" office:value="1.02910793434091">
            <text:p>1.0291079343</text:p>
          </table:table-cell>
          <table:table-cell office:value-type="float" office:value="0.797299403920819">
            <text:p>0.7972994039</text:p>
          </table:table-cell>
        </table:table-row>
        <table:table-row table:style-name="ro1">
          <table:table-cell office:value-type="float" office:value="0.840041521288652">
            <text:p>0.8400415213</text:p>
          </table:table-cell>
          <table:table-cell office:value-type="float" office:value="0.833230176604677">
            <text:p>0.8332301766</text:p>
          </table:table-cell>
          <table:table-cell office:value-type="float" office:value="0.845950580396718">
            <text:p>0.8459505804</text:p>
          </table:table-cell>
          <table:table-cell office:value-type="float" office:value="1.10279832745071">
            <text:p>1.1027983275</text:p>
          </table:table-cell>
          <table:table-cell office:value-type="float" office:value="0.882579030305217">
            <text:p>0.8825790303</text:p>
          </table:table-cell>
          <table:table-cell office:value-type="float" office:value="0.938068689070344">
            <text:p>0.9380686891</text:p>
          </table:table-cell>
          <table:table-cell office:value-type="float" office:value="0.892159834002552">
            <text:p>0.892159834</text:p>
          </table:table-cell>
          <table:table-cell office:value-type="float" office:value="0.881799855781941">
            <text:p>0.8817998558</text:p>
          </table:table-cell>
          <table:table-cell office:value-type="float" office:value="0.955869789691213">
            <text:p>0.9558697897</text:p>
          </table:table-cell>
          <table:table-cell office:value-type="float" office:value="0.741490740991731">
            <text:p>0.741490741</text:p>
          </table:table-cell>
        </table:table-row>
        <table:table-row table:style-name="ro1">
          <table:table-cell office:value-type="float" office:value="1.06036704065417">
            <text:p>1.0603670407</text:p>
          </table:table-cell>
          <table:table-cell office:value-type="float" office:value="1.05352792361208">
            <text:p>1.0535279236</text:p>
          </table:table-cell>
          <table:table-cell office:value-type="float" office:value="1.04239961428774">
            <text:p>1.0423996143</text:p>
          </table:table-cell>
          <table:table-cell office:value-type="float" office:value="0.940968015655608">
            <text:p>0.9409680157</text:p>
          </table:table-cell>
          <table:table-cell office:value-type="float" office:value="0.957107278141196">
            <text:p>0.9571072781</text:p>
          </table:table-cell>
          <table:table-cell office:value-type="float" office:value="0.856276595877204">
            <text:p>0.8562765959</text:p>
          </table:table-cell>
          <table:table-cell office:value-type="float" office:value="0.98331154829014">
            <text:p>0.9833115483</text:p>
          </table:table-cell>
          <table:table-cell office:value-type="float" office:value="1.10405355474927">
            <text:p>1.1040535547</text:p>
          </table:table-cell>
          <table:table-cell office:value-type="float" office:value="0.91264290252343">
            <text:p>0.9126429025</text:p>
          </table:table-cell>
          <table:table-cell office:value-type="float" office:value="1.21201639330225">
            <text:p>1.2120163933</text:p>
          </table:table-cell>
        </table:table-row>
        <table:table-row table:style-name="ro1">
          <table:table-cell office:value-type="float" office:value="0.800513990304417">
            <text:p>0.8005139903</text:p>
          </table:table-cell>
          <table:table-cell office:value-type="float" office:value="0.906642485784672">
            <text:p>0.9066424858</text:p>
          </table:table-cell>
          <table:table-cell office:value-type="float" office:value="0.790801960509499">
            <text:p>0.7908019605</text:p>
          </table:table-cell>
          <table:table-cell office:value-type="float" office:value="0.814980568675834">
            <text:p>0.8149805687</text:p>
          </table:table-cell>
          <table:table-cell office:value-type="float" office:value="0.878715255997321">
            <text:p>0.878715256</text:p>
          </table:table-cell>
          <table:table-cell office:value-type="float" office:value="0.891675740872014">
            <text:p>0.8916757409</text:p>
          </table:table-cell>
          <table:table-cell office:value-type="float" office:value="0.686140642490927">
            <text:p>0.6861406425</text:p>
          </table:table-cell>
          <table:table-cell office:value-type="float" office:value="0.993556809911085">
            <text:p>0.9935568099</text:p>
          </table:table-cell>
          <table:table-cell office:value-type="float" office:value="0.940569454857297">
            <text:p>0.9405694549</text:p>
          </table:table-cell>
          <table:table-cell office:value-type="float" office:value="1.04518734701422">
            <text:p>1.045187347</text:p>
          </table:table-cell>
        </table:table-row>
        <table:table-row table:style-name="ro1">
          <table:table-cell office:value-type="float" office:value="0.833028186368626">
            <text:p>0.8330281864</text:p>
          </table:table-cell>
          <table:table-cell office:value-type="float" office:value="0.705298531698961">
            <text:p>0.7052985317</text:p>
          </table:table-cell>
          <table:table-cell office:value-type="float" office:value="0.833050783501676">
            <text:p>0.8330507835</text:p>
          </table:table-cell>
          <table:table-cell office:value-type="float" office:value="0.862036377634854">
            <text:p>0.8620363776</text:p>
          </table:table-cell>
          <table:table-cell office:value-type="float" office:value="0.857098873476426">
            <text:p>0.8570988735</text:p>
          </table:table-cell>
          <table:table-cell office:value-type="float" office:value="1.02899630700215">
            <text:p>1.028996307</text:p>
          </table:table-cell>
          <table:table-cell office:value-type="float" office:value="0.978372300107415">
            <text:p>0.9783723001</text:p>
          </table:table-cell>
          <table:table-cell office:value-type="float" office:value="0.766720961453814">
            <text:p>0.7667209615</text:p>
          </table:table-cell>
          <table:table-cell office:value-type="float" office:value="0.706152960489927">
            <text:p>0.7061529605</text:p>
          </table:table-cell>
          <table:table-cell office:value-type="float" office:value="0.971464011389248">
            <text:p>0.9714640114</text:p>
          </table:table-cell>
        </table:table-row>
        <table:table-row table:style-name="ro1">
          <table:table-cell office:value-type="float" office:value="0.983514740560437">
            <text:p>0.9835147406</text:p>
          </table:table-cell>
          <table:table-cell office:value-type="float" office:value="0.901460192061105">
            <text:p>0.9014601921</text:p>
          </table:table-cell>
          <table:table-cell office:value-type="float" office:value="0.735311029948309">
            <text:p>0.7353110299</text:p>
          </table:table-cell>
          <table:table-cell office:value-type="float" office:value="0.806901673775304">
            <text:p>0.8069016738</text:p>
          </table:table-cell>
          <table:table-cell office:value-type="float" office:value="0.784099702039372">
            <text:p>0.784099702</text:p>
          </table:table-cell>
          <table:table-cell office:value-type="float" office:value="0.882154357019405">
            <text:p>0.882154357</text:p>
          </table:table-cell>
          <table:table-cell office:value-type="float" office:value="0.784240350850906">
            <text:p>0.7842403509</text:p>
          </table:table-cell>
          <table:table-cell office:value-type="float" office:value="0.882185851627368">
            <text:p>0.8821858516</text:p>
          </table:table-cell>
          <table:table-cell office:value-type="float" office:value="0.931066788121327">
            <text:p>0.9310667881</text:p>
          </table:table-cell>
          <table:table-cell office:value-type="float" office:value="0.788578430845125">
            <text:p>0.7885784308</text:p>
          </table:table-cell>
        </table:table-row>
        <table:table-row table:style-name="ro1">
          <table:table-cell office:value-type="float" office:value="0.895064605899853">
            <text:p>0.8950646059</text:p>
          </table:table-cell>
          <table:table-cell office:value-type="float" office:value="0.881768024029499">
            <text:p>0.881768024</text:p>
          </table:table-cell>
          <table:table-cell office:value-type="float" office:value="0.921309202318073">
            <text:p>0.9213092023</text:p>
          </table:table-cell>
          <table:table-cell office:value-type="float" office:value="0.900930041816436">
            <text:p>0.9009300418</text:p>
          </table:table-cell>
          <table:table-cell office:value-type="float" office:value="0.698905914236561">
            <text:p>0.6989059142</text:p>
          </table:table-cell>
          <table:table-cell office:value-type="float" office:value="0.73306718712132">
            <text:p>0.7330671871</text:p>
          </table:table-cell>
          <table:table-cell office:value-type="float" office:value="0.784127164562352">
            <text:p>0.7841271646</text:p>
          </table:table-cell>
          <table:table-cell office:value-type="float" office:value="0.813648260079891">
            <text:p>0.8136482601</text:p>
          </table:table-cell>
          <table:table-cell office:value-type="float" office:value="0.842451419701344">
            <text:p>0.8424514197</text:p>
          </table:table-cell>
          <table:table-cell office:value-type="float" office:value="0.862291525730133">
            <text:p>0.8622915257</text:p>
          </table:table-cell>
        </table:table-row>
        <table:table-row table:style-name="ro1">
          <table:table-cell office:value-type="float" office:value="0.911150393488138">
            <text:p>0.9111503935</text:p>
          </table:table-cell>
          <table:table-cell office:value-type="float" office:value="0.914951872792874">
            <text:p>0.9149518728</text:p>
          </table:table-cell>
          <table:table-cell office:value-type="float" office:value="0.920977376645915">
            <text:p>0.9209773766</text:p>
          </table:table-cell>
          <table:table-cell office:value-type="float" office:value="1.05364400637318">
            <text:p>1.0536440064</text:p>
          </table:table-cell>
          <table:table-cell office:value-type="float" office:value="0.76358056610557">
            <text:p>0.7635805661</text:p>
          </table:table-cell>
          <table:table-cell office:value-type="float" office:value="0.999597535393199">
            <text:p>0.9995975354</text:p>
          </table:table-cell>
          <table:table-cell office:value-type="float" office:value="0.980050213679069">
            <text:p>0.9800502137</text:p>
          </table:table-cell>
          <table:table-cell office:value-type="float" office:value="0.971684603389373">
            <text:p>0.9716846034</text:p>
          </table:table-cell>
          <table:table-cell office:value-type="float" office:value="0.797567562606877">
            <text:p>0.7975675626</text:p>
          </table:table-cell>
          <table:table-cell office:value-type="float" office:value="0.943642209276123">
            <text:p>0.9436422093</text:p>
          </table:table-cell>
        </table:table-row>
        <table:table-row table:style-name="ro1">
          <table:table-cell office:value-type="float" office:value="0.979982687264754">
            <text:p>0.9799826873</text:p>
          </table:table-cell>
          <table:table-cell office:value-type="float" office:value="0.983182985637526">
            <text:p>0.9831829856</text:p>
          </table:table-cell>
          <table:table-cell office:value-type="float" office:value="0.857269611871928">
            <text:p>0.8572696119</text:p>
          </table:table-cell>
          <table:table-cell office:value-type="float" office:value="0.965114811831098">
            <text:p>0.9651148118</text:p>
          </table:table-cell>
          <table:table-cell office:value-type="float" office:value="1.03264231892945">
            <text:p>1.0326423189</text:p>
          </table:table-cell>
          <table:table-cell office:value-type="float" office:value="1.05360595872799">
            <text:p>1.0536059587</text:p>
          </table:table-cell>
          <table:table-cell office:value-type="float" office:value="0.890823318201054">
            <text:p>0.8908233182</text:p>
          </table:table-cell>
          <table:table-cell office:value-type="float" office:value="0.882173305159654">
            <text:p>0.8821733052</text:p>
          </table:table-cell>
          <table:table-cell office:value-type="float" office:value="0.8638442925005">
            <text:p>0.8638442925</text:p>
          </table:table-cell>
          <table:table-cell office:value-type="float" office:value="0.867131741911207">
            <text:p>0.8671317419</text:p>
          </table:table-cell>
        </table:table-row>
        <table:table-row table:style-name="ro1">
          <table:table-cell office:value-type="float" office:value="0.839287852074205">
            <text:p>0.8392878521</text:p>
          </table:table-cell>
          <table:table-cell office:value-type="float" office:value="0.962262280836523">
            <text:p>0.9622622808</text:p>
          </table:table-cell>
          <table:table-cell office:value-type="float" office:value="0.937542480343452">
            <text:p>0.9375424803</text:p>
          </table:table-cell>
          <table:table-cell office:value-type="float" office:value="0.891724212807841">
            <text:p>0.8917242128</text:p>
          </table:table-cell>
          <table:table-cell office:value-type="float" office:value="0.930589396579652">
            <text:p>0.9305893966</text:p>
          </table:table-cell>
          <table:table-cell office:value-type="float" office:value="0.906753499883117">
            <text:p>0.9067534999</text:p>
          </table:table-cell>
          <table:table-cell office:value-type="float" office:value="1.02944807933737">
            <text:p>1.0294480793</text:p>
          </table:table-cell>
          <table:table-cell office:value-type="float" office:value="0.940504372099491">
            <text:p>0.9405043721</text:p>
          </table:table-cell>
          <table:table-cell office:value-type="float" office:value="1.0044830728717">
            <text:p>1.0044830729</text:p>
          </table:table-cell>
          <table:table-cell office:value-type="float" office:value="0.770889775164389">
            <text:p>0.7708897752</text:p>
          </table:table-cell>
        </table:table-row>
        <table:table-row table:style-name="ro1">
          <table:table-cell office:value-type="float" office:value="0.884917572380886">
            <text:p>0.8849175724</text:p>
          </table:table-cell>
          <table:table-cell office:value-type="float" office:value="0.909667826937918">
            <text:p>0.9096678269</text:p>
          </table:table-cell>
          <table:table-cell office:value-type="float" office:value="0.895399299194131">
            <text:p>0.8953992992</text:p>
          </table:table-cell>
          <table:table-cell office:value-type="float" office:value="0.891535957936262">
            <text:p>0.8915359579</text:p>
          </table:table-cell>
          <table:table-cell office:value-type="float" office:value="0.754630780296252">
            <text:p>0.7546307803</text:p>
          </table:table-cell>
          <table:table-cell office:value-type="float" office:value="0.813357288086573">
            <text:p>0.8133572881</text:p>
          </table:table-cell>
          <table:table-cell office:value-type="float" office:value="0.872241230281943">
            <text:p>0.8722412303</text:p>
          </table:table-cell>
          <table:table-cell office:value-type="float" office:value="0.857463287391449">
            <text:p>0.8574632874</text:p>
          </table:table-cell>
          <table:table-cell office:value-type="float" office:value="0.916703523117126">
            <text:p>0.9167035231</text:p>
          </table:table-cell>
          <table:table-cell office:value-type="float" office:value="0.849558353317021">
            <text:p>0.8495583533</text:p>
          </table:table-cell>
        </table:table-row>
        <table:table-row table:style-name="ro1">
          <table:table-cell office:value-type="float" office:value="0.82500942108213">
            <text:p>0.8250094211</text:p>
          </table:table-cell>
          <table:table-cell office:value-type="float" office:value="0.906488894546836">
            <text:p>0.9064888945</text:p>
          </table:table-cell>
          <table:table-cell office:value-type="float" office:value="0.898962754169988">
            <text:p>0.8989627542</text:p>
          </table:table-cell>
          <table:table-cell office:value-type="float" office:value="0.895572848002642">
            <text:p>0.895572848</text:p>
          </table:table-cell>
          <table:table-cell office:value-type="float" office:value="0.891983139363482">
            <text:p>0.8919831394</text:p>
          </table:table-cell>
          <table:table-cell office:value-type="float" office:value="0.867294327966215">
            <text:p>0.867294328</text:p>
          </table:table-cell>
          <table:table-cell office:value-type="float" office:value="0.862050868464695">
            <text:p>0.8620508685</text:p>
          </table:table-cell>
          <table:table-cell office:value-type="float" office:value="1.03228974511489">
            <text:p>1.0322897451</text:p>
          </table:table-cell>
          <table:table-cell office:value-type="float" office:value="0.892316223172561">
            <text:p>0.8923162232</text:p>
          </table:table-cell>
          <table:table-cell office:value-type="float" office:value="0.865868611652447">
            <text:p>0.8658686117</text:p>
          </table:table-cell>
        </table:table-row>
        <table:table-row table:style-name="ro1">
          <table:table-cell office:value-type="float" office:value="1.05390340150845">
            <text:p>1.0539034015</text:p>
          </table:table-cell>
          <table:table-cell office:value-type="float" office:value="1.04809763464653">
            <text:p>1.0480976346</text:p>
          </table:table-cell>
          <table:table-cell office:value-type="float" office:value="1.00967201542356">
            <text:p>1.0096720154</text:p>
          </table:table-cell>
          <table:table-cell office:value-type="float" office:value="0.992977463294146">
            <text:p>0.9929774633</text:p>
          </table:table-cell>
          <table:table-cell office:value-type="float" office:value="0.941228719510968">
            <text:p>0.9412287195</text:p>
          </table:table-cell>
          <table:table-cell office:value-type="float" office:value="0.894936083003019">
            <text:p>0.894936083</text:p>
          </table:table-cell>
          <table:table-cell office:value-type="float" office:value="1.0125155309792">
            <text:p>1.012515531</text:p>
          </table:table-cell>
          <table:table-cell office:value-type="float" office:value="0.833339562109854">
            <text:p>0.8333395621</text:p>
          </table:table-cell>
          <table:table-cell office:value-type="float" office:value="0.936767943136425">
            <text:p>0.9367679431</text:p>
          </table:table-cell>
          <table:table-cell office:value-type="float" office:value="0.910978543889659">
            <text:p>0.9109785439</text:p>
          </table:table-cell>
        </table:table-row>
        <table:table-row table:style-name="ro1">
          <table:table-cell office:value-type="float" office:value="0.746645897304374">
            <text:p>0.7466458973</text:p>
          </table:table-cell>
          <table:table-cell office:value-type="float" office:value="0.856214231301296">
            <text:p>0.8562142313</text:p>
          </table:table-cell>
          <table:table-cell office:value-type="float" office:value="0.872531334548872">
            <text:p>0.8725313345</text:p>
          </table:table-cell>
          <table:table-cell office:value-type="float" office:value="0.808690952656788">
            <text:p>0.8086909527</text:p>
          </table:table-cell>
          <table:table-cell office:value-type="float" office:value="0.862765963059117">
            <text:p>0.8627659631</text:p>
          </table:table-cell>
          <table:table-cell office:value-type="float" office:value="0.812328795631934">
            <text:p>0.8123287956</text:p>
          </table:table-cell>
          <table:table-cell office:value-type="float" office:value="0.894666593736215">
            <text:p>0.8946665937</text:p>
          </table:table-cell>
          <table:table-cell office:value-type="float" office:value="0.862327727950694">
            <text:p>0.862327728</text:p>
          </table:table-cell>
          <table:table-cell office:value-type="float" office:value="0.858932054064982">
            <text:p>0.8589320541</text:p>
          </table:table-cell>
          <table:table-cell office:value-type="float" office:value="0.71979905686214">
            <text:p>0.7197990569</text:p>
          </table:table-cell>
        </table:table-row>
        <table:table-row table:style-name="ro1">
          <table:table-cell office:value-type="float" office:value="0.606564003615211">
            <text:p>0.6065640036</text:p>
          </table:table-cell>
          <table:table-cell office:value-type="float" office:value="0.954877966178112">
            <text:p>0.9548779662</text:p>
          </table:table-cell>
          <table:table-cell office:value-type="float" office:value="0.962034806195197">
            <text:p>0.9620348062</text:p>
          </table:table-cell>
          <table:table-cell office:value-type="float" office:value="0.91304799321403">
            <text:p>0.9130479932</text:p>
          </table:table-cell>
          <table:table-cell office:value-type="float" office:value="0.916778388901577">
            <text:p>0.9167783889</text:p>
          </table:table-cell>
          <table:table-cell office:value-type="float" office:value="0.833304888788058">
            <text:p>0.8333048888</text:p>
          </table:table-cell>
          <table:table-cell office:value-type="float" office:value="0.783407587219894">
            <text:p>0.7834075872</text:p>
          </table:table-cell>
          <table:table-cell office:value-type="float" office:value="0.7843530547478">
            <text:p>0.7843530547</text:p>
          </table:table-cell>
          <table:table-cell office:value-type="float" office:value="0.857871960040796">
            <text:p>0.85787196</text:p>
          </table:table-cell>
          <table:table-cell office:value-type="float" office:value="0.906271264779133">
            <text:p>0.9062712648</text:p>
          </table:table-cell>
        </table:table-row>
        <table:table-row table:style-name="ro1">
          <table:table-cell office:value-type="float" office:value="0.849067425540163">
            <text:p>0.8490674255</text:p>
          </table:table-cell>
          <table:table-cell office:value-type="float" office:value="0.986207712195547">
            <text:p>0.9862077122</text:p>
          </table:table-cell>
          <table:table-cell office:value-type="float" office:value="1.0321854210352">
            <text:p>1.032185421</text:p>
          </table:table-cell>
          <table:table-cell office:value-type="float" office:value="0.862401319597377">
            <text:p>0.8624013196</text:p>
          </table:table-cell>
          <table:table-cell office:value-type="float" office:value="1.00807868868102">
            <text:p>1.0080786887</text:p>
          </table:table-cell>
          <table:table-cell office:value-type="float" office:value="1.01926849583813">
            <text:p>1.0192684958</text:p>
          </table:table-cell>
          <table:table-cell office:value-type="float" office:value="0.816658728564402">
            <text:p>0.8166587286</text:p>
          </table:table-cell>
          <table:table-cell office:value-type="float" office:value="0.754265403016409">
            <text:p>0.754265403</text:p>
          </table:table-cell>
          <table:table-cell office:value-type="float" office:value="0.999656747806581">
            <text:p>0.9996567478</text:p>
          </table:table-cell>
          <table:table-cell office:value-type="float" office:value="0.852301648808524">
            <text:p>0.8523016488</text:p>
          </table:table-cell>
        </table:table-row>
        <table:table-row table:style-name="ro1">
          <table:table-cell office:value-type="float" office:value="0.979653593793419">
            <text:p>0.9796535938</text:p>
          </table:table-cell>
          <table:table-cell office:value-type="float" office:value="0.937407714067598">
            <text:p>0.9374077141</text:p>
          </table:table-cell>
          <table:table-cell office:value-type="float" office:value="0.842755075601601">
            <text:p>0.8427550756</text:p>
          </table:table-cell>
          <table:table-cell office:value-type="float" office:value="0.989675151634039">
            <text:p>0.9896751516</text:p>
          </table:table-cell>
          <table:table-cell office:value-type="float" office:value="0.992471493711076">
            <text:p>0.9924714937</text:p>
          </table:table-cell>
          <table:table-cell office:value-type="float" office:value="0.874137282639974">
            <text:p>0.8741372826</text:p>
          </table:table-cell>
          <table:table-cell office:value-type="float" office:value="0.963621382824994">
            <text:p>0.9636213828</text:p>
          </table:table-cell>
          <table:table-cell office:value-type="float" office:value="0.999213318558913">
            <text:p>0.9992133186</text:p>
          </table:table-cell>
          <table:table-cell office:value-type="float" office:value="0.91137616295298">
            <text:p>0.911376163</text:p>
          </table:table-cell>
          <table:table-cell office:value-type="float" office:value="0.831283826977027">
            <text:p>0.831283827</text:p>
          </table:table-cell>
        </table:table-row>
        <table:table-row table:style-name="ro1">
          <table:table-cell office:value-type="float" office:value="0.956808041617487">
            <text:p>0.9568080416</text:p>
          </table:table-cell>
          <table:table-cell office:value-type="float" office:value="0.973887371008956">
            <text:p>0.973887371</text:p>
          </table:table-cell>
          <table:table-cell office:value-type="float" office:value="0.980234441594247">
            <text:p>0.9802344416</text:p>
          </table:table-cell>
          <table:table-cell office:value-type="float" office:value="0.864249398475345">
            <text:p>0.8642493985</text:p>
          </table:table-cell>
          <table:table-cell office:value-type="float" office:value="0.937547354218146">
            <text:p>0.9375473542</text:p>
          </table:table-cell>
          <table:table-cell office:value-type="float" office:value="1.06491326318487">
            <text:p>1.0649132632</text:p>
          </table:table-cell>
          <table:table-cell office:value-type="float" office:value="0.906504666658583">
            <text:p>0.9065046667</text:p>
          </table:table-cell>
          <table:table-cell office:value-type="float" office:value="0.944124152486396">
            <text:p>0.9441241525</text:p>
          </table:table-cell>
          <table:table-cell office:value-type="float" office:value="0.93624124679339">
            <text:p>0.9362412468</text:p>
          </table:table-cell>
          <table:table-cell office:value-type="float" office:value="0.97976466080747">
            <text:p>0.9797646608</text:p>
          </table:table-cell>
        </table:table-row>
        <table:table-row table:style-name="ro1">
          <table:table-cell office:value-type="float" office:value="0.906622791295164">
            <text:p>0.9066227913</text:p>
          </table:table-cell>
          <table:table-cell office:value-type="float" office:value="0.816764469161077">
            <text:p>0.8167644692</text:p>
          </table:table-cell>
          <table:table-cell office:value-type="float" office:value="0.891962678369663">
            <text:p>0.8919626784</text:p>
          </table:table-cell>
          <table:table-cell office:value-type="float" office:value="0.782289173162584">
            <text:p>0.7822891732</text:p>
          </table:table-cell>
          <table:table-cell office:value-type="float" office:value="0.913556126102407">
            <text:p>0.9135561261</text:p>
          </table:table-cell>
          <table:table-cell office:value-type="float" office:value="0.841609609879622">
            <text:p>0.8416096099</text:p>
          </table:table-cell>
          <table:table-cell office:value-type="float" office:value="0.705641653962513">
            <text:p>0.705641654</text:p>
          </table:table-cell>
          <table:table-cell office:value-type="float" office:value="0.90161347494475">
            <text:p>0.9016134749</text:p>
          </table:table-cell>
          <table:table-cell office:value-type="float" office:value="0.966849527816341">
            <text:p>0.9668495278</text:p>
          </table:table-cell>
          <table:table-cell office:value-type="float" office:value="0.735321787554003">
            <text:p>0.7353217876</text:p>
          </table:table-cell>
        </table:table-row>
        <table:table-row table:style-name="ro1">
          <table:table-cell office:value-type="float" office:value="0.955305789160256">
            <text:p>0.9553057892</text:p>
          </table:table-cell>
          <table:table-cell office:value-type="float" office:value="1.07816114860387">
            <text:p>1.0781611486</text:p>
          </table:table-cell>
          <table:table-cell office:value-type="float" office:value="0.906352456134426">
            <text:p>0.9063524561</text:p>
          </table:table-cell>
          <table:table-cell office:value-type="float" office:value="0.851850862152477">
            <text:p>0.8518508622</text:p>
          </table:table-cell>
          <table:table-cell office:value-type="float" office:value="1.02712374386723">
            <text:p>1.0271237439</text:p>
          </table:table-cell>
          <table:table-cell office:value-type="float" office:value="0.881801950682718">
            <text:p>0.8818019507</text:p>
          </table:table-cell>
          <table:table-cell office:value-type="float" office:value="0.84590021944952">
            <text:p>0.8459002194</text:p>
          </table:table-cell>
          <table:table-cell office:value-type="float" office:value="0.970370870210717">
            <text:p>0.9703708702</text:p>
          </table:table-cell>
          <table:table-cell office:value-type="float" office:value="0.959977026079991">
            <text:p>0.9599770261</text:p>
          </table:table-cell>
          <table:table-cell office:value-type="float" office:value="0.965199716082692">
            <text:p>0.9651997161</text:p>
          </table:table-cell>
        </table:table-row>
        <table:table-row table:style-name="ro1">
          <table:table-cell office:value-type="float" office:value="0.958661851993173">
            <text:p>0.958661852</text:p>
          </table:table-cell>
          <table:table-cell office:value-type="float" office:value="0.826595178091834">
            <text:p>0.8265951781</text:p>
          </table:table-cell>
          <table:table-cell office:value-type="float" office:value="1.09484705004504">
            <text:p>1.09484705</text:p>
          </table:table-cell>
          <table:table-cell office:value-type="float" office:value="0.81978603549975">
            <text:p>0.8197860355</text:p>
          </table:table-cell>
          <table:table-cell office:value-type="float" office:value="0.882225909342216">
            <text:p>0.8822259093</text:p>
          </table:table-cell>
          <table:table-cell office:value-type="float" office:value="0.824849967857352">
            <text:p>0.8248499679</text:p>
          </table:table-cell>
          <table:table-cell office:value-type="float" office:value="0.751981253801384">
            <text:p>0.7519812538</text:p>
          </table:table-cell>
          <table:table-cell office:value-type="float" office:value="1.00972415862162">
            <text:p>1.0097241586</text:p>
          </table:table-cell>
          <table:table-cell office:value-type="float" office:value="1.05349843256745">
            <text:p>1.0534984326</text:p>
          </table:table-cell>
          <table:table-cell office:value-type="float" office:value="0.872849026329743">
            <text:p>0.8728490263</text:p>
          </table:table-cell>
        </table:table-row>
        <table:table-row table:style-name="ro1">
          <table:table-cell office:value-type="float" office:value="0.940796097673249">
            <text:p>0.9407960977</text:p>
          </table:table-cell>
          <table:table-cell office:value-type="float" office:value="0.980013468984943">
            <text:p>0.980013469</text:p>
          </table:table-cell>
          <table:table-cell office:value-type="float" office:value="0.846113341845177">
            <text:p>0.8461133418</text:p>
          </table:table-cell>
          <table:table-cell office:value-type="float" office:value="1.00475453749369">
            <text:p>1.0047545375</text:p>
          </table:table-cell>
          <table:table-cell office:value-type="float" office:value="1.00449757489658">
            <text:p>1.0044975749</text:p>
          </table:table-cell>
          <table:table-cell office:value-type="float" office:value="0.940563044341297">
            <text:p>0.9405630443</text:p>
          </table:table-cell>
          <table:table-cell office:value-type="float" office:value="0.79392269126886">
            <text:p>0.7939226913</text:p>
          </table:table-cell>
          <table:table-cell office:value-type="float" office:value="1.0522917214339">
            <text:p>1.0522917214</text:p>
          </table:table-cell>
          <table:table-cell office:value-type="float" office:value="0.79394430848197">
            <text:p>0.7939443085</text:p>
          </table:table-cell>
          <table:table-cell office:value-type="float" office:value="0.947290187242376">
            <text:p>0.9472901872</text:p>
          </table:table-cell>
        </table:table-row>
        <table:table-row table:style-name="ro1">
          <table:table-cell office:value-type="float" office:value="0.936959346124653">
            <text:p>0.9369593461</text:p>
          </table:table-cell>
          <table:table-cell office:value-type="float" office:value="0.865930836529454">
            <text:p>0.8659308365</text:p>
          </table:table-cell>
          <table:table-cell office:value-type="float" office:value="0.793846197367169">
            <text:p>0.7938461974</text:p>
          </table:table-cell>
          <table:table-cell office:value-type="float" office:value="0.816885877381386">
            <text:p>0.8168858774</text:p>
          </table:table-cell>
          <table:table-cell office:value-type="float" office:value="0.744888438475571">
            <text:p>0.7448884385</text:p>
          </table:table-cell>
          <table:table-cell office:value-type="float" office:value="0.954107228095804">
            <text:p>0.9541072281</text:p>
          </table:table-cell>
          <table:table-cell office:value-type="float" office:value="0.857725908426059">
            <text:p>0.8577259084</text:p>
          </table:table-cell>
          <table:table-cell office:value-type="float" office:value="0.959094556065662">
            <text:p>0.9590945561</text:p>
          </table:table-cell>
          <table:table-cell office:value-type="float" office:value="0.832814370849988">
            <text:p>0.8328143708</text:p>
          </table:table-cell>
          <table:table-cell office:value-type="float" office:value="0.813721037877478">
            <text:p>0.8137210379</text:p>
          </table:table-cell>
        </table:table-row>
        <table:table-row table:style-name="ro1">
          <table:table-cell office:value-type="float" office:value="0.862405218404093">
            <text:p>0.8624052184</text:p>
          </table:table-cell>
          <table:table-cell office:value-type="float" office:value="0.956926968623351">
            <text:p>0.9569269686</text:p>
          </table:table-cell>
          <table:table-cell office:value-type="float" office:value="0.908094197226751">
            <text:p>0.9080941972</text:p>
          </table:table-cell>
          <table:table-cell office:value-type="float" office:value="0.985989701758693">
            <text:p>0.9859897018</text:p>
          </table:table-cell>
          <table:table-cell office:value-type="float" office:value="0.990085013723165">
            <text:p>0.9900850137</text:p>
          </table:table-cell>
          <table:table-cell office:value-type="float" office:value="0.895258116284945">
            <text:p>0.8952581163</text:p>
          </table:table-cell>
          <table:table-cell office:value-type="float" office:value="1.01274368482173">
            <text:p>1.0127436848</text:p>
          </table:table-cell>
          <table:table-cell office:value-type="float" office:value="1.05712031571527">
            <text:p>1.0571203157</text:p>
          </table:table-cell>
          <table:table-cell office:value-type="float" office:value="1.00447763191024">
            <text:p>1.0044776319</text:p>
          </table:table-cell>
          <table:table-cell office:value-type="float" office:value="0.908258759249374">
            <text:p>0.9082587592</text:p>
          </table:table-cell>
        </table:table-row>
        <table:table-row table:style-name="ro1">
          <table:table-cell office:value-type="float" office:value="0.863765887302937">
            <text:p>0.8637658873</text:p>
          </table:table-cell>
          <table:table-cell office:value-type="float" office:value="1.03207198455888">
            <text:p>1.0320719846</text:p>
          </table:table-cell>
          <table:table-cell office:value-type="float" office:value="0.888367000165358">
            <text:p>0.8883670002</text:p>
          </table:table-cell>
          <table:table-cell office:value-type="float" office:value="0.761311803990989">
            <text:p>0.761311804</text:p>
          </table:table-cell>
          <table:table-cell office:value-type="float" office:value="0.979868813049441">
            <text:p>0.979868813</text:p>
          </table:table-cell>
          <table:table-cell office:value-type="float" office:value="0.783700462098552">
            <text:p>0.7837004621</text:p>
          </table:table-cell>
          <table:table-cell office:value-type="float" office:value="0.808579307850139">
            <text:p>0.8085793079</text:p>
          </table:table-cell>
          <table:table-cell office:value-type="float" office:value="0.877112402304267">
            <text:p>0.8771124023</text:p>
          </table:table-cell>
          <table:table-cell office:value-type="float" office:value="0.882194741572464">
            <text:p>0.8821947416</text:p>
          </table:table-cell>
          <table:table-cell office:value-type="float" office:value="0.784400184004345">
            <text:p>0.784400184</text:p>
          </table:table-cell>
        </table:table-row>
        <table:table-row table:style-name="ro1">
          <table:table-cell office:value-type="float" office:value="0.955782754524306">
            <text:p>0.9557827545</text:p>
          </table:table-cell>
          <table:table-cell office:value-type="float" office:value="0.849561939878265">
            <text:p>0.8495619399</text:p>
          </table:table-cell>
          <table:table-cell office:value-type="float" office:value="1.02983799114284">
            <text:p>1.0298379911</text:p>
          </table:table-cell>
          <table:table-cell office:value-type="float" office:value="0.885264283736331">
            <text:p>0.8852642837</text:p>
          </table:table-cell>
          <table:table-cell office:value-type="float" office:value="0.872231937014012">
            <text:p>0.872231937</text:p>
          </table:table-cell>
          <table:table-cell office:value-type="float" office:value="1.05676978027735">
            <text:p>1.0567697803</text:p>
          </table:table-cell>
          <table:table-cell office:value-type="float" office:value="0.892215803322464">
            <text:p>0.8922158033</text:p>
          </table:table-cell>
          <table:table-cell office:value-type="float" office:value="0.955903069067524">
            <text:p>0.9559030691</text:p>
          </table:table-cell>
          <table:table-cell office:value-type="float" office:value="0.94784647474004">
            <text:p>0.9478464747</text:p>
          </table:table-cell>
          <table:table-cell office:value-type="float" office:value="0.959861563691737">
            <text:p>0.9598615637</text:p>
          </table:table-cell>
        </table:table-row>
        <table:table-row table:style-name="ro1">
          <table:table-cell office:value-type="float" office:value="0.864252792152819">
            <text:p>0.8642527922</text:p>
          </table:table-cell>
          <table:table-cell office:value-type="float" office:value="0.773875560141986">
            <text:p>0.7738755601</text:p>
          </table:table-cell>
          <table:table-cell office:value-type="float" office:value="0.759715344559319">
            <text:p>0.7597153446</text:p>
          </table:table-cell>
          <table:table-cell office:value-type="float" office:value="0.743766990658363">
            <text:p>0.7437669907</text:p>
          </table:table-cell>
          <table:table-cell office:value-type="float" office:value="0.781201513213231">
            <text:p>0.7812015132</text:p>
          </table:table-cell>
          <table:table-cell office:value-type="float" office:value="0.712311104106985">
            <text:p>0.7123111041</text:p>
          </table:table-cell>
          <table:table-cell office:value-type="float" office:value="0.852046854893721">
            <text:p>0.8520468549</text:p>
          </table:table-cell>
          <table:table-cell office:value-type="float" office:value="0.813903364748966">
            <text:p>0.8139033647</text:p>
          </table:table-cell>
          <table:table-cell office:value-type="float" office:value="0.704130901644226">
            <text:p>0.7041309016</text:p>
          </table:table-cell>
          <table:table-cell office:value-type="float" office:value="0.84278678869274">
            <text:p>0.8427867887</text:p>
          </table:table-cell>
        </table:table-row>
        <table:table-row table:style-name="ro1">
          <table:table-cell office:value-type="float" office:value="0.989551323776264">
            <text:p>0.9895513238</text:p>
          </table:table-cell>
          <table:table-cell office:value-type="float" office:value="0.89479791653107">
            <text:p>0.8947979165</text:p>
          </table:table-cell>
          <table:table-cell office:value-type="float" office:value="0.859116009393833">
            <text:p>0.8591160094</text:p>
          </table:table-cell>
          <table:table-cell office:value-type="float" office:value="1.175775631697">
            <text:p>1.1757756317</text:p>
          </table:table-cell>
          <table:table-cell office:value-type="float" office:value="0.950210771504667">
            <text:p>0.9502107715</text:p>
          </table:table-cell>
          <table:table-cell office:value-type="float" office:value="0.913396879413287">
            <text:p>0.9133968794</text:p>
          </table:table-cell>
          <table:table-cell office:value-type="float" office:value="0.821768223371401">
            <text:p>0.8217682234</text:p>
          </table:table-cell>
          <table:table-cell office:value-type="float" office:value="0.832993151573047">
            <text:p>0.8329931516</text:p>
          </table:table-cell>
          <table:table-cell office:value-type="float" office:value="0.857522952165323">
            <text:p>0.8575229522</text:p>
          </table:table-cell>
          <table:table-cell office:value-type="float" office:value="0.908495249050628">
            <text:p>0.9084952491</text:p>
          </table:table-cell>
        </table:table-row>
        <table:table-row table:style-name="ro1">
          <table:table-cell office:value-type="float" office:value="0.992748854416783">
            <text:p>0.9927488544</text:p>
          </table:table-cell>
          <table:table-cell office:value-type="float" office:value="0.940692977570055">
            <text:p>0.9406929776</text:p>
          </table:table-cell>
          <table:table-cell office:value-type="float" office:value="0.921175758029721">
            <text:p>0.921175758</text:p>
          </table:table-cell>
          <table:table-cell office:value-type="float" office:value="1.0318309489717">
            <text:p>1.031830949</text:p>
          </table:table-cell>
          <table:table-cell office:value-type="float" office:value="0.881741482955086">
            <text:p>0.881741483</text:p>
          </table:table-cell>
          <table:table-cell office:value-type="float" office:value="0.937029671922183">
            <text:p>0.9370296719</text:p>
          </table:table-cell>
          <table:table-cell office:value-type="float" office:value="0.744480988413076">
            <text:p>0.7444809884</text:p>
          </table:table-cell>
          <table:table-cell office:value-type="float" office:value="0.989695401729622">
            <text:p>0.9896954017</text:p>
          </table:table-cell>
          <table:table-cell office:value-type="float" office:value="1.00438294572931">
            <text:p>1.0043829457</text:p>
          </table:table-cell>
          <table:table-cell office:value-type="float" office:value="0.937573849714582">
            <text:p>0.9375738497</text:p>
          </table:table-cell>
        </table:table-row>
        <table:table-row table:style-name="ro1">
          <table:table-cell office:value-type="float" office:value="0.911418893413552">
            <text:p>0.9114188934</text:p>
          </table:table-cell>
          <table:table-cell office:value-type="float" office:value="0.89488309850506">
            <text:p>0.8948830985</text:p>
          </table:table-cell>
          <table:table-cell office:value-type="float" office:value="0.882166964596865">
            <text:p>0.8821669646</text:p>
          </table:table-cell>
          <table:table-cell office:value-type="float" office:value="0.837788032168466">
            <text:p>0.8377880322</text:p>
          </table:table-cell>
          <table:table-cell office:value-type="float" office:value="0.882278342258405">
            <text:p>0.8822783423</text:p>
          </table:table-cell>
          <table:table-cell office:value-type="float" office:value="0.901746450412704">
            <text:p>0.9017464504</text:p>
          </table:table-cell>
          <table:table-cell office:value-type="float" office:value="0.882308109462057">
            <text:p>0.8823081095</text:p>
          </table:table-cell>
          <table:table-cell office:value-type="float" office:value="0.944094815015311">
            <text:p>0.944094815</text:p>
          </table:table-cell>
          <table:table-cell office:value-type="float" office:value="0.965007321910215">
            <text:p>0.9650073219</text:p>
          </table:table-cell>
          <table:table-cell office:value-type="float" office:value="0.801910770634892">
            <text:p>0.8019107706</text:p>
          </table:table-cell>
        </table:table-row>
        <table:table-row table:style-name="ro1">
          <table:table-cell office:value-type="float" office:value="0.784050010440783">
            <text:p>0.7840500104</text:p>
          </table:table-cell>
          <table:table-cell office:value-type="float" office:value="0.993500652069974">
            <text:p>0.9935006521</text:p>
          </table:table-cell>
          <table:table-cell office:value-type="float" office:value="0.764434779115353">
            <text:p>0.7644347791</text:p>
          </table:table-cell>
          <table:table-cell office:value-type="float" office:value="0.808617682070185">
            <text:p>0.8086176821</text:p>
          </table:table-cell>
          <table:table-cell office:value-type="float" office:value="0.839379878047734">
            <text:p>0.839379878</text:p>
          </table:table-cell>
          <table:table-cell office:value-type="float" office:value="0.797398630044831">
            <text:p>0.79739863</text:p>
          </table:table-cell>
          <table:table-cell office:value-type="float" office:value="0.955415690446397">
            <text:p>0.9554156904</text:p>
          </table:table-cell>
          <table:table-cell office:value-type="float" office:value="0.814960546771754">
            <text:p>0.8149605468</text:p>
          </table:table-cell>
          <table:table-cell office:value-type="float" office:value="0.97987464878965">
            <text:p>0.9798746488</text:p>
          </table:table-cell>
          <table:table-cell office:value-type="float" office:value="0.83676381675723">
            <text:p>0.8367638168</text:p>
          </table:table-cell>
        </table:table-row>
        <table:table-row table:style-name="ro1">
          <table:table-cell office:value-type="float" office:value="0.624160999269091">
            <text:p>0.6241609993</text:p>
          </table:table-cell>
          <table:table-cell office:value-type="float" office:value="0.885329138024165">
            <text:p>0.885329138</text:p>
          </table:table-cell>
          <table:table-cell office:value-type="float" office:value="0.607580943447516">
            <text:p>0.6075809434</text:p>
          </table:table-cell>
          <table:table-cell office:value-type="float" office:value="0.912738962711419">
            <text:p>0.9127389627</text:p>
          </table:table-cell>
          <table:table-cell office:value-type="float" office:value="0.870596636523375">
            <text:p>0.8705966365</text:p>
          </table:table-cell>
          <table:table-cell office:value-type="float" office:value="0.738148030852231">
            <text:p>0.7381480309</text:p>
          </table:table-cell>
          <table:table-cell office:value-type="float" office:value="0.747902094415043">
            <text:p>0.7479020944</text:p>
          </table:table-cell>
          <table:table-cell office:value-type="float" office:value="0.710671949189562">
            <text:p>0.7106719492</text:p>
          </table:table-cell>
          <table:table-cell office:value-type="float" office:value="0.833080626507578">
            <text:p>0.8330806265</text:p>
          </table:table-cell>
          <table:table-cell office:value-type="float" office:value="0.81000711469363">
            <text:p>0.8100071147</text:p>
          </table:table-cell>
        </table:table-row>
        <table:table-row table:style-name="ro1">
          <table:table-cell office:value-type="float" office:value="0.864315519321667">
            <text:p>0.8643155193</text:p>
          </table:table-cell>
          <table:table-cell office:value-type="float" office:value="1.04293180844306">
            <text:p>1.0429318084</text:p>
          </table:table-cell>
          <table:table-cell office:value-type="float" office:value="1.0534468059958">
            <text:p>1.053446806</text:p>
          </table:table-cell>
          <table:table-cell office:value-type="float" office:value="0.971435903153737">
            <text:p>0.9714359032</text:p>
          </table:table-cell>
          <table:table-cell office:value-type="float" office:value="0.94041310982388">
            <text:p>0.9404131098</text:p>
          </table:table-cell>
          <table:table-cell office:value-type="float" office:value="1.05326185929405">
            <text:p>1.0532618593</text:p>
          </table:table-cell>
          <table:table-cell office:value-type="float" office:value="1.01585050342956">
            <text:p>1.0158505034</text:p>
          </table:table-cell>
          <table:table-cell office:value-type="float" office:value="0.9213684431632">
            <text:p>0.9213684432</text:p>
          </table:table-cell>
          <table:table-cell office:value-type="float" office:value="0.950569267897532">
            <text:p>0.9505692679</text:p>
          </table:table-cell>
          <table:table-cell office:value-type="float" office:value="1.04834436745768">
            <text:p>1.0483443675</text:p>
          </table:table-cell>
        </table:table-row>
        <table:table-row table:style-name="ro1">
          <table:table-cell office:value-type="float" office:value="0.857559645841162">
            <text:p>0.8575596458</text:p>
          </table:table-cell>
          <table:table-cell office:value-type="float" office:value="0.84227289624533">
            <text:p>0.8422728962</text:p>
          </table:table-cell>
          <table:table-cell office:value-type="float" office:value="0.929948383133605">
            <text:p>0.9299483831</text:p>
          </table:table-cell>
          <table:table-cell office:value-type="float" office:value="0.966464345509504">
            <text:p>0.9664643455</text:p>
          </table:table-cell>
          <table:table-cell office:value-type="float" office:value="0.790747264931967">
            <text:p>0.7907472649</text:p>
          </table:table-cell>
          <table:table-cell office:value-type="float" office:value="0.695581217402301">
            <text:p>0.6955812174</text:p>
          </table:table-cell>
          <table:table-cell office:value-type="float" office:value="0.832850047066417">
            <text:p>0.8328500471</text:p>
          </table:table-cell>
          <table:table-cell office:value-type="float" office:value="0.814806231007974">
            <text:p>0.814806231</text:p>
          </table:table-cell>
          <table:table-cell office:value-type="float" office:value="0.921209712237664">
            <text:p>0.9212097122</text:p>
          </table:table-cell>
          <table:table-cell office:value-type="float" office:value="0.929673270825101">
            <text:p>0.9296732708</text:p>
          </table:table-cell>
        </table:table-row>
        <table:table-row table:style-name="ro1">
          <table:table-cell office:value-type="float" office:value="1.00398483040251">
            <text:p>1.0039848304</text:p>
          </table:table-cell>
          <table:table-cell office:value-type="float" office:value="0.917476589247469">
            <text:p>0.9174765892</text:p>
          </table:table-cell>
          <table:table-cell office:value-type="float" office:value="0.881873022803468">
            <text:p>0.8818730228</text:p>
          </table:table-cell>
          <table:table-cell office:value-type="float" office:value="1.02072622327282">
            <text:p>1.0207262233</text:p>
          </table:table-cell>
          <table:table-cell office:value-type="float" office:value="0.832834891616701">
            <text:p>0.8328348916</text:p>
          </table:table-cell>
          <table:table-cell office:value-type="float" office:value="0.797232453367831">
            <text:p>0.7972324534</text:p>
          </table:table-cell>
          <table:table-cell office:value-type="float" office:value="0.857206716682309">
            <text:p>0.8572067167</text:p>
          </table:table-cell>
          <table:table-cell office:value-type="float" office:value="0.888176769936292">
            <text:p>0.8881767699</text:p>
          </table:table-cell>
          <table:table-cell office:value-type="float" office:value="0.960776563100306">
            <text:p>0.9607765631</text:p>
          </table:table-cell>
          <table:table-cell office:value-type="float" office:value="1.04516875260151">
            <text:p>1.0451687526</text:p>
          </table:table-cell>
        </table:table-row>
        <table:table-row table:style-name="ro1">
          <table:table-cell office:value-type="float" office:value="0.937250518701811">
            <text:p>0.9372505187</text:p>
          </table:table-cell>
          <table:table-cell office:value-type="float" office:value="0.850088223911907">
            <text:p>0.8500882239</text:p>
          </table:table-cell>
          <table:table-cell office:value-type="float" office:value="0.845662534257982">
            <text:p>0.8456625343</text:p>
          </table:table-cell>
          <table:table-cell office:value-type="float" office:value="0.86287392376046">
            <text:p>0.8628739238</text:p>
          </table:table-cell>
          <table:table-cell office:value-type="float" office:value="0.979823719019934">
            <text:p>0.979823719</text:p>
          </table:table-cell>
          <table:table-cell office:value-type="float" office:value="1.05326964412543">
            <text:p>1.0532696441</text:p>
          </table:table-cell>
          <table:table-cell office:value-type="float" office:value="0.954945278777801">
            <text:p>0.9549452788</text:p>
          </table:table-cell>
          <table:table-cell office:value-type="float" office:value="0.826736291468745">
            <text:p>0.8267362915</text:p>
          </table:table-cell>
          <table:table-cell office:value-type="float" office:value="1.04148307391502">
            <text:p>1.0414830739</text:p>
          </table:table-cell>
          <table:table-cell office:value-type="float" office:value="0.751040650663558">
            <text:p>0.7510406507</text:p>
          </table:table-cell>
        </table:table-row>
        <table:table-row table:style-name="ro1">
          <table:table-cell office:value-type="float" office:value="0.911303269686092">
            <text:p>0.9113032697</text:p>
          </table:table-cell>
          <table:table-cell office:value-type="float" office:value="0.980108542492788">
            <text:p>0.9801085425</text:p>
          </table:table-cell>
          <table:table-cell office:value-type="float" office:value="1.03263031629392">
            <text:p>1.0326303163</text:p>
          </table:table-cell>
          <table:table-cell office:value-type="float" office:value="0.831396599015977">
            <text:p>0.831396599</text:p>
          </table:table-cell>
          <table:table-cell office:value-type="float" office:value="0.892013720698803">
            <text:p>0.8920137207</text:p>
          </table:table-cell>
          <table:table-cell office:value-type="float" office:value="1.07324527169105">
            <text:p>1.0732452717</text:p>
          </table:table-cell>
          <table:table-cell office:value-type="float" office:value="0.892138619982871">
            <text:p>0.89213862</text:p>
          </table:table-cell>
          <table:table-cell office:value-type="float" office:value="0.81363748586084">
            <text:p>0.8136374859</text:p>
          </table:table-cell>
          <table:table-cell office:value-type="float" office:value="1.11133097624714">
            <text:p>1.1113309762</text:p>
          </table:table-cell>
          <table:table-cell office:value-type="float" office:value="0.921065642990209">
            <text:p>0.921065643</text:p>
          </table:table-cell>
        </table:table-row>
        <table:table-row table:style-name="ro1">
          <table:table-cell office:value-type="float" office:value="0.955545320814929">
            <text:p>0.9555453208</text:p>
          </table:table-cell>
          <table:table-cell office:value-type="float" office:value="0.828124823039933">
            <text:p>0.828124823</text:p>
          </table:table-cell>
          <table:table-cell office:value-type="float" office:value="0.842995490780777">
            <text:p>0.8429954908</text:p>
          </table:table-cell>
          <table:table-cell office:value-type="float" office:value="0.862347607903228">
            <text:p>0.8623476079</text:p>
          </table:table-cell>
          <table:table-cell office:value-type="float" office:value="0.813818830058002">
            <text:p>0.8138188301</text:p>
          </table:table-cell>
          <table:table-cell office:value-type="float" office:value="0.820191749649437">
            <text:p>0.8201917496</text:p>
          </table:table-cell>
          <table:table-cell office:value-type="float" office:value="0.832466970778217">
            <text:p>0.8324669708</text:p>
          </table:table-cell>
          <table:table-cell office:value-type="float" office:value="0.943830261691485">
            <text:p>0.9438302617</text:p>
          </table:table-cell>
          <table:table-cell office:value-type="float" office:value="0.979947730562714">
            <text:p>0.9799477306</text:p>
          </table:table-cell>
          <table:table-cell office:value-type="float" office:value="0.914432897688799">
            <text:p>0.9144328977</text:p>
          </table:table-cell>
        </table:table-row>
        <table:table-row table:style-name="ro1">
          <table:table-cell office:value-type="float" office:value="0.707645941044312">
            <text:p>0.707645941</text:p>
          </table:table-cell>
          <table:table-cell office:value-type="float" office:value="0.931303189576992">
            <text:p>0.9313031896</text:p>
          </table:table-cell>
          <table:table-cell office:value-type="float" office:value="0.906722196387776">
            <text:p>0.9067221964</text:p>
          </table:table-cell>
          <table:table-cell office:value-type="float" office:value="0.901598233228169">
            <text:p>0.9015982332</text:p>
          </table:table-cell>
          <table:table-cell office:value-type="float" office:value="1.0847369754535">
            <text:p>1.0847369755</text:p>
          </table:table-cell>
          <table:table-cell office:value-type="float" office:value="1.03569481329059">
            <text:p>1.0356948133</text:p>
          </table:table-cell>
          <table:table-cell office:value-type="float" office:value="0.911592696231909">
            <text:p>0.9115926962</text:p>
          </table:table-cell>
          <table:table-cell office:value-type="float" office:value="0.793037656372924">
            <text:p>0.7930376564</text:p>
          </table:table-cell>
          <table:table-cell office:value-type="float" office:value="0.882217495264651">
            <text:p>0.8822174953</text:p>
          </table:table-cell>
          <table:table-cell office:value-type="float" office:value="0.931114162629311">
            <text:p>0.9311141626</text:p>
          </table:table-cell>
        </table:table-row>
        <table:table-row table:style-name="ro1">
          <table:table-cell office:value-type="float" office:value="0.869242637033811">
            <text:p>0.869242637</text:p>
          </table:table-cell>
          <table:table-cell office:value-type="float" office:value="1.03917527555707">
            <text:p>1.0391752756</text:p>
          </table:table-cell>
          <table:table-cell office:value-type="float" office:value="0.955580574562715">
            <text:p>0.9555805746</text:p>
          </table:table-cell>
          <table:table-cell office:value-type="float" office:value="0.940528360513718">
            <text:p>0.9405283605</text:p>
          </table:table-cell>
          <table:table-cell office:value-type="float" office:value="0.800667611269348">
            <text:p>0.8006676113</text:p>
          </table:table-cell>
          <table:table-cell office:value-type="float" office:value="0.900242722763073">
            <text:p>0.9002427228</text:p>
          </table:table-cell>
          <table:table-cell office:value-type="float" office:value="0.78429580778972">
            <text:p>0.7842958078</text:p>
          </table:table-cell>
          <table:table-cell office:value-type="float" office:value="0.862785863168683">
            <text:p>0.8627858632</text:p>
          </table:table-cell>
          <table:table-cell office:value-type="float" office:value="0.951226475669966">
            <text:p>0.9512264757</text:p>
          </table:table-cell>
          <table:table-cell office:value-type="float" office:value="0.882680996486128">
            <text:p>0.8826809965</text:p>
          </table:table-cell>
        </table:table-row>
        <table:table-row table:style-name="ro1">
          <table:table-cell office:value-type="float" office:value="0.934234847549405">
            <text:p>0.9342348475</text:p>
          </table:table-cell>
          <table:table-cell office:value-type="float" office:value="0.944569893536762">
            <text:p>0.9445698935</text:p>
          </table:table-cell>
          <table:table-cell office:value-type="float" office:value="0.666523954671823">
            <text:p>0.6665239547</text:p>
          </table:table-cell>
          <table:table-cell office:value-type="float" office:value="0.744466100928979">
            <text:p>0.7444661009</text:p>
          </table:table-cell>
          <table:table-cell office:value-type="float" office:value="1.15143797827746">
            <text:p>1.1514379783</text:p>
          </table:table-cell>
          <table:table-cell office:value-type="float" office:value="1.03587013376048">
            <text:p>1.0358701338</text:p>
          </table:table-cell>
          <table:table-cell office:value-type="float" office:value="0.917586242471125">
            <text:p>0.9175862425</text:p>
          </table:table-cell>
          <table:table-cell office:value-type="float" office:value="1.01313516800133">
            <text:p>1.013135168</text:p>
          </table:table-cell>
          <table:table-cell office:value-type="float" office:value="0.759447607740199">
            <text:p>0.7594476077</text:p>
          </table:table-cell>
          <table:table-cell office:value-type="float" office:value="0.866037133013014">
            <text:p>0.866037133</text:p>
          </table:table-cell>
        </table:table-row>
        <table:table-row table:style-name="ro1">
          <table:table-cell office:value-type="float" office:value="0.891880346866857">
            <text:p>0.8918803469</text:p>
          </table:table-cell>
          <table:table-cell office:value-type="float" office:value="1.02907790462217">
            <text:p>1.0290779046</text:p>
          </table:table-cell>
          <table:table-cell office:value-type="float" office:value="0.993117441001666">
            <text:p>0.993117441</text:p>
          </table:table-cell>
          <table:table-cell office:value-type="float" office:value="0.921684584846645">
            <text:p>0.9216845848</text:p>
          </table:table-cell>
          <table:table-cell office:value-type="float" office:value="0.800574919072546">
            <text:p>0.8005749191</text:p>
          </table:table-cell>
          <table:table-cell office:value-type="float" office:value="0.783950429969148">
            <text:p>0.78395043</text:p>
          </table:table-cell>
          <table:table-cell office:value-type="float" office:value="0.8332029629684">
            <text:p>0.833202963</text:p>
          </table:table-cell>
          <table:table-cell office:value-type="float" office:value="0.891528325563858">
            <text:p>0.8915283256</text:p>
          </table:table-cell>
          <table:table-cell office:value-type="float" office:value="1.01602838462889">
            <text:p>1.0160283846</text:p>
          </table:table-cell>
          <table:table-cell office:value-type="float" office:value="0.961061233919721">
            <text:p>0.9610612339</text:p>
          </table:table-cell>
        </table:table-row>
        <table:table-row table:style-name="ro1">
          <table:table-cell office:value-type="float" office:value="0.933551680476769">
            <text:p>0.9335516805</text:p>
          </table:table-cell>
          <table:table-cell office:value-type="float" office:value="0.71174991223631">
            <text:p>0.7117499122</text:p>
          </table:table-cell>
          <table:table-cell office:value-type="float" office:value="0.744229733464805">
            <text:p>0.7442297335</text:p>
          </table:table-cell>
          <table:table-cell office:value-type="float" office:value="0.799444960467465">
            <text:p>0.7994449605</text:p>
          </table:table-cell>
          <table:table-cell office:value-type="float" office:value="0.925822240718611">
            <text:p>0.9258222407</text:p>
          </table:table-cell>
          <table:table-cell office:value-type="float" office:value="0.767040268512047">
            <text:p>0.7670402685</text:p>
          </table:table-cell>
          <table:table-cell office:value-type="float" office:value="0.908210192284638">
            <text:p>0.9082101923</text:p>
          </table:table-cell>
          <table:table-cell office:value-type="float" office:value="0.98968567349156">
            <text:p>0.9896856735</text:p>
          </table:table-cell>
          <table:table-cell office:value-type="float" office:value="0.81465001612569">
            <text:p>0.8146500161</text:p>
          </table:table-cell>
          <table:table-cell office:value-type="float" office:value="0.957316857517471">
            <text:p>0.9573168575</text:p>
          </table:table-cell>
        </table:table-row>
        <table:table-row table:style-name="ro1">
          <table:table-cell office:value-type="float" office:value="0.986634460668946">
            <text:p>0.9866344607</text:p>
          </table:table-cell>
          <table:table-cell office:value-type="float" office:value="1.10257295888952">
            <text:p>1.1025729589</text:p>
          </table:table-cell>
          <table:table-cell office:value-type="float" office:value="0.949787135536143">
            <text:p>0.9497871355</text:p>
          </table:table-cell>
          <table:table-cell office:value-type="float" office:value="0.979837786149236">
            <text:p>0.9798377861</text:p>
          </table:table-cell>
          <table:table-cell office:value-type="float" office:value="1.1062400074957">
            <text:p>1.1062400075</text:p>
          </table:table-cell>
          <table:table-cell office:value-type="float" office:value="0.911299397213682">
            <text:p>0.9112993972</text:p>
          </table:table-cell>
          <table:table-cell office:value-type="float" office:value="0.764211843011115">
            <text:p>0.764211843</text:p>
          </table:table-cell>
          <table:table-cell office:value-type="float" office:value="0.84300736761478">
            <text:p>0.8430073676</text:p>
          </table:table-cell>
          <table:table-cell office:value-type="float" office:value="0.934581823323541">
            <text:p>0.9345818233</text:p>
          </table:table-cell>
          <table:table-cell office:value-type="float" office:value="0.836740156744072">
            <text:p>0.8367401567</text:p>
          </table:table-cell>
        </table:table-row>
        <table:table-row table:style-name="ro1">
          <table:table-cell office:value-type="float" office:value="0.965341532230955">
            <text:p>0.9653415322</text:p>
          </table:table-cell>
          <table:table-cell office:value-type="float" office:value="0.764413369504301">
            <text:p>0.7644133695</text:p>
          </table:table-cell>
          <table:table-cell office:value-type="float" office:value="0.976704643421479">
            <text:p>0.9767046434</text:p>
          </table:table-cell>
          <table:table-cell office:value-type="float" office:value="1.07140081624099">
            <text:p>1.0714008162</text:p>
          </table:table-cell>
          <table:table-cell office:value-type="float" office:value="0.960149142937444">
            <text:p>0.9601491429</text:p>
          </table:table-cell>
          <table:table-cell office:value-type="float" office:value="1.01784582530619">
            <text:p>1.0178458253</text:p>
          </table:table-cell>
          <table:table-cell office:value-type="float" office:value="0.937551395412637">
            <text:p>0.9375513954</text:p>
          </table:table-cell>
          <table:table-cell office:value-type="float" office:value="1.06527862916008">
            <text:p>1.0652786292</text:p>
          </table:table-cell>
          <table:table-cell office:value-type="float" office:value="0.986553930860578">
            <text:p>0.9865539309</text:p>
          </table:table-cell>
          <table:table-cell office:value-type="float" office:value="1.20235646041664">
            <text:p>1.2023564604</text:p>
          </table:table-cell>
        </table:table-row>
        <table:table-row table:style-name="ro1">
          <table:table-cell office:value-type="float" office:value="0.867020664310221">
            <text:p>0.8670206643</text:p>
          </table:table-cell>
          <table:table-cell office:value-type="float" office:value="0.858860205687987">
            <text:p>0.8588602057</text:p>
          </table:table-cell>
          <table:table-cell office:value-type="float" office:value="0.775753347984468">
            <text:p>0.775753348</text:p>
          </table:table-cell>
          <table:table-cell office:value-type="float" office:value="0.9557876656184">
            <text:p>0.9557876656</text:p>
          </table:table-cell>
          <table:table-cell office:value-type="float" office:value="0.852734333275714">
            <text:p>0.8527343333</text:p>
          </table:table-cell>
          <table:table-cell office:value-type="float" office:value="0.885492113235919">
            <text:p>0.8854921132</text:p>
          </table:table-cell>
          <table:table-cell office:value-type="float" office:value="0.745142366835351">
            <text:p>0.7451423668</text:p>
          </table:table-cell>
          <table:table-cell office:value-type="float" office:value="0.862064373027672">
            <text:p>0.862064373</text:p>
          </table:table-cell>
          <table:table-cell office:value-type="float" office:value="0.891889142645746">
            <text:p>0.8918891426</text:p>
          </table:table-cell>
          <table:table-cell office:value-type="float" office:value="0.931132157096944">
            <text:p>0.9311321571</text:p>
          </table:table-cell>
        </table:table-row>
        <table:table-row table:style-name="ro1">
          <table:table-cell office:value-type="float" office:value="0.970073207579173">
            <text:p>0.9700732076</text:p>
          </table:table-cell>
          <table:table-cell office:value-type="float" office:value="0.990039164542369">
            <text:p>0.9900391645</text:p>
          </table:table-cell>
          <table:table-cell office:value-type="float" office:value="0.934260665798927">
            <text:p>0.9342606658</text:p>
          </table:table-cell>
          <table:table-cell office:value-type="float" office:value="1.0771960075769">
            <text:p>1.0771960076</text:p>
          </table:table-cell>
          <table:table-cell office:value-type="float" office:value="0.873658174517907">
            <text:p>0.8736581745</text:p>
          </table:table-cell>
          <table:table-cell office:value-type="float" office:value="0.710659599190188">
            <text:p>0.7106595992</text:p>
          </table:table-cell>
          <table:table-cell office:value-type="float" office:value="0.965155384549183">
            <text:p>0.9651553845</text:p>
          </table:table-cell>
          <table:table-cell office:value-type="float" office:value="1.04528726168626">
            <text:p>1.0452872617</text:p>
          </table:table-cell>
          <table:table-cell office:value-type="float" office:value="0.908480333324658">
            <text:p>0.9084803333</text:p>
          </table:table-cell>
          <table:table-cell office:value-type="float" office:value="0.848863928842689">
            <text:p>0.8488639288</text:p>
          </table:table-cell>
        </table:table-row>
        <table:table-row table:style-name="ro1">
          <table:table-cell office:value-type="float" office:value="0.833278891191418">
            <text:p>0.8332788912</text:p>
          </table:table-cell>
          <table:table-cell office:value-type="float" office:value="0.859258454500168">
            <text:p>0.8592584545</text:p>
          </table:table-cell>
          <table:table-cell office:value-type="float" office:value="0.895432715488161">
            <text:p>0.8954327155</text:p>
          </table:table-cell>
          <table:table-cell office:value-type="float" office:value="0.857246651027615">
            <text:p>0.857246651</text:p>
          </table:table-cell>
          <table:table-cell office:value-type="float" office:value="0.867284557955063">
            <text:p>0.867284558</text:p>
          </table:table-cell>
          <table:table-cell office:value-type="float" office:value="0.917794021403848">
            <text:p>0.9177940214</text:p>
          </table:table-cell>
          <table:table-cell office:value-type="float" office:value="0.990343215371093">
            <text:p>0.9903432154</text:p>
          </table:table-cell>
          <table:table-cell office:value-type="float" office:value="0.996374197944001">
            <text:p>0.9963741979</text:p>
          </table:table-cell>
          <table:table-cell office:value-type="float" office:value="0.885543238578781">
            <text:p>0.8855432386</text:p>
          </table:table-cell>
          <table:table-cell office:value-type="float" office:value="0.851077962812853">
            <text:p>0.8510779628</text:p>
          </table:table-cell>
        </table:table-row>
        <table:table-row table:style-name="ro1">
          <table:table-cell office:value-type="float" office:value="0.818318521843332">
            <text:p>0.8183185218</text:p>
          </table:table-cell>
          <table:table-cell office:value-type="float" office:value="1.00976921529935">
            <text:p>1.0097692153</text:p>
          </table:table-cell>
          <table:table-cell office:value-type="float" office:value="0.91438278926478">
            <text:p>0.9143827893</text:p>
          </table:table-cell>
          <table:table-cell office:value-type="float" office:value="0.958850234754378">
            <text:p>0.9588502348</text:p>
          </table:table-cell>
          <table:table-cell office:value-type="float" office:value="0.860764972759473">
            <text:p>0.8607649728</text:p>
          </table:table-cell>
          <table:table-cell office:value-type="float" office:value="0.891688321876886">
            <text:p>0.8916883219</text:p>
          </table:table-cell>
          <table:table-cell office:value-type="float" office:value="0.808398620280534">
            <text:p>0.8083986203</text:p>
          </table:table-cell>
          <table:table-cell office:value-type="float" office:value="0.784673590225723">
            <text:p>0.7846735902</text:p>
          </table:table-cell>
          <table:table-cell office:value-type="float" office:value="0.882125444922438">
            <text:p>0.8821254449</text:p>
          </table:table-cell>
          <table:table-cell office:value-type="float" office:value="0.754950249051344">
            <text:p>0.7549502491</text:p>
          </table:table-cell>
        </table:table-row>
        <table:table-row table:style-name="ro1">
          <table:table-cell office:value-type="float" office:value="1.01524016553962">
            <text:p>1.0152401655</text:p>
          </table:table-cell>
          <table:table-cell office:value-type="float" office:value="0.888442821001726">
            <text:p>0.888442821</text:p>
          </table:table-cell>
          <table:table-cell office:value-type="float" office:value="0.993741546668609">
            <text:p>0.9937415467</text:p>
          </table:table-cell>
          <table:table-cell office:value-type="float" office:value="0.906991928385942">
            <text:p>0.9069919284</text:p>
          </table:table-cell>
          <table:table-cell office:value-type="float" office:value="0.882324374520181">
            <text:p>0.8823243745</text:p>
          </table:table-cell>
          <table:table-cell office:value-type="float" office:value="0.931148705286143">
            <text:p>0.9311487053</text:p>
          </table:table-cell>
          <table:table-cell office:value-type="float" office:value="0.934333307615933">
            <text:p>0.9343333076</text:p>
          </table:table-cell>
          <table:table-cell office:value-type="float" office:value="0.839192945438578">
            <text:p>0.8391929454</text:p>
          </table:table-cell>
          <table:table-cell office:value-type="float" office:value="0.94106153354915">
            <text:p>0.9410615335</text:p>
          </table:table-cell>
          <table:table-cell office:value-type="float" office:value="0.907988963715267">
            <text:p>0.9079889637</text:p>
          </table:table-cell>
        </table:table-row>
        <table:table-row table:style-name="ro1">
          <table:table-cell office:value-type="float" office:value="0.862726033846765">
            <text:p>0.8627260338</text:p>
          </table:table-cell>
          <table:table-cell office:value-type="float" office:value="0.956054116382589">
            <text:p>0.9560541164</text:p>
          </table:table-cell>
          <table:table-cell office:value-type="float" office:value="0.906549681989767">
            <text:p>0.906549682</text:p>
          </table:table-cell>
          <table:table-cell office:value-type="float" office:value="0.878411760120171">
            <text:p>0.8784117601</text:p>
          </table:table-cell>
          <table:table-cell office:value-type="float" office:value="0.57527625656153">
            <text:p>0.5752762566</text:p>
          </table:table-cell>
          <table:table-cell office:value-type="float" office:value="0.843075566849381">
            <text:p>0.8430755668</text:p>
          </table:table-cell>
          <table:table-cell office:value-type="float" office:value="0.931332348843891">
            <text:p>0.9313323488</text:p>
          </table:table-cell>
          <table:table-cell office:value-type="float" office:value="0.852539027077214">
            <text:p>0.8525390271</text:p>
          </table:table-cell>
          <table:table-cell office:value-type="float" office:value="0.955577908649319">
            <text:p>0.9555779086</text:p>
          </table:table-cell>
          <table:table-cell office:value-type="float" office:value="0.94035432831999">
            <text:p>0.9403543283</text:p>
          </table:table-cell>
        </table:table-row>
        <table:table-row table:style-name="ro1">
          <table:table-cell office:value-type="float" office:value="0.914995658008067">
            <text:p>0.914995658</text:p>
          </table:table-cell>
          <table:table-cell office:value-type="float" office:value="0.85945025457383">
            <text:p>0.8594502546</text:p>
          </table:table-cell>
          <table:table-cell office:value-type="float" office:value="1.1176115937525">
            <text:p>1.1176115938</text:p>
          </table:table-cell>
          <table:table-cell office:value-type="float" office:value="1.03831795296283">
            <text:p>1.038317953</text:p>
          </table:table-cell>
          <table:table-cell office:value-type="float" office:value="0.80396410378971">
            <text:p>0.8039641038</text:p>
          </table:table-cell>
          <table:table-cell office:value-type="float" office:value="0.895035470039475">
            <text:p>0.89503547</text:p>
          </table:table-cell>
          <table:table-cell office:value-type="float" office:value="0.833315727707906">
            <text:p>0.8333157277</text:p>
          </table:table-cell>
          <table:table-cell office:value-type="float" office:value="0.91096227271245">
            <text:p>0.9109622727</text:p>
          </table:table-cell>
          <table:table-cell office:value-type="float" office:value="0.934077357781638">
            <text:p>0.9340773578</text:p>
          </table:table-cell>
          <table:table-cell office:value-type="float" office:value="0.891938070996709">
            <text:p>0.891938071</text:p>
          </table:table-cell>
        </table:table-row>
        <table:table-row table:style-name="ro1">
          <table:table-cell office:value-type="float" office:value="0.837819346618818">
            <text:p>0.8378193466</text:p>
          </table:table-cell>
          <table:table-cell office:value-type="float" office:value="0.954121984079909">
            <text:p>0.9541219841</text:p>
          </table:table-cell>
          <table:table-cell office:value-type="float" office:value="0.970261377611298">
            <text:p>0.9702613776</text:p>
          </table:table-cell>
          <table:table-cell office:value-type="float" office:value="0.955740613161652">
            <text:p>0.9557406132</text:p>
          </table:table-cell>
          <table:table-cell office:value-type="float" office:value="0.70295407318438">
            <text:p>0.7029540732</text:p>
          </table:table-cell>
          <table:table-cell office:value-type="float" office:value="0.882111884345655">
            <text:p>0.8821118843</text:p>
          </table:table-cell>
          <table:table-cell office:value-type="float" office:value="0.857351113368225">
            <text:p>0.8573511134</text:p>
          </table:table-cell>
          <table:table-cell office:value-type="float" office:value="0.873963852718385">
            <text:p>0.8739638527</text:p>
          </table:table-cell>
          <table:table-cell office:value-type="float" office:value="0.833272295307374">
            <text:p>0.8332722953</text:p>
          </table:table-cell>
          <table:table-cell office:value-type="float" office:value="0.838362813038459">
            <text:p>0.838362813</text:p>
          </table:table-cell>
        </table:table-row>
        <table:table-row table:style-name="ro1">
          <table:table-cell office:value-type="float" office:value="0.619241383058842">
            <text:p>0.6192413831</text:p>
          </table:table-cell>
          <table:table-cell office:value-type="float" office:value="0.843337120579115">
            <text:p>0.8433371206</text:p>
          </table:table-cell>
          <table:table-cell office:value-type="float" office:value="0.937547932962384">
            <text:p>0.937547933</text:p>
          </table:table-cell>
          <table:table-cell office:value-type="float" office:value="0.83991134595506">
            <text:p>0.839911346</text:p>
          </table:table-cell>
          <table:table-cell office:value-type="float" office:value="0.783910496896352">
            <text:p>0.7839104969</text:p>
          </table:table-cell>
          <table:table-cell office:value-type="float" office:value="0.823045086106009">
            <text:p>0.8230450861</text:p>
          </table:table-cell>
          <table:table-cell office:value-type="float" office:value="0.668185165518665">
            <text:p>0.6681851655</text:p>
          </table:table-cell>
          <table:table-cell office:value-type="float" office:value="0.748802399958983">
            <text:p>0.7488024</text:p>
          </table:table-cell>
          <table:table-cell office:value-type="float" office:value="0.800505489035647">
            <text:p>0.800505489</text:p>
          </table:table-cell>
          <table:table-cell office:value-type="float" office:value="0.829501053059515">
            <text:p>0.8295010531</text:p>
          </table:table-cell>
        </table:table-row>
        <table:table-row table:style-name="ro1">
          <table:table-cell office:value-type="float" office:value="0.894682753137259">
            <text:p>0.8946827531</text:p>
          </table:table-cell>
          <table:table-cell office:value-type="float" office:value="0.846171477899039">
            <text:p>0.8461714779</text:p>
          </table:table-cell>
          <table:table-cell office:value-type="float" office:value="0.733790721964542">
            <text:p>0.733790722</text:p>
          </table:table-cell>
          <table:table-cell office:value-type="float" office:value="0.711098417218148">
            <text:p>0.7110984172</text:p>
          </table:table-cell>
          <table:table-cell office:value-type="float" office:value="0.852856513633579">
            <text:p>0.8528565136</text:p>
          </table:table-cell>
          <table:table-cell office:value-type="float" office:value="0.767858610728852">
            <text:p>0.7678586107</text:p>
          </table:table-cell>
          <table:table-cell office:value-type="float" office:value="0.93100578103664">
            <text:p>0.931005781</text:p>
          </table:table-cell>
          <table:table-cell office:value-type="float" office:value="0.715477706575403">
            <text:p>0.7154777066</text:p>
          </table:table-cell>
          <table:table-cell office:value-type="float" office:value="0.885126008535706">
            <text:p>0.8851260085</text:p>
          </table:table-cell>
          <table:table-cell office:value-type="float" office:value="0.777734172901512">
            <text:p>0.7777341729</text:p>
          </table:table-cell>
        </table:table-row>
        <table:table-row table:style-name="ro1">
          <table:table-cell office:value-type="float" office:value="0.715056086028025">
            <text:p>0.715056086</text:p>
          </table:table-cell>
          <table:table-cell office:value-type="float" office:value="0.87232210328035">
            <text:p>0.8723221033</text:p>
          </table:table-cell>
          <table:table-cell office:value-type="float" office:value="0.933895777762303">
            <text:p>0.9338957778</text:p>
          </table:table-cell>
          <table:table-cell office:value-type="float" office:value="0.773924938809888">
            <text:p>0.7739249388</text:p>
          </table:table-cell>
          <table:table-cell office:value-type="float" office:value="0.823307713406721">
            <text:p>0.8233077134</text:p>
          </table:table-cell>
          <table:table-cell office:value-type="float" office:value="0.828156297653406">
            <text:p>0.8281562977</text:p>
          </table:table-cell>
          <table:table-cell office:value-type="float" office:value="0.766047476446539">
            <text:p>0.7660474764</text:p>
          </table:table-cell>
          <table:table-cell office:value-type="float" office:value="0.783900795448858">
            <text:p>0.7839007954</text:p>
          </table:table-cell>
          <table:table-cell office:value-type="float" office:value="0.839232822205007">
            <text:p>0.8392328222</text:p>
          </table:table-cell>
          <table:table-cell office:value-type="float" office:value="0.882137536501672">
            <text:p>0.8821375365</text:p>
          </table:table-cell>
        </table:table-row>
        <table:table-row table:style-name="ro1">
          <table:table-cell office:value-type="float" office:value="0.732083670952413">
            <text:p>0.732083671</text:p>
          </table:table-cell>
          <table:table-cell office:value-type="float" office:value="0.777435727727386">
            <text:p>0.7774357277</text:p>
          </table:table-cell>
          <table:table-cell office:value-type="float" office:value="0.846166996839846">
            <text:p>0.8461669968</text:p>
          </table:table-cell>
          <table:table-cell office:value-type="float" office:value="0.766264061788377">
            <text:p>0.7662640618</text:p>
          </table:table-cell>
          <table:table-cell office:value-type="float" office:value="0.889590221770546">
            <text:p>0.8895902218</text:p>
          </table:table-cell>
          <table:table-cell office:value-type="float" office:value="0.944458064742385">
            <text:p>0.9444580647</text:p>
          </table:table-cell>
          <table:table-cell office:value-type="float" office:value="0.980447401865396">
            <text:p>0.9804474019</text:p>
          </table:table-cell>
          <table:table-cell office:value-type="float" office:value="0.781377918698151">
            <text:p>0.7813779187</text:p>
          </table:table-cell>
          <table:table-cell office:value-type="float" office:value="0.853056715018994">
            <text:p>0.853056715</text:p>
          </table:table-cell>
          <table:table-cell office:value-type="float" office:value="0.931164591791383">
            <text:p>0.9311645918</text:p>
          </table:table-cell>
        </table:table-row>
        <table:table-row table:style-name="ro1">
          <table:table-cell office:value-type="float" office:value="0.93620428661528">
            <text:p>0.9362042866</text:p>
          </table:table-cell>
          <table:table-cell office:value-type="float" office:value="0.849411662533256">
            <text:p>0.8494116625</text:p>
          </table:table-cell>
          <table:table-cell office:value-type="float" office:value="0.764153540507314">
            <text:p>0.7641535405</text:p>
          </table:table-cell>
          <table:table-cell office:value-type="float" office:value="0.57347846127038">
            <text:p>0.5734784613</text:p>
          </table:table-cell>
          <table:table-cell office:value-type="float" office:value="0.807012254527211">
            <text:p>0.8070122545</text:p>
          </table:table-cell>
          <table:table-cell office:value-type="float" office:value="0.836282628299074">
            <text:p>0.8362826283</text:p>
          </table:table-cell>
          <table:table-cell office:value-type="float" office:value="0.784201169518183">
            <text:p>0.7842011695</text:p>
          </table:table-cell>
          <table:table-cell office:value-type="float" office:value="0.765203997034998">
            <text:p>0.765203997</text:p>
          </table:table-cell>
          <table:table-cell office:value-type="float" office:value="0.689224567553519">
            <text:p>0.6892245676</text:p>
          </table:table-cell>
          <table:table-cell office:value-type="float" office:value="0.787247184823004">
            <text:p>0.7872471848</text:p>
          </table:table-cell>
        </table:table-row>
        <table:table-row table:style-name="ro1">
          <table:table-cell office:value-type="float" office:value="0.888813111154105">
            <text:p>0.8888131112</text:p>
          </table:table-cell>
          <table:table-cell office:value-type="float" office:value="0.968497539698685">
            <text:p>0.9684975397</text:p>
          </table:table-cell>
          <table:table-cell office:value-type="float" office:value="0.724843582387025">
            <text:p>0.7248435824</text:p>
          </table:table-cell>
          <table:table-cell office:value-type="float" office:value="0.811431839260211">
            <text:p>0.8114318393</text:p>
          </table:table-cell>
          <table:table-cell office:value-type="float" office:value="0.93075905354018">
            <text:p>0.9307590535</text:p>
          </table:table-cell>
          <table:table-cell office:value-type="float" office:value="0.842884676474889">
            <text:p>0.8428846765</text:p>
          </table:table-cell>
          <table:table-cell office:value-type="float" office:value="0.813196564705648">
            <text:p>0.8131965647</text:p>
          </table:table-cell>
          <table:table-cell office:value-type="float" office:value="0.894714252527855">
            <text:p>0.8947142525</text:p>
          </table:table-cell>
          <table:table-cell office:value-type="float" office:value="0.842763195914977">
            <text:p>0.8427631959</text:p>
          </table:table-cell>
          <table:table-cell office:value-type="float" office:value="0.796728934800804">
            <text:p>0.7967289348</text:p>
          </table:table-cell>
        </table:table-row>
        <table:table-row table:style-name="ro1">
          <table:table-cell office:value-type="float" office:value="0.696428004578718">
            <text:p>0.6964280046</text:p>
          </table:table-cell>
          <table:table-cell office:value-type="float" office:value="0.98697149674167">
            <text:p>0.9869714967</text:p>
          </table:table-cell>
          <table:table-cell office:value-type="float" office:value="0.986237772041945">
            <text:p>0.986237772</text:p>
          </table:table-cell>
          <table:table-cell office:value-type="float" office:value="0.858953550056325">
            <text:p>0.8589535501</text:p>
          </table:table-cell>
          <table:table-cell office:value-type="float" office:value="0.842914187507662">
            <text:p>0.8429141875</text:p>
          </table:table-cell>
          <table:table-cell office:value-type="float" office:value="0.971690881939838">
            <text:p>0.9716908819</text:p>
          </table:table-cell>
          <table:table-cell office:value-type="float" office:value="1.00954176583577">
            <text:p>1.0095417658</text:p>
          </table:table-cell>
          <table:table-cell office:value-type="float" office:value="0.959148021464812">
            <text:p>0.9591480215</text:p>
          </table:table-cell>
          <table:table-cell office:value-type="float" office:value="0.955789753685077">
            <text:p>0.9557897537</text:p>
          </table:table-cell>
          <table:table-cell office:value-type="float" office:value="0.833347731061678">
            <text:p>0.8333477311</text:p>
          </table:table-cell>
        </table:table-row>
        <table:table-row table:style-name="ro1">
          <table:table-cell office:value-type="float" office:value="0.73319417214902">
            <text:p>0.7331941721</text:p>
          </table:table-cell>
          <table:table-cell office:value-type="float" office:value="0.754412414470886">
            <text:p>0.7544124145</text:p>
          </table:table-cell>
          <table:table-cell office:value-type="float" office:value="0.751013881727204">
            <text:p>0.7510138817</text:p>
          </table:table-cell>
          <table:table-cell office:value-type="float" office:value="0.888314955261106">
            <text:p>0.8883149553</text:p>
          </table:table-cell>
          <table:table-cell office:value-type="float" office:value="0.831150690332515">
            <text:p>0.8311506903</text:p>
          </table:table-cell>
          <table:table-cell office:value-type="float" office:value="0.833071780275247">
            <text:p>0.8330717803</text:p>
          </table:table-cell>
          <table:table-cell office:value-type="float" office:value="0.828423025497834">
            <text:p>0.8284230255</text:p>
          </table:table-cell>
          <table:table-cell office:value-type="float" office:value="0.76745627504887">
            <text:p>0.767456275</text:p>
          </table:table-cell>
          <table:table-cell office:value-type="float" office:value="0.839906107750476">
            <text:p>0.8399061078</text:p>
          </table:table-cell>
          <table:table-cell office:value-type="float" office:value="0.748224554383448">
            <text:p>0.7482245544</text:p>
          </table:table-cell>
        </table:table-row>
        <table:table-row table:style-name="ro1">
          <table:table-cell office:value-type="float" office:value="1.1516722418151">
            <text:p>1.1516722418</text:p>
          </table:table-cell>
          <table:table-cell office:value-type="float" office:value="0.832554936137374">
            <text:p>0.8325549361</text:p>
          </table:table-cell>
          <table:table-cell office:value-type="float" office:value="1.01226859567458">
            <text:p>1.0122685957</text:p>
          </table:table-cell>
          <table:table-cell office:value-type="float" office:value="1.07812723003506">
            <text:p>1.07812723</text:p>
          </table:table-cell>
          <table:table-cell office:value-type="float" office:value="0.881979109129918">
            <text:p>0.8819791091</text:p>
          </table:table-cell>
          <table:table-cell office:value-type="float" office:value="0.931071455996618">
            <text:p>0.931071456</text:p>
          </table:table-cell>
          <table:table-cell office:value-type="float" office:value="1.14698537332538">
            <text:p>1.1469853733</text:p>
          </table:table-cell>
          <table:table-cell office:value-type="float" office:value="0.90657530331529">
            <text:p>0.9065753033</text:p>
          </table:table-cell>
          <table:table-cell office:value-type="float" office:value="0.970227029631525">
            <text:p>0.9702270296</text:p>
          </table:table-cell>
          <table:table-cell office:value-type="float" office:value="0.970155761552591">
            <text:p>0.9701557616</text:p>
          </table:table-cell>
        </table:table-row>
        <table:table-row table:style-name="ro1">
          <table:table-cell office:value-type="float" office:value="0.869178964477263">
            <text:p>0.8691789645</text:p>
          </table:table-cell>
          <table:table-cell office:value-type="float" office:value="0.944586151303912">
            <text:p>0.9445861513</text:p>
          </table:table-cell>
          <table:table-cell office:value-type="float" office:value="0.906244294656237">
            <text:p>0.9062442947</text:p>
          </table:table-cell>
          <table:table-cell office:value-type="float" office:value="0.93107401299896">
            <text:p>0.931074013</text:p>
          </table:table-cell>
          <table:table-cell office:value-type="float" office:value="0.784086095781505">
            <text:p>0.7840860958</text:p>
          </table:table-cell>
          <table:table-cell office:value-type="float" office:value="1.00458407066617">
            <text:p>1.0045840707</text:p>
          </table:table-cell>
          <table:table-cell office:value-type="float" office:value="0.98317517437178">
            <text:p>0.9831751744</text:p>
          </table:table-cell>
          <table:table-cell office:value-type="float" office:value="0.888815334266129">
            <text:p>0.8888153343</text:p>
          </table:table-cell>
          <table:table-cell office:value-type="float" office:value="0.857361102284838">
            <text:p>0.8573611023</text:p>
          </table:table-cell>
          <table:table-cell office:value-type="float" office:value="0.890033964303452">
            <text:p>0.8900339643</text:p>
          </table:table-cell>
        </table:table-row>
        <table:table-row table:style-name="ro1">
          <table:table-cell office:value-type="float" office:value="0.914649241255889">
            <text:p>0.9146492413</text:p>
          </table:table-cell>
          <table:table-cell office:value-type="float" office:value="0.856023476919561">
            <text:p>0.8560234769</text:p>
          </table:table-cell>
          <table:table-cell office:value-type="float" office:value="1.03212400061092">
            <text:p>1.0321240006</text:p>
          </table:table-cell>
          <table:table-cell office:value-type="float" office:value="0.940692501351608">
            <text:p>0.9406925014</text:p>
          </table:table-cell>
          <table:table-cell office:value-type="float" office:value="0.869939274847646">
            <text:p>0.8699392748</text:p>
          </table:table-cell>
          <table:table-cell office:value-type="float" office:value="0.955913838846298">
            <text:p>0.9559138388</text:p>
          </table:table-cell>
          <table:table-cell office:value-type="float" office:value="1.03864288824815">
            <text:p>1.0386428882</text:p>
          </table:table-cell>
          <table:table-cell office:value-type="float" office:value="1.06197781378964">
            <text:p>1.0619778138</text:p>
          </table:table-cell>
          <table:table-cell office:value-type="float" office:value="0.800319766836303">
            <text:p>0.8003197668</text:p>
          </table:table-cell>
          <table:table-cell office:value-type="float" office:value="0.931311337536041">
            <text:p>0.9313113375</text:p>
          </table:table-cell>
        </table:table-row>
        <table:table-row table:style-name="ro1">
          <table:table-cell office:value-type="float" office:value="0.919958469977698">
            <text:p>0.91995847</text:p>
          </table:table-cell>
          <table:table-cell office:value-type="float" office:value="0.832736753003009">
            <text:p>0.832736753</text:p>
          </table:table-cell>
          <table:table-cell office:value-type="float" office:value="0.990017628933104">
            <text:p>0.9900176289</text:p>
          </table:table-cell>
          <table:table-cell office:value-type="float" office:value="0.907796178915295">
            <text:p>0.9077961789</text:p>
          </table:table-cell>
          <table:table-cell office:value-type="float" office:value="0.934030716840216">
            <text:p>0.9340307168</text:p>
          </table:table-cell>
          <table:table-cell office:value-type="float" office:value="0.836547102458895">
            <text:p>0.8365471025</text:p>
          </table:table-cell>
          <table:table-cell office:value-type="float" office:value="1.02381746425648">
            <text:p>1.0238174643</text:p>
          </table:table-cell>
          <table:table-cell office:value-type="float" office:value="0.937695520246034">
            <text:p>0.9376955202</text:p>
          </table:table-cell>
          <table:table-cell office:value-type="float" office:value="0.872016506751505">
            <text:p>0.8720165068</text:p>
          </table:table-cell>
          <table:table-cell office:value-type="float" office:value="0.930844501976042">
            <text:p>0.930844502</text:p>
          </table:table-cell>
        </table:table-row>
        <table:table-row table:style-name="ro1">
          <table:table-cell office:value-type="float" office:value="0.734799441867224">
            <text:p>0.7347994419</text:p>
          </table:table-cell>
          <table:table-cell office:value-type="float" office:value="0.636671013960959">
            <text:p>0.636671014</text:p>
          </table:table-cell>
          <table:table-cell office:value-type="float" office:value="0.833147058004814">
            <text:p>0.833147058</text:p>
          </table:table-cell>
          <table:table-cell office:value-type="float" office:value="0.705614594846815">
            <text:p>0.7056145948</text:p>
          </table:table-cell>
          <table:table-cell office:value-type="float" office:value="0.646599519047678">
            <text:p>0.646599519</text:p>
          </table:table-cell>
          <table:table-cell office:value-type="float" office:value="0.647060644269935">
            <text:p>0.6470606443</text:p>
          </table:table-cell>
          <table:table-cell office:value-type="float" office:value="0.588194652595248">
            <text:p>0.5881946526</text:p>
          </table:table-cell>
          <table:table-cell office:value-type="float" office:value="0.735400719492044">
            <text:p>0.7354007195</text:p>
          </table:table-cell>
          <table:table-cell office:value-type="float" office:value="0.710798878363587">
            <text:p>0.7107988784</text:p>
          </table:table-cell>
          <table:table-cell office:value-type="float" office:value="0.784041890021906">
            <text:p>0.78404189</text:p>
          </table:table-cell>
        </table:table-row>
        <table:table-row table:style-name="ro1">
          <table:table-cell office:value-type="float" office:value="0.962141251333346">
            <text:p>0.9621412513</text:p>
          </table:table-cell>
          <table:table-cell office:value-type="float" office:value="0.741976874314681">
            <text:p>0.7419768743</text:p>
          </table:table-cell>
          <table:table-cell office:value-type="float" office:value="0.852856688041016">
            <text:p>0.852856688</text:p>
          </table:table-cell>
          <table:table-cell office:value-type="float" office:value="0.911311702813397">
            <text:p>0.9113117028</text:p>
          </table:table-cell>
          <table:table-cell office:value-type="float" office:value="0.90975463252382">
            <text:p>0.9097546325</text:p>
          </table:table-cell>
          <table:table-cell office:value-type="float" office:value="0.823615762240843">
            <text:p>0.8236157622</text:p>
          </table:table-cell>
          <table:table-cell office:value-type="float" office:value="0.852655072971727">
            <text:p>0.852655073</text:p>
          </table:table-cell>
          <table:table-cell office:value-type="float" office:value="0.790945336205488">
            <text:p>0.7909453362</text:p>
          </table:table-cell>
          <table:table-cell office:value-type="float" office:value="0.931562126854747">
            <text:p>0.9315621269</text:p>
          </table:table-cell>
          <table:table-cell office:value-type="float" office:value="0.693255963436899">
            <text:p>0.6932559634</text:p>
          </table:table-cell>
        </table:table-row>
        <table:table-row table:style-name="ro1">
          <table:table-cell office:value-type="float" office:value="1.01413461096743">
            <text:p>1.014134611</text:p>
          </table:table-cell>
          <table:table-cell office:value-type="float" office:value="0.935946051237871">
            <text:p>0.9359460512</text:p>
          </table:table-cell>
          <table:table-cell office:value-type="float" office:value="1.07810295393355">
            <text:p>1.0781029539</text:p>
          </table:table-cell>
          <table:table-cell office:value-type="float" office:value="0.983117293281639">
            <text:p>0.9831172933</text:p>
          </table:table-cell>
          <table:table-cell office:value-type="float" office:value="0.91774238498779">
            <text:p>0.917742385</text:p>
          </table:table-cell>
          <table:table-cell office:value-type="float" office:value="0.929373688693494">
            <text:p>0.9293736887</text:p>
          </table:table-cell>
          <table:table-cell office:value-type="float" office:value="1.10286724131283">
            <text:p>1.1028672413</text:p>
          </table:table-cell>
          <table:table-cell office:value-type="float" office:value="0.895347853485858">
            <text:p>0.8953478535</text:p>
          </table:table-cell>
          <table:table-cell office:value-type="float" office:value="0.882044704159919">
            <text:p>0.8820447042</text:p>
          </table:table-cell>
          <table:table-cell office:value-type="float" office:value="0.96021589228424">
            <text:p>0.9602158923</text:p>
          </table:table-cell>
        </table:table-row>
        <table:table-row table:style-name="ro1">
          <table:table-cell office:value-type="float" office:value="1.10256256906221">
            <text:p>1.1025625691</text:p>
          </table:table-cell>
          <table:table-cell office:value-type="float" office:value="0.751813904964916">
            <text:p>0.751813905</text:p>
          </table:table-cell>
          <table:table-cell office:value-type="float" office:value="1.00983677936273">
            <text:p>1.0098367794</text:p>
          </table:table-cell>
          <table:table-cell office:value-type="float" office:value="0.84977144830707">
            <text:p>0.8497714483</text:p>
          </table:table-cell>
          <table:table-cell office:value-type="float" office:value="0.989750316594625">
            <text:p>0.9897503166</text:p>
          </table:table-cell>
          <table:table-cell office:value-type="float" office:value="0.796971021220407">
            <text:p>0.7969710212</text:p>
          </table:table-cell>
          <table:table-cell office:value-type="float" office:value="0.911514921754267">
            <text:p>0.9115149218</text:p>
          </table:table-cell>
          <table:table-cell office:value-type="float" office:value="1.04181111469751">
            <text:p>1.0418111147</text:p>
          </table:table-cell>
          <table:table-cell office:value-type="float" office:value="0.92612914323527">
            <text:p>0.9261291432</text:p>
          </table:table-cell>
          <table:table-cell office:value-type="float" office:value="1.1301495132041">
            <text:p>1.1301495132</text:p>
          </table:table-cell>
        </table:table-row>
        <table:table-row table:style-name="ro1">
          <table:table-cell office:value-type="float" office:value="0.778751356712679">
            <text:p>0.7787513567</text:p>
          </table:table-cell>
          <table:table-cell office:value-type="float" office:value="0.686002006132188">
            <text:p>0.6860020061</text:p>
          </table:table-cell>
          <table:table-cell office:value-type="float" office:value="0.790436360884294">
            <text:p>0.7904363609</text:p>
          </table:table-cell>
          <table:table-cell office:value-type="float" office:value="0.75941480150439">
            <text:p>0.7594148015</text:p>
          </table:table-cell>
          <table:table-cell office:value-type="float" office:value="0.863081089805841">
            <text:p>0.8630810898</text:p>
          </table:table-cell>
          <table:table-cell office:value-type="float" office:value="0.744473430230193">
            <text:p>0.7444734302</text:p>
          </table:table-cell>
          <table:table-cell office:value-type="float" office:value="0.891934166429444">
            <text:p>0.8919341664</text:p>
          </table:table-cell>
          <table:table-cell office:value-type="float" office:value="0.735048008916651">
            <text:p>0.7350480089</text:p>
          </table:table-cell>
          <table:table-cell office:value-type="float" office:value="0.894979733443848">
            <text:p>0.8949797334</text:p>
          </table:table-cell>
          <table:table-cell office:value-type="float" office:value="0.822566447830533">
            <text:p>0.8225664478</text:p>
          </table:table-cell>
        </table:table-row>
        <table:table-row table:style-name="ro1">
          <table:table-cell office:value-type="float" office:value="0.813512713228721">
            <text:p>0.8135127132</text:p>
          </table:table-cell>
          <table:table-cell office:value-type="float" office:value="0.733349275445966">
            <text:p>0.7333492754</text:p>
          </table:table-cell>
          <table:table-cell office:value-type="float" office:value="1.10769961098709">
            <text:p>1.107699611</text:p>
          </table:table-cell>
          <table:table-cell office:value-type="float" office:value="0.986610779250246">
            <text:p>0.9866107793</text:p>
          </table:table-cell>
          <table:table-cell office:value-type="float" office:value="0.959050481489113">
            <text:p>0.9590504815</text:p>
          </table:table-cell>
          <table:table-cell office:value-type="float" office:value="0.909937821537454">
            <text:p>0.9099378215</text:p>
          </table:table-cell>
          <table:table-cell office:value-type="float" office:value="0.906834310605985">
            <text:p>0.9068343106</text:p>
          </table:table-cell>
          <table:table-cell office:value-type="float" office:value="0.944069756277013">
            <text:p>0.9440697563</text:p>
          </table:table-cell>
          <table:table-cell office:value-type="float" office:value="0.930993902491743">
            <text:p>0.9309939025</text:p>
          </table:table-cell>
          <table:table-cell office:value-type="float" office:value="1.01941199074412">
            <text:p>1.0194119907</text:p>
          </table:table-cell>
        </table:table-row>
        <table:table-row table:style-name="ro1">
          <table:table-cell office:value-type="float" office:value="1.00742039303131">
            <text:p>1.007420393</text:p>
          </table:table-cell>
          <table:table-cell office:value-type="float" office:value="0.937676482394585">
            <text:p>0.9376764824</text:p>
          </table:table-cell>
          <table:table-cell office:value-type="float" office:value="0.914788630730435">
            <text:p>0.9147886307</text:p>
          </table:table-cell>
          <table:table-cell office:value-type="float" office:value="0.911057222585407">
            <text:p>0.9110572226</text:p>
          </table:table-cell>
          <table:table-cell office:value-type="float" office:value="0.842671294872253">
            <text:p>0.8426712949</text:p>
          </table:table-cell>
          <table:table-cell office:value-type="float" office:value="1.0211376700843">
            <text:p>1.0211376701</text:p>
          </table:table-cell>
          <table:table-cell office:value-type="float" office:value="0.993393559924832">
            <text:p>0.9933935599</text:p>
          </table:table-cell>
          <table:table-cell office:value-type="float" office:value="0.979372236749108">
            <text:p>0.9793722367</text:p>
          </table:table-cell>
          <table:table-cell office:value-type="float" office:value="0.891144072121792">
            <text:p>0.8911440721</text:p>
          </table:table-cell>
          <table:table-cell office:value-type="float" office:value="0.81335147499002">
            <text:p>0.813351475</text:p>
          </table:table-cell>
        </table:table-row>
        <table:table-row table:style-name="ro1">
          <table:table-cell office:value-type="float" office:value="0.95734225791388">
            <text:p>0.9573422579</text:p>
          </table:table-cell>
          <table:table-cell office:value-type="float" office:value="0.833624322599254">
            <text:p>0.8336243226</text:p>
          </table:table-cell>
          <table:table-cell office:value-type="float" office:value="0.845822284608617">
            <text:p>0.8458222846</text:p>
          </table:table-cell>
          <table:table-cell office:value-type="float" office:value="0.958918431795218">
            <text:p>0.9589184318</text:p>
          </table:table-cell>
          <table:table-cell office:value-type="float" office:value="0.79708955818679">
            <text:p>0.7970895582</text:p>
          </table:table-cell>
          <table:table-cell office:value-type="float" office:value="0.852717899269918">
            <text:p>0.8527178993</text:p>
          </table:table-cell>
          <table:table-cell office:value-type="float" office:value="0.911505176618337">
            <text:p>0.9115051766</text:p>
          </table:table-cell>
          <table:table-cell office:value-type="float" office:value="0.784333311221015">
            <text:p>0.7843333112</text:p>
          </table:table-cell>
          <table:table-cell office:value-type="float" office:value="0.857818797722604">
            <text:p>0.8578187977</text:p>
          </table:table-cell>
          <table:table-cell office:value-type="float" office:value="1.02928607864694">
            <text:p>1.0292860786</text:p>
          </table:table-cell>
        </table:table-row>
        <table:table-row table:style-name="ro1">
          <table:table-cell office:value-type="float" office:value="0.921614188404263">
            <text:p>0.9216141884</text:p>
          </table:table-cell>
          <table:table-cell office:value-type="float" office:value="0.907083386066784">
            <text:p>0.9070833861</text:p>
          </table:table-cell>
          <table:table-cell office:value-type="float" office:value="0.963694135020686">
            <text:p>0.963694135</text:p>
          </table:table-cell>
          <table:table-cell office:value-type="float" office:value="0.754643257770211">
            <text:p>0.7546432578</text:p>
          </table:table-cell>
          <table:table-cell office:value-type="float" office:value="0.783820030837187">
            <text:p>0.7838200308</text:p>
          </table:table-cell>
          <table:table-cell office:value-type="float" office:value="1.05363106327516">
            <text:p>1.0536310633</text:p>
          </table:table-cell>
          <table:table-cell office:value-type="float" office:value="0.986782124875174">
            <text:p>0.9867821249</text:p>
          </table:table-cell>
          <table:table-cell office:value-type="float" office:value="0.955514520848597">
            <text:p>0.9555145208</text:p>
          </table:table-cell>
          <table:table-cell office:value-type="float" office:value="0.862692737387974">
            <text:p>0.8626927374</text:p>
          </table:table-cell>
          <table:table-cell office:value-type="float" office:value="0.937211730655141">
            <text:p>0.9372117307</text:p>
          </table:table-cell>
        </table:table-row>
        <table:table-row table:style-name="ro1">
          <table:table-cell office:value-type="float" office:value="1.19888778821317">
            <text:p>1.1988877882</text:p>
          </table:table-cell>
          <table:table-cell office:value-type="float" office:value="0.931030983681028">
            <text:p>0.9310309837</text:p>
          </table:table-cell>
          <table:table-cell office:value-type="float" office:value="0.947135850266092">
            <text:p>0.9471358503</text:p>
          </table:table-cell>
          <table:table-cell office:value-type="float" office:value="1.05361142371154">
            <text:p>1.0536114237</text:p>
          </table:table-cell>
          <table:table-cell office:value-type="float" office:value="0.868689586880591">
            <text:p>0.8686895869</text:p>
          </table:table-cell>
          <table:table-cell office:value-type="float" office:value="0.844798529039174">
            <text:p>0.844798529</text:p>
          </table:table-cell>
          <table:table-cell office:value-type="float" office:value="0.864411382895573">
            <text:p>0.8644113829</text:p>
          </table:table-cell>
          <table:table-cell office:value-type="float" office:value="1.00932676672">
            <text:p>1.0093267667</text:p>
          </table:table-cell>
          <table:table-cell office:value-type="float" office:value="0.857159672039845">
            <text:p>0.857159672</text:p>
          </table:table-cell>
          <table:table-cell office:value-type="float" office:value="0.685505611610718">
            <text:p>0.6855056116</text:p>
          </table:table-cell>
        </table:table-row>
        <table:table-row table:style-name="ro1">
          <table:table-cell office:value-type="float" office:value="0.80238986706484">
            <text:p>0.8023898671</text:p>
          </table:table-cell>
          <table:table-cell office:value-type="float" office:value="0.941493632384161">
            <text:p>0.9414936324</text:p>
          </table:table-cell>
          <table:table-cell office:value-type="float" office:value="0.833041109399633">
            <text:p>0.8330411094</text:p>
          </table:table-cell>
          <table:table-cell office:value-type="float" office:value="0.756205627053732">
            <text:p>0.7562056271</text:p>
          </table:table-cell>
          <table:table-cell office:value-type="float" office:value="0.881811978564228">
            <text:p>0.8818119786</text:p>
          </table:table-cell>
          <table:table-cell office:value-type="float" office:value="0.730987498805075">
            <text:p>0.7309874988</text:p>
          </table:table-cell>
          <table:table-cell office:value-type="float" office:value="0.71989453884484">
            <text:p>0.7198945388</text:p>
          </table:table-cell>
          <table:table-cell office:value-type="float" office:value="0.787295164105005">
            <text:p>0.7872951641</text:p>
          </table:table-cell>
          <table:table-cell office:value-type="float" office:value="0.705793201711396">
            <text:p>0.7057932017</text:p>
          </table:table-cell>
          <table:table-cell office:value-type="float" office:value="0.833554879074826">
            <text:p>0.8335548791</text:p>
          </table:table-cell>
        </table:table-row>
        <table:table-row table:style-name="ro1">
          <table:table-cell office:value-type="float" office:value="0.653668659658937">
            <text:p>0.6536686597</text:p>
          </table:table-cell>
          <table:table-cell office:value-type="float" office:value="0.715187596717785">
            <text:p>0.7151875967</text:p>
          </table:table-cell>
          <table:table-cell office:value-type="float" office:value="0.775792631835309">
            <text:p>0.7757926318</text:p>
          </table:table-cell>
          <table:table-cell office:value-type="float" office:value="0.726954319255852">
            <text:p>0.7269543193</text:p>
          </table:table-cell>
          <table:table-cell office:value-type="float" office:value="0.774300995606177">
            <text:p>0.7743009956</text:p>
          </table:table-cell>
          <table:table-cell office:value-type="float" office:value="0.808161059524464">
            <text:p>0.8081610595</text:p>
          </table:table-cell>
          <table:table-cell office:value-type="float" office:value="0.754519545530447">
            <text:p>0.7545195455</text:p>
          </table:table-cell>
          <table:table-cell office:value-type="float" office:value="0.960220343245337">
            <text:p>0.9602203432</text:p>
          </table:table-cell>
          <table:table-cell office:value-type="float" office:value="0.86267971652043">
            <text:p>0.8626797165</text:p>
          </table:table-cell>
          <table:table-cell office:value-type="float" office:value="0.8036568748316">
            <text:p>0.8036568748</text:p>
          </table:table-cell>
        </table:table-row>
        <table:table-row table:style-name="ro1">
          <table:table-cell office:value-type="float" office:value="1.03225957970628">
            <text:p>1.0322595797</text:p>
          </table:table-cell>
          <table:table-cell office:value-type="float" office:value="0.843261882849232">
            <text:p>0.8432618828</text:p>
          </table:table-cell>
          <table:table-cell office:value-type="float" office:value="1.02908600956453">
            <text:p>1.0290860096</text:p>
          </table:table-cell>
          <table:table-cell office:value-type="float" office:value="0.881723913471598">
            <text:p>0.8817239135</text:p>
          </table:table-cell>
          <table:table-cell office:value-type="float" office:value="0.832660263919238">
            <text:p>0.8326602639</text:p>
          </table:table-cell>
          <table:table-cell office:value-type="float" office:value="1.02901036582198">
            <text:p>1.0290103658</text:p>
          </table:table-cell>
          <table:table-cell office:value-type="float" office:value="0.857950842486636">
            <text:p>0.8579508425</text:p>
          </table:table-cell>
          <table:table-cell office:value-type="float" office:value="0.92984879107105">
            <text:p>0.9298487911</text:p>
          </table:table-cell>
          <table:table-cell office:value-type="float" office:value="0.930526653084198">
            <text:p>0.9305266531</text:p>
          </table:table-cell>
          <table:table-cell office:value-type="float" office:value="0.99300666461631">
            <text:p>0.9930066646</text:p>
          </table:table-cell>
        </table:table-row>
        <table:table-row table:style-name="ro1">
          <table:table-cell office:value-type="float" office:value="0.819983090515541">
            <text:p>0.8199830905</text:p>
          </table:table-cell>
          <table:table-cell office:value-type="float" office:value="0.940970066315361">
            <text:p>0.9409700663</text:p>
          </table:table-cell>
          <table:table-cell office:value-type="float" office:value="0.839394561776413">
            <text:p>0.8393945618</text:p>
          </table:table-cell>
          <table:table-cell office:value-type="float" office:value="0.848933794705568">
            <text:p>0.8489337947</text:p>
          </table:table-cell>
          <table:table-cell office:value-type="float" office:value="0.914613648216915">
            <text:p>0.9146136482</text:p>
          </table:table-cell>
          <table:table-cell office:value-type="float" office:value="0.959278710890139">
            <text:p>0.9592787109</text:p>
          </table:table-cell>
          <table:table-cell office:value-type="float" office:value="0.865795846818383">
            <text:p>0.8657958468</text:p>
          </table:table-cell>
          <table:table-cell office:value-type="float" office:value="0.857594386690101">
            <text:p>0.8575943867</text:p>
          </table:table-cell>
          <table:table-cell office:value-type="float" office:value="0.993030900073307">
            <text:p>0.9930309001</text:p>
          </table:table-cell>
          <table:table-cell office:value-type="float" office:value="0.950626054267444">
            <text:p>0.9506260543</text:p>
          </table:table-cell>
        </table:table-row>
        <table:table-row table:style-name="ro1">
          <table:table-cell office:value-type="float" office:value="0.906607089131913">
            <text:p>0.9066070891</text:p>
          </table:table-cell>
          <table:table-cell office:value-type="float" office:value="0.846074643830141">
            <text:p>0.8460746438</text:p>
          </table:table-cell>
          <table:table-cell office:value-type="float" office:value="0.947558080587545">
            <text:p>0.9475580806</text:p>
          </table:table-cell>
          <table:table-cell office:value-type="float" office:value="0.888317323578395">
            <text:p>0.8883173236</text:p>
          </table:table-cell>
          <table:table-cell office:value-type="float" office:value="0.852757905926055">
            <text:p>0.8527579059</text:p>
          </table:table-cell>
          <table:table-cell office:value-type="float" office:value="0.863217665941555">
            <text:p>0.8632176659</text:p>
          </table:table-cell>
          <table:table-cell office:value-type="float" office:value="0.702446672763388">
            <text:p>0.7024466728</text:p>
          </table:table-cell>
          <table:table-cell office:value-type="float" office:value="0.824696677870985">
            <text:p>0.8246966779</text:p>
          </table:table-cell>
          <table:table-cell office:value-type="float" office:value="0.911561374043517">
            <text:p>0.911561374</text:p>
          </table:table-cell>
          <table:table-cell office:value-type="float" office:value="0.917840736991202">
            <text:p>0.917840737</text:p>
          </table:table-cell>
        </table:table-row>
        <table:table-row table:style-name="ro1">
          <table:table-cell office:value-type="float" office:value="0.814285627675272">
            <text:p>0.8142856277</text:p>
          </table:table-cell>
          <table:table-cell office:value-type="float" office:value="0.906767080586453">
            <text:p>0.9067670806</text:p>
          </table:table-cell>
          <table:table-cell office:value-type="float" office:value="0.873946341966254">
            <text:p>0.873946342</text:p>
          </table:table-cell>
          <table:table-cell office:value-type="float" office:value="0.870173772011593">
            <text:p>0.870173772</text:p>
          </table:table-cell>
          <table:table-cell office:value-type="float" office:value="0.868524963989496">
            <text:p>0.868524964</text:p>
          </table:table-cell>
          <table:table-cell office:value-type="float" office:value="1.02718107523664">
            <text:p>1.0271810752</text:p>
          </table:table-cell>
          <table:table-cell office:value-type="float" office:value="1.03885142622773">
            <text:p>1.0388514262</text:p>
          </table:table-cell>
          <table:table-cell office:value-type="float" office:value="0.90616147044952">
            <text:p>0.9061614704</text:p>
          </table:table-cell>
          <table:table-cell office:value-type="float" office:value="0.989071900923655">
            <text:p>0.9890719009</text:p>
          </table:table-cell>
          <table:table-cell office:value-type="float" office:value="1.08460211325715">
            <text:p>1.0846021133</text:p>
          </table:table-cell>
        </table:table-row>
        <table:table-row table:style-name="ro1">
          <table:table-cell office:value-type="float" office:value="0.961787350296566">
            <text:p>0.9617873503</text:p>
          </table:table-cell>
          <table:table-cell office:value-type="float" office:value="0.833276386141531">
            <text:p>0.8332763861</text:p>
          </table:table-cell>
          <table:table-cell office:value-type="float" office:value="1.0655463818505">
            <text:p>1.0655463819</text:p>
          </table:table-cell>
          <table:table-cell office:value-type="float" office:value="0.772740904049937">
            <text:p>0.772740904</text:p>
          </table:table-cell>
          <table:table-cell office:value-type="float" office:value="1.03560088346873">
            <text:p>1.0356008835</text:p>
          </table:table-cell>
          <table:table-cell office:value-type="float" office:value="0.815232632736378">
            <text:p>0.8152326327</text:p>
          </table:table-cell>
          <table:table-cell office:value-type="float" office:value="0.986769913003144">
            <text:p>0.986769913</text:p>
          </table:table-cell>
          <table:table-cell office:value-type="float" office:value="0.894584153758506">
            <text:p>0.8945841538</text:p>
          </table:table-cell>
          <table:table-cell office:value-type="float" office:value="1.04216535371568">
            <text:p>1.0421653537</text:p>
          </table:table-cell>
          <table:table-cell office:value-type="float" office:value="0.979377288768853">
            <text:p>0.9793772888</text:p>
          </table:table-cell>
        </table:table-row>
        <table:table-row table:style-name="ro1">
          <table:table-cell office:value-type="float" office:value="1.05381151799025">
            <text:p>1.053811518</text:p>
          </table:table-cell>
          <table:table-cell office:value-type="float" office:value="0.888287960880672">
            <text:p>0.8882879609</text:p>
          </table:table-cell>
          <table:table-cell office:value-type="float" office:value="1.01438332111259">
            <text:p>1.0143833211</text:p>
          </table:table-cell>
          <table:table-cell office:value-type="float" office:value="0.930756178504422">
            <text:p>0.9307561785</text:p>
          </table:table-cell>
          <table:table-cell office:value-type="float" office:value="1.0094191904811">
            <text:p>1.0094191905</text:p>
          </table:table-cell>
          <table:table-cell office:value-type="float" office:value="1.06152791033302">
            <text:p>1.0615279103</text:p>
          </table:table-cell>
          <table:table-cell office:value-type="float" office:value="0.989402047191303">
            <text:p>0.9894020472</text:p>
          </table:table-cell>
          <table:table-cell office:value-type="float" office:value="0.784179790278353">
            <text:p>0.7841797903</text:p>
          </table:table-cell>
          <table:table-cell office:value-type="float" office:value="0.95924332298127">
            <text:p>0.959243323</text:p>
          </table:table-cell>
          <table:table-cell office:value-type="float" office:value="0.960021048755901">
            <text:p>0.9600210488</text:p>
          </table:table-cell>
        </table:table-row>
        <table:table-row table:style-name="ro1">
          <table:table-cell office:value-type="float" office:value="0.895203680443403">
            <text:p>0.8952036804</text:p>
          </table:table-cell>
          <table:table-cell office:value-type="float" office:value="0.930929164439918">
            <text:p>0.9309291644</text:p>
          </table:table-cell>
          <table:table-cell office:value-type="float" office:value="0.800142644383619">
            <text:p>0.8001426444</text:p>
          </table:table-cell>
          <table:table-cell office:value-type="float" office:value="0.931084157676934">
            <text:p>0.9310841577</text:p>
          </table:table-cell>
          <table:table-cell office:value-type="float" office:value="0.911675053081828">
            <text:p>0.9116750531</text:p>
          </table:table-cell>
          <table:table-cell office:value-type="float" office:value="1.00526055748484">
            <text:p>1.0052605575</text:p>
          </table:table-cell>
          <table:table-cell office:value-type="float" office:value="0.908327853546886">
            <text:p>0.9083278535</text:p>
          </table:table-cell>
          <table:table-cell office:value-type="float" office:value="0.909674459953057">
            <text:p>0.90967446</text:p>
          </table:table-cell>
          <table:table-cell office:value-type="float" office:value="0.743362398268438">
            <text:p>0.7433623983</text:p>
          </table:table-cell>
          <table:table-cell office:value-type="float" office:value="0.813104762465661">
            <text:p>0.8131047625</text:p>
          </table:table-cell>
        </table:table-row>
        <table:table-row table:style-name="ro1">
          <table:table-cell office:value-type="float" office:value="0.96558212352777">
            <text:p>0.9655821235</text:p>
          </table:table-cell>
          <table:table-cell office:value-type="float" office:value="0.964051022090087">
            <text:p>0.9640510221</text:p>
          </table:table-cell>
          <table:table-cell office:value-type="float" office:value="0.97179278719558">
            <text:p>0.9717927872</text:p>
          </table:table-cell>
          <table:table-cell office:value-type="float" office:value="0.960387161933736">
            <text:p>0.9603871619</text:p>
          </table:table-cell>
          <table:table-cell office:value-type="float" office:value="1.02953450159895">
            <text:p>1.0295345016</text:p>
          </table:table-cell>
          <table:table-cell office:value-type="float" office:value="0.881547439582671">
            <text:p>0.8815474396</text:p>
          </table:table-cell>
          <table:table-cell office:value-type="float" office:value="0.794193042731887">
            <text:p>0.7941930427</text:p>
          </table:table-cell>
          <table:table-cell office:value-type="float" office:value="0.852632910995632">
            <text:p>0.852632911</text:p>
          </table:table-cell>
          <table:table-cell office:value-type="float" office:value="0.888824319944437">
            <text:p>0.8888243199</text:p>
          </table:table-cell>
          <table:table-cell office:value-type="float" office:value="0.931054797500546">
            <text:p>0.9310547975</text:p>
          </table:table-cell>
        </table:table-row>
        <table:table-row table:style-name="ro1">
          <table:table-cell office:value-type="float" office:value="0.814935557552004">
            <text:p>0.8149355576</text:p>
          </table:table-cell>
          <table:table-cell office:value-type="float" office:value="0.914028260562871">
            <text:p>0.9140282606</text:p>
          </table:table-cell>
          <table:table-cell office:value-type="float" office:value="0.884884361608231">
            <text:p>0.8848843616</text:p>
          </table:table-cell>
          <table:table-cell office:value-type="float" office:value="0.697967581723283">
            <text:p>0.6979675817</text:p>
          </table:table-cell>
          <table:table-cell office:value-type="float" office:value="0.874284044695369">
            <text:p>0.8742840447</text:p>
          </table:table-cell>
          <table:table-cell office:value-type="float" office:value="0.816791909031922">
            <text:p>0.816791909</text:p>
          </table:table-cell>
          <table:table-cell office:value-type="float" office:value="0.748467503743543">
            <text:p>0.7484675037</text:p>
          </table:table-cell>
          <table:table-cell office:value-type="float" office:value="0.741386917865604">
            <text:p>0.7413869179</text:p>
          </table:table-cell>
          <table:table-cell office:value-type="float" office:value="0.797248494397565">
            <text:p>0.7972484944</text:p>
          </table:table-cell>
          <table:table-cell office:value-type="float" office:value="0.864187167006034">
            <text:p>0.864187167</text:p>
          </table:table-cell>
        </table:table-row>
        <table:table-row table:style-name="ro1">
          <table:table-cell office:value-type="float" office:value="0.90619051374675">
            <text:p>0.9061905137</text:p>
          </table:table-cell>
          <table:table-cell office:value-type="float" office:value="0.931421615102694">
            <text:p>0.9314216151</text:p>
          </table:table-cell>
          <table:table-cell office:value-type="float" office:value="0.759658106928489">
            <text:p>0.7596581069</text:p>
          </table:table-cell>
          <table:table-cell office:value-type="float" office:value="0.891585958715487">
            <text:p>0.8915859587</text:p>
          </table:table-cell>
          <table:table-cell office:value-type="float" office:value="0.91665824602809">
            <text:p>0.916658246</text:p>
          </table:table-cell>
          <table:table-cell office:value-type="float" office:value="0.734955619201618">
            <text:p>0.7349556192</text:p>
          </table:table-cell>
          <table:table-cell office:value-type="float" office:value="0.960270067334773">
            <text:p>0.9602700673</text:p>
          </table:table-cell>
          <table:table-cell office:value-type="float" office:value="0.914565534805844">
            <text:p>0.9145655348</text:p>
          </table:table-cell>
          <table:table-cell office:value-type="float" office:value="0.894883991163087">
            <text:p>0.8948839912</text:p>
          </table:table-cell>
          <table:table-cell office:value-type="float" office:value="0.81176343853681">
            <text:p>0.8117634385</text:p>
          </table:table-cell>
        </table:table-row>
        <table:table-row table:style-name="ro1">
          <table:table-cell office:value-type="float" office:value="0.831648138244888">
            <text:p>0.8316481382</text:p>
          </table:table-cell>
          <table:table-cell office:value-type="float" office:value="0.956930553039525">
            <text:p>0.956930553</text:p>
          </table:table-cell>
          <table:table-cell office:value-type="float" office:value="0.955714299179339">
            <text:p>0.9557142992</text:p>
          </table:table-cell>
          <table:table-cell office:value-type="float" office:value="1.09278211119701">
            <text:p>1.0927821112</text:p>
          </table:table-cell>
          <table:table-cell office:value-type="float" office:value="0.862738067080044">
            <text:p>0.8627380671</text:p>
          </table:table-cell>
          <table:table-cell office:value-type="float" office:value="1.04193643354293">
            <text:p>1.0419364335</text:p>
          </table:table-cell>
          <table:table-cell office:value-type="float" office:value="1.00467803092458">
            <text:p>1.0046780309</text:p>
          </table:table-cell>
          <table:table-cell office:value-type="float" office:value="0.879861482773861">
            <text:p>0.8798614828</text:p>
          </table:table-cell>
          <table:table-cell office:value-type="float" office:value="0.906431966901753">
            <text:p>0.9064319669</text:p>
          </table:table-cell>
          <table:table-cell office:value-type="float" office:value="1.10773987704558">
            <text:p>1.107739877</text:p>
          </table:table-cell>
        </table:table-row>
        <table:table-row table:style-name="ro1">
          <table:table-cell office:value-type="float" office:value="0.813243025557283">
            <text:p>0.8132430256</text:p>
          </table:table-cell>
          <table:table-cell office:value-type="float" office:value="0.627160399230962">
            <text:p>0.6271603992</text:p>
          </table:table-cell>
          <table:table-cell office:value-type="float" office:value="0.815051601411199">
            <text:p>0.8150516014</text:p>
          </table:table-cell>
          <table:table-cell office:value-type="float" office:value="0.852880020744224">
            <text:p>0.8528800207</text:p>
          </table:table-cell>
          <table:table-cell office:value-type="float" office:value="0.705524609006401">
            <text:p>0.705524609</text:p>
          </table:table-cell>
          <table:table-cell office:value-type="float" office:value="0.882041256113565">
            <text:p>0.8820412561</text:p>
          </table:table-cell>
          <table:table-cell office:value-type="float" office:value="0.823529429538496">
            <text:p>0.8235294295</text:p>
          </table:table-cell>
          <table:table-cell office:value-type="float" office:value="0.891497198717871">
            <text:p>0.8914971987</text:p>
          </table:table-cell>
          <table:table-cell office:value-type="float" office:value="0.810518333152112">
            <text:p>0.8105183332</text:p>
          </table:table-cell>
          <table:table-cell office:value-type="float" office:value="0.960592051164795">
            <text:p>0.9605920512</text:p>
          </table:table-cell>
        </table:table-row>
        <table:table-row table:style-name="ro1">
          <table:table-cell office:value-type="float" office:value="0.715528616908198">
            <text:p>0.7155286169</text:p>
          </table:table-cell>
          <table:table-cell office:value-type="float" office:value="0.880066755444922">
            <text:p>0.8800667554</text:p>
          </table:table-cell>
          <table:table-cell office:value-type="float" office:value="0.90178846309964">
            <text:p>0.9017884631</text:p>
          </table:table-cell>
          <table:table-cell office:value-type="float" office:value="0.83943317532928">
            <text:p>0.8394331753</text:p>
          </table:table-cell>
          <table:table-cell office:value-type="float" office:value="0.685923314980869">
            <text:p>0.685923315</text:p>
          </table:table-cell>
          <table:table-cell office:value-type="float" office:value="0.857526680978987">
            <text:p>0.857526681</text:p>
          </table:table-cell>
          <table:table-cell office:value-type="float" office:value="0.690810362203473">
            <text:p>0.6908103622</text:p>
          </table:table-cell>
          <table:table-cell office:value-type="float" office:value="0.76788693261006">
            <text:p>0.7678869326</text:p>
          </table:table-cell>
          <table:table-cell office:value-type="float" office:value="0.75779261078111">
            <text:p>0.7577926108</text:p>
          </table:table-cell>
          <table:table-cell office:value-type="float" office:value="1.02255859885003">
            <text:p>1.0225585989</text:p>
          </table:table-cell>
        </table:table-row>
        <table:table-row table:style-name="ro1">
          <table:table-cell office:value-type="float" office:value="0.986608400069979">
            <text:p>0.9866084001</text:p>
          </table:table-cell>
          <table:table-cell office:value-type="float" office:value="0.88576000463943">
            <text:p>0.8857600046</text:p>
          </table:table-cell>
          <table:table-cell office:value-type="float" office:value="0.748361465470045">
            <text:p>0.7483614655</text:p>
          </table:table-cell>
          <table:table-cell office:value-type="float" office:value="0.950401530982671">
            <text:p>0.950401531</text:p>
          </table:table-cell>
          <table:table-cell office:value-type="float" office:value="0.76467051280025">
            <text:p>0.7646705128</text:p>
          </table:table-cell>
          <table:table-cell office:value-type="float" office:value="0.967217721970728">
            <text:p>0.967217722</text:p>
          </table:table-cell>
          <table:table-cell office:value-type="float" office:value="0.73080307690471">
            <text:p>0.7308030769</text:p>
          </table:table-cell>
          <table:table-cell office:value-type="float" office:value="0.833330329214714">
            <text:p>0.8333303292</text:p>
          </table:table-cell>
          <table:table-cell office:value-type="float" office:value="1.032633879544">
            <text:p>1.0326338795</text:p>
          </table:table-cell>
          <table:table-cell office:value-type="float" office:value="0.773833793316484">
            <text:p>0.7738337933</text:p>
          </table:table-cell>
        </table:table-row>
        <table:table-row table:style-name="ro1">
          <table:table-cell office:value-type="float" office:value="0.880476231748563">
            <text:p>0.8804762317</text:p>
          </table:table-cell>
          <table:table-cell office:value-type="float" office:value="0.872408952775583">
            <text:p>0.8724089528</text:p>
          </table:table-cell>
          <table:table-cell office:value-type="float" office:value="0.710277386291279">
            <text:p>0.7102773863</text:p>
          </table:table-cell>
          <table:table-cell office:value-type="float" office:value="0.705335460843657">
            <text:p>0.7053354608</text:p>
          </table:table-cell>
          <table:table-cell office:value-type="float" office:value="0.859124466497034">
            <text:p>0.8591244665</text:p>
          </table:table-cell>
          <table:table-cell office:value-type="float" office:value="0.970192964400691">
            <text:p>0.9701929644</text:p>
          </table:table-cell>
          <table:table-cell office:value-type="float" office:value="0.735026274160475">
            <text:p>0.7350262742</text:p>
          </table:table-cell>
          <table:table-cell office:value-type="float" office:value="0.863205677704746">
            <text:p>0.8632056777</text:p>
          </table:table-cell>
          <table:table-cell office:value-type="float" office:value="0.871966844998954">
            <text:p>0.871966845</text:p>
          </table:table-cell>
          <table:table-cell office:value-type="float" office:value="0.969910948663241">
            <text:p>0.9699109487</text:p>
          </table:table-cell>
        </table:table-row>
        <table:table-row table:style-name="ro1">
          <table:table-cell office:value-type="float" office:value="0.808201443800428">
            <text:p>0.8082014438</text:p>
          </table:table-cell>
          <table:table-cell office:value-type="float" office:value="0.783931563480604">
            <text:p>0.7839315635</text:p>
          </table:table-cell>
          <table:table-cell office:value-type="float" office:value="0.837485343086064">
            <text:p>0.8374853431</text:p>
          </table:table-cell>
          <table:table-cell office:value-type="float" office:value="0.745398437803171">
            <text:p>0.7453984378</text:p>
          </table:table-cell>
          <table:table-cell office:value-type="float" office:value="0.862319897312295">
            <text:p>0.8623198973</text:p>
          </table:table-cell>
          <table:table-cell office:value-type="float" office:value="0.800077660976566">
            <text:p>0.800077661</text:p>
          </table:table-cell>
          <table:table-cell office:value-type="float" office:value="0.863469757728366">
            <text:p>0.8634697577</text:p>
          </table:table-cell>
          <table:table-cell office:value-type="float" office:value="0.738241482963984">
            <text:p>0.738241483</text:p>
          </table:table-cell>
          <table:table-cell office:value-type="float" office:value="0.784207477873431">
            <text:p>0.7842074779</text:p>
          </table:table-cell>
          <table:table-cell office:value-type="float" office:value="0.759135721133971">
            <text:p>0.7591357211</text:p>
          </table:table-cell>
        </table:table-row>
        <table:table-row table:style-name="ro1">
          <table:table-cell office:value-type="float" office:value="0.838090483953392">
            <text:p>0.838090484</text:p>
          </table:table-cell>
          <table:table-cell office:value-type="float" office:value="0.9144765099688">
            <text:p>0.91447651</text:p>
          </table:table-cell>
          <table:table-cell office:value-type="float" office:value="1.01292965366009">
            <text:p>1.0129296537</text:p>
          </table:table-cell>
          <table:table-cell office:value-type="float" office:value="0.857875246818561">
            <text:p>0.8578752468</text:p>
          </table:table-cell>
          <table:table-cell office:value-type="float" office:value="0.867426851316527">
            <text:p>0.8674268513</text:p>
          </table:table-cell>
          <table:table-cell office:value-type="float" office:value="0.906444438487825">
            <text:p>0.9064444385</text:p>
          </table:table-cell>
          <table:table-cell office:value-type="float" office:value="0.857014946488942">
            <text:p>0.8570149465</text:p>
          </table:table-cell>
          <table:table-cell office:value-type="float" office:value="1.07264172247673">
            <text:p>1.0726417225</text:p>
          </table:table-cell>
          <table:table-cell office:value-type="float" office:value="0.767773428094379">
            <text:p>0.7677734281</text:p>
          </table:table-cell>
          <table:table-cell office:value-type="float" office:value="0.833202376533551">
            <text:p>0.8332023765</text:p>
          </table:table-cell>
        </table:table-row>
        <table:table-row table:style-name="ro1">
          <table:table-cell office:value-type="float" office:value="0.949344273969629">
            <text:p>0.949344274</text:p>
          </table:table-cell>
          <table:table-cell office:value-type="float" office:value="0.934288429332568">
            <text:p>0.9342884293</text:p>
          </table:table-cell>
          <table:table-cell office:value-type="float" office:value="0.754194007821735">
            <text:p>0.7541940078</text:p>
          </table:table-cell>
          <table:table-cell office:value-type="float" office:value="0.814876644493741">
            <text:p>0.8148766445</text:p>
          </table:table-cell>
          <table:table-cell office:value-type="float" office:value="1.01812153483293">
            <text:p>1.0181215348</text:p>
          </table:table-cell>
          <table:table-cell office:value-type="float" office:value="0.909596144679582">
            <text:p>0.9095961447</text:p>
          </table:table-cell>
          <table:table-cell office:value-type="float" office:value="0.783923777770264">
            <text:p>0.7839237778</text:p>
          </table:table-cell>
          <table:table-cell office:value-type="float" office:value="0.911899804980766">
            <text:p>0.911899805</text:p>
          </table:table-cell>
          <table:table-cell office:value-type="float" office:value="0.748205349958347">
            <text:p>0.74820535</text:p>
          </table:table-cell>
          <table:table-cell office:value-type="float" office:value="0.874735727485107">
            <text:p>0.8747357275</text:p>
          </table:table-cell>
        </table:table-row>
        <table:table-row table:style-name="ro1">
          <table:table-cell office:value-type="float" office:value="1.00454066672669">
            <text:p>1.0045406667</text:p>
          </table:table-cell>
          <table:table-cell office:value-type="float" office:value="0.832928055010114">
            <text:p>0.832928055</text:p>
          </table:table-cell>
          <table:table-cell office:value-type="float" office:value="1.15135569567638">
            <text:p>1.1513556957</text:p>
          </table:table-cell>
          <table:table-cell office:value-type="float" office:value="0.842795768335989">
            <text:p>0.8427957683</text:p>
          </table:table-cell>
          <table:table-cell office:value-type="float" office:value="0.951157533608357">
            <text:p>0.9511575336</text:p>
          </table:table-cell>
          <table:table-cell office:value-type="float" office:value="0.894737502142179">
            <text:p>0.8947375021</text:p>
          </table:table-cell>
          <table:table-cell office:value-type="float" office:value="0.931810351312312">
            <text:p>0.9318103513</text:p>
          </table:table-cell>
          <table:table-cell office:value-type="float" office:value="0.930189271378059">
            <text:p>0.9301892714</text:p>
          </table:table-cell>
          <table:table-cell office:value-type="float" office:value="0.955773842987078">
            <text:p>0.955773843</text:p>
          </table:table-cell>
          <table:table-cell office:value-type="float" office:value="1.0288890721826">
            <text:p>1.0288890722</text:p>
          </table:table-cell>
        </table:table-row>
        <table:table-row table:style-name="ro1">
          <table:table-cell office:value-type="float" office:value="0.905907120451514">
            <text:p>0.9059071205</text:p>
          </table:table-cell>
          <table:table-cell office:value-type="float" office:value="0.873638570577805">
            <text:p>0.8736385706</text:p>
          </table:table-cell>
          <table:table-cell office:value-type="float" office:value="0.884924838282012">
            <text:p>0.8849248383</text:p>
          </table:table-cell>
          <table:table-cell office:value-type="float" office:value="0.86791179656926">
            <text:p>0.8679117966</text:p>
          </table:table-cell>
          <table:table-cell office:value-type="float" office:value="0.894660016923749">
            <text:p>0.8946600169</text:p>
          </table:table-cell>
          <table:table-cell office:value-type="float" office:value="0.744775456193087">
            <text:p>0.7447754562</text:p>
          </table:table-cell>
          <table:table-cell office:value-type="float" office:value="0.96333028431805">
            <text:p>0.9633302843</text:p>
          </table:table-cell>
          <table:table-cell office:value-type="float" office:value="0.986551113005125">
            <text:p>0.986551113</text:p>
          </table:table-cell>
          <table:table-cell office:value-type="float" office:value="0.872498167567096">
            <text:p>0.8724981676</text:p>
          </table:table-cell>
          <table:table-cell office:value-type="float" office:value="1.0121816954454">
            <text:p>1.0121816954</text:p>
          </table:table-cell>
        </table:table-row>
        <table:table-row table:style-name="ro1">
          <table:table-cell office:value-type="float" office:value="0.999664986547986">
            <text:p>0.9996649865</text:p>
          </table:table-cell>
          <table:table-cell office:value-type="float" office:value="0.931084404761836">
            <text:p>0.9310844048</text:p>
          </table:table-cell>
          <table:table-cell office:value-type="float" office:value="0.941148772284821">
            <text:p>0.9411487723</text:p>
          </table:table-cell>
          <table:table-cell office:value-type="float" office:value="0.862153429152647">
            <text:p>0.8621534292</text:p>
          </table:table-cell>
          <table:table-cell office:value-type="float" office:value="0.914758761665783">
            <text:p>0.9147587617</text:p>
          </table:table-cell>
          <table:table-cell office:value-type="float" office:value="0.829402799803131">
            <text:p>0.8294027998</text:p>
          </table:table-cell>
          <table:table-cell office:value-type="float" office:value="1.00483703603286">
            <text:p>1.004837036</text:p>
          </table:table-cell>
          <table:table-cell office:value-type="float" office:value="0.901390546358353">
            <text:p>0.9013905464</text:p>
          </table:table-cell>
          <table:table-cell office:value-type="float" office:value="0.882215945198098">
            <text:p>0.8822159452</text:p>
          </table:table-cell>
          <table:table-cell office:value-type="float" office:value="0.950762845805291">
            <text:p>0.9507628458</text:p>
          </table:table-cell>
        </table:table-row>
        <table:table-row table:style-name="ro1">
          <table:table-cell office:value-type="float" office:value="0.937608942201529">
            <text:p>0.9376089422</text:p>
          </table:table-cell>
          <table:table-cell office:value-type="float" office:value="0.872044691847347">
            <text:p>0.8720446918</text:p>
          </table:table-cell>
          <table:table-cell office:value-type="float" office:value="0.862652520714201">
            <text:p>0.8626525207</text:p>
          </table:table-cell>
          <table:table-cell office:value-type="float" office:value="0.892394563346802">
            <text:p>0.8923945633</text:p>
          </table:table-cell>
          <table:table-cell office:value-type="float" office:value="0.993283756219894">
            <text:p>0.9932837562</text:p>
          </table:table-cell>
          <table:table-cell office:value-type="float" office:value="0.796582322158119">
            <text:p>0.7965823222</text:p>
          </table:table-cell>
          <table:table-cell office:value-type="float" office:value="0.745065104671821">
            <text:p>0.7450651047</text:p>
          </table:table-cell>
          <table:table-cell office:value-type="float" office:value="0.832862405643941">
            <text:p>0.8328624056</text:p>
          </table:table-cell>
          <table:table-cell office:value-type="float" office:value="0.908208959617559">
            <text:p>0.9082089596</text:p>
          </table:table-cell>
          <table:table-cell office:value-type="float" office:value="0.90994644623302">
            <text:p>0.9099464462</text:p>
          </table:table-cell>
        </table:table-row>
        <table:table-row table:style-name="ro1">
          <table:table-cell office:value-type="float" office:value="0.917828580602587">
            <text:p>0.9178285806</text:p>
          </table:table-cell>
          <table:table-cell office:value-type="float" office:value="0.967195608407712">
            <text:p>0.9671956084</text:p>
          </table:table-cell>
          <table:table-cell office:value-type="float" office:value="1.1138397309846">
            <text:p>1.113839731</text:p>
          </table:table-cell>
          <table:table-cell office:value-type="float" office:value="0.783915366976537">
            <text:p>0.783915367</text:p>
          </table:table-cell>
          <table:table-cell office:value-type="float" office:value="1.02898600303127">
            <text:p>1.028986003</text:p>
          </table:table-cell>
          <table:table-cell office:value-type="float" office:value="0.944098930805781">
            <text:p>0.9440989308</text:p>
          </table:table-cell>
          <table:table-cell office:value-type="float" office:value="0.882847077430051">
            <text:p>0.8828470774</text:p>
          </table:table-cell>
          <table:table-cell office:value-type="float" office:value="0.836489204588432">
            <text:p>0.8364892046</text:p>
          </table:table-cell>
          <table:table-cell office:value-type="float" office:value="1.07822004056876">
            <text:p>1.0782200406</text:p>
          </table:table-cell>
          <table:table-cell office:value-type="float" office:value="0.816458547203662">
            <text:p>0.8164585472</text:p>
          </table:table-cell>
        </table:table-row>
        <table:table-row table:style-name="ro1">
          <table:table-cell office:value-type="float" office:value="0.916527580455044">
            <text:p>0.9165275805</text:p>
          </table:table-cell>
          <table:table-cell office:value-type="float" office:value="0.917512354349393">
            <text:p>0.9175123543</text:p>
          </table:table-cell>
          <table:table-cell office:value-type="float" office:value="0.888230036744388">
            <text:p>0.8882300367</text:p>
          </table:table-cell>
          <table:table-cell office:value-type="float" office:value="0.844846658896661">
            <text:p>0.8448466589</text:p>
          </table:table-cell>
          <table:table-cell office:value-type="float" office:value="0.842931350235255">
            <text:p>0.8429313502</text:p>
          </table:table-cell>
          <table:table-cell office:value-type="float" office:value="0.980042277978547">
            <text:p>0.980042278</text:p>
          </table:table-cell>
          <table:table-cell office:value-type="float" office:value="0.891874921108151">
            <text:p>0.8918749211</text:p>
          </table:table-cell>
          <table:table-cell office:value-type="float" office:value="0.862708794646284">
            <text:p>0.8627087946</text:p>
          </table:table-cell>
          <table:table-cell office:value-type="float" office:value="1.00718160819772">
            <text:p>1.0071816082</text:p>
          </table:table-cell>
          <table:table-cell office:value-type="float" office:value="0.947367394142829">
            <text:p>0.9473673941</text:p>
          </table:table-cell>
        </table:table-row>
        <table:table-row table:style-name="ro1">
          <table:table-cell office:value-type="float" office:value="0.783687894055307">
            <text:p>0.7836878941</text:p>
          </table:table-cell>
          <table:table-cell office:value-type="float" office:value="0.775597828949831">
            <text:p>0.7755978289</text:p>
          </table:table-cell>
          <table:table-cell office:value-type="float" office:value="1.07849592180159">
            <text:p>1.0784959218</text:p>
          </table:table-cell>
          <table:table-cell office:value-type="float" office:value="0.919830139047972">
            <text:p>0.919830139</text:p>
          </table:table-cell>
          <table:table-cell office:value-type="float" office:value="0.857842813130379">
            <text:p>0.8578428131</text:p>
          </table:table-cell>
          <table:table-cell office:value-type="float" office:value="0.836611171162582">
            <text:p>0.8366111712</text:p>
          </table:table-cell>
          <table:table-cell office:value-type="float" office:value="0.842510486864521">
            <text:p>0.8425104869</text:p>
          </table:table-cell>
          <table:table-cell office:value-type="float" office:value="0.790974137164902">
            <text:p>0.7909741372</text:p>
          </table:table-cell>
          <table:table-cell office:value-type="float" office:value="0.858159310720619">
            <text:p>0.8581593107</text:p>
          </table:table-cell>
          <table:table-cell office:value-type="float" office:value="0.745579350218554">
            <text:p>0.7455793502</text:p>
          </table:table-cell>
        </table:table-row>
        <table:table-row table:style-name="ro1">
          <table:table-cell office:value-type="float" office:value="1.07843076504974">
            <text:p>1.078430765</text:p>
          </table:table-cell>
          <table:table-cell office:value-type="float" office:value="0.888588060139132">
            <text:p>0.8885880601</text:p>
          </table:table-cell>
          <table:table-cell office:value-type="float" office:value="1.12005320684756">
            <text:p>1.1200532068</text:p>
          </table:table-cell>
          <table:table-cell office:value-type="float" office:value="0.914653259040407">
            <text:p>0.914653259</text:p>
          </table:table-cell>
          <table:table-cell office:value-type="float" office:value="0.797088182824295">
            <text:p>0.7970881828</text:p>
          </table:table-cell>
          <table:table-cell office:value-type="float" office:value="0.892396032373056">
            <text:p>0.8923960324</text:p>
          </table:table-cell>
          <table:table-cell office:value-type="float" office:value="1.00466623734239">
            <text:p>1.0046662373</text:p>
          </table:table-cell>
          <table:table-cell office:value-type="float" office:value="0.888502196019346">
            <text:p>0.888502196</text:p>
          </table:table-cell>
          <table:table-cell office:value-type="float" office:value="0.783900095546672">
            <text:p>0.7839000955</text:p>
          </table:table-cell>
          <table:table-cell office:value-type="float" office:value="0.980239714682244">
            <text:p>0.9802397147</text:p>
          </table:table-cell>
        </table:table-row>
        <table:table-row table:style-name="ro1">
          <table:table-cell office:value-type="float" office:value="1.02114604780884">
            <text:p>1.0211460478</text:p>
          </table:table-cell>
          <table:table-cell office:value-type="float" office:value="0.911276993536653">
            <text:p>0.9112769935</text:p>
          </table:table-cell>
          <table:table-cell office:value-type="float" office:value="0.859441526792286">
            <text:p>0.8594415268</text:p>
          </table:table-cell>
          <table:table-cell office:value-type="float" office:value="1.00288578360375">
            <text:p>1.0028857836</text:p>
          </table:table-cell>
          <table:table-cell office:value-type="float" office:value="0.979814385729563">
            <text:p>0.9798143857</text:p>
          </table:table-cell>
          <table:table-cell office:value-type="float" office:value="1.02345677839519">
            <text:p>1.0234567784</text:p>
          </table:table-cell>
          <table:table-cell office:value-type="float" office:value="1.01249751894054">
            <text:p>1.0124975189</text:p>
          </table:table-cell>
          <table:table-cell office:value-type="float" office:value="0.953559900537808">
            <text:p>0.9535599005</text:p>
          </table:table-cell>
          <table:table-cell office:value-type="float" office:value="0.966691231722116">
            <text:p>0.9666912317</text:p>
          </table:table-cell>
          <table:table-cell office:value-type="float" office:value="0.922827513060554">
            <text:p>0.9228275131</text:p>
          </table:table-cell>
        </table:table-row>
        <table:table-row table:style-name="ro1">
          <table:table-cell office:value-type="float" office:value="0.993112528124695">
            <text:p>0.9931125281</text:p>
          </table:table-cell>
          <table:table-cell office:value-type="float" office:value="0.885021760401287">
            <text:p>0.8850217604</text:p>
          </table:table-cell>
          <table:table-cell office:value-type="float" office:value="1.02892314369818">
            <text:p>1.0289231437</text:p>
          </table:table-cell>
          <table:table-cell office:value-type="float" office:value="0.894686570674642">
            <text:p>0.8946865707</text:p>
          </table:table-cell>
          <table:table-cell office:value-type="float" office:value="0.888512535126952">
            <text:p>0.8885125351</text:p>
          </table:table-cell>
          <table:table-cell office:value-type="float" office:value="0.885584293427193">
            <text:p>0.8855842934</text:p>
          </table:table-cell>
          <table:table-cell office:value-type="float" office:value="0.959196889010457">
            <text:p>0.959196889</text:p>
          </table:table-cell>
          <table:table-cell office:value-type="float" office:value="0.888987375927064">
            <text:p>0.8889873759</text:p>
          </table:table-cell>
          <table:table-cell office:value-type="float" office:value="1.07774628401071">
            <text:p>1.077746284</text:p>
          </table:table-cell>
          <table:table-cell office:value-type="float" office:value="1.01107705635047">
            <text:p>1.0110770564</text:p>
          </table:table-cell>
        </table:table-row>
        <table:table-row table:style-name="ro1">
          <table:table-cell office:value-type="float" office:value="1.0080562209748">
            <text:p>1.008056221</text:p>
          </table:table-cell>
          <table:table-cell office:value-type="float" office:value="1.08797084852062">
            <text:p>1.0879708485</text:p>
          </table:table-cell>
          <table:table-cell office:value-type="float" office:value="0.912972646982813">
            <text:p>0.912972647</text:p>
          </table:table-cell>
          <table:table-cell office:value-type="float" office:value="0.943978696496393">
            <text:p>0.9439786965</text:p>
          </table:table-cell>
          <table:table-cell office:value-type="float" office:value="0.819888065593893">
            <text:p>0.8198880656</text:p>
          </table:table-cell>
          <table:table-cell office:value-type="float" office:value="0.930929715595591">
            <text:p>0.9309297156</text:p>
          </table:table-cell>
          <table:table-cell office:value-type="float" office:value="0.823338652276152">
            <text:p>0.8233386523</text:p>
          </table:table-cell>
          <table:table-cell office:value-type="float" office:value="0.836027661985915">
            <text:p>0.836027662</text:p>
          </table:table-cell>
          <table:table-cell office:value-type="float" office:value="0.867709034635004">
            <text:p>0.8677090346</text:p>
          </table:table-cell>
          <table:table-cell office:value-type="float" office:value="0.919114156453684">
            <text:p>0.9191141565</text:p>
          </table:table-cell>
        </table:table-row>
        <table:table-row table:style-name="ro1">
          <table:table-cell office:value-type="float" office:value="0.913347415736121">
            <text:p>0.9133474157</text:p>
          </table:table-cell>
          <table:table-cell office:value-type="float" office:value="0.834038707540202">
            <text:p>0.8340387075</text:p>
          </table:table-cell>
          <table:table-cell office:value-type="float" office:value="0.882246590803753">
            <text:p>0.8822465908</text:p>
          </table:table-cell>
          <table:table-cell office:value-type="float" office:value="0.872293565866375">
            <text:p>0.8722935659</text:p>
          </table:table-cell>
          <table:table-cell office:value-type="float" office:value="0.832724180796469">
            <text:p>0.8327241808</text:p>
          </table:table-cell>
          <table:table-cell office:value-type="float" office:value="0.937682533995882">
            <text:p>0.937682534</text:p>
          </table:table-cell>
          <table:table-cell office:value-type="float" office:value="0.875976185160639">
            <text:p>0.8759761852</text:p>
          </table:table-cell>
          <table:table-cell office:value-type="float" office:value="1.11390539553384">
            <text:p>1.1139053955</text:p>
          </table:table-cell>
          <table:table-cell office:value-type="float" office:value="1.03842509404119">
            <text:p>1.038425094</text:p>
          </table:table-cell>
          <table:table-cell office:value-type="float" office:value="0.895017938566344">
            <text:p>0.8950179386</text:p>
          </table:table-cell>
        </table:table-row>
        <table:table-row table:style-name="ro1">
          <table:table-cell office:value-type="float" office:value="0.825000062800142">
            <text:p>0.8250000628</text:p>
          </table:table-cell>
          <table:table-cell office:value-type="float" office:value="0.800399293199501">
            <text:p>0.8003992932</text:p>
          </table:table-cell>
          <table:table-cell office:value-type="float" office:value="1.01298860707737">
            <text:p>1.0129886071</text:p>
          </table:table-cell>
          <table:table-cell office:value-type="float" office:value="0.944138267304637">
            <text:p>0.9441382673</text:p>
          </table:table-cell>
          <table:table-cell office:value-type="float" office:value="0.800822763885221">
            <text:p>0.8008227639</text:p>
          </table:table-cell>
          <table:table-cell office:value-type="float" office:value="0.894970664183472">
            <text:p>0.8949706642</text:p>
          </table:table-cell>
          <table:table-cell office:value-type="float" office:value="0.909655149156137">
            <text:p>0.9096551492</text:p>
          </table:table-cell>
          <table:table-cell office:value-type="float" office:value="0.856256224131793">
            <text:p>0.8562562241</text:p>
          </table:table-cell>
          <table:table-cell office:value-type="float" office:value="1.03226640180712">
            <text:p>1.0322664018</text:p>
          </table:table-cell>
          <table:table-cell office:value-type="float" office:value="1.04834609392798">
            <text:p>1.0483460939</text:p>
          </table:table-cell>
        </table:table-row>
        <table:table-row table:style-name="ro1">
          <table:table-cell office:value-type="float" office:value="0.836267351870815">
            <text:p>0.8362673519</text:p>
          </table:table-cell>
          <table:table-cell office:value-type="float" office:value="0.843119077044341">
            <text:p>0.843119077</text:p>
          </table:table-cell>
          <table:table-cell office:value-type="float" office:value="0.695797817289777">
            <text:p>0.6957978173</text:p>
          </table:table-cell>
          <table:table-cell office:value-type="float" office:value="0.868767482022063">
            <text:p>0.868767482</text:p>
          </table:table-cell>
          <table:table-cell office:value-type="float" office:value="0.774391204053887">
            <text:p>0.7743912041</text:p>
          </table:table-cell>
          <table:table-cell office:value-type="float" office:value="0.891880729242695">
            <text:p>0.8918807292</text:p>
          </table:table-cell>
          <table:table-cell office:value-type="float" office:value="0.793787692886994">
            <text:p>0.7937876929</text:p>
          </table:table-cell>
          <table:table-cell office:value-type="float" office:value="0.851157034913751">
            <text:p>0.8511570349</text:p>
          </table:table-cell>
          <table:table-cell office:value-type="float" office:value="0.735391124831057">
            <text:p>0.7353911248</text:p>
          </table:table-cell>
          <table:table-cell office:value-type="float" office:value="0.813431939396326">
            <text:p>0.8134319394</text:p>
          </table:table-cell>
        </table:table-row>
        <table:table-row table:style-name="ro1">
          <table:table-cell office:value-type="float" office:value="0.947297631127316">
            <text:p>0.9472976311</text:p>
          </table:table-cell>
          <table:table-cell office:value-type="float" office:value="0.862817093499235">
            <text:p>0.8628170935</text:p>
          </table:table-cell>
          <table:table-cell office:value-type="float" office:value="0.986360348971978">
            <text:p>0.986360349</text:p>
          </table:table-cell>
          <table:table-cell office:value-type="float" office:value="0.999967807467451">
            <text:p>0.9999678075</text:p>
          </table:table-cell>
          <table:table-cell office:value-type="float" office:value="0.909685028826992">
            <text:p>0.9096850288</text:p>
          </table:table-cell>
          <table:table-cell office:value-type="float" office:value="1.03856669667488">
            <text:p>1.0385666967</text:p>
          </table:table-cell>
          <table:table-cell office:value-type="float" office:value="0.95048134844917">
            <text:p>0.9504813484</text:p>
          </table:table-cell>
          <table:table-cell office:value-type="float" office:value="0.94721610505926">
            <text:p>0.9472161051</text:p>
          </table:table-cell>
          <table:table-cell office:value-type="float" office:value="0.839585861203975">
            <text:p>0.8395858612</text:p>
          </table:table-cell>
          <table:table-cell office:value-type="float" office:value="0.7903658762683">
            <text:p>0.7903658763</text:p>
          </table:table-cell>
        </table:table-row>
        <table:table-row table:style-name="ro1">
          <table:table-cell office:value-type="float" office:value="0.930795380664184">
            <text:p>0.9307953807</text:p>
          </table:table-cell>
          <table:table-cell office:value-type="float" office:value="0.793882052231574">
            <text:p>0.7938820522</text:p>
          </table:table-cell>
          <table:table-cell office:value-type="float" office:value="0.771021486580626">
            <text:p>0.7710214866</text:p>
          </table:table-cell>
          <table:table-cell office:value-type="float" office:value="0.65670307676094">
            <text:p>0.6567030768</text:p>
          </table:table-cell>
          <table:table-cell office:value-type="float" office:value="0.793968804961571">
            <text:p>0.793968805</text:p>
          </table:table-cell>
          <table:table-cell office:value-type="float" office:value="0.911001178995139">
            <text:p>0.911001179</text:p>
          </table:table-cell>
          <table:table-cell office:value-type="float" office:value="0.918096105266231">
            <text:p>0.9180961053</text:p>
          </table:table-cell>
          <table:table-cell office:value-type="float" office:value="0.872428036837771">
            <text:p>0.8724280368</text:p>
          </table:table-cell>
          <table:table-cell office:value-type="float" office:value="0.88154369457509">
            <text:p>0.8815436946</text:p>
          </table:table-cell>
          <table:table-cell office:value-type="float" office:value="0.783819654876582">
            <text:p>0.7838196549</text:p>
          </table:table-cell>
        </table:table-row>
        <table:table-row table:style-name="ro1">
          <table:table-cell office:value-type="float" office:value="0.937395248753536">
            <text:p>0.9373952488</text:p>
          </table:table-cell>
          <table:table-cell office:value-type="float" office:value="0.960449768670145">
            <text:p>0.9604497687</text:p>
          </table:table-cell>
          <table:table-cell office:value-type="float" office:value="0.815521221580962">
            <text:p>0.8155212216</text:p>
          </table:table-cell>
          <table:table-cell office:value-type="float" office:value="0.931259356734724">
            <text:p>0.9312593567</text:p>
          </table:table-cell>
          <table:table-cell office:value-type="float" office:value="0.861106316009862">
            <text:p>0.861106316</text:p>
          </table:table-cell>
          <table:table-cell office:value-type="float" office:value="0.963579321553637">
            <text:p>0.9635793216</text:p>
          </table:table-cell>
          <table:table-cell office:value-type="float" office:value="0.832988914112042">
            <text:p>0.8329889141</text:p>
          </table:table-cell>
          <table:table-cell office:value-type="float" office:value="0.941069531707993">
            <text:p>0.9410695317</text:p>
          </table:table-cell>
          <table:table-cell office:value-type="float" office:value="0.906256952866733">
            <text:p>0.9062569529</text:p>
          </table:table-cell>
          <table:table-cell office:value-type="float" office:value="0.957199497695852">
            <text:p>0.9571994977</text:p>
          </table:table-cell>
        </table:table-row>
        <table:table-row table:style-name="ro1">
          <table:table-cell office:value-type="float" office:value="0.774255209196295">
            <text:p>0.7742552092</text:p>
          </table:table-cell>
          <table:table-cell office:value-type="float" office:value="0.706228373675328">
            <text:p>0.7062283737</text:p>
          </table:table-cell>
          <table:table-cell office:value-type="float" office:value="0.934282947230319">
            <text:p>0.9342829472</text:p>
          </table:table-cell>
          <table:table-cell office:value-type="float" office:value="0.838144421743532">
            <text:p>0.8381444217</text:p>
          </table:table-cell>
          <table:table-cell office:value-type="float" office:value="0.826739547948868">
            <text:p>0.8267395479</text:p>
          </table:table-cell>
          <table:table-cell office:value-type="float" office:value="0.832979359111556">
            <text:p>0.8329793591</text:p>
          </table:table-cell>
          <table:table-cell office:value-type="float" office:value="0.870423709431319">
            <text:p>0.8704237094</text:p>
          </table:table-cell>
          <table:table-cell office:value-type="float" office:value="0.85269368179176">
            <text:p>0.8526936818</text:p>
          </table:table-cell>
          <table:table-cell office:value-type="float" office:value="0.738341452549849">
            <text:p>0.7383414525</text:p>
          </table:table-cell>
          <table:table-cell office:value-type="float" office:value="0.725341944739633">
            <text:p>0.7253419447</text:p>
          </table:table-cell>
        </table:table-row>
        <table:table-row table:style-name="ro1">
          <table:table-cell office:value-type="float" office:value="0.735700592684294">
            <text:p>0.7357005927</text:p>
          </table:table-cell>
          <table:table-cell office:value-type="float" office:value="0.702047859454837">
            <text:p>0.7020478595</text:p>
          </table:table-cell>
          <table:table-cell office:value-type="float" office:value="0.86721921682299">
            <text:p>0.8672192168</text:p>
          </table:table-cell>
          <table:table-cell office:value-type="float" office:value="0.914749547494735">
            <text:p>0.9147495475</text:p>
          </table:table-cell>
          <table:table-cell office:value-type="float" office:value="0.669597754268476">
            <text:p>0.6695977543</text:p>
          </table:table-cell>
          <table:table-cell office:value-type="float" office:value="0.90700861057806">
            <text:p>0.9070086106</text:p>
          </table:table-cell>
          <table:table-cell office:value-type="float" office:value="0.857293753302306">
            <text:p>0.8572937533</text:p>
          </table:table-cell>
          <table:table-cell office:value-type="float" office:value="0.814598881618625">
            <text:p>0.8145988816</text:p>
          </table:table-cell>
          <table:table-cell office:value-type="float" office:value="0.773837948341667">
            <text:p>0.7738379483</text:p>
          </table:table-cell>
          <table:table-cell office:value-type="float" office:value="0.953348629725476">
            <text:p>0.9533486297</text:p>
          </table:table-cell>
        </table:table-row>
        <table:table-row table:style-name="ro1">
          <table:table-cell office:value-type="float" office:value="0.816972029027096">
            <text:p>0.816972029</text:p>
          </table:table-cell>
          <table:table-cell office:value-type="float" office:value="0.940986229385">
            <text:p>0.9409862294</text:p>
          </table:table-cell>
          <table:table-cell office:value-type="float" office:value="1.0341439214877">
            <text:p>1.0341439215</text:p>
          </table:table-cell>
          <table:table-cell office:value-type="float" office:value="0.967429092590305">
            <text:p>0.9674290926</text:p>
          </table:table-cell>
          <table:table-cell office:value-type="float" office:value="0.940841319083141">
            <text:p>0.9408413191</text:p>
          </table:table-cell>
          <table:table-cell office:value-type="float" office:value="0.940964858566795">
            <text:p>0.9409648586</text:p>
          </table:table-cell>
          <table:table-cell office:value-type="float" office:value="0.857721594650075">
            <text:p>0.8577215947</text:p>
          </table:table-cell>
          <table:table-cell office:value-type="float" office:value="0.796703971812668">
            <text:p>0.7967039718</text:p>
          </table:table-cell>
          <table:table-cell office:value-type="float" office:value="0.857038218133262">
            <text:p>0.8570382181</text:p>
          </table:table-cell>
          <table:table-cell office:value-type="float" office:value="1.01627889915941">
            <text:p>1.0162788992</text:p>
          </table:table-cell>
        </table:table-row>
        <table:table-row table:style-name="ro1">
          <table:table-cell office:value-type="float" office:value="0.699232637346342">
            <text:p>0.6992326373</text:p>
          </table:table-cell>
          <table:table-cell office:value-type="float" office:value="0.844358524544028">
            <text:p>0.8443585245</text:p>
          </table:table-cell>
          <table:table-cell office:value-type="float" office:value="0.787291367909921">
            <text:p>0.7872913679</text:p>
          </table:table-cell>
          <table:table-cell office:value-type="float" office:value="0.843321312124953">
            <text:p>0.8433213121</text:p>
          </table:table-cell>
          <table:table-cell office:value-type="float" office:value="0.888474592312345">
            <text:p>0.8884745923</text:p>
          </table:table-cell>
          <table:table-cell office:value-type="float" office:value="0.741694744697345">
            <text:p>0.7416947447</text:p>
          </table:table-cell>
          <table:table-cell office:value-type="float" office:value="0.609514917046814">
            <text:p>0.609514917</text:p>
          </table:table-cell>
          <table:table-cell office:value-type="float" office:value="0.833595955171951">
            <text:p>0.8335959552</text:p>
          </table:table-cell>
          <table:table-cell office:value-type="float" office:value="0.8219597755898">
            <text:p>0.8219597756</text:p>
          </table:table-cell>
          <table:table-cell office:value-type="float" office:value="0.921799566059927">
            <text:p>0.9217995661</text:p>
          </table:table-cell>
        </table:table-row>
        <table:table-row table:style-name="ro1">
          <table:table-cell office:value-type="float" office:value="1.05333295510083">
            <text:p>1.0533329551</text:p>
          </table:table-cell>
          <table:table-cell office:value-type="float" office:value="0.701958399640244">
            <text:p>0.7019583996</text:p>
          </table:table-cell>
          <table:table-cell office:value-type="float" office:value="1.03542493262971">
            <text:p>1.0354249326</text:p>
          </table:table-cell>
          <table:table-cell office:value-type="float" office:value="0.856952813536286">
            <text:p>0.8569528135</text:p>
          </table:table-cell>
          <table:table-cell office:value-type="float" office:value="0.744768637007087">
            <text:p>0.744768637</text:p>
          </table:table-cell>
          <table:table-cell office:value-type="float" office:value="0.971477369470227">
            <text:p>0.9714773695</text:p>
          </table:table-cell>
          <table:table-cell office:value-type="float" office:value="0.863873447059473">
            <text:p>0.8638734471</text:p>
          </table:table-cell>
          <table:table-cell office:value-type="float" office:value="1.07943992152472">
            <text:p>1.0794399215</text:p>
          </table:table-cell>
          <table:table-cell office:value-type="float" office:value="0.867194115902105">
            <text:p>0.8671941159</text:p>
          </table:table-cell>
          <table:table-cell office:value-type="float" office:value="0.986859673656413">
            <text:p>0.9868596737</text:p>
          </table:table-cell>
        </table:table-row>
        <table:table-row table:style-name="ro1">
          <table:table-cell office:value-type="float" office:value="1.11887654499242">
            <text:p>1.118876545</text:p>
          </table:table-cell>
          <table:table-cell office:value-type="float" office:value="0.967046108919239">
            <text:p>0.9670461089</text:p>
          </table:table-cell>
          <table:table-cell office:value-type="float" office:value="0.907851976568656">
            <text:p>0.9078519766</text:p>
          </table:table-cell>
          <table:table-cell office:value-type="float" office:value="0.816479430306123">
            <text:p>0.8164794303</text:p>
          </table:table-cell>
          <table:table-cell office:value-type="float" office:value="1.00267879034447">
            <text:p>1.0026787903</text:p>
          </table:table-cell>
          <table:table-cell office:value-type="float" office:value="1.0075273536878">
            <text:p>1.0075273537</text:p>
          </table:table-cell>
          <table:table-cell office:value-type="float" office:value="1.02907609611693">
            <text:p>1.0290760961</text:p>
          </table:table-cell>
          <table:table-cell office:value-type="float" office:value="0.801530112902935">
            <text:p>0.8015301129</text:p>
          </table:table-cell>
          <table:table-cell office:value-type="float" office:value="0.937960563940885">
            <text:p>0.9379605639</text:p>
          </table:table-cell>
          <table:table-cell office:value-type="float" office:value="0.774028804541669">
            <text:p>0.7740288045</text:p>
          </table:table-cell>
        </table:table-row>
        <table:table-row table:style-name="ro1">
          <table:table-cell office:value-type="float" office:value="0.970475312098306">
            <text:p>0.9704753121</text:p>
          </table:table-cell>
          <table:table-cell office:value-type="float" office:value="0.941095678750892">
            <text:p>0.9410956788</text:p>
          </table:table-cell>
          <table:table-cell office:value-type="float" office:value="1.02888297221805">
            <text:p>1.0288829722</text:p>
          </table:table-cell>
          <table:table-cell office:value-type="float" office:value="0.771194425032618">
            <text:p>0.771194425</text:p>
          </table:table-cell>
          <table:table-cell office:value-type="float" office:value="0.88517324996064">
            <text:p>0.88517325</text:p>
          </table:table-cell>
          <table:table-cell office:value-type="float" office:value="0.882302671432897">
            <text:p>0.8823026714</text:p>
          </table:table-cell>
          <table:table-cell office:value-type="float" office:value="0.931057156103131">
            <text:p>0.9310571561</text:p>
          </table:table-cell>
          <table:table-cell office:value-type="float" office:value="1.00452737715948">
            <text:p>1.0045273772</text:p>
          </table:table-cell>
          <table:table-cell office:value-type="float" office:value="0.931566328470842">
            <text:p>0.9315663285</text:p>
          </table:table-cell>
          <table:table-cell office:value-type="float" office:value="0.992557356801736">
            <text:p>0.9925573568</text:p>
          </table:table-cell>
        </table:table-row>
        <table:table-row table:style-name="ro1">
          <table:table-cell office:value-type="float" office:value="0.84564970516218">
            <text:p>0.8456497052</text:p>
          </table:table-cell>
          <table:table-cell office:value-type="float" office:value="0.828296818060506">
            <text:p>0.8282968181</text:p>
          </table:table-cell>
          <table:table-cell office:value-type="float" office:value="0.783794046175722">
            <text:p>0.7837940462</text:p>
          </table:table-cell>
          <table:table-cell office:value-type="float" office:value="0.931339987958881">
            <text:p>0.931339988</text:p>
          </table:table-cell>
          <table:table-cell office:value-type="float" office:value="0.843005292369228">
            <text:p>0.8430052924</text:p>
          </table:table-cell>
          <table:table-cell office:value-type="float" office:value="0.740053606294628">
            <text:p>0.7400536063</text:p>
          </table:table-cell>
          <table:table-cell office:value-type="float" office:value="0.729821854346678">
            <text:p>0.7298218543</text:p>
          </table:table-cell>
          <table:table-cell office:value-type="float" office:value="0.637143973463381">
            <text:p>0.6371439735</text:p>
          </table:table-cell>
          <table:table-cell office:value-type="float" office:value="0.852442265423079">
            <text:p>0.8524422654</text:p>
          </table:table-cell>
          <table:table-cell office:value-type="float" office:value="0.909628784388794">
            <text:p>0.9096287844</text:p>
          </table:table-cell>
        </table:table-row>
        <table:table-row table:style-name="ro1">
          <table:table-cell office:value-type="float" office:value="0.649590109854393">
            <text:p>0.6495901099</text:p>
          </table:table-cell>
          <table:table-cell office:value-type="float" office:value="0.792082495359998">
            <text:p>0.7920824954</text:p>
          </table:table-cell>
          <table:table-cell office:value-type="float" office:value="0.731730802644081">
            <text:p>0.7317308026</text:p>
          </table:table-cell>
          <table:table-cell office:value-type="float" office:value="1.03882659590886">
            <text:p>1.0388265959</text:p>
          </table:table-cell>
          <table:table-cell office:value-type="float" office:value="0.783818539022477">
            <text:p>0.783818539</text:p>
          </table:table-cell>
          <table:table-cell office:value-type="float" office:value="0.813312233543186">
            <text:p>0.8133122335</text:p>
          </table:table-cell>
          <table:table-cell office:value-type="float" office:value="0.859530972131798">
            <text:p>0.8595309721</text:p>
          </table:table-cell>
          <table:table-cell office:value-type="float" office:value="0.895102350084999">
            <text:p>0.8951023501</text:p>
          </table:table-cell>
          <table:table-cell office:value-type="float" office:value="0.689329284739813">
            <text:p>0.6893292847</text:p>
          </table:table-cell>
          <table:table-cell office:value-type="float" office:value="1.01905142742834">
            <text:p>1.0190514274</text:p>
          </table:table-cell>
        </table:table-row>
        <table:table-row table:style-name="ro1">
          <table:table-cell office:value-type="float" office:value="0.857660393226397">
            <text:p>0.8576603932</text:p>
          </table:table-cell>
          <table:table-cell office:value-type="float" office:value="0.793750156439157">
            <text:p>0.7937501564</text:p>
          </table:table-cell>
          <table:table-cell office:value-type="float" office:value="0.604506458519273">
            <text:p>0.6045064585</text:p>
          </table:table-cell>
          <table:table-cell office:value-type="float" office:value="0.784225602534732">
            <text:p>0.7842256025</text:p>
          </table:table-cell>
          <table:table-cell office:value-type="float" office:value="0.686130864170695">
            <text:p>0.6861308642</text:p>
          </table:table-cell>
          <table:table-cell office:value-type="float" office:value="0.772838431232513">
            <text:p>0.7728384312</text:p>
          </table:table-cell>
          <table:table-cell office:value-type="float" office:value="0.725291390583249">
            <text:p>0.7252913906</text:p>
          </table:table-cell>
          <table:table-cell office:value-type="float" office:value="0.759866129667066">
            <text:p>0.7598661297</text:p>
          </table:table-cell>
          <table:table-cell office:value-type="float" office:value="0.735161924095524">
            <text:p>0.7351619241</text:p>
          </table:table-cell>
          <table:table-cell office:value-type="float" office:value="0.833365585829425">
            <text:p>0.8333655858</text:p>
          </table:table-cell>
        </table:table-row>
        <table:table-row table:style-name="ro1">
          <table:table-cell office:value-type="float" office:value="0.844223616845639">
            <text:p>0.8442236168</text:p>
          </table:table-cell>
          <table:table-cell office:value-type="float" office:value="0.50987759919309">
            <text:p>0.5098775992</text:p>
          </table:table-cell>
          <table:table-cell office:value-type="float" office:value="0.75956313586354">
            <text:p>0.7595631359</text:p>
          </table:table-cell>
          <table:table-cell office:value-type="float" office:value="0.618987940369569">
            <text:p>0.6189879404</text:p>
          </table:table-cell>
          <table:table-cell office:value-type="float" office:value="0.744740500294416">
            <text:p>0.7447405003</text:p>
          </table:table-cell>
          <table:table-cell office:value-type="float" office:value="0.816894279508496">
            <text:p>0.8168942795</text:p>
          </table:table-cell>
          <table:table-cell office:value-type="float" office:value="0.849266605986949">
            <text:p>0.849266606</text:p>
          </table:table-cell>
          <table:table-cell office:value-type="float" office:value="0.671463557955244">
            <text:p>0.671463558</text:p>
          </table:table-cell>
          <table:table-cell office:value-type="float" office:value="0.698719986310422">
            <text:p>0.6987199863</text:p>
          </table:table-cell>
          <table:table-cell office:value-type="float" office:value="0.898484090292456">
            <text:p>0.8984840903</text:p>
          </table:table-cell>
        </table:table-row>
        <table:table-row table:style-name="ro1">
          <table:table-cell office:value-type="float" office:value="0.970323587458252">
            <text:p>0.9703235875</text:p>
          </table:table-cell>
          <table:table-cell office:value-type="float" office:value="0.921684115993203">
            <text:p>0.921684116</text:p>
          </table:table-cell>
          <table:table-cell office:value-type="float" office:value="0.960439941645541">
            <text:p>0.9604399416</text:p>
          </table:table-cell>
          <table:table-cell office:value-type="float" office:value="0.783820359314242">
            <text:p>0.7838203593</text:p>
          </table:table-cell>
          <table:table-cell office:value-type="float" office:value="0.857306935798671">
            <text:p>0.8573069358</text:p>
          </table:table-cell>
          <table:table-cell office:value-type="float" office:value="0.846135255555016">
            <text:p>0.8461352556</text:p>
          </table:table-cell>
          <table:table-cell office:value-type="float" office:value="0.882063806329436">
            <text:p>0.8820638063</text:p>
          </table:table-cell>
          <table:table-cell office:value-type="float" office:value="0.951370538628047">
            <text:p>0.9513705386</text:p>
          </table:table-cell>
          <table:table-cell office:value-type="float" office:value="0.976622754720217">
            <text:p>0.9766227547</text:p>
          </table:table-cell>
          <table:table-cell office:value-type="float" office:value="0.979883352426523">
            <text:p>0.9798833524</text:p>
          </table:table-cell>
        </table:table-row>
        <table:table-row table:style-name="ro1">
          <table:table-cell office:value-type="float" office:value="0.808334053588293">
            <text:p>0.8083340536</text:p>
          </table:table-cell>
          <table:table-cell office:value-type="float" office:value="0.940839947735493">
            <text:p>0.9408399477</text:p>
          </table:table-cell>
          <table:table-cell office:value-type="float" office:value="0.813721750111849">
            <text:p>0.8137217501</text:p>
          </table:table-cell>
          <table:table-cell office:value-type="float" office:value="0.906544394174157">
            <text:p>0.9065443942</text:p>
          </table:table-cell>
          <table:table-cell office:value-type="float" office:value="0.934638966294913">
            <text:p>0.9346389663</text:p>
          </table:table-cell>
          <table:table-cell office:value-type="float" office:value="0.911318685480397">
            <text:p>0.9113186855</text:p>
          </table:table-cell>
          <table:table-cell office:value-type="float" office:value="0.833450202582121">
            <text:p>0.8334502026</text:p>
          </table:table-cell>
          <table:table-cell office:value-type="float" office:value="0.832942497141724">
            <text:p>0.8329424971</text:p>
          </table:table-cell>
          <table:table-cell office:value-type="float" office:value="0.809012909250963">
            <text:p>0.8090129093</text:p>
          </table:table-cell>
          <table:table-cell office:value-type="float" office:value="0.852599530448332">
            <text:p>0.8525995304</text:p>
          </table:table-cell>
        </table:table-row>
        <table:table-row table:style-name="ro1">
          <table:table-cell office:value-type="float" office:value="0.916635862168206">
            <text:p>0.9166358622</text:p>
          </table:table-cell>
          <table:table-cell office:value-type="float" office:value="0.931111515028325">
            <text:p>0.931111515</text:p>
          </table:table-cell>
          <table:table-cell office:value-type="float" office:value="0.978560912367399">
            <text:p>0.9785609124</text:p>
          </table:table-cell>
          <table:table-cell office:value-type="float" office:value="0.891891101875875">
            <text:p>0.8918911019</text:p>
          </table:table-cell>
          <table:table-cell office:value-type="float" office:value="0.823135883355653">
            <text:p>0.8231358834</text:p>
          </table:table-cell>
          <table:table-cell office:value-type="float" office:value="0.862731864536538">
            <text:p>0.8627318645</text:p>
          </table:table-cell>
          <table:table-cell office:value-type="float" office:value="0.597979524786848">
            <text:p>0.5979795248</text:p>
          </table:table-cell>
          <table:table-cell office:value-type="float" office:value="0.705889221478715">
            <text:p>0.7058892215</text:p>
          </table:table-cell>
          <table:table-cell office:value-type="float" office:value="0.862519062050651">
            <text:p>0.8625190621</text:p>
          </table:table-cell>
          <table:table-cell office:value-type="float" office:value="0.823177282573285">
            <text:p>0.8231772826</text:p>
          </table:table-cell>
        </table:table-row>
        <table:table-row table:style-name="ro1">
          <table:table-cell office:value-type="float" office:value="1.012992434892">
            <text:p>1.0129924349</text:p>
          </table:table-cell>
          <table:table-cell office:value-type="float" office:value="0.833546761221606">
            <text:p>0.8335467612</text:p>
          </table:table-cell>
          <table:table-cell office:value-type="float" office:value="0.82628802382435">
            <text:p>0.8262880238</text:p>
          </table:table-cell>
          <table:table-cell office:value-type="float" office:value="0.828661340129725">
            <text:p>0.8286613401</text:p>
          </table:table-cell>
          <table:table-cell office:value-type="float" office:value="0.762802709189238">
            <text:p>0.7628027092</text:p>
          </table:table-cell>
          <table:table-cell office:value-type="float" office:value="0.947184507408748">
            <text:p>0.9471845074</text:p>
          </table:table-cell>
          <table:table-cell office:value-type="float" office:value="0.790566251120899">
            <text:p>0.7905662511</text:p>
          </table:table-cell>
          <table:table-cell office:value-type="float" office:value="0.888698536553556">
            <text:p>0.8886985366</text:p>
          </table:table-cell>
          <table:table-cell office:value-type="float" office:value="0.882170949889193">
            <text:p>0.8821709499</text:p>
          </table:table-cell>
          <table:table-cell office:value-type="float" office:value="0.94096829224212">
            <text:p>0.9409682922</text:p>
          </table:table-cell>
        </table:table-row>
        <table:table-row table:style-name="ro1">
          <table:table-cell office:value-type="float" office:value="0.790505202229848">
            <text:p>0.7905052022</text:p>
          </table:table-cell>
          <table:table-cell office:value-type="float" office:value="0.931039070839719">
            <text:p>0.9310390708</text:p>
          </table:table-cell>
          <table:table-cell office:value-type="float" office:value="0.90140878053693">
            <text:p>0.9014087805</text:p>
          </table:table-cell>
          <table:table-cell office:value-type="float" office:value="0.871708790722962">
            <text:p>0.8717087907</text:p>
          </table:table-cell>
          <table:table-cell office:value-type="float" office:value="0.800367843402009">
            <text:p>0.8003678434</text:p>
          </table:table-cell>
          <table:table-cell office:value-type="float" office:value="1.03508793149842">
            <text:p>1.0350879315</text:p>
          </table:table-cell>
          <table:table-cell office:value-type="float" office:value="0.860512024344065">
            <text:p>0.8605120243</text:p>
          </table:table-cell>
          <table:table-cell office:value-type="float" office:value="0.803803750891454">
            <text:p>0.8038037509</text:p>
          </table:table-cell>
          <table:table-cell office:value-type="float" office:value="1.01269656793477">
            <text:p>1.0126965679</text:p>
          </table:table-cell>
          <table:table-cell office:value-type="float" office:value="0.993099507067328">
            <text:p>0.9930995071</text:p>
          </table:table-cell>
        </table:table-row>
        <table:table-row table:style-name="ro1">
          <table:table-cell office:value-type="float" office:value="0.671862805566881">
            <text:p>0.6718628056</text:p>
          </table:table-cell>
          <table:table-cell office:value-type="float" office:value="0.823361570872659">
            <text:p>0.8233615709</text:p>
          </table:table-cell>
          <table:table-cell office:value-type="float" office:value="0.834137693275467">
            <text:p>0.8341376933</text:p>
          </table:table-cell>
          <table:table-cell office:value-type="float" office:value="0.839677830936545">
            <text:p>0.8396778309</text:p>
          </table:table-cell>
          <table:table-cell office:value-type="float" office:value="0.859019151085357">
            <text:p>0.8590191511</text:p>
          </table:table-cell>
          <table:table-cell office:value-type="float" office:value="0.937323297041733">
            <text:p>0.937323297</text:p>
          </table:table-cell>
          <table:table-cell office:value-type="float" office:value="0.930812541560071">
            <text:p>0.9308125416</text:p>
          </table:table-cell>
          <table:table-cell office:value-type="float" office:value="0.989913351063435">
            <text:p>0.9899133511</text:p>
          </table:table-cell>
          <table:table-cell office:value-type="float" office:value="0.880064999092383">
            <text:p>0.8800649991</text:p>
          </table:table-cell>
          <table:table-cell office:value-type="float" office:value="1.05683459078921">
            <text:p>1.0568345908</text:p>
          </table:table-cell>
        </table:table-row>
        <table:table-row table:style-name="ro1">
          <table:table-cell office:value-type="float" office:value="0.965530248486578">
            <text:p>0.9655302485</text:p>
          </table:table-cell>
          <table:table-cell office:value-type="float" office:value="0.913228772835486">
            <text:p>0.9132287728</text:p>
          </table:table-cell>
          <table:table-cell office:value-type="float" office:value="1.00577984912576">
            <text:p>1.0057798491</text:p>
          </table:table-cell>
          <table:table-cell office:value-type="float" office:value="1.00594259942728">
            <text:p>1.0059425994</text:p>
          </table:table-cell>
          <table:table-cell office:value-type="float" office:value="0.888847223571102">
            <text:p>0.8888472236</text:p>
          </table:table-cell>
          <table:table-cell office:value-type="float" office:value="1.05316859826852">
            <text:p>1.0531685983</text:p>
          </table:table-cell>
          <table:table-cell office:value-type="float" office:value="0.916097627744459">
            <text:p>0.9160976277</text:p>
          </table:table-cell>
          <table:table-cell office:value-type="float" office:value="0.978267194069308">
            <text:p>0.9782671941</text:p>
          </table:table-cell>
          <table:table-cell office:value-type="float" office:value="1.02902463687408">
            <text:p>1.0290246369</text:p>
          </table:table-cell>
          <table:table-cell office:value-type="float" office:value="0.911489053875307">
            <text:p>0.9114890539</text:p>
          </table:table-cell>
        </table:table-row>
        <table:table-row table:style-name="ro1">
          <table:table-cell office:value-type="float" office:value="1.01767673384102">
            <text:p>1.0176767338</text:p>
          </table:table-cell>
          <table:table-cell office:value-type="float" office:value="0.913103050543048">
            <text:p>0.9131030505</text:p>
          </table:table-cell>
          <table:table-cell office:value-type="float" office:value="0.985940742768149">
            <text:p>0.9859407428</text:p>
          </table:table-cell>
          <table:table-cell office:value-type="float" office:value="0.930432015198695">
            <text:p>0.9304320152</text:p>
          </table:table-cell>
          <table:table-cell office:value-type="float" office:value="0.842910109759879">
            <text:p>0.8429101098</text:p>
          </table:table-cell>
          <table:table-cell office:value-type="float" office:value="0.817474274330104">
            <text:p>0.8174742743</text:p>
          </table:table-cell>
          <table:table-cell office:value-type="float" office:value="0.81895901168016">
            <text:p>0.8189590117</text:p>
          </table:table-cell>
          <table:table-cell office:value-type="float" office:value="0.914294280425731">
            <text:p>0.9142942804</text:p>
          </table:table-cell>
          <table:table-cell office:value-type="float" office:value="1.03578735505768">
            <text:p>1.0357873551</text:p>
          </table:table-cell>
          <table:table-cell office:value-type="float" office:value="0.877722155323496">
            <text:p>0.8777221553</text:p>
          </table:table-cell>
        </table:table-row>
        <table:table-row table:style-name="ro1">
          <table:table-cell office:value-type="float" office:value="0.915091169844402">
            <text:p>0.9150911698</text:p>
          </table:table-cell>
          <table:table-cell office:value-type="float" office:value="1.02898690602699">
            <text:p>1.028986906</text:p>
          </table:table-cell>
          <table:table-cell office:value-type="float" office:value="1.00966995661539">
            <text:p>1.0096699566</text:p>
          </table:table-cell>
          <table:table-cell office:value-type="float" office:value="0.842718577842814">
            <text:p>0.8427185778</text:p>
          </table:table-cell>
          <table:table-cell office:value-type="float" office:value="0.891907889226542">
            <text:p>0.8919078892</text:p>
          </table:table-cell>
          <table:table-cell office:value-type="float" office:value="1.12990543438269">
            <text:p>1.1299054344</text:p>
          </table:table-cell>
          <table:table-cell office:value-type="float" office:value="0.875321912440174">
            <text:p>0.8753219124</text:p>
          </table:table-cell>
          <table:table-cell office:value-type="float" office:value="0.919401194423211">
            <text:p>0.9194011944</text:p>
          </table:table-cell>
          <table:table-cell office:value-type="float" office:value="0.960724204966762">
            <text:p>0.960724205</text:p>
          </table:table-cell>
          <table:table-cell office:value-type="float" office:value="0.898068875186854">
            <text:p>0.8980688752</text:p>
          </table:table-cell>
        </table:table-row>
        <table:table-row table:style-name="ro1">
          <table:table-cell office:value-type="float" office:value="0.911334407016515">
            <text:p>0.911334407</text:p>
          </table:table-cell>
          <table:table-cell office:value-type="float" office:value="0.892219663477109">
            <text:p>0.8922196635</text:p>
          </table:table-cell>
          <table:table-cell office:value-type="float" office:value="1.08443986310244">
            <text:p>1.0844398631</text:p>
          </table:table-cell>
          <table:table-cell office:value-type="float" office:value="1.02924936626974">
            <text:p>1.0292493663</text:p>
          </table:table-cell>
          <table:table-cell office:value-type="float" office:value="0.934558978952568">
            <text:p>0.934558979</text:p>
          </table:table-cell>
          <table:table-cell office:value-type="float" office:value="0.912945253114587">
            <text:p>0.9129452531</text:p>
          </table:table-cell>
          <table:table-cell office:value-type="float" office:value="0.857738962312331">
            <text:p>0.8577389623</text:p>
          </table:table-cell>
          <table:table-cell office:value-type="float" office:value="1.03289848467205">
            <text:p>1.0328984847</text:p>
          </table:table-cell>
          <table:table-cell office:value-type="float" office:value="0.916638719949703">
            <text:p>0.9166387199</text:p>
          </table:table-cell>
          <table:table-cell office:value-type="float" office:value="0.940760230394977">
            <text:p>0.9407602304</text:p>
          </table:table-cell>
        </table:table-row>
        <table:table-row table:style-name="ro1">
          <table:table-cell office:value-type="float" office:value="1.02435909321311">
            <text:p>1.0243590932</text:p>
          </table:table-cell>
          <table:table-cell office:value-type="float" office:value="0.737834444781347">
            <text:p>0.7378344448</text:p>
          </table:table-cell>
          <table:table-cell office:value-type="float" office:value="0.747720033612657">
            <text:p>0.7477200336</text:p>
          </table:table-cell>
          <table:table-cell office:value-type="float" office:value="0.777419228150597">
            <text:p>0.7774192282</text:p>
          </table:table-cell>
          <table:table-cell office:value-type="float" office:value="0.982777990044235">
            <text:p>0.98277799</text:p>
          </table:table-cell>
          <table:table-cell office:value-type="float" office:value="0.85706355273972">
            <text:p>0.8570635527</text:p>
          </table:table-cell>
          <table:table-cell office:value-type="float" office:value="0.891858552750473">
            <text:p>0.8918585528</text:p>
          </table:table-cell>
          <table:table-cell office:value-type="float" office:value="0.784596207353558">
            <text:p>0.7845962074</text:p>
          </table:table-cell>
          <table:table-cell office:value-type="float" office:value="0.761505763294558">
            <text:p>0.7615057633</text:p>
          </table:table-cell>
          <table:table-cell office:value-type="float" office:value="0.746332168993614">
            <text:p>0.746332169</text:p>
          </table:table-cell>
        </table:table-row>
        <table:table-row table:style-name="ro1">
          <table:table-cell office:value-type="float" office:value="0.667712189468876">
            <text:p>0.6677121895</text:p>
          </table:table-cell>
          <table:table-cell office:value-type="float" office:value="0.733782274897356">
            <text:p>0.7337822749</text:p>
          </table:table-cell>
          <table:table-cell office:value-type="float" office:value="0.923014880260932">
            <text:p>0.9230148803</text:p>
          </table:table-cell>
          <table:table-cell office:value-type="float" office:value="0.666378961538227">
            <text:p>0.6663789615</text:p>
          </table:table-cell>
          <table:table-cell office:value-type="float" office:value="0.775851460904192">
            <text:p>0.7758514609</text:p>
          </table:table-cell>
          <table:table-cell office:value-type="float" office:value="0.906333086993603">
            <text:p>0.906333087</text:p>
          </table:table-cell>
          <table:table-cell office:value-type="float" office:value="0.741574092882453">
            <text:p>0.7415740929</text:p>
          </table:table-cell>
          <table:table-cell office:value-type="float" office:value="0.857386259704946">
            <text:p>0.8573862597</text:p>
          </table:table-cell>
          <table:table-cell office:value-type="float" office:value="0.7938140751306">
            <text:p>0.7938140751</text:p>
          </table:table-cell>
          <table:table-cell office:value-type="float" office:value="0.969420061566225">
            <text:p>0.9694200616</text:p>
          </table:table-cell>
        </table:table-row>
        <table:table-row table:style-name="ro1">
          <table:table-cell office:value-type="float" office:value="0.808562647149429">
            <text:p>0.8085626471</text:p>
          </table:table-cell>
          <table:table-cell office:value-type="float" office:value="0.784356609714454">
            <text:p>0.7843566097</text:p>
          </table:table-cell>
          <table:table-cell office:value-type="float" office:value="0.865681076886091">
            <text:p>0.8656810769</text:p>
          </table:table-cell>
          <table:table-cell office:value-type="float" office:value="0.99302107398456">
            <text:p>0.993021074</text:p>
          </table:table-cell>
          <table:table-cell office:value-type="float" office:value="0.812854890067202">
            <text:p>0.8128548901</text:p>
          </table:table-cell>
          <table:table-cell office:value-type="float" office:value="0.698703002100643">
            <text:p>0.6987030021</text:p>
          </table:table-cell>
          <table:table-cell office:value-type="float" office:value="0.767891265418401">
            <text:p>0.7678912654</text:p>
          </table:table-cell>
          <table:table-cell office:value-type="float" office:value="0.823174257937819">
            <text:p>0.8231742579</text:p>
          </table:table-cell>
          <table:table-cell office:value-type="float" office:value="0.799808224626649">
            <text:p>0.7998082246</text:p>
          </table:table-cell>
          <table:table-cell office:value-type="float" office:value="0.764485949179162">
            <text:p>0.7644859492</text:p>
          </table:table-cell>
        </table:table-row>
        <table:table-row table:style-name="ro1">
          <table:table-cell office:value-type="float" office:value="1.04220971913274">
            <text:p>1.0422097191</text:p>
          </table:table-cell>
          <table:table-cell office:value-type="float" office:value="1.02905795494095">
            <text:p>1.0290579549</text:p>
          </table:table-cell>
          <table:table-cell office:value-type="float" office:value="1.18234681217621">
            <text:p>1.1823468122</text:p>
          </table:table-cell>
          <table:table-cell office:value-type="float" office:value="0.93085733201532">
            <text:p>0.930857332</text:p>
          </table:table-cell>
          <table:table-cell office:value-type="float" office:value="1.10264414084941">
            <text:p>1.1026441408</text:p>
          </table:table-cell>
          <table:table-cell office:value-type="float" office:value="1.02948853289505">
            <text:p>1.0294885329</text:p>
          </table:table-cell>
          <table:table-cell office:value-type="float" office:value="0.957080987173448">
            <text:p>0.9570809872</text:p>
          </table:table-cell>
          <table:table-cell office:value-type="float" office:value="1.01277444191779">
            <text:p>1.0127744419</text:p>
          </table:table-cell>
          <table:table-cell office:value-type="float" office:value="0.901766321330792">
            <text:p>0.9017663213</text:p>
          </table:table-cell>
          <table:table-cell office:value-type="float" office:value="1.00459774411187">
            <text:p>1.0045977441</text:p>
          </table:table-cell>
        </table:table-row>
        <table:table-row table:style-name="ro1">
          <table:table-cell office:value-type="float" office:value="0.999561139759613">
            <text:p>0.9995611398</text:p>
          </table:table-cell>
          <table:table-cell office:value-type="float" office:value="0.842721755071847">
            <text:p>0.8427217551</text:p>
          </table:table-cell>
          <table:table-cell office:value-type="float" office:value="1.05668693754499">
            <text:p>1.0566869375</text:p>
          </table:table-cell>
          <table:table-cell office:value-type="float" office:value="1.06439386503184">
            <text:p>1.064393865</text:p>
          </table:table-cell>
          <table:table-cell office:value-type="float" office:value="0.992775239162854">
            <text:p>0.9927752392</text:p>
          </table:table-cell>
          <table:table-cell office:value-type="float" office:value="1.11083419937124">
            <text:p>1.1108341994</text:p>
          </table:table-cell>
          <table:table-cell office:value-type="float" office:value="0.859117486489655">
            <text:p>0.8591174865</text:p>
          </table:table-cell>
          <table:table-cell office:value-type="float" office:value="1.03236551881846">
            <text:p>1.0323655188</text:p>
          </table:table-cell>
          <table:table-cell office:value-type="float" office:value="1.11386171670659">
            <text:p>1.1138617167</text:p>
          </table:table-cell>
          <table:table-cell office:value-type="float" office:value="1.03531234688269">
            <text:p>1.0353123469</text:p>
          </table:table-cell>
        </table:table-row>
        <table:table-row table:style-name="ro1">
          <table:table-cell office:value-type="float" office:value="0.882208306239418">
            <text:p>0.8822083062</text:p>
          </table:table-cell>
          <table:table-cell office:value-type="float" office:value="0.702494930497076">
            <text:p>0.7024949305</text:p>
          </table:table-cell>
          <table:table-cell office:value-type="float" office:value="0.73454142175694">
            <text:p>0.7345414218</text:p>
          </table:table-cell>
          <table:table-cell office:value-type="float" office:value="0.64637548105836">
            <text:p>0.6463754811</text:p>
          </table:table-cell>
          <table:table-cell office:value-type="float" office:value="0.802076677415033">
            <text:p>0.8020766774</text:p>
          </table:table-cell>
          <table:table-cell office:value-type="float" office:value="0.891713831457677">
            <text:p>0.8917138315</text:p>
          </table:table-cell>
          <table:table-cell office:value-type="float" office:value="0.793213935279979">
            <text:p>0.7932139353</text:p>
          </table:table-cell>
          <table:table-cell office:value-type="float" office:value="0.880592715961187">
            <text:p>0.880592716</text:p>
          </table:table-cell>
          <table:table-cell office:value-type="float" office:value="0.739977771199173">
            <text:p>0.7399777712</text:p>
          </table:table-cell>
          <table:table-cell office:value-type="float" office:value="0.773813084108774">
            <text:p>0.7738130841</text:p>
          </table:table-cell>
        </table:table-row>
        <table:table-row table:style-name="ro1">
          <table:table-cell office:value-type="float" office:value="0.868894413804087">
            <text:p>0.8688944138</text:p>
          </table:table-cell>
          <table:table-cell office:value-type="float" office:value="0.71181545405223">
            <text:p>0.7118154541</text:p>
          </table:table-cell>
          <table:table-cell office:value-type="float" office:value="0.793837171755513">
            <text:p>0.7938371718</text:p>
          </table:table-cell>
          <table:table-cell office:value-type="float" office:value="0.943849994119767">
            <text:p>0.9438499941</text:p>
          </table:table-cell>
          <table:table-cell office:value-type="float" office:value="0.823281662534119">
            <text:p>0.8232816625</text:p>
          </table:table-cell>
          <table:table-cell office:value-type="float" office:value="0.980115124168702">
            <text:p>0.9801151242</text:p>
          </table:table-cell>
          <table:table-cell office:value-type="float" office:value="0.796888289885293">
            <text:p>0.7968882899</text:p>
          </table:table-cell>
          <table:table-cell office:value-type="float" office:value="0.702868551916183">
            <text:p>0.7028685519</text:p>
          </table:table-cell>
          <table:table-cell office:value-type="float" office:value="0.82001701087008">
            <text:p>0.8200170109</text:p>
          </table:table-cell>
          <table:table-cell office:value-type="float" office:value="0.90657271140948">
            <text:p>0.9065727114</text:p>
          </table:table-cell>
        </table:table-row>
        <table:table-row table:style-name="ro1">
          <table:table-cell office:value-type="float" office:value="1.08799293251612">
            <text:p>1.0879929325</text:p>
          </table:table-cell>
          <table:table-cell office:value-type="float" office:value="0.833745178235107">
            <text:p>0.8337451782</text:p>
          </table:table-cell>
          <table:table-cell office:value-type="float" office:value="0.607780536314536">
            <text:p>0.6077805363</text:p>
          </table:table-cell>
          <table:table-cell office:value-type="float" office:value="0.9504514573841">
            <text:p>0.9504514574</text:p>
          </table:table-cell>
          <table:table-cell office:value-type="float" office:value="0.893327557212908">
            <text:p>0.8933275572</text:p>
          </table:table-cell>
          <table:table-cell office:value-type="float" office:value="0.818833916722221">
            <text:p>0.8188339167</text:p>
          </table:table-cell>
          <table:table-cell office:value-type="float" office:value="0.878973925647381">
            <text:p>0.8789739256</text:p>
          </table:table-cell>
          <table:table-cell office:value-type="float" office:value="0.734772160665417">
            <text:p>0.7347721607</text:p>
          </table:table-cell>
          <table:table-cell office:value-type="float" office:value="0.908216903755726">
            <text:p>0.9082169038</text:p>
          </table:table-cell>
          <table:table-cell office:value-type="float" office:value="0.862448929717496">
            <text:p>0.8624489297</text:p>
          </table:table-cell>
        </table:table-row>
        <table:table-row table:style-name="ro1">
          <table:table-cell office:value-type="float" office:value="0.976715832108241">
            <text:p>0.9767158321</text:p>
          </table:table-cell>
          <table:table-cell office:value-type="float" office:value="0.919497347923701">
            <text:p>0.9194973479</text:p>
          </table:table-cell>
          <table:table-cell office:value-type="float" office:value="0.83330988779464">
            <text:p>0.8333098878</text:p>
          </table:table-cell>
          <table:table-cell office:value-type="float" office:value="1.02920086425449">
            <text:p>1.0292008643</text:p>
          </table:table-cell>
          <table:table-cell office:value-type="float" office:value="0.892037597466319">
            <text:p>0.8920375975</text:p>
          </table:table-cell>
          <table:table-cell office:value-type="float" office:value="0.671366052744767">
            <text:p>0.6713660527</text:p>
          </table:table-cell>
          <table:table-cell office:value-type="float" office:value="0.985074448460915">
            <text:p>0.9850744485</text:p>
          </table:table-cell>
          <table:table-cell office:value-type="float" office:value="0.934130370214612">
            <text:p>0.9341303702</text:p>
          </table:table-cell>
          <table:table-cell office:value-type="float" office:value="0.955489947992377">
            <text:p>0.955489948</text:p>
          </table:table-cell>
          <table:table-cell office:value-type="float" office:value="0.955044406156079">
            <text:p>0.9550444062</text:p>
          </table:table-cell>
        </table:table-row>
        <table:table-row table:style-name="ro1">
          <table:table-cell office:value-type="float" office:value="0.955718251820074">
            <text:p>0.9557182518</text:p>
          </table:table-cell>
          <table:table-cell office:value-type="float" office:value="0.862259747061488">
            <text:p>0.8622597471</text:p>
          </table:table-cell>
          <table:table-cell office:value-type="float" office:value="1.10275928773691">
            <text:p>1.1027592877</text:p>
          </table:table-cell>
          <table:table-cell office:value-type="float" office:value="0.852414251878082">
            <text:p>0.8524142519</text:p>
          </table:table-cell>
          <table:table-cell office:value-type="float" office:value="0.98957289561934">
            <text:p>0.9895728956</text:p>
          </table:table-cell>
          <table:table-cell office:value-type="float" office:value="0.891503139764558">
            <text:p>0.8915031398</text:p>
          </table:table-cell>
          <table:table-cell office:value-type="float" office:value="0.888814499763306">
            <text:p>0.8888144998</text:p>
          </table:table-cell>
          <table:table-cell office:value-type="float" office:value="0.863400328000986">
            <text:p>0.863400328</text:p>
          </table:table-cell>
          <table:table-cell office:value-type="float" office:value="0.911216667647918">
            <text:p>0.9112166676</text:p>
          </table:table-cell>
          <table:table-cell office:value-type="float" office:value="0.906343849966135">
            <text:p>0.90634385</text:p>
          </table:table-cell>
        </table:table-row>
        <table:table-row table:style-name="ro1">
          <table:table-cell office:value-type="float" office:value="0.914806720809172">
            <text:p>0.9148067208</text:p>
          </table:table-cell>
          <table:table-cell office:value-type="float" office:value="1.00469172028143">
            <text:p>1.0046917203</text:p>
          </table:table-cell>
          <table:table-cell office:value-type="float" office:value="0.862139588916599">
            <text:p>0.8621395889</text:p>
          </table:table-cell>
          <table:table-cell office:value-type="float" office:value="0.832631191161983">
            <text:p>0.8326311912</text:p>
          </table:table-cell>
          <table:table-cell office:value-type="float" office:value="0.986690967081196">
            <text:p>0.9866909671</text:p>
          </table:table-cell>
          <table:table-cell office:value-type="float" office:value="0.999402205408687">
            <text:p>0.9994022054</text:p>
          </table:table-cell>
          <table:table-cell office:value-type="float" office:value="0.888268193039007">
            <text:p>0.888268193</text:p>
          </table:table-cell>
          <table:table-cell office:value-type="float" office:value="0.960882415451997">
            <text:p>0.9608824155</text:p>
          </table:table-cell>
          <table:table-cell office:value-type="float" office:value="1.03591897584108">
            <text:p>1.0359189758</text:p>
          </table:table-cell>
          <table:table-cell office:value-type="float" office:value="0.947232628268816">
            <text:p>0.9472326283</text:p>
          </table:table-cell>
        </table:table-row>
        <table:table-row table:style-name="ro1">
          <table:table-cell office:value-type="float" office:value="0.741499211977135">
            <text:p>0.741499212</text:p>
          </table:table-cell>
          <table:table-cell office:value-type="float" office:value="0.839645150742637">
            <text:p>0.8396451507</text:p>
          </table:table-cell>
          <table:table-cell office:value-type="float" office:value="0.864253163540594">
            <text:p>0.8642531635</text:p>
          </table:table-cell>
          <table:table-cell office:value-type="float" office:value="0.735154530598802">
            <text:p>0.7351545306</text:p>
          </table:table-cell>
          <table:table-cell office:value-type="float" office:value="0.85937332813087">
            <text:p>0.8593733281</text:p>
          </table:table-cell>
          <table:table-cell office:value-type="float" office:value="0.794490993438716">
            <text:p>0.7944909934</text:p>
          </table:table-cell>
          <table:table-cell office:value-type="float" office:value="0.956729772100871">
            <text:p>0.9567297721</text:p>
          </table:table-cell>
          <table:table-cell office:value-type="float" office:value="0.84261103556104">
            <text:p>0.8426110356</text:p>
          </table:table-cell>
          <table:table-cell office:value-type="float" office:value="0.963926439431052">
            <text:p>0.9639264394</text:p>
          </table:table-cell>
          <table:table-cell office:value-type="float" office:value="0.955229093636039">
            <text:p>0.9552290936</text:p>
          </table:table-cell>
        </table:table-row>
        <table:table-row table:style-name="ro1">
          <table:table-cell office:value-type="float" office:value="0.944040434004685">
            <text:p>0.944040434</text:p>
          </table:table-cell>
          <table:table-cell office:value-type="float" office:value="0.930588152064505">
            <text:p>0.9305881521</text:p>
          </table:table-cell>
          <table:table-cell office:value-type="float" office:value="0.857524453112371">
            <text:p>0.8575244531</text:p>
          </table:table-cell>
          <table:table-cell office:value-type="float" office:value="0.90843474945459">
            <text:p>0.9084347495</text:p>
          </table:table-cell>
          <table:table-cell office:value-type="float" office:value="0.764435492796158">
            <text:p>0.7644354928</text:p>
          </table:table-cell>
          <table:table-cell office:value-type="float" office:value="0.849465426849049">
            <text:p>0.8494654268</text:p>
          </table:table-cell>
          <table:table-cell office:value-type="float" office:value="0.887189388550359">
            <text:p>0.8871893886</text:p>
          </table:table-cell>
          <table:table-cell office:value-type="float" office:value="0.764646128048871">
            <text:p>0.764646128</text:p>
          </table:table-cell>
          <table:table-cell office:value-type="float" office:value="0.955341007218757">
            <text:p>0.9553410072</text:p>
          </table:table-cell>
          <table:table-cell office:value-type="float" office:value="0.852615109707703">
            <text:p>0.8526151097</text:p>
          </table:table-cell>
        </table:table-row>
        <table:table-row table:style-name="ro1">
          <table:table-cell office:value-type="float" office:value="0.90161147590646">
            <text:p>0.9016114759</text:p>
          </table:table-cell>
          <table:table-cell office:value-type="float" office:value="0.846209493300017">
            <text:p>0.8462094933</text:p>
          </table:table-cell>
          <table:table-cell office:value-type="float" office:value="0.940817803715404">
            <text:p>0.9408178037</text:p>
          </table:table-cell>
          <table:table-cell office:value-type="float" office:value="0.940404441632612">
            <text:p>0.9404044416</text:p>
          </table:table-cell>
          <table:table-cell office:value-type="float" office:value="0.833007765455494">
            <text:p>0.8330077655</text:p>
          </table:table-cell>
          <table:table-cell office:value-type="float" office:value="0.705669918997909">
            <text:p>0.705669919</text:p>
          </table:table-cell>
          <table:table-cell office:value-type="float" office:value="0.633962988459126">
            <text:p>0.6339629885</text:p>
          </table:table-cell>
          <table:table-cell office:value-type="float" office:value="0.731746342746359">
            <text:p>0.7317463427</text:p>
          </table:table-cell>
          <table:table-cell office:value-type="float" office:value="0.750449282174133">
            <text:p>0.7504492822</text:p>
          </table:table-cell>
          <table:table-cell office:value-type="float" office:value="0.832533317266108">
            <text:p>0.8325333173</text:p>
          </table:table-cell>
        </table:table-row>
        <table:table-row table:style-name="ro1">
          <table:table-cell office:value-type="float" office:value="0.877625462515371">
            <text:p>0.8776254625</text:p>
          </table:table-cell>
          <table:table-cell office:value-type="float" office:value="1.00804756910128">
            <text:p>1.0080475691</text:p>
          </table:table-cell>
          <table:table-cell office:value-type="float" office:value="0.959222993051877">
            <text:p>0.9592229931</text:p>
          </table:table-cell>
          <table:table-cell office:value-type="float" office:value="0.980211197169163">
            <text:p>0.9802111972</text:p>
          </table:table-cell>
          <table:table-cell office:value-type="float" office:value="0.853060106475989">
            <text:p>0.8530601065</text:p>
          </table:table-cell>
          <table:table-cell office:value-type="float" office:value="0.906887296959044">
            <text:p>0.906887297</text:p>
          </table:table-cell>
          <table:table-cell office:value-type="float" office:value="1.04897524491391">
            <text:p>1.0489752449</text:p>
          </table:table-cell>
          <table:table-cell office:value-type="float" office:value="0.927894082125169">
            <text:p>0.9278940821</text:p>
          </table:table-cell>
          <table:table-cell office:value-type="float" office:value="0.846641282048474">
            <text:p>0.846641282</text:p>
          </table:table-cell>
          <table:table-cell office:value-type="float" office:value="0.800842667915446">
            <text:p>0.8008426679</text:p>
          </table:table-cell>
        </table:table-row>
        <table:table-row table:style-name="ro1">
          <table:table-cell office:value-type="float" office:value="0.986687739344422">
            <text:p>0.9866877393</text:p>
          </table:table-cell>
          <table:table-cell office:value-type="float" office:value="1.01231560139416">
            <text:p>1.0123156014</text:p>
          </table:table-cell>
          <table:table-cell office:value-type="float" office:value="0.685824244325392">
            <text:p>0.6858242443</text:p>
          </table:table-cell>
          <table:table-cell office:value-type="float" office:value="0.845412211715002">
            <text:p>0.8454122117</text:p>
          </table:table-cell>
          <table:table-cell office:value-type="float" office:value="0.783894080079389">
            <text:p>0.7838940801</text:p>
          </table:table-cell>
          <table:table-cell office:value-type="float" office:value="0.891437537580263">
            <text:p>0.8914375376</text:p>
          </table:table-cell>
          <table:table-cell office:value-type="float" office:value="0.933856285786547">
            <text:p>0.9338562858</text:p>
          </table:table-cell>
          <table:table-cell office:value-type="float" office:value="0.858901851912375">
            <text:p>0.8589018519</text:p>
          </table:table-cell>
          <table:table-cell office:value-type="float" office:value="0.91446133626974">
            <text:p>0.9144613363</text:p>
          </table:table-cell>
          <table:table-cell office:value-type="float" office:value="0.888582725916222">
            <text:p>0.8885827259</text:p>
          </table:table-cell>
        </table:table-row>
        <table:table-row table:style-name="ro1">
          <table:table-cell office:value-type="float" office:value="0.913196211989929">
            <text:p>0.913196212</text:p>
          </table:table-cell>
          <table:table-cell office:value-type="float" office:value="1.00388916384834">
            <text:p>1.0038891638</text:p>
          </table:table-cell>
          <table:table-cell office:value-type="float" office:value="0.86261739197985">
            <text:p>0.862617392</text:p>
          </table:table-cell>
          <table:table-cell office:value-type="float" office:value="1.10546881474034">
            <text:p>1.1054688147</text:p>
          </table:table-cell>
          <table:table-cell office:value-type="float" office:value="1.07834278582127">
            <text:p>1.0783427858</text:p>
          </table:table-cell>
          <table:table-cell office:value-type="float" office:value="1.1027313193791">
            <text:p>1.1027313194</text:p>
          </table:table-cell>
          <table:table-cell office:value-type="float" office:value="0.881728300565671">
            <text:p>0.8817283006</text:p>
          </table:table-cell>
          <table:table-cell office:value-type="float" office:value="0.996009944774927">
            <text:p>0.9960099448</text:p>
          </table:table-cell>
          <table:table-cell office:value-type="float" office:value="1.110624233507">
            <text:p>1.1106242335</text:p>
          </table:table-cell>
          <table:table-cell office:value-type="float" office:value="0.996268504989284">
            <text:p>0.996268505</text:p>
          </table:table-cell>
        </table:table-row>
        <table:table-row table:style-name="ro1">
          <table:table-cell office:value-type="float" office:value="0.934119613133812">
            <text:p>0.9341196131</text:p>
          </table:table-cell>
          <table:table-cell office:value-type="float" office:value="1.02919942449943">
            <text:p>1.0291994245</text:p>
          </table:table-cell>
          <table:table-cell office:value-type="float" office:value="0.676115437196349">
            <text:p>0.6761154372</text:p>
          </table:table-cell>
          <table:table-cell office:value-type="float" office:value="0.72546138548067">
            <text:p>0.7254613855</text:p>
          </table:table-cell>
          <table:table-cell office:value-type="float" office:value="0.931703433825744">
            <text:p>0.9317034338</text:p>
          </table:table-cell>
          <table:table-cell office:value-type="float" office:value="0.937555899969039">
            <text:p>0.9375559</text:p>
          </table:table-cell>
          <table:table-cell office:value-type="float" office:value="0.832901818892336">
            <text:p>0.8329018189</text:p>
          </table:table-cell>
          <table:table-cell office:value-type="float" office:value="0.85234323143076">
            <text:p>0.8523432314</text:p>
          </table:table-cell>
          <table:table-cell office:value-type="float" office:value="0.809004540115102">
            <text:p>0.8090045401</text:p>
          </table:table-cell>
          <table:table-cell office:value-type="float" office:value="1.01125832825621">
            <text:p>1.0112583283</text:p>
          </table:table-cell>
        </table:table-row>
        <table:table-row table:style-name="ro1">
          <table:table-cell office:value-type="float" office:value="0.824333850484478">
            <text:p>0.8243338505</text:p>
          </table:table-cell>
          <table:table-cell office:value-type="float" office:value="0.862326137770956">
            <text:p>0.8623261378</text:p>
          </table:table-cell>
          <table:table-cell office:value-type="float" office:value="0.979794701233874">
            <text:p>0.9797947012</text:p>
          </table:table-cell>
          <table:table-cell office:value-type="float" office:value="1.07833056399797">
            <text:p>1.078330564</text:p>
          </table:table-cell>
          <table:table-cell office:value-type="float" office:value="0.764513169429083">
            <text:p>0.7645131694</text:p>
          </table:table-cell>
          <table:table-cell office:value-type="float" office:value="1.12714688642559">
            <text:p>1.1271468864</text:p>
          </table:table-cell>
          <table:table-cell office:value-type="float" office:value="1.03228434084856">
            <text:p>1.0322843408</text:p>
          </table:table-cell>
          <table:table-cell office:value-type="float" office:value="0.911503713347507">
            <text:p>0.9115037133</text:p>
          </table:table-cell>
          <table:table-cell office:value-type="float" office:value="0.839679915921317">
            <text:p>0.8396799159</text:p>
          </table:table-cell>
          <table:table-cell office:value-type="float" office:value="1.00426056380114">
            <text:p>1.0042605638</text:p>
          </table:table-cell>
        </table:table-row>
        <table:table-row table:style-name="ro1">
          <table:table-cell office:value-type="float" office:value="0.888493176165614">
            <text:p>0.8884931762</text:p>
          </table:table-cell>
          <table:table-cell office:value-type="float" office:value="0.996056956890637">
            <text:p>0.9960569569</text:p>
          </table:table-cell>
          <table:table-cell office:value-type="float" office:value="0.931062741338911">
            <text:p>0.9310627413</text:p>
          </table:table-cell>
          <table:table-cell office:value-type="float" office:value="0.86271797806241">
            <text:p>0.8627179781</text:p>
          </table:table-cell>
          <table:table-cell office:value-type="float" office:value="0.894671511158392">
            <text:p>0.8946715112</text:p>
          </table:table-cell>
          <table:table-cell office:value-type="float" office:value="0.836508745456356">
            <text:p>0.8365087455</text:p>
          </table:table-cell>
          <table:table-cell office:value-type="float" office:value="0.916541022253964">
            <text:p>0.9165410223</text:p>
          </table:table-cell>
          <table:table-cell office:value-type="float" office:value="0.814275534542224">
            <text:p>0.8142755345</text:p>
          </table:table-cell>
          <table:table-cell office:value-type="float" office:value="0.749692220896942">
            <text:p>0.7496922209</text:p>
          </table:table-cell>
          <table:table-cell office:value-type="float" office:value="0.992820448378528">
            <text:p>0.9928204484</text:p>
          </table:table-cell>
        </table:table-row>
        <table:table-row table:style-name="ro1">
          <table:table-cell office:value-type="float" office:value="0.943902219452311">
            <text:p>0.9439022195</text:p>
          </table:table-cell>
          <table:table-cell office:value-type="float" office:value="0.980150170179989">
            <text:p>0.9801501702</text:p>
          </table:table-cell>
          <table:table-cell office:value-type="float" office:value="0.882030877075391">
            <text:p>0.8820308771</text:p>
          </table:table-cell>
          <table:table-cell office:value-type="float" office:value="0.750822845307762">
            <text:p>0.7508228453</text:p>
          </table:table-cell>
          <table:table-cell office:value-type="float" office:value="0.842424447250872">
            <text:p>0.8424244473</text:p>
          </table:table-cell>
          <table:table-cell office:value-type="float" office:value="1.04550708632568">
            <text:p>1.0455070863</text:p>
          </table:table-cell>
          <table:table-cell office:value-type="float" office:value="0.85714737066613">
            <text:p>0.8571473707</text:p>
          </table:table-cell>
          <table:table-cell office:value-type="float" office:value="1.06213027237803">
            <text:p>1.0621302724</text:p>
          </table:table-cell>
          <table:table-cell office:value-type="float" office:value="1.00976780521639">
            <text:p>1.0097678052</text:p>
          </table:table-cell>
          <table:table-cell office:value-type="float" office:value="0.937287775701956">
            <text:p>0.9372877757</text:p>
          </table:table-cell>
        </table:table-row>
        <table:table-row table:style-name="ro1">
          <table:table-cell office:value-type="float" office:value="0.825092592134076">
            <text:p>0.8250925921</text:p>
          </table:table-cell>
          <table:table-cell office:value-type="float" office:value="0.784040180153038">
            <text:p>0.7840401802</text:p>
          </table:table-cell>
          <table:table-cell office:value-type="float" office:value="0.669174202323469">
            <text:p>0.6691742023</text:p>
          </table:table-cell>
          <table:table-cell office:value-type="float" office:value="0.880401836397255">
            <text:p>0.8804018364</text:p>
          </table:table-cell>
          <table:table-cell office:value-type="float" office:value="0.747708712109826">
            <text:p>0.7477087121</text:p>
          </table:table-cell>
          <table:table-cell office:value-type="float" office:value="0.778296513510982">
            <text:p>0.7782965135</text:p>
          </table:table-cell>
          <table:table-cell office:value-type="float" office:value="0.888729613918244">
            <text:p>0.8887296139</text:p>
          </table:table-cell>
          <table:table-cell office:value-type="float" office:value="0.882202661466198">
            <text:p>0.8822026615</text:p>
          </table:table-cell>
          <table:table-cell office:value-type="float" office:value="0.800761980479716">
            <text:p>0.8007619805</text:p>
          </table:table-cell>
          <table:table-cell office:value-type="float" office:value="0.762021688174168">
            <text:p>0.7620216882</text:p>
          </table:table-cell>
        </table:table-row>
        <table:table-row table:style-name="ro1">
          <table:table-cell office:value-type="float" office:value="0.78394654636535">
            <text:p>0.7839465464</text:p>
          </table:table-cell>
          <table:table-cell office:value-type="float" office:value="1.08451329609147">
            <text:p>1.0845132961</text:p>
          </table:table-cell>
          <table:table-cell office:value-type="float" office:value="1.09134960181732">
            <text:p>1.0913496018</text:p>
          </table:table-cell>
          <table:table-cell office:value-type="float" office:value="0.934045341280004">
            <text:p>0.9340453413</text:p>
          </table:table-cell>
          <table:table-cell office:value-type="float" office:value="0.826414937054367">
            <text:p>0.8264149371</text:p>
          </table:table-cell>
          <table:table-cell office:value-type="float" office:value="0.931267231680106">
            <text:p>0.9312672317</text:p>
          </table:table-cell>
          <table:table-cell office:value-type="float" office:value="1.05361929817093">
            <text:p>1.0536192982</text:p>
          </table:table-cell>
          <table:table-cell office:value-type="float" office:value="0.784390880935673">
            <text:p>0.7843908809</text:p>
          </table:table-cell>
          <table:table-cell office:value-type="float" office:value="0.980518362767565">
            <text:p>0.9805183628</text:p>
          </table:table-cell>
          <table:table-cell office:value-type="float" office:value="0.855044859633601">
            <text:p>0.8550448596</text:p>
          </table:table-cell>
        </table:table-row>
        <table:table-row table:style-name="ro1">
          <table:table-cell office:value-type="float" office:value="0.872144965209927">
            <text:p>0.8721449652</text:p>
          </table:table-cell>
          <table:table-cell office:value-type="float" office:value="0.863405548767753">
            <text:p>0.8634055488</text:p>
          </table:table-cell>
          <table:table-cell office:value-type="float" office:value="0.671188591682741">
            <text:p>0.6711885917</text:p>
          </table:table-cell>
          <table:table-cell office:value-type="float" office:value="0.862028388559367">
            <text:p>0.8620283886</text:p>
          </table:table-cell>
          <table:table-cell office:value-type="float" office:value="0.719345871317763">
            <text:p>0.7193458713</text:p>
          </table:table-cell>
          <table:table-cell office:value-type="float" office:value="0.877166998872038">
            <text:p>0.8771669989</text:p>
          </table:table-cell>
          <table:table-cell office:value-type="float" office:value="0.684510588496879">
            <text:p>0.6845105885</text:p>
          </table:table-cell>
          <table:table-cell office:value-type="float" office:value="0.955694958137535">
            <text:p>0.9556949581</text:p>
          </table:table-cell>
          <table:table-cell office:value-type="float" office:value="0.878698017258297">
            <text:p>0.8786980173</text:p>
          </table:table-cell>
          <table:table-cell office:value-type="float" office:value="0.881242129426659">
            <text:p>0.8812421294</text:p>
          </table:table-cell>
        </table:table-row>
        <table:table-row table:style-name="ro1">
          <table:table-cell office:value-type="float" office:value="1.0329152709137">
            <text:p>1.0329152709</text:p>
          </table:table-cell>
          <table:table-cell office:value-type="float" office:value="0.960490262537515">
            <text:p>0.9604902625</text:p>
          </table:table-cell>
          <table:table-cell office:value-type="float" office:value="0.94456517782513">
            <text:p>0.9445651778</text:p>
          </table:table-cell>
          <table:table-cell office:value-type="float" office:value="0.979708490978222">
            <text:p>0.979708491</text:p>
          </table:table-cell>
          <table:table-cell office:value-type="float" office:value="1.12203659105432">
            <text:p>1.1220365911</text:p>
          </table:table-cell>
          <table:table-cell office:value-type="float" office:value="0.957138982954138">
            <text:p>0.957138983</text:p>
          </table:table-cell>
          <table:table-cell office:value-type="float" office:value="1.15138927425443">
            <text:p>1.1513892743</text:p>
          </table:table-cell>
          <table:table-cell office:value-type="float" office:value="1.07798736630047">
            <text:p>1.0779873663</text:p>
          </table:table-cell>
          <table:table-cell office:value-type="float" office:value="0.842949092154857">
            <text:p>0.8429490922</text:p>
          </table:table-cell>
          <table:table-cell office:value-type="float" office:value="0.920233563745554">
            <text:p>0.9202335637</text:p>
          </table:table-cell>
        </table:table-row>
        <table:table-row table:style-name="ro1">
          <table:table-cell office:value-type="float" office:value="0.76793434410822">
            <text:p>0.7679343441</text:p>
          </table:table-cell>
          <table:table-cell office:value-type="float" office:value="0.8236670460184">
            <text:p>0.823667046</text:p>
          </table:table-cell>
          <table:table-cell office:value-type="float" office:value="0.872149496573637">
            <text:p>0.8721494966</text:p>
          </table:table-cell>
          <table:table-cell office:value-type="float" office:value="0.860681620297452">
            <text:p>0.8606816203</text:p>
          </table:table-cell>
          <table:table-cell office:value-type="float" office:value="0.8791222774333">
            <text:p>0.8791222774</text:p>
          </table:table-cell>
          <table:table-cell office:value-type="float" office:value="1.00921799401672">
            <text:p>1.009217994</text:p>
          </table:table-cell>
          <table:table-cell office:value-type="float" office:value="0.981146654852529">
            <text:p>0.9811466549</text:p>
          </table:table-cell>
          <table:table-cell office:value-type="float" office:value="0.833117030388397">
            <text:p>0.8331170304</text:p>
          </table:table-cell>
          <table:table-cell office:value-type="float" office:value="0.829877046018908">
            <text:p>0.829877046</text:p>
          </table:table-cell>
          <table:table-cell office:value-type="float" office:value="0.955475807695056">
            <text:p>0.9554758077</text:p>
          </table:table-cell>
        </table:table-row>
        <table:table-row table:style-name="ro1">
          <table:table-cell office:value-type="float" office:value="0.918162286237708">
            <text:p>0.9181622862</text:p>
          </table:table-cell>
          <table:table-cell office:value-type="float" office:value="0.882316025065383">
            <text:p>0.8823160251</text:p>
          </table:table-cell>
          <table:table-cell office:value-type="float" office:value="0.852897113253966">
            <text:p>0.8528971133</text:p>
          </table:table-cell>
          <table:table-cell office:value-type="float" office:value="0.784138931392441">
            <text:p>0.7841389314</text:p>
          </table:table-cell>
          <table:table-cell office:value-type="float" office:value="0.891811328763784">
            <text:p>0.8918113288</text:p>
          </table:table-cell>
          <table:table-cell office:value-type="float" office:value="1.00450805473707">
            <text:p>1.0045080547</text:p>
          </table:table-cell>
          <table:table-cell office:value-type="float" office:value="0.839903795698124">
            <text:p>0.8399037957</text:p>
          </table:table-cell>
          <table:table-cell office:value-type="float" office:value="0.986761708658972">
            <text:p>0.9867617087</text:p>
          </table:table-cell>
          <table:table-cell office:value-type="float" office:value="0.907056924124066">
            <text:p>0.9070569241</text:p>
          </table:table-cell>
          <table:table-cell office:value-type="float" office:value="1.00975213272134">
            <text:p>1.0097521327</text:p>
          </table:table-cell>
        </table:table-row>
        <table:table-row table:style-name="ro1">
          <table:table-cell office:value-type="float" office:value="1.03245379209793">
            <text:p>1.0324537921</text:p>
          </table:table-cell>
          <table:table-cell office:value-type="float" office:value="0.871807121374432">
            <text:p>0.8718071214</text:p>
          </table:table-cell>
          <table:table-cell office:value-type="float" office:value="0.911533821695446">
            <text:p>0.9115338217</text:p>
          </table:table-cell>
          <table:table-cell office:value-type="float" office:value="0.79768437234249">
            <text:p>0.7976843723</text:p>
          </table:table-cell>
          <table:table-cell office:value-type="float" office:value="0.979975713520881">
            <text:p>0.9799757135</text:p>
          </table:table-cell>
          <table:table-cell office:value-type="float" office:value="1.04258514284036">
            <text:p>1.0425851428</text:p>
          </table:table-cell>
          <table:table-cell office:value-type="float" office:value="1.00743393668613">
            <text:p>1.0074339367</text:p>
          </table:table-cell>
          <table:table-cell office:value-type="float" office:value="1.00915551359247">
            <text:p>1.0091555136</text:p>
          </table:table-cell>
          <table:table-cell office:value-type="float" office:value="1.02890766787832">
            <text:p>1.0289076679</text:p>
          </table:table-cell>
          <table:table-cell office:value-type="float" office:value="1.10727972802497">
            <text:p>1.107279728</text:p>
          </table:table-cell>
        </table:table-row>
        <table:table-row table:style-name="ro1">
          <table:table-cell office:value-type="float" office:value="0.842477799357705">
            <text:p>0.8424777994</text:p>
          </table:table-cell>
          <table:table-cell office:value-type="float" office:value="0.980024672856033">
            <text:p>0.9800246729</text:p>
          </table:table-cell>
          <table:table-cell office:value-type="float" office:value="1.09375601344783">
            <text:p>1.0937560134</text:p>
          </table:table-cell>
          <table:table-cell office:value-type="float" office:value="0.966785389307175">
            <text:p>0.9667853893</text:p>
          </table:table-cell>
          <table:table-cell office:value-type="float" office:value="0.906776790443806">
            <text:p>0.9067767904</text:p>
          </table:table-cell>
          <table:table-cell office:value-type="float" office:value="1.01601194758249">
            <text:p>1.0160119476</text:p>
          </table:table-cell>
          <table:table-cell office:value-type="float" office:value="1.03085822674207">
            <text:p>1.0308582267</text:p>
          </table:table-cell>
          <table:table-cell office:value-type="float" office:value="1.04205287613142">
            <text:p>1.0420528761</text:p>
          </table:table-cell>
          <table:table-cell office:value-type="float" office:value="0.901469680588356">
            <text:p>0.9014696806</text:p>
          </table:table-cell>
          <table:table-cell office:value-type="float" office:value="1.00418123695454">
            <text:p>1.004181237</text:p>
          </table:table-cell>
        </table:table-row>
        <table:table-row table:style-name="ro1">
          <table:table-cell office:value-type="float" office:value="0.808520681234265">
            <text:p>0.8085206812</text:p>
          </table:table-cell>
          <table:table-cell office:value-type="float" office:value="0.818450110318008">
            <text:p>0.8184501103</text:p>
          </table:table-cell>
          <table:table-cell office:value-type="float" office:value="0.714842355021862">
            <text:p>0.714842355</text:p>
          </table:table-cell>
          <table:table-cell office:value-type="float" office:value="0.983087983836201">
            <text:p>0.9830879838</text:p>
          </table:table-cell>
          <table:table-cell office:value-type="float" office:value="1.02885090226286">
            <text:p>1.0288509023</text:p>
          </table:table-cell>
          <table:table-cell office:value-type="float" office:value="0.594652660364335">
            <text:p>0.5946526604</text:p>
          </table:table-cell>
          <table:table-cell office:value-type="float" office:value="0.966736561741177">
            <text:p>0.9667365617</text:p>
          </table:table-cell>
          <table:table-cell office:value-type="float" office:value="0.973397326650344">
            <text:p>0.9733973267</text:p>
          </table:table-cell>
          <table:table-cell office:value-type="float" office:value="0.931339680166157">
            <text:p>0.9313396802</text:p>
          </table:table-cell>
          <table:table-cell office:value-type="float" office:value="0.775930336831182">
            <text:p>0.7759303368</text:p>
          </table:table-cell>
        </table:table-row>
        <table:table-row table:style-name="ro1">
          <table:table-cell office:value-type="float" office:value="0.980004430059162">
            <text:p>0.9800044301</text:p>
          </table:table-cell>
          <table:table-cell office:value-type="float" office:value="0.767486889066278">
            <text:p>0.7674868891</text:p>
          </table:table-cell>
          <table:table-cell office:value-type="float" office:value="1.08565887877072">
            <text:p>1.0856588788</text:p>
          </table:table-cell>
          <table:table-cell office:value-type="float" office:value="0.861896724302983">
            <text:p>0.8618967243</text:p>
          </table:table-cell>
          <table:table-cell office:value-type="float" office:value="0.816419661870547">
            <text:p>0.8164196619</text:p>
          </table:table-cell>
          <table:table-cell office:value-type="float" office:value="1.12684338266088">
            <text:p>1.1268433827</text:p>
          </table:table-cell>
          <table:table-cell office:value-type="float" office:value="0.846247544076776">
            <text:p>0.8462475441</text:p>
          </table:table-cell>
          <table:table-cell office:value-type="float" office:value="1.05823486666953">
            <text:p>1.0582348667</text:p>
          </table:table-cell>
          <table:table-cell office:value-type="float" office:value="0.911351498726747">
            <text:p>0.9113514987</text:p>
          </table:table-cell>
          <table:table-cell office:value-type="float" office:value="1.07800919470192">
            <text:p>1.0780091947</text:p>
          </table:table-cell>
        </table:table-row>
        <table:table-row table:style-name="ro1">
          <table:table-cell office:value-type="float" office:value="0.754156817806378">
            <text:p>0.7541568178</text:p>
          </table:table-cell>
          <table:table-cell office:value-type="float" office:value="0.803755764752004">
            <text:p>0.8037557648</text:p>
          </table:table-cell>
          <table:table-cell office:value-type="float" office:value="0.885013828122285">
            <text:p>0.8850138281</text:p>
          </table:table-cell>
          <table:table-cell office:value-type="float" office:value="0.842865541417849">
            <text:p>0.8428655414</text:p>
          </table:table-cell>
          <table:table-cell office:value-type="float" office:value="0.746575699031477">
            <text:p>0.746575699</text:p>
          </table:table-cell>
          <table:table-cell office:value-type="float" office:value="0.793771340928482">
            <text:p>0.7937713409</text:p>
          </table:table-cell>
          <table:table-cell office:value-type="float" office:value="0.930992542802673">
            <text:p>0.9309925428</text:p>
          </table:table-cell>
          <table:table-cell office:value-type="float" office:value="0.865911361846828">
            <text:p>0.8659113618</text:p>
          </table:table-cell>
          <table:table-cell office:value-type="float" office:value="0.780862545661119">
            <text:p>0.7808625457</text:p>
          </table:table-cell>
          <table:table-cell office:value-type="float" office:value="0.813444869845227">
            <text:p>0.8134448698</text:p>
          </table:table-cell>
        </table:table-row>
        <table:table-row table:style-name="ro1">
          <table:table-cell office:value-type="float" office:value="0.735600530379943">
            <text:p>0.7356005304</text:p>
          </table:table-cell>
          <table:table-cell office:value-type="float" office:value="0.929883152401819">
            <text:p>0.9298831524</text:p>
          </table:table-cell>
          <table:table-cell office:value-type="float" office:value="0.76459800471761">
            <text:p>0.7645980047</text:p>
          </table:table-cell>
          <table:table-cell office:value-type="float" office:value="0.872624849787325">
            <text:p>0.8726248498</text:p>
          </table:table-cell>
          <table:table-cell office:value-type="float" office:value="0.735638525611391">
            <text:p>0.7356385256</text:p>
          </table:table-cell>
          <table:table-cell office:value-type="float" office:value="0.857418145539482">
            <text:p>0.8574181455</text:p>
          </table:table-cell>
          <table:table-cell office:value-type="float" office:value="0.784475209073002">
            <text:p>0.7844752091</text:p>
          </table:table-cell>
          <table:table-cell office:value-type="float" office:value="0.898570016745627">
            <text:p>0.8985700167</text:p>
          </table:table-cell>
          <table:table-cell office:value-type="float" office:value="0.861768466620699">
            <text:p>0.8617684666</text:p>
          </table:table-cell>
          <table:table-cell office:value-type="float" office:value="0.808525540201464">
            <text:p>0.8085255402</text:p>
          </table:table-cell>
        </table:table-row>
        <table:table-row table:style-name="ro1">
          <table:table-cell office:value-type="float" office:value="1.04802608998657">
            <text:p>1.04802609</text:p>
          </table:table-cell>
          <table:table-cell office:value-type="float" office:value="0.882229028246643">
            <text:p>0.8822290282</text:p>
          </table:table-cell>
          <table:table-cell office:value-type="float" office:value="0.927674568120805">
            <text:p>0.9276745681</text:p>
          </table:table-cell>
          <table:table-cell office:value-type="float" office:value="0.909409740961043">
            <text:p>0.909409741</text:p>
          </table:table-cell>
          <table:table-cell office:value-type="float" office:value="0.859118686208026">
            <text:p>0.8591186862</text:p>
          </table:table-cell>
          <table:table-cell office:value-type="float" office:value="1.03919563348781">
            <text:p>1.0391956335</text:p>
          </table:table-cell>
          <table:table-cell office:value-type="float" office:value="0.979864461709892">
            <text:p>0.9798644617</text:p>
          </table:table-cell>
          <table:table-cell office:value-type="float" office:value="0.960538442973939">
            <text:p>0.960538443</text:p>
          </table:table-cell>
          <table:table-cell office:value-type="float" office:value="1.06985428865692">
            <text:p>1.0698542887</text:p>
          </table:table-cell>
          <table:table-cell office:value-type="float" office:value="1.02879580392709">
            <text:p>1.0287958039</text:p>
          </table:table-cell>
        </table:table-row>
        <table:table-row table:style-name="ro1">
          <table:table-cell office:value-type="float" office:value="0.832406201978915">
            <text:p>0.832406202</text:p>
          </table:table-cell>
          <table:table-cell office:value-type="float" office:value="0.816826738054079">
            <text:p>0.8168267381</text:p>
          </table:table-cell>
          <table:table-cell office:value-type="float" office:value="0.757969176490209">
            <text:p>0.7579691765</text:p>
          </table:table-cell>
          <table:table-cell office:value-type="float" office:value="0.845967077826715">
            <text:p>0.8459670778</text:p>
          </table:table-cell>
          <table:table-cell office:value-type="float" office:value="1.05371136751782">
            <text:p>1.0537113675</text:p>
          </table:table-cell>
          <table:table-cell office:value-type="float" office:value="0.89499900833523">
            <text:p>0.8949990083</text:p>
          </table:table-cell>
          <table:table-cell office:value-type="float" office:value="0.888889729498171">
            <text:p>0.8888897295</text:p>
          </table:table-cell>
          <table:table-cell office:value-type="float" office:value="0.724877900757531">
            <text:p>0.7248779008</text:p>
          </table:table-cell>
          <table:table-cell office:value-type="float" office:value="0.793808140306477">
            <text:p>0.7938081403</text:p>
          </table:table-cell>
          <table:table-cell office:value-type="float" office:value="0.983622275625774">
            <text:p>0.9836222756</text:p>
          </table:table-cell>
        </table:table-row>
        <table:table-row table:style-name="ro1">
          <table:table-cell office:value-type="float" office:value="0.921383361109832">
            <text:p>0.9213833611</text:p>
          </table:table-cell>
          <table:table-cell office:value-type="float" office:value="0.930736438927917">
            <text:p>0.9307364389</text:p>
          </table:table-cell>
          <table:table-cell office:value-type="float" office:value="1.00465057962213">
            <text:p>1.0046505796</text:p>
          </table:table-cell>
          <table:table-cell office:value-type="float" office:value="0.800102395190423">
            <text:p>0.8001023952</text:p>
          </table:table-cell>
          <table:table-cell office:value-type="float" office:value="1.03597999428104">
            <text:p>1.0359799943</text:p>
          </table:table-cell>
          <table:table-cell office:value-type="float" office:value="1.01258002293304">
            <text:p>1.0125800229</text:p>
          </table:table-cell>
          <table:table-cell office:value-type="float" office:value="0.955811786965999">
            <text:p>0.955811787</text:p>
          </table:table-cell>
          <table:table-cell office:value-type="float" office:value="1.05351062282823">
            <text:p>1.0535106228</text:p>
          </table:table-cell>
          <table:table-cell office:value-type="float" office:value="0.78057367619211">
            <text:p>0.7805736762</text:p>
          </table:table-cell>
          <table:table-cell office:value-type="float" office:value="0.808341828986445">
            <text:p>0.808341829</text:p>
          </table:table-cell>
        </table:table-row>
        <table:table-row table:style-name="ro1">
          <table:table-cell office:value-type="float" office:value="0.725125737697626">
            <text:p>0.7251257377</text:p>
          </table:table-cell>
          <table:table-cell office:value-type="float" office:value="0.930731679831005">
            <text:p>0.9307316798</text:p>
          </table:table-cell>
          <table:table-cell office:value-type="float" office:value="0.882056770198862">
            <text:p>0.8820567702</text:p>
          </table:table-cell>
          <table:table-cell office:value-type="float" office:value="0.823498897666094">
            <text:p>0.8234988977</text:p>
          </table:table-cell>
          <table:table-cell office:value-type="float" office:value="0.906766832040663">
            <text:p>0.906766832</text:p>
          </table:table-cell>
          <table:table-cell office:value-type="float" office:value="1.01258943825281">
            <text:p>1.0125894383</text:p>
          </table:table-cell>
          <table:table-cell office:value-type="float" office:value="0.986552577682312">
            <text:p>0.9865525777</text:p>
          </table:table-cell>
          <table:table-cell office:value-type="float" office:value="1.12702114158274">
            <text:p>1.1270211416</text:p>
          </table:table-cell>
          <table:table-cell office:value-type="float" office:value="0.816195623025655">
            <text:p>0.816195623</text:p>
          </table:table-cell>
          <table:table-cell office:value-type="float" office:value="0.849931232410138">
            <text:p>0.8499312324</text:p>
          </table:table-cell>
        </table:table-row>
        <table:table-row table:style-name="ro1">
          <table:table-cell office:value-type="float" office:value="0.986149837996828">
            <text:p>0.986149838</text:p>
          </table:table-cell>
          <table:table-cell office:value-type="float" office:value="0.958560617244513">
            <text:p>0.9585606172</text:p>
          </table:table-cell>
          <table:table-cell office:value-type="float" office:value="0.921086189465442">
            <text:p>0.9210861895</text:p>
          </table:table-cell>
          <table:table-cell office:value-type="float" office:value="0.989849271896639">
            <text:p>0.9898492719</text:p>
          </table:table-cell>
          <table:table-cell office:value-type="float" office:value="1.02931983757712">
            <text:p>1.0293198376</text:p>
          </table:table-cell>
          <table:table-cell office:value-type="float" office:value="1.04214614562163">
            <text:p>1.0421461456</text:p>
          </table:table-cell>
          <table:table-cell office:value-type="float" office:value="0.906030909678034">
            <text:p>0.9060309097</text:p>
          </table:table-cell>
          <table:table-cell office:value-type="float" office:value="0.911170849811708">
            <text:p>0.9111708498</text:p>
          </table:table-cell>
          <table:table-cell office:value-type="float" office:value="0.909815173854764">
            <text:p>0.9098151739</text:p>
          </table:table-cell>
          <table:table-cell office:value-type="float" office:value="0.857206802230043">
            <text:p>0.8572068022</text:p>
          </table:table-cell>
        </table:table-row>
        <table:table-row table:style-name="ro1">
          <table:table-cell office:value-type="float" office:value="0.764453186787776">
            <text:p>0.7644531868</text:p>
          </table:table-cell>
          <table:table-cell office:value-type="float" office:value="1.15659835417313">
            <text:p>1.1565983542</text:p>
          </table:table-cell>
          <table:table-cell office:value-type="float" office:value="1.00463418973229">
            <text:p>1.0046341897</text:p>
          </table:table-cell>
          <table:table-cell office:value-type="float" office:value="0.892260786202795">
            <text:p>0.8922607862</text:p>
          </table:table-cell>
          <table:table-cell office:value-type="float" office:value="0.950547013008378">
            <text:p>0.950547013</text:p>
          </table:table-cell>
          <table:table-cell office:value-type="float" office:value="0.943808247894116">
            <text:p>0.9438082479</text:p>
          </table:table-cell>
          <table:table-cell office:value-type="float" office:value="0.892183720895753">
            <text:p>0.8921837209</text:p>
          </table:table-cell>
          <table:table-cell office:value-type="float" office:value="0.882334934910297">
            <text:p>0.8823349349</text:p>
          </table:table-cell>
          <table:table-cell office:value-type="float" office:value="0.790402223086459">
            <text:p>0.7904022231</text:p>
          </table:table-cell>
          <table:table-cell office:value-type="float" office:value="0.67622439348203">
            <text:p>0.6762243935</text:p>
          </table:table-cell>
        </table:table-row>
        <table:table-row table:style-name="ro1">
          <table:table-cell office:value-type="float" office:value="0.705744493790142">
            <text:p>0.7057444938</text:p>
          </table:table-cell>
          <table:table-cell office:value-type="float" office:value="1.00813168190267">
            <text:p>1.0081316819</text:p>
          </table:table-cell>
          <table:table-cell office:value-type="float" office:value="0.81083011530765">
            <text:p>0.8108301153</text:p>
          </table:table-cell>
          <table:table-cell office:value-type="float" office:value="0.84019221778867">
            <text:p>0.8401922178</text:p>
          </table:table-cell>
          <table:table-cell office:value-type="float" office:value="0.955758621509217">
            <text:p>0.9557586215</text:p>
          </table:table-cell>
          <table:table-cell office:value-type="float" office:value="0.80840388868634">
            <text:p>0.8084038887</text:p>
          </table:table-cell>
          <table:table-cell office:value-type="float" office:value="0.741884743649005">
            <text:p>0.7418847436</text:p>
          </table:table-cell>
          <table:table-cell office:value-type="float" office:value="0.689327812486848">
            <text:p>0.6893278125</text:p>
          </table:table-cell>
          <table:table-cell office:value-type="float" office:value="0.921453255198605">
            <text:p>0.9214532552</text:p>
          </table:table-cell>
          <table:table-cell office:value-type="float" office:value="0.705856011537195">
            <text:p>0.7058560115</text:p>
          </table:table-cell>
        </table:table-row>
        <table:table-row table:style-name="ro1">
          <table:table-cell office:value-type="float" office:value="1.07842402649243">
            <text:p>1.0784240265</text:p>
          </table:table-cell>
          <table:table-cell office:value-type="float" office:value="1.09744295598535">
            <text:p>1.097442956</text:p>
          </table:table-cell>
          <table:table-cell office:value-type="float" office:value="0.909292159497896">
            <text:p>0.9092921595</text:p>
          </table:table-cell>
          <table:table-cell office:value-type="float" office:value="0.955250939129241">
            <text:p>0.9552509391</text:p>
          </table:table-cell>
          <table:table-cell office:value-type="float" office:value="0.906274152330994">
            <text:p>0.9062741523</text:p>
          </table:table-cell>
          <table:table-cell office:value-type="float" office:value="1.15140549267557">
            <text:p>1.1514054927</text:p>
          </table:table-cell>
          <table:table-cell office:value-type="float" office:value="0.971814746826581">
            <text:p>0.9718147468</text:p>
          </table:table-cell>
          <table:table-cell office:value-type="float" office:value="1.03063191525957">
            <text:p>1.0306319153</text:p>
          </table:table-cell>
          <table:table-cell office:value-type="float" office:value="1.1077612176155">
            <text:p>1.1077612176</text:p>
          </table:table-cell>
          <table:table-cell office:value-type="float" office:value="0.753939561606325">
            <text:p>0.7539395616</text:p>
          </table:table-cell>
        </table:table-row>
        <table:table-row table:style-name="ro1">
          <table:table-cell office:value-type="float" office:value="0.846886786689265">
            <text:p>0.8468867867</text:p>
          </table:table-cell>
          <table:table-cell office:value-type="float" office:value="0.963529829894727">
            <text:p>0.9635298299</text:p>
          </table:table-cell>
          <table:table-cell office:value-type="float" office:value="0.84634711127268">
            <text:p>0.8463471113</text:p>
          </table:table-cell>
          <table:table-cell office:value-type="float" office:value="1.00436835960518">
            <text:p>1.0043683596</text:p>
          </table:table-cell>
          <table:table-cell office:value-type="float" office:value="0.833407804424199">
            <text:p>0.8334078044</text:p>
          </table:table-cell>
          <table:table-cell office:value-type="float" office:value="0.88051710012108">
            <text:p>0.8805171001</text:p>
          </table:table-cell>
          <table:table-cell office:value-type="float" office:value="0.929363228259994">
            <text:p>0.9293632283</text:p>
          </table:table-cell>
          <table:table-cell office:value-type="float" office:value="0.875905448154385">
            <text:p>0.8759054482</text:p>
          </table:table-cell>
          <table:table-cell office:value-type="float" office:value="0.95568703657172">
            <text:p>0.9556870366</text:p>
          </table:table-cell>
          <table:table-cell office:value-type="float" office:value="0.740080824242576">
            <text:p>0.7400808242</text:p>
          </table:table-cell>
        </table:table-row>
        <table:table-row table:style-name="ro1">
          <table:table-cell office:value-type="float" office:value="1.02929490606294">
            <text:p>1.0292949061</text:p>
          </table:table-cell>
          <table:table-cell office:value-type="float" office:value="1.02884388141417">
            <text:p>1.0288438814</text:p>
          </table:table-cell>
          <table:table-cell office:value-type="float" office:value="0.990210655709272">
            <text:p>0.9902106557</text:p>
          </table:table-cell>
          <table:table-cell office:value-type="float" office:value="0.813394209457252">
            <text:p>0.8133942095</text:p>
          </table:table-cell>
          <table:table-cell office:value-type="float" office:value="0.860985378975729">
            <text:p>0.860985379</text:p>
          </table:table-cell>
          <table:table-cell office:value-type="float" office:value="0.98633683207849">
            <text:p>0.9863368321</text:p>
          </table:table-cell>
          <table:table-cell office:value-type="float" office:value="0.911489039395088">
            <text:p>0.9114890394</text:p>
          </table:table-cell>
          <table:table-cell office:value-type="float" office:value="1.02923913339457">
            <text:p>1.0292391334</text:p>
          </table:table-cell>
          <table:table-cell office:value-type="float" office:value="0.797435162249081">
            <text:p>0.7974351622</text:p>
          </table:table-cell>
          <table:table-cell office:value-type="float" office:value="0.983198579238606">
            <text:p>0.9831985792</text:p>
          </table:table-cell>
        </table:table-row>
        <table:table-row table:style-name="ro1">
          <table:table-cell office:value-type="float" office:value="0.689013669484308">
            <text:p>0.6890136695</text:p>
          </table:table-cell>
          <table:table-cell office:value-type="float" office:value="0.764315971555116">
            <text:p>0.7643159716</text:p>
          </table:table-cell>
          <table:table-cell office:value-type="float" office:value="0.714003834009726">
            <text:p>0.714003834</text:p>
          </table:table-cell>
          <table:table-cell office:value-type="float" office:value="0.780958424608662">
            <text:p>0.7809584246</text:p>
          </table:table-cell>
          <table:table-cell office:value-type="float" office:value="0.808755079457826">
            <text:p>0.8087550795</text:p>
          </table:table-cell>
          <table:table-cell office:value-type="float" office:value="0.85719600082635">
            <text:p>0.8571960008</text:p>
          </table:table-cell>
          <table:table-cell office:value-type="float" office:value="0.764534703407673">
            <text:p>0.7645347034</text:p>
          </table:table-cell>
          <table:table-cell office:value-type="float" office:value="0.83163536053754">
            <text:p>0.8316353605</text:p>
          </table:table-cell>
          <table:table-cell office:value-type="float" office:value="0.615202768152988">
            <text:p>0.6152027682</text:p>
          </table:table-cell>
          <table:table-cell office:value-type="float" office:value="0.715930030439409">
            <text:p>0.7159300304</text:p>
          </table:table-cell>
        </table:table-row>
        <table:table-row table:style-name="ro1">
          <table:table-cell office:value-type="float" office:value="0.929287043476556">
            <text:p>0.9292870435</text:p>
          </table:table-cell>
          <table:table-cell office:value-type="float" office:value="0.784041728476325">
            <text:p>0.7840417285</text:p>
          </table:table-cell>
          <table:table-cell office:value-type="float" office:value="0.989859071853355">
            <text:p>0.9898590719</text:p>
          </table:table-cell>
          <table:table-cell office:value-type="float" office:value="0.810237046183271">
            <text:p>0.8102370462</text:p>
          </table:table-cell>
          <table:table-cell office:value-type="float" office:value="0.913342805056297">
            <text:p>0.9133428051</text:p>
          </table:table-cell>
          <table:table-cell office:value-type="float" office:value="0.691118844395997">
            <text:p>0.6911188444</text:p>
          </table:table-cell>
          <table:table-cell office:value-type="float" office:value="0.725462804134522">
            <text:p>0.7254628041</text:p>
          </table:table-cell>
          <table:table-cell office:value-type="float" office:value="0.849215909702456">
            <text:p>0.8492159097</text:p>
          </table:table-cell>
          <table:table-cell office:value-type="float" office:value="0.836768754970891">
            <text:p>0.836768755</text:p>
          </table:table-cell>
          <table:table-cell office:value-type="float" office:value="0.832886113658584">
            <text:p>0.8328861137</text:p>
          </table:table-cell>
        </table:table-row>
        <table:table-row table:style-name="ro1">
          <table:table-cell office:value-type="float" office:value="0.926533419478183">
            <text:p>0.9265334195</text:p>
          </table:table-cell>
          <table:table-cell office:value-type="float" office:value="0.832936164905603">
            <text:p>0.8329361649</text:p>
          </table:table-cell>
          <table:table-cell office:value-type="float" office:value="0.803434270066152">
            <text:p>0.8034342701</text:p>
          </table:table-cell>
          <table:table-cell office:value-type="float" office:value="0.989881741317797">
            <text:p>0.9898817413</text:p>
          </table:table-cell>
          <table:table-cell office:value-type="float" office:value="0.843001925514833">
            <text:p>0.8430019255</text:p>
          </table:table-cell>
          <table:table-cell office:value-type="float" office:value="0.960538385933299">
            <text:p>0.9605383859</text:p>
          </table:table-cell>
          <table:table-cell office:value-type="float" office:value="0.921274278163134">
            <text:p>0.9212742782</text:p>
          </table:table-cell>
          <table:table-cell office:value-type="float" office:value="0.944444485297808">
            <text:p>0.9444444853</text:p>
          </table:table-cell>
          <table:table-cell office:value-type="float" office:value="0.818440121435697">
            <text:p>0.8184401214</text:p>
          </table:table-cell>
          <table:table-cell office:value-type="float" office:value="0.908417639586274">
            <text:p>0.9084176396</text:p>
          </table:table-cell>
        </table:table-row>
        <table:table-row table:style-name="ro1">
          <table:table-cell office:value-type="float" office:value="1.04276077395815">
            <text:p>1.042760774</text:p>
          </table:table-cell>
          <table:table-cell office:value-type="float" office:value="0.929014357879015">
            <text:p>0.9290143579</text:p>
          </table:table-cell>
          <table:table-cell office:value-type="float" office:value="0.951302660997618">
            <text:p>0.951302661</text:p>
          </table:table-cell>
          <table:table-cell office:value-type="float" office:value="0.931088992957202">
            <text:p>0.931088993</text:p>
          </table:table-cell>
          <table:table-cell office:value-type="float" office:value="0.906520368653532">
            <text:p>0.9065203687</text:p>
          </table:table-cell>
          <table:table-cell office:value-type="float" office:value="0.980290329644413">
            <text:p>0.9802903296</text:p>
          </table:table-cell>
          <table:table-cell office:value-type="float" office:value="0.937304192340961">
            <text:p>0.9373041923</text:p>
          </table:table-cell>
          <table:table-cell office:value-type="float" office:value="1.02130129789495">
            <text:p>1.0213012979</text:p>
          </table:table-cell>
          <table:table-cell office:value-type="float" office:value="0.852224301823395">
            <text:p>0.8522243018</text:p>
          </table:table-cell>
          <table:table-cell office:value-type="float" office:value="0.864020944042143">
            <text:p>0.864020944</text:p>
          </table:table-cell>
        </table:table-row>
        <table:table-row table:style-name="ro1">
          <table:table-cell office:value-type="float" office:value="0.993392117002329">
            <text:p>0.993392117</text:p>
          </table:table-cell>
          <table:table-cell office:value-type="float" office:value="0.731811758500071">
            <text:p>0.7318117585</text:p>
          </table:table-cell>
          <table:table-cell office:value-type="float" office:value="0.69751095468332">
            <text:p>0.6975109547</text:p>
          </table:table-cell>
          <table:table-cell office:value-type="float" office:value="0.813390229801291">
            <text:p>0.8133902298</text:p>
          </table:table-cell>
          <table:table-cell office:value-type="float" office:value="0.829571236359895">
            <text:p>0.8295712364</text:p>
          </table:table-cell>
          <table:table-cell office:value-type="float" office:value="0.73047805488518">
            <text:p>0.7304780549</text:p>
          </table:table-cell>
          <table:table-cell office:value-type="float" office:value="0.793936058118461">
            <text:p>0.7939360581</text:p>
          </table:table-cell>
          <table:table-cell office:value-type="float" office:value="0.841986765145838">
            <text:p>0.8419867651</text:p>
          </table:table-cell>
          <table:table-cell office:value-type="float" office:value="0.846260619689672">
            <text:p>0.8462606197</text:p>
          </table:table-cell>
          <table:table-cell office:value-type="float" office:value="0.793860625043281">
            <text:p>0.793860625</text:p>
          </table:table-cell>
        </table:table-row>
        <table:table-row table:style-name="ro1">
          <table:table-cell office:value-type="float" office:value="0.809973608323118">
            <text:p>0.8099736083</text:p>
          </table:table-cell>
          <table:table-cell office:value-type="float" office:value="0.895129990914038">
            <text:p>0.8951299909</text:p>
          </table:table-cell>
          <table:table-cell office:value-type="float" office:value="0.940323164286822">
            <text:p>0.9403231643</text:p>
          </table:table-cell>
          <table:table-cell office:value-type="float" office:value="0.780846040050731">
            <text:p>0.7808460401</text:p>
          </table:table-cell>
          <table:table-cell office:value-type="float" office:value="1.06496176044485">
            <text:p>1.0649617604</text:p>
          </table:table-cell>
          <table:table-cell office:value-type="float" office:value="0.734986532609964">
            <text:p>0.7349865326</text:p>
          </table:table-cell>
          <table:table-cell office:value-type="float" office:value="0.914924987261627">
            <text:p>0.9149249873</text:p>
          </table:table-cell>
          <table:table-cell office:value-type="float" office:value="0.728470324231613">
            <text:p>0.7284703242</text:p>
          </table:table-cell>
          <table:table-cell office:value-type="float" office:value="0.90633771580909">
            <text:p>0.9063377158</text:p>
          </table:table-cell>
          <table:table-cell office:value-type="float" office:value="1.03242005735878">
            <text:p>1.0324200574</text:p>
          </table:table-cell>
        </table:table-row>
        <table:table-row table:style-name="ro1">
          <table:table-cell office:value-type="float" office:value="1.04877406397874">
            <text:p>1.048774064</text:p>
          </table:table-cell>
          <table:table-cell office:value-type="float" office:value="1.042408559291">
            <text:p>1.0424085593</text:p>
          </table:table-cell>
          <table:table-cell office:value-type="float" office:value="0.620898625658075">
            <text:p>0.6208986257</text:p>
          </table:table-cell>
          <table:table-cell office:value-type="float" office:value="0.843419649358892">
            <text:p>0.8434196494</text:p>
          </table:table-cell>
          <table:table-cell office:value-type="float" office:value="0.916043393863087">
            <text:p>0.9160433939</text:p>
          </table:table-cell>
          <table:table-cell office:value-type="float" office:value="0.829869746917976">
            <text:p>0.8298697469</text:p>
          </table:table-cell>
          <table:table-cell office:value-type="float" office:value="0.967014909655286">
            <text:p>0.9670149097</text:p>
          </table:table-cell>
          <table:table-cell office:value-type="float" office:value="0.790552094470122">
            <text:p>0.7905520945</text:p>
          </table:table-cell>
          <table:table-cell office:value-type="float" office:value="1.02915604600832">
            <text:p>1.029156046</text:p>
          </table:table-cell>
          <table:table-cell office:value-type="float" office:value="0.986494544897833">
            <text:p>0.9864945449</text:p>
          </table:table-cell>
        </table:table-row>
        <table:table-row table:style-name="ro1">
          <table:table-cell office:value-type="float" office:value="0.921075381912271">
            <text:p>0.9210753819</text:p>
          </table:table-cell>
          <table:table-cell office:value-type="float" office:value="0.959921027426322">
            <text:p>0.9599210274</text:p>
          </table:table-cell>
          <table:table-cell office:value-type="float" office:value="0.741530064824982">
            <text:p>0.7415300648</text:p>
          </table:table-cell>
          <table:table-cell office:value-type="float" office:value="0.937179329478548">
            <text:p>0.9371793295</text:p>
          </table:table-cell>
          <table:table-cell office:value-type="float" office:value="0.761174492283764">
            <text:p>0.7611744923</text:p>
          </table:table-cell>
          <table:table-cell office:value-type="float" office:value="0.857313003876833">
            <text:p>0.8573130039</text:p>
          </table:table-cell>
          <table:table-cell office:value-type="float" office:value="0.867501757068159">
            <text:p>0.8675017571</text:p>
          </table:table-cell>
          <table:table-cell office:value-type="float" office:value="0.856994291282743">
            <text:p>0.8569942913</text:p>
          </table:table-cell>
          <table:table-cell office:value-type="float" office:value="0.960445911516542">
            <text:p>0.9604459115</text:p>
          </table:table-cell>
          <table:table-cell office:value-type="float" office:value="0.881999282553679">
            <text:p>0.8819992826</text:p>
          </table:table-cell>
        </table:table-row>
        <table:table-row table:style-name="ro1">
          <table:table-cell office:value-type="float" office:value="0.917725541601448">
            <text:p>0.9177255416</text:p>
          </table:table-cell>
          <table:table-cell office:value-type="float" office:value="1.03261025985536">
            <text:p>1.0326102599</text:p>
          </table:table-cell>
          <table:table-cell office:value-type="float" office:value="0.960446064687493">
            <text:p>0.9604460647</text:p>
          </table:table-cell>
          <table:table-cell office:value-type="float" office:value="1.05799220126536">
            <text:p>1.0579922013</text:p>
          </table:table-cell>
          <table:table-cell office:value-type="float" office:value="0.759174992732467">
            <text:p>0.7591749927</text:p>
          </table:table-cell>
          <table:table-cell office:value-type="float" office:value="0.832778042321557">
            <text:p>0.8327780423</text:p>
          </table:table-cell>
          <table:table-cell office:value-type="float" office:value="1.05174173221485">
            <text:p>1.0517417322</text:p>
          </table:table-cell>
          <table:table-cell office:value-type="float" office:value="1.11771135129528">
            <text:p>1.1177113513</text:p>
          </table:table-cell>
          <table:table-cell office:value-type="float" office:value="1.09109099900358">
            <text:p>1.091090999</text:p>
          </table:table-cell>
          <table:table-cell office:value-type="float" office:value="1.01284337035129">
            <text:p>1.0128433704</text:p>
          </table:table-cell>
        </table:table-row>
        <table:table-row table:style-name="ro1">
          <table:table-cell office:value-type="float" office:value="0.862219273694893">
            <text:p>0.8622192737</text:p>
          </table:table-cell>
          <table:table-cell office:value-type="float" office:value="0.960626600155226">
            <text:p>0.9606266002</text:p>
          </table:table-cell>
          <table:table-cell office:value-type="float" office:value="0.857300313414952">
            <text:p>0.8573003134</text:p>
          </table:table-cell>
          <table:table-cell office:value-type="float" office:value="0.937225215298156">
            <text:p>0.9372252153</text:p>
          </table:table-cell>
          <table:table-cell office:value-type="float" office:value="1.0478365874747">
            <text:p>1.0478365875</text:p>
          </table:table-cell>
          <table:table-cell office:value-type="float" office:value="0.91433902471133">
            <text:p>0.9143390247</text:p>
          </table:table-cell>
          <table:table-cell office:value-type="float" office:value="0.973582428976836">
            <text:p>0.973582429</text:p>
          </table:table-cell>
          <table:table-cell office:value-type="float" office:value="0.823425651842018">
            <text:p>0.8234256518</text:p>
          </table:table-cell>
          <table:table-cell office:value-type="float" office:value="0.924698354939611">
            <text:p>0.9246983549</text:p>
          </table:table-cell>
          <table:table-cell office:value-type="float" office:value="0.979710694854737">
            <text:p>0.9797106949</text:p>
          </table:table-cell>
        </table:table-row>
        <table:table-row table:style-name="ro1">
          <table:table-cell office:value-type="float" office:value="0.982463666632056">
            <text:p>0.9824636666</text:p>
          </table:table-cell>
          <table:table-cell office:value-type="float" office:value="0.872479659725226">
            <text:p>0.8724796597</text:p>
          </table:table-cell>
          <table:table-cell office:value-type="float" office:value="1.06478373415785">
            <text:p>1.0647837342</text:p>
          </table:table-cell>
          <table:table-cell office:value-type="float" office:value="1.00029674256536">
            <text:p>1.0002967426</text:p>
          </table:table-cell>
          <table:table-cell office:value-type="float" office:value="0.891968875704004">
            <text:p>0.8919688757</text:p>
          </table:table-cell>
          <table:table-cell office:value-type="float" office:value="1.01567950818553">
            <text:p>1.0156795082</text:p>
          </table:table-cell>
          <table:table-cell office:value-type="float" office:value="1.05531201737109">
            <text:p>1.0553120174</text:p>
          </table:table-cell>
          <table:table-cell office:value-type="float" office:value="0.937327053073938">
            <text:p>0.9373270531</text:p>
          </table:table-cell>
          <table:table-cell office:value-type="float" office:value="0.940813252444223">
            <text:p>0.9408132524</text:p>
          </table:table-cell>
          <table:table-cell office:value-type="float" office:value="0.832803594867424">
            <text:p>0.8328035949</text:p>
          </table:table-cell>
        </table:table-row>
        <table:table-row table:style-name="ro1">
          <table:table-cell office:value-type="float" office:value="0.960523760911829">
            <text:p>0.9605237609</text:p>
          </table:table-cell>
          <table:table-cell office:value-type="float" office:value="0.78408539377207">
            <text:p>0.7840853938</text:p>
          </table:table-cell>
          <table:table-cell office:value-type="float" office:value="0.82105040557737">
            <text:p>0.8210504056</text:p>
          </table:table-cell>
          <table:table-cell office:value-type="float" office:value="0.782657509926356">
            <text:p>0.7826575099</text:p>
          </table:table-cell>
          <table:table-cell office:value-type="float" office:value="0.843039878456514">
            <text:p>0.8430398785</text:p>
          </table:table-cell>
          <table:table-cell office:value-type="float" office:value="0.79783751075549">
            <text:p>0.7978375108</text:p>
          </table:table-cell>
          <table:table-cell office:value-type="float" office:value="0.851866274183004">
            <text:p>0.8518662742</text:p>
          </table:table-cell>
          <table:table-cell office:value-type="float" office:value="1.00578374094834">
            <text:p>1.0057837409</text:p>
          </table:table-cell>
          <table:table-cell office:value-type="float" office:value="0.860566837174245">
            <text:p>0.8605668372</text:p>
          </table:table-cell>
          <table:table-cell office:value-type="float" office:value="0.832704495000208">
            <text:p>0.832704495</text:p>
          </table:table-cell>
        </table:table-row>
        <table:table-row table:style-name="ro1">
          <table:table-cell office:value-type="float" office:value="0.958990415853748">
            <text:p>0.9589904159</text:p>
          </table:table-cell>
          <table:table-cell office:value-type="float" office:value="0.909927651191447">
            <text:p>0.9099276512</text:p>
          </table:table-cell>
          <table:table-cell office:value-type="float" office:value="0.98970572466622">
            <text:p>0.9897057247</text:p>
          </table:table-cell>
          <table:table-cell office:value-type="float" office:value="0.812798221398097">
            <text:p>0.8127982214</text:p>
          </table:table-cell>
          <table:table-cell office:value-type="float" office:value="0.971296730398802">
            <text:p>0.9712967304</text:p>
          </table:table-cell>
          <table:table-cell office:value-type="float" office:value="0.906180189791012">
            <text:p>0.9061801898</text:p>
          </table:table-cell>
          <table:table-cell office:value-type="float" office:value="0.867104487130297">
            <text:p>0.8671044871</text:p>
          </table:table-cell>
          <table:table-cell office:value-type="float" office:value="0.963286896433237">
            <text:p>0.9632868964</text:p>
          </table:table-cell>
          <table:table-cell office:value-type="float" office:value="0.634038176493248">
            <text:p>0.6340381765</text:p>
          </table:table-cell>
          <table:table-cell office:value-type="float" office:value="0.858754632521162">
            <text:p>0.8587546325</text:p>
          </table:table-cell>
        </table:table-row>
        <table:table-row table:style-name="ro1">
          <table:table-cell office:value-type="float" office:value="0.888920413118513">
            <text:p>0.8889204131</text:p>
          </table:table-cell>
          <table:table-cell office:value-type="float" office:value="0.808305142210537">
            <text:p>0.8083051422</text:p>
          </table:table-cell>
          <table:table-cell office:value-type="float" office:value="0.769348632858529">
            <text:p>0.7693486329</text:p>
          </table:table-cell>
          <table:table-cell office:value-type="float" office:value="0.808872438335">
            <text:p>0.8088724383</text:p>
          </table:table-cell>
          <table:table-cell office:value-type="float" office:value="0.819013530692818">
            <text:p>0.8190135307</text:p>
          </table:table-cell>
          <table:table-cell office:value-type="float" office:value="0.86240791027324">
            <text:p>0.8624079103</text:p>
          </table:table-cell>
          <table:table-cell office:value-type="float" office:value="0.686221244888777">
            <text:p>0.6862212449</text:p>
          </table:table-cell>
          <table:table-cell office:value-type="float" office:value="0.980705174658828">
            <text:p>0.9807051747</text:p>
          </table:table-cell>
          <table:table-cell office:value-type="float" office:value="0.769417743560091">
            <text:p>0.7694177436</text:p>
          </table:table-cell>
          <table:table-cell office:value-type="float" office:value="0.918273518733643">
            <text:p>0.9182735187</text:p>
          </table:table-cell>
        </table:table-row>
        <table:table-row table:style-name="ro1">
          <table:table-cell office:value-type="float" office:value="1.01072022477927">
            <text:p>1.0107202248</text:p>
          </table:table-cell>
          <table:table-cell office:value-type="float" office:value="0.909368794663487">
            <text:p>0.9093687947</text:p>
          </table:table-cell>
          <table:table-cell office:value-type="float" office:value="0.931127255423763">
            <text:p>0.9311272554</text:p>
          </table:table-cell>
          <table:table-cell office:value-type="float" office:value="0.881998398547123">
            <text:p>0.8819983985</text:p>
          </table:table-cell>
          <table:table-cell office:value-type="float" office:value="0.862387837055171">
            <text:p>0.8623878371</text:p>
          </table:table-cell>
          <table:table-cell office:value-type="float" office:value="0.895151466793202">
            <text:p>0.8951514668</text:p>
          </table:table-cell>
          <table:table-cell office:value-type="float" office:value="0.90135281901605">
            <text:p>0.901352819</text:p>
          </table:table-cell>
          <table:table-cell office:value-type="float" office:value="0.881921780897827">
            <text:p>0.8819217809</text:p>
          </table:table-cell>
          <table:table-cell office:value-type="float" office:value="0.843172873346883">
            <text:p>0.8431728733</text:p>
          </table:table-cell>
          <table:table-cell office:value-type="float" office:value="1.00287774449474">
            <text:p>1.0028777445</text:p>
          </table:table-cell>
        </table:table-row>
        <table:table-row table:style-name="ro1">
          <table:table-cell office:value-type="float" office:value="0.992587192469261">
            <text:p>0.9925871925</text:p>
          </table:table-cell>
          <table:table-cell office:value-type="float" office:value="0.884888654921795">
            <text:p>0.8848886549</text:p>
          </table:table-cell>
          <table:table-cell office:value-type="float" office:value="1.0091000095102">
            <text:p>1.0091000095</text:p>
          </table:table-cell>
          <table:table-cell office:value-type="float" office:value="0.826273755981367">
            <text:p>0.826273756</text:p>
          </table:table-cell>
          <table:table-cell office:value-type="float" office:value="0.911272908224434">
            <text:p>0.9112729082</text:p>
          </table:table-cell>
          <table:table-cell office:value-type="float" office:value="0.911349972572396">
            <text:p>0.9113499726</text:p>
          </table:table-cell>
          <table:table-cell office:value-type="float" office:value="0.872026208911944">
            <text:p>0.8720262089</text:p>
          </table:table-cell>
          <table:table-cell office:value-type="float" office:value="0.951112594937502">
            <text:p>0.9511125949</text:p>
          </table:table-cell>
          <table:table-cell office:value-type="float" office:value="0.813444381994898">
            <text:p>0.813444382</text:p>
          </table:table-cell>
          <table:table-cell office:value-type="float" office:value="1.05782137733022">
            <text:p>1.0578213773</text:p>
          </table:table-cell>
        </table:table-row>
        <table:table-row table:style-name="ro1">
          <table:table-cell office:value-type="float" office:value="0.888006957369177">
            <text:p>0.8880069574</text:p>
          </table:table-cell>
          <table:table-cell office:value-type="float" office:value="0.790299515406131">
            <text:p>0.7902995154</text:p>
          </table:table-cell>
          <table:table-cell office:value-type="float" office:value="0.86714210829091">
            <text:p>0.8671421083</text:p>
          </table:table-cell>
          <table:table-cell office:value-type="float" office:value="0.955520886248591">
            <text:p>0.9555208862</text:p>
          </table:table-cell>
          <table:table-cell office:value-type="float" office:value="0.914813595356034">
            <text:p>0.9148135954</text:p>
          </table:table-cell>
          <table:table-cell office:value-type="float" office:value="0.934267569486942">
            <text:p>0.9342675695</text:p>
          </table:table-cell>
          <table:table-cell office:value-type="float" office:value="0.931026140986261">
            <text:p>0.931026141</text:p>
          </table:table-cell>
          <table:table-cell office:value-type="float" office:value="0.833172324668628">
            <text:p>0.8331723247</text:p>
          </table:table-cell>
          <table:table-cell office:value-type="float" office:value="0.865599013433704">
            <text:p>0.8655990134</text:p>
          </table:table-cell>
          <table:table-cell office:value-type="float" office:value="0.918052992706285">
            <text:p>0.9180529927</text:p>
          </table:table-cell>
        </table:table-row>
        <table:table-row table:style-name="ro1">
          <table:table-cell office:value-type="float" office:value="0.846440566398099">
            <text:p>0.8464405664</text:p>
          </table:table-cell>
          <table:table-cell office:value-type="float" office:value="0.891988702816016">
            <text:p>0.8919887028</text:p>
          </table:table-cell>
          <table:table-cell office:value-type="float" office:value="0.787168824611485">
            <text:p>0.7871688246</text:p>
          </table:table-cell>
          <table:table-cell office:value-type="float" office:value="0.922455227357966">
            <text:p>0.9224552274</text:p>
          </table:table-cell>
          <table:table-cell office:value-type="float" office:value="0.914544043108296">
            <text:p>0.9145440431</text:p>
          </table:table-cell>
          <table:table-cell office:value-type="float" office:value="0.839699298188004">
            <text:p>0.8396992982</text:p>
          </table:table-cell>
          <table:table-cell office:value-type="float" office:value="0.869009956518013">
            <text:p>0.8690099565</text:p>
          </table:table-cell>
          <table:table-cell office:value-type="float" office:value="0.823420709298439">
            <text:p>0.8234207093</text:p>
          </table:table-cell>
          <table:table-cell office:value-type="float" office:value="0.958328628400784">
            <text:p>0.9583286284</text:p>
          </table:table-cell>
          <table:table-cell office:value-type="float" office:value="0.862386187746404">
            <text:p>0.8623861877</text:p>
          </table:table-cell>
        </table:table-row>
        <table:table-row table:style-name="ro1">
          <table:table-cell office:value-type="float" office:value="0.980127068466553">
            <text:p>0.9801270685</text:p>
          </table:table-cell>
          <table:table-cell office:value-type="float" office:value="1.017320268127">
            <text:p>1.0173202681</text:p>
          </table:table-cell>
          <table:table-cell office:value-type="float" office:value="1.02415933256896">
            <text:p>1.0241593326</text:p>
          </table:table-cell>
          <table:table-cell office:value-type="float" office:value="0.955210798605246">
            <text:p>0.9552107986</text:p>
          </table:table-cell>
          <table:table-cell office:value-type="float" office:value="0.799866681683885">
            <text:p>0.7998666817</text:p>
          </table:table-cell>
          <table:table-cell office:value-type="float" office:value="1.02888041025114">
            <text:p>1.0288804103</text:p>
          </table:table-cell>
          <table:table-cell office:value-type="float" office:value="1.06786138797597">
            <text:p>1.067861388</text:p>
          </table:table-cell>
          <table:table-cell office:value-type="float" office:value="1.0905347567015">
            <text:p>1.0905347567</text:p>
          </table:table-cell>
          <table:table-cell office:value-type="float" office:value="0.857432919574885">
            <text:p>0.8574329196</text:p>
          </table:table-cell>
          <table:table-cell office:value-type="float" office:value="0.986772631232492">
            <text:p>0.9867726312</text:p>
          </table:table-cell>
        </table:table-row>
        <table:table-row table:style-name="ro1">
          <table:table-cell office:value-type="float" office:value="0.86411106959293">
            <text:p>0.8641110696</text:p>
          </table:table-cell>
          <table:table-cell office:value-type="float" office:value="0.820499601573393">
            <text:p>0.8204996016</text:p>
          </table:table-cell>
          <table:table-cell office:value-type="float" office:value="0.845536795515314">
            <text:p>0.8455367955</text:p>
          </table:table-cell>
          <table:table-cell office:value-type="float" office:value="1.05348653760762">
            <text:p>1.0534865376</text:p>
          </table:table-cell>
          <table:table-cell office:value-type="float" office:value="0.937731525114484">
            <text:p>0.9377315251</text:p>
          </table:table-cell>
          <table:table-cell office:value-type="float" office:value="0.895090926452631">
            <text:p>0.8950909265</text:p>
          </table:table-cell>
          <table:table-cell office:value-type="float" office:value="0.857573149994914">
            <text:p>0.85757315</text:p>
          </table:table-cell>
          <table:table-cell office:value-type="float" office:value="0.857246370471804">
            <text:p>0.8572463705</text:p>
          </table:table-cell>
          <table:table-cell office:value-type="float" office:value="1.09438025737211">
            <text:p>1.0943802574</text:p>
          </table:table-cell>
          <table:table-cell office:value-type="float" office:value="1.05681651261239">
            <text:p>1.0568165126</text:p>
          </table:table-cell>
        </table:table-row>
        <table:table-row table:style-name="ro1">
          <table:table-cell office:value-type="float" office:value="0.672873360464848">
            <text:p>0.6728733605</text:p>
          </table:table-cell>
          <table:table-cell office:value-type="float" office:value="0.774373036343862">
            <text:p>0.7743730363</text:p>
          </table:table-cell>
          <table:table-cell office:value-type="float" office:value="0.832678487325473">
            <text:p>0.8326784873</text:p>
          </table:table-cell>
          <table:table-cell office:value-type="float" office:value="0.695957404433205">
            <text:p>0.6959574044</text:p>
          </table:table-cell>
          <table:table-cell office:value-type="float" office:value="0.764588955097563">
            <text:p>0.7645889551</text:p>
          </table:table-cell>
          <table:table-cell office:value-type="float" office:value="0.670915617084153">
            <text:p>0.6709156171</text:p>
          </table:table-cell>
          <table:table-cell office:value-type="float" office:value="0.759691004343556">
            <text:p>0.7596910043</text:p>
          </table:table-cell>
          <table:table-cell office:value-type="float" office:value="0.99322308112929">
            <text:p>0.9932230811</text:p>
          </table:table-cell>
          <table:table-cell office:value-type="float" office:value="0.867061266545522">
            <text:p>0.8670612665</text:p>
          </table:table-cell>
          <table:table-cell office:value-type="float" office:value="0.710504625793349">
            <text:p>0.7105046258</text:p>
          </table:table-cell>
        </table:table-row>
        <table:table-row table:style-name="ro1">
          <table:table-cell office:value-type="float" office:value="1.00606015725006">
            <text:p>1.0060601573</text:p>
          </table:table-cell>
          <table:table-cell office:value-type="float" office:value="0.744811913965431">
            <text:p>0.744811914</text:p>
          </table:table-cell>
          <table:table-cell office:value-type="float" office:value="0.718192857637145">
            <text:p>0.7181928576</text:p>
          </table:table-cell>
          <table:table-cell office:value-type="float" office:value="0.921049863559802">
            <text:p>0.9210498636</text:p>
          </table:table-cell>
          <table:table-cell office:value-type="float" office:value="0.967095953395422">
            <text:p>0.9670959534</text:p>
          </table:table-cell>
          <table:table-cell office:value-type="float" office:value="0.963816007042188">
            <text:p>0.963816007</text:p>
          </table:table-cell>
          <table:table-cell office:value-type="float" office:value="0.808574591160789">
            <text:p>0.8085745912</text:p>
          </table:table-cell>
          <table:table-cell office:value-type="float" office:value="0.934528947599982">
            <text:p>0.9345289476</text:p>
          </table:table-cell>
          <table:table-cell office:value-type="float" office:value="0.71329614857976">
            <text:p>0.7132961486</text:p>
          </table:table-cell>
          <table:table-cell office:value-type="float" office:value="0.71916779876096">
            <text:p>0.7191677988</text:p>
          </table:table-cell>
        </table:table-row>
        <table:table-row table:style-name="ro1">
          <table:table-cell office:value-type="float" office:value="0.813586636307539">
            <text:p>0.8135866363</text:p>
          </table:table-cell>
          <table:table-cell office:value-type="float" office:value="0.955814265777429">
            <text:p>0.9558142658</text:p>
          </table:table-cell>
          <table:table-cell office:value-type="float" office:value="0.967169709605198">
            <text:p>0.9671697096</text:p>
          </table:table-cell>
          <table:table-cell office:value-type="float" office:value="0.712387686691603">
            <text:p>0.7123876867</text:p>
          </table:table-cell>
          <table:table-cell office:value-type="float" office:value="0.937152428268621">
            <text:p>0.9371524283</text:p>
          </table:table-cell>
          <table:table-cell office:value-type="float" office:value="0.931106344687144">
            <text:p>0.9311063447</text:p>
          </table:table-cell>
          <table:table-cell office:value-type="float" office:value="0.882252066955418">
            <text:p>0.882252067</text:p>
          </table:table-cell>
          <table:table-cell office:value-type="float" office:value="0.784135137612516">
            <text:p>0.7841351376</text:p>
          </table:table-cell>
          <table:table-cell office:value-type="float" office:value="0.979564539124802">
            <text:p>0.9795645391</text:p>
          </table:table-cell>
          <table:table-cell office:value-type="float" office:value="0.7477011106267">
            <text:p>0.7477011106</text:p>
          </table:table-cell>
        </table:table-row>
        <table:table-row table:style-name="ro1">
          <table:table-cell office:value-type="float" office:value="0.833241038168555">
            <text:p>0.8332410382</text:p>
          </table:table-cell>
          <table:table-cell office:value-type="float" office:value="1.02908749763545">
            <text:p>1.0290874976</text:p>
          </table:table-cell>
          <table:table-cell office:value-type="float" office:value="1.01933676201223">
            <text:p>1.019336762</text:p>
          </table:table-cell>
          <table:table-cell office:value-type="float" office:value="0.872939048375541">
            <text:p>0.8729390484</text:p>
          </table:table-cell>
          <table:table-cell office:value-type="float" office:value="1.02003471348294">
            <text:p>1.0200347135</text:p>
          </table:table-cell>
          <table:table-cell office:value-type="float" office:value="0.931345501385329">
            <text:p>0.9313455014</text:p>
          </table:table-cell>
          <table:table-cell office:value-type="float" office:value="1.0582686698531">
            <text:p>1.0582686699</text:p>
          </table:table-cell>
          <table:table-cell office:value-type="float" office:value="0.857177174655631">
            <text:p>0.8571771747</text:p>
          </table:table-cell>
          <table:table-cell office:value-type="float" office:value="1.15125613440957">
            <text:p>1.1512561344</text:p>
          </table:table-cell>
          <table:table-cell office:value-type="float" office:value="0.936062103683462">
            <text:p>0.9360621037</text:p>
          </table:table-cell>
        </table:table-row>
        <table:table-row table:style-name="ro1">
          <table:table-cell office:value-type="float" office:value="1.06347240850095">
            <text:p>1.0634724085</text:p>
          </table:table-cell>
          <table:table-cell office:value-type="float" office:value="1.10262867977766">
            <text:p>1.1026286798</text:p>
          </table:table-cell>
          <table:table-cell office:value-type="float" office:value="0.887245609874779">
            <text:p>0.8872456099</text:p>
          </table:table-cell>
          <table:table-cell office:value-type="float" office:value="1.07840668253756">
            <text:p>1.0784066825</text:p>
          </table:table-cell>
          <table:table-cell office:value-type="float" office:value="0.840226635147234">
            <text:p>0.8402266351</text:p>
          </table:table-cell>
          <table:table-cell office:value-type="float" office:value="0.866133872806151">
            <text:p>0.8661338728</text:p>
          </table:table-cell>
          <table:table-cell office:value-type="float" office:value="1.07844350227754">
            <text:p>1.0784435023</text:p>
          </table:table-cell>
          <table:table-cell office:value-type="float" office:value="0.929257728797737">
            <text:p>0.9292577288</text:p>
          </table:table-cell>
          <table:table-cell office:value-type="float" office:value="0.873711236673562">
            <text:p>0.8737112367</text:p>
          </table:table-cell>
          <table:table-cell office:value-type="float" office:value="1.07823851040675">
            <text:p>1.0782385104</text:p>
          </table:table-cell>
        </table:table-row>
        <table:table-row table:style-name="ro1">
          <table:table-cell office:value-type="float" office:value="0.682675594286517">
            <text:p>0.6826755943</text:p>
          </table:table-cell>
          <table:table-cell office:value-type="float" office:value="0.754506491140655">
            <text:p>0.7545064911</text:p>
          </table:table-cell>
          <table:table-cell office:value-type="float" office:value="0.832840777156214">
            <text:p>0.8328407772</text:p>
          </table:table-cell>
          <table:table-cell office:value-type="float" office:value="0.788974901856719">
            <text:p>0.7889749019</text:p>
          </table:table-cell>
          <table:table-cell office:value-type="float" office:value="0.864211146941677">
            <text:p>0.8642111469</text:p>
          </table:table-cell>
          <table:table-cell office:value-type="float" office:value="0.808926323660998">
            <text:p>0.8089263237</text:p>
          </table:table-cell>
          <table:table-cell office:value-type="float" office:value="0.702387125272649">
            <text:p>0.7023871253</text:p>
          </table:table-cell>
          <table:table-cell office:value-type="float" office:value="0.773857525606089">
            <text:p>0.7738575256</text:p>
          </table:table-cell>
          <table:table-cell office:value-type="float" office:value="0.662879208549315">
            <text:p>0.6628792085</text:p>
          </table:table-cell>
          <table:table-cell office:value-type="float" office:value="0.81052511247323">
            <text:p>0.8105251125</text:p>
          </table:table-cell>
        </table:table-row>
        <table:table-row table:style-name="ro1">
          <table:table-cell office:value-type="float" office:value="0.909802588616511">
            <text:p>0.9098025886</text:p>
          </table:table-cell>
          <table:table-cell office:value-type="float" office:value="0.986331657131993">
            <text:p>0.9863316571</text:p>
          </table:table-cell>
          <table:table-cell office:value-type="float" office:value="0.940537220986348">
            <text:p>0.940537221</text:p>
          </table:table-cell>
          <table:table-cell office:value-type="float" office:value="0.715546458677158">
            <text:p>0.7155464587</text:p>
          </table:table-cell>
          <table:table-cell office:value-type="float" office:value="0.80266466640852">
            <text:p>0.8026646664</text:p>
          </table:table-cell>
          <table:table-cell office:value-type="float" office:value="0.97975632448373">
            <text:p>0.9797563245</text:p>
          </table:table-cell>
          <table:table-cell office:value-type="float" office:value="0.986461689299846">
            <text:p>0.9864616893</text:p>
          </table:table-cell>
          <table:table-cell office:value-type="float" office:value="0.748188094555758">
            <text:p>0.7481880946</text:p>
          </table:table-cell>
          <table:table-cell office:value-type="float" office:value="0.718346911901751">
            <text:p>0.7183469119</text:p>
          </table:table-cell>
          <table:table-cell office:value-type="float" office:value="0.803726535547719">
            <text:p>0.8037265355</text:p>
          </table:table-cell>
        </table:table-row>
        <table:table-row table:style-name="ro1">
          <table:table-cell office:value-type="float" office:value="0.864444159412355">
            <text:p>0.8644441594</text:p>
          </table:table-cell>
          <table:table-cell office:value-type="float" office:value="0.842820121723358">
            <text:p>0.8428201217</text:p>
          </table:table-cell>
          <table:table-cell office:value-type="float" office:value="1.06151095553108">
            <text:p>1.0615109555</text:p>
          </table:table-cell>
          <table:table-cell office:value-type="float" office:value="1.05669812923301">
            <text:p>1.0566981292</text:p>
          </table:table-cell>
          <table:table-cell office:value-type="float" office:value="0.90649288110193">
            <text:p>0.9064928811</text:p>
          </table:table-cell>
          <table:table-cell office:value-type="float" office:value="0.839166221385203">
            <text:p>0.8391662214</text:p>
          </table:table-cell>
          <table:table-cell office:value-type="float" office:value="0.914692696609482">
            <text:p>0.9146926966</text:p>
          </table:table-cell>
          <table:table-cell office:value-type="float" office:value="0.892120106987347">
            <text:p>0.892120107</text:p>
          </table:table-cell>
          <table:table-cell office:value-type="float" office:value="1.00866869279569">
            <text:p>1.0086686928</text:p>
          </table:table-cell>
          <table:table-cell office:value-type="float" office:value="0.780570443945594">
            <text:p>0.7805704439</text:p>
          </table:table-cell>
        </table:table-row>
        <table:table-row table:style-name="ro1">
          <table:table-cell office:value-type="float" office:value="1.08812300262557">
            <text:p>1.0881230026</text:p>
          </table:table-cell>
          <table:table-cell office:value-type="float" office:value="0.934088428329815">
            <text:p>0.9340884283</text:p>
          </table:table-cell>
          <table:table-cell office:value-type="float" office:value="0.989498236133736">
            <text:p>0.9894982361</text:p>
          </table:table-cell>
          <table:table-cell office:value-type="float" office:value="0.941020145868201">
            <text:p>0.9410201459</text:p>
          </table:table-cell>
          <table:table-cell office:value-type="float" office:value="0.880594392044555">
            <text:p>0.880594392</text:p>
          </table:table-cell>
          <table:table-cell office:value-type="float" office:value="0.880948698032637">
            <text:p>0.880948698</text:p>
          </table:table-cell>
          <table:table-cell office:value-type="float" office:value="1.00408283079757">
            <text:p>1.0040828308</text:p>
          </table:table-cell>
          <table:table-cell office:value-type="float" office:value="0.959078614744035">
            <text:p>0.9590786147</text:p>
          </table:table-cell>
          <table:table-cell office:value-type="float" office:value="0.89206387815849">
            <text:p>0.8920638782</text:p>
          </table:table-cell>
          <table:table-cell office:value-type="float" office:value="1.10542032675454">
            <text:p>1.1054203268</text:p>
          </table:table-cell>
        </table:table-row>
        <table:table-row table:style-name="ro1">
          <table:table-cell office:value-type="float" office:value="0.95848910658748">
            <text:p>0.9584891066</text:p>
          </table:table-cell>
          <table:table-cell office:value-type="float" office:value="0.710703724063508">
            <text:p>0.7107037241</text:p>
          </table:table-cell>
          <table:table-cell office:value-type="float" office:value="0.784235320212134">
            <text:p>0.7842353202</text:p>
          </table:table-cell>
          <table:table-cell office:value-type="float" office:value="0.763895146131073">
            <text:p>0.7638951461</text:p>
          </table:table-cell>
          <table:table-cell office:value-type="float" office:value="0.754769112342139">
            <text:p>0.7547691123</text:p>
          </table:table-cell>
          <table:table-cell office:value-type="float" office:value="0.827799130648691">
            <text:p>0.8277991306</text:p>
          </table:table-cell>
          <table:table-cell office:value-type="float" office:value="0.783585491244212">
            <text:p>0.7835854912</text:p>
          </table:table-cell>
          <table:table-cell office:value-type="float" office:value="0.9061698026235">
            <text:p>0.9061698026</text:p>
          </table:table-cell>
          <table:table-cell office:value-type="float" office:value="0.839610838508612">
            <text:p>0.8396108385</text:p>
          </table:table-cell>
          <table:table-cell office:value-type="float" office:value="0.816007895591551">
            <text:p>0.8160078956</text:p>
          </table:table-cell>
        </table:table-row>
        <table:table-row table:style-name="ro1">
          <table:table-cell office:value-type="float" office:value="0.813534551785951">
            <text:p>0.8135345518</text:p>
          </table:table-cell>
          <table:table-cell office:value-type="float" office:value="0.954978856236289">
            <text:p>0.9549788562</text:p>
          </table:table-cell>
          <table:table-cell office:value-type="float" office:value="1.13680454530007">
            <text:p>1.1368045453</text:p>
          </table:table-cell>
          <table:table-cell office:value-type="float" office:value="0.8607065830584">
            <text:p>0.8607065831</text:p>
          </table:table-cell>
          <table:table-cell office:value-type="float" office:value="0.980341003231336">
            <text:p>0.9803410032</text:p>
          </table:table-cell>
          <table:table-cell office:value-type="float" office:value="0.82462821438164">
            <text:p>0.8246282144</text:p>
          </table:table-cell>
          <table:table-cell office:value-type="float" office:value="0.917976775533972">
            <text:p>0.9179767755</text:p>
          </table:table-cell>
          <table:table-cell office:value-type="float" office:value="0.87412322741626">
            <text:p>0.8741232274</text:p>
          </table:table-cell>
          <table:table-cell office:value-type="float" office:value="0.836121688037411">
            <text:p>0.836121688</text:p>
          </table:table-cell>
          <table:table-cell office:value-type="float" office:value="0.979857535286887">
            <text:p>0.9798575353</text:p>
          </table:table-cell>
        </table:table-row>
        <table:table-row table:style-name="ro1">
          <table:table-cell office:value-type="float" office:value="0.891824920037281">
            <text:p>0.89182492</text:p>
          </table:table-cell>
          <table:table-cell office:value-type="float" office:value="0.826833665988018">
            <text:p>0.826833666</text:p>
          </table:table-cell>
          <table:table-cell office:value-type="float" office:value="0.931193699112437">
            <text:p>0.9311936991</text:p>
          </table:table-cell>
          <table:table-cell office:value-type="float" office:value="0.96998959112433">
            <text:p>0.9699895911</text:p>
          </table:table-cell>
          <table:table-cell office:value-type="float" office:value="0.761450485260081">
            <text:p>0.7614504853</text:p>
          </table:table-cell>
          <table:table-cell office:value-type="float" office:value="0.937998545672456">
            <text:p>0.9379985457</text:p>
          </table:table-cell>
          <table:table-cell office:value-type="float" office:value="0.889269719556117">
            <text:p>0.8892697196</text:p>
          </table:table-cell>
          <table:table-cell office:value-type="float" office:value="0.934506185548397">
            <text:p>0.9345061855</text:p>
          </table:table-cell>
          <table:table-cell office:value-type="float" office:value="1.06203721015512">
            <text:p>1.0620372102</text:p>
          </table:table-cell>
          <table:table-cell office:value-type="float" office:value="0.832884675530263">
            <text:p>0.832884675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];[.A400])" office:value-type="float" office:value="0.663227341850628">
            <text:p>0.6632273419</text:p>
          </table:table-cell>
          <table:table-cell table:formula="of:=AVERAGE([.B1];[.B400])" office:value-type="float" office:value="0.650926957050308">
            <text:p>0.6509269571</text:p>
          </table:table-cell>
          <table:table-cell table:formula="of:=AVERAGE([.C1];[.C400])" office:value-type="float" office:value="0.757221613989243">
            <text:p>0.757221614</text:p>
          </table:table-cell>
          <table:table-cell table:formula="of:=AVERAGE([.D1];[.D400])" office:value-type="float" office:value="0.722796444102876">
            <text:p>0.7227964441</text:p>
          </table:table-cell>
          <table:table-cell table:formula="of:=AVERAGE([.E1];[.E400])" office:value-type="float" office:value="0.651138692393168">
            <text:p>0.6511386924</text:p>
          </table:table-cell>
          <table:table-cell table:formula="of:=AVERAGE([.F1];[.F400])" office:value-type="float" office:value="0.698212642542294">
            <text:p>0.6982126425</text:p>
          </table:table-cell>
          <table:table-cell table:formula="of:=AVERAGE([.G1];[.G400])" office:value-type="float" office:value="0.705554885028626">
            <text:p>0.705554885</text:p>
          </table:table-cell>
          <table:table-cell table:formula="of:=AVERAGE([.H1];[.H400])" office:value-type="float" office:value="0.678855422516454">
            <text:p>0.6788554225</text:p>
          </table:table-cell>
          <table:table-cell table:formula="of:=AVERAGE([.I1];[.I400])" office:value-type="float" office:value="0.766860511354117">
            <text:p>0.7668605114</text:p>
          </table:table-cell>
          <table:table-cell table:formula="of:=AVERAGE([.J1];[.J400])" office:value-type="float" office:value="0.774900357414548">
            <text:p>0.7749003574</text:p>
          </table:table-cell>
        </table:table-row>
        <table:table-row table:style-name="ro1">
          <table:table-cell table:formula="of:=AVERAGE([.A401];[.A500])" office:value-type="float" office:value="0.864046135954048">
            <text:p>0.864046136</text:p>
          </table:table-cell>
          <table:table-cell table:formula="of:=AVERAGE([.B401];[.B500])" office:value-type="float" office:value="0.834976371516179">
            <text:p>0.8349763715</text:p>
          </table:table-cell>
          <table:table-cell table:formula="of:=AVERAGE([.C401];[.C500])" office:value-type="float" office:value="0.813495758201107">
            <text:p>0.8134957582</text:p>
          </table:table-cell>
          <table:table-cell table:formula="of:=AVERAGE([.D401];[.D500])" office:value-type="float" office:value="0.919378536573197">
            <text:p>0.9193785366</text:p>
          </table:table-cell>
          <table:table-cell table:formula="of:=AVERAGE([.E401];[.E500])" office:value-type="float" office:value="0.767920844656984">
            <text:p>0.7679208447</text:p>
          </table:table-cell>
          <table:table-cell table:formula="of:=AVERAGE([.F401];[.F500])" office:value-type="float" office:value="0.914939637457576">
            <text:p>0.9149396375</text:p>
          </table:table-cell>
          <table:table-cell table:formula="of:=AVERAGE([.G401];[.G500])" office:value-type="float" office:value="0.841528706221555">
            <text:p>0.8415287062</text:p>
          </table:table-cell>
          <table:table-cell table:formula="of:=AVERAGE([.H401];[.H500])" office:value-type="float" office:value="0.892831610231074">
            <text:p>0.8928316102</text:p>
          </table:table-cell>
          <table:table-cell table:formula="of:=AVERAGE([.I401];[.I500])" office:value-type="float" office:value="0.898714167493088">
            <text:p>0.8987141675</text:p>
          </table:table-cell>
          <table:table-cell table:formula="of:=AVERAGE([.J401];[.J500])" office:value-type="float" office:value="0.823158307463295">
            <text:p>0.823158307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formula="of:=AVERAGE([.A1];[.J400])" office:value-type="float" office:value="0.774900357414548">
            <text:p>0.7749003574</text:p>
          </table:table-cell>
          <table:table-cell table:number-columns-repeated="8"/>
        </table:table-row>
        <table:table-row table:style-name="ro1">
          <table:table-cell/>
          <table:table-cell table:formula="of:=AVERAGE([.A401];[.J500])" office:value-type="float" office:value="0.834576013700539">
            <text:p>0.8345760137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2017/06/08</text:date>, <text:time>00:09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0:09:06</dc:date>
    <dc:creator>Miyamoto Chihiro</dc:creator>
    <meta:generator>OpenOffice/4.1.2$Unix OpenOffice.org_project/412m3$Build-9782</meta:generator>
    <meta:editing-duration>PT5H7M45S</meta:editing-duration>
    <meta:editing-cycles>1</meta:editing-cycles>
    <meta:document-statistic meta:table-count="1" meta:cell-count="5022" meta:object-count="0"/>
  </office:meta>
</office:document-meta>
</file>